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7.53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7.79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46cm"/>
    </style:style>
    <style:style style:name="co11" style:family="table-column">
      <style:table-column-properties fo:break-before="auto" style:column-width="3.754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7.137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0.572cm"/>
    </style:style>
    <style:style style:name="co16" style:family="table-column">
      <style:table-column-properties fo:break-before="auto" style:column-width="2.062cm"/>
    </style:style>
    <style:style style:name="co1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22.2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8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99" style:family="table-cell" style:parent-style-name="Default">
      <style:table-cell-properties fo:border-bottom="none" fo:border-left="0.06pt solid #000000" fo:border-right="0.06pt solid #000000" fo:border-top="none"/>
    </style:style>
    <style:style style:name="ce300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30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37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order-left="none" fo:border-right="0.06pt solid #000000" fo:border-top="none"/>
    </style:style>
    <style:style style:name="ce32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fo:border-bottom="none" fo:border-left="none" fo:border-right="none" fo:border-top="0.06pt solid #000000"/>
    </style:style>
    <style:style style:name="ce33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5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2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/>
    <style:style style:name="ce405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rotation-align="none"/>
    </style:style>
    <style:style style:name="ce1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 style:data-style-name="N4">
      <style:table-cell-properties style:rotation-align="none"/>
    </style:style>
    <style:style style:name="ce15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404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89" office:value-type="string" calcext:value-type="string">
            <text:p>AUDITORIA DE CUENTAS POR PAGAR</text:p>
          </table:table-cell>
          <table:table-cell table:style-name="ce311" table:number-columns-repeated="11"/>
          <table:table-cell table:style-name="ce405"/>
          <table:table-cell table:style-name="ce419"/>
          <table:table-cell table:style-name="ce429" table:number-columns-repeated="1010"/>
        </table:table-row>
        <table:table-row table:style-name="ro1">
          <table:table-cell table:style-name="ce290" table:number-columns-repeated="12"/>
          <table:table-cell table:style-name="ce406"/>
          <table:table-cell table:style-name="ce420" table:number-columns-repeated="1011"/>
        </table:table-row>
        <table:table-row table:style-name="ro1">
          <table:table-cell table:style-name="ce291" office:value-type="string" calcext:value-type="string">
            <text:p>Cliente:</text:p>
          </table:table-cell>
          <table:table-cell table:style-name="ce312" office:value-type="string" calcext:value-type="string">
            <text:p>TELSOTERRA S.A.</text:p>
          </table:table-cell>
          <table:table-cell table:style-name="ce337" table:number-columns-repeated="7"/>
          <table:table-cell table:style-name="ce383" office:value-type="string" calcext:value-type="string">
            <text:p>P/T:</text:p>
          </table:table-cell>
          <table:table-cell table:style-name="ce391"/>
          <table:table-cell table:style-name="ce398"/>
          <table:table-cell table:style-name="ce407" table:number-columns-spanned="2" table:number-rows-spanned="1"/>
          <table:covered-table-cell table:style-name="ce421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Sección:</text:p>
          </table:table-cell>
          <table:table-cell table:style-name="ce313" office:value-type="string" calcext:value-type="string">
            <text:p>Fase 2 – Ejecución</text:p>
          </table:table-cell>
          <table:table-cell table:style-name="ce338" table:number-columns-repeated="7"/>
          <table:table-cell table:style-name="ce384" office:value-type="string" calcext:value-type="string">
            <text:p>Preparado por:</text:p>
          </table:table-cell>
          <table:table-cell table:style-name="ce392"/>
          <table:table-cell table:style-name="ce399"/>
          <table:table-cell table:style-name="ce408" office:value-type="string" calcext:value-type="string" table:number-columns-spanned="2" table:number-rows-spanned="1">
            <text:p>Cesar Leon</text:p>
          </table:table-cell>
          <table:covered-table-cell table:style-name="ce422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Area:</text:p>
          </table:table-cell>
          <table:table-cell table:style-name="ce313" office:value-type="string" calcext:value-type="string">
            <text:p>Cuentas por Pagar</text:p>
          </table:table-cell>
          <table:table-cell table:style-name="ce338" table:number-columns-repeated="7"/>
          <table:table-cell table:style-name="ce384" office:value-type="string" calcext:value-type="string">
            <text:p>Fecha:</text:p>
          </table:table-cell>
          <table:table-cell table:style-name="ce392"/>
          <table:table-cell table:style-name="ce399"/>
          <table:table-cell table:style-name="ce409" office:value-type="date" office:date-value="2020-10-15" calcext:value-type="date" table:number-columns-spanned="2" table:number-rows-spanned="1">
            <text:p>15/10/20</text:p>
          </table:table-cell>
          <table:covered-table-cell table:style-name="ce423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Prueba:</text:p>
          </table:table-cell>
          <table:table-cell table:style-name="ce313" office:value-type="string" calcext:value-type="string">
            <text:p>Análisis variaciones de grupo contable</text:p>
          </table:table-cell>
          <table:table-cell table:style-name="ce338" table:number-columns-repeated="7"/>
          <table:table-cell table:style-name="ce384" office:value-type="string" calcext:value-type="string">
            <text:p>Revisado por:</text:p>
          </table:table-cell>
          <table:table-cell table:style-name="ce392"/>
          <table:table-cell table:style-name="ce399"/>
          <table:table-cell table:style-name="ce408" office:value-type="string" calcext:value-type="string" table:number-columns-spanned="2" table:number-rows-spanned="1">
            <text:p>Carlos Almeida</text:p>
          </table:table-cell>
          <table:covered-table-cell table:style-name="ce422"/>
          <table:table-cell table:style-name="ce430" table:number-columns-repeated="1010"/>
        </table:table-row>
        <table:table-row table:style-name="ro1">
          <table:table-cell table:style-name="ce293" office:value-type="string" calcext:value-type="string">
            <text:p>Con corte al:</text:p>
          </table:table-cell>
          <table:table-cell table:style-name="ce314" office:value-type="string" calcext:value-type="string">
            <text:p>Al 31 de Octubre del 2020</text:p>
          </table:table-cell>
          <table:table-cell table:style-name="ce339" table:number-columns-repeated="7"/>
          <table:table-cell table:style-name="ce385" office:value-type="string" calcext:value-type="string">
            <text:p>Fecha:</text:p>
          </table:table-cell>
          <table:table-cell table:style-name="ce393"/>
          <table:table-cell table:style-name="ce400"/>
          <table:table-cell table:style-name="ce410" table:number-columns-spanned="2" table:number-rows-spanned="1"/>
          <table:covered-table-cell table:style-name="ce424"/>
          <table:table-cell table:style-name="ce430" table:number-columns-repeated="1010"/>
        </table:table-row>
        <table:table-row table:style-name="ro1">
          <table:table-cell table:style-name="ce294" table:number-columns-repeated="12"/>
          <table:table-cell table:style-name="ce411"/>
          <table:table-cell table:style-name="ce294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27" office:value-type="string" calcext:value-type="string" table:number-columns-spanned="1" table:number-rows-spanned="2">
            <text:p>Cuenta</text:p>
          </table:table-cell>
          <table:table-cell table:style-name="ce340" office:value-type="string" calcext:value-type="string">
            <text:p>Saldos contables al</text:p>
          </table:table-cell>
          <table:table-cell table:style-name="ce73" office:value-type="string" calcext:value-type="string" table:number-columns-spanned="2" table:number-rows-spanned="1">
            <text:p>Ajustes y/o re-clasificaciones</text:p>
          </table:table-cell>
          <table:covered-table-cell table:style-name="ce73"/>
          <table:table-cell table:style-name="ce73" office:value-type="string" calcext:value-type="string">
            <text:p>Saldos auditados al</text:p>
          </table:table-cell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27" office:value-type="string" calcext:value-type="string" table:number-columns-spanned="1" table:number-rows-spanned="2">
            <text:p>Cuenta</text:p>
          </table:table-cell>
          <table:table-cell table:style-name="ce340" office:value-type="string" calcext:value-type="string">
            <text:p>Saldos auditados al</text:p>
          </table:table-cell>
          <table:table-cell table:style-name="ce96" office:value-type="string" office:string-value="Ref. PT" calcext:value-type="string" table:number-columns-spanned="1" table:number-rows-spanned="2">
            <text:p><text:s/>Ref. PT </text:p>
          </table:table-cell>
          <table:table-cell table:style-name="ce104" office:value-type="string" calcext:value-type="string" table:number-columns-spanned="1" table:number-rows-spanned="2">
            <text:p>Ref</text:p>
          </table:table-cell>
          <table:table-cell table:style-name="ce401" office:value-type="string" calcext:value-type="string" table:number-columns-spanned="2" table:number-rows-spanned="1">
            <text:p>Variaciones</text:p>
          </table:table-cell>
          <table:covered-table-cell table:style-name="ce412"/>
          <table:table-cell table:style-name="ce135" office:value-type="string" office:string-value="Obs." calcext:value-type="string" table:number-columns-spanned="1" table:number-rows-spanned="2">
            <text:p><text:s/>Obs. </text:p>
          </table:table-cell>
          <table:table-cell table:style-name="ce294" table:number-columns-repeated="50"/>
          <table:table-cell table:number-columns-repeated="960"/>
        </table:table-row>
        <table:table-row table:style-name="ro1">
          <table:covered-table-cell table:style-name="ce7"/>
          <table:covered-table-cell table:style-name="ce27"/>
          <table:table-cell table:style-name="ce341" office:value-type="date" office:date-value="2020-10-31" calcext:value-type="date">
            <text:p>31-oct-20</text:p>
          </table:table-cell>
          <table:table-cell table:style-name="ce341" office:value-type="string" calcext:value-type="string">
            <text:p>Débitos</text:p>
          </table:table-cell>
          <table:table-cell table:style-name="ce341" office:value-type="string" calcext:value-type="string">
            <text:p>Créditos</text:p>
          </table:table-cell>
          <table:table-cell table:style-name="ce341" office:value-type="date" office:date-value="2020-12-31" calcext:value-type="date">
            <text:p>31-dic-20</text:p>
          </table:table-cell>
          <table:covered-table-cell table:style-name="ce7"/>
          <table:covered-table-cell table:style-name="ce27"/>
          <table:table-cell table:style-name="ce341" office:value-type="date" office:date-value="2019-12-31" calcext:value-type="date">
            <text:p>31-dic-19</text:p>
          </table:table-cell>
          <table:covered-table-cell table:style-name="ce96"/>
          <table:covered-table-cell table:style-name="ce104"/>
          <table:table-cell table:style-name="ce402" office:value-type="string" calcext:value-type="string">
            <text:p>Valor</text:p>
          </table:table-cell>
          <table:table-cell table:style-name="ce413" office:value-type="string" calcext:value-type="string">
            <text:p>%</text:p>
          </table:table-cell>
          <table:covered-table-cell table:style-name="ce135"/>
          <table:table-cell table:style-name="ce294" table:number-columns-repeated="50"/>
          <table:table-cell table:number-columns-repeated="960"/>
        </table:table-row>
        <table:table-row table:style-name="ro1">
          <table:table-cell table:style-name="ce296"/>
          <table:table-cell table:style-name="ce316"/>
          <table:table-cell table:style-name="ce342"/>
          <table:table-cell table:style-name="ce360"/>
          <table:table-cell table:style-name="ce374"/>
          <table:table-cell table:style-name="ce377" table:formula="of:=[.C14]-[.D14]+[.E14]" office:value-type="float" office:value="0" calcext:value-type="float">
            <text:p><text:s/>- </text:p>
          </table:table-cell>
          <table:table-cell table:style-name="ce377"/>
          <table:table-cell table:style-name="ce342"/>
          <table:table-cell table:style-name="ce382"/>
          <table:table-cell table:style-name="ce387"/>
          <table:table-cell table:style-name="ce395"/>
          <table:table-cell table:style-name="ce342" office:value-type="float" office:value="0" calcext:value-type="float">
            <text:p><text:s/>- </text:p>
          </table:table-cell>
          <table:table-cell table:style-name="ce414" table:formula="of:=[.L14]/[.$L$30]" office:value-type="percentage" office:value="0" calcext:value-type="percentage">
            <text:p>0.00 %</text:p>
          </table:table-cell>
          <table:table-cell table:style-name="ce426"/>
          <table:table-cell table:style-name="ce430" table:number-columns-repeated="1010"/>
        </table:table-row>
        <table:table-row table:style-name="ro1">
          <table:table-cell table:style-name="ce297"/>
          <table:table-cell table:style-name="ce317" office:value-type="string" office:string-value="Cuentas por Pagar Comerciales:" calcext:value-type="string">
            <text:p><text:s/>Cuentas por Pagar Comerciales: </text:p>
          </table:table-cell>
          <table:table-cell table:style-name="ce318"/>
          <table:table-cell table:style-name="ce361"/>
          <table:table-cell table:style-name="ce375"/>
          <table:table-cell table:style-name="ce377" table:formula="of:=[.C15]-[.D15]+[.E15]" office:value-type="float" office:value="0" calcext:value-type="float">
            <text:p><text:s/>- </text:p>
          </table:table-cell>
          <table:table-cell table:style-name="ce297"/>
          <table:table-cell table:style-name="ce317" office:value-type="string" office:string-value="Cuentas por Pagar Comerciales:" calcext:value-type="string">
            <text:p><text:s/>Cuentas por Pagar Comerciales: </text:p>
          </table:table-cell>
          <table:table-cell table:style-name="ce343"/>
          <table:table-cell table:style-name="ce388"/>
          <table:table-cell table:style-name="ce396"/>
          <table:table-cell table:style-name="ce342" office:value-type="float" office:value="0" calcext:value-type="float">
            <text:p><text:s/>- </text:p>
          </table:table-cell>
          <table:table-cell table:style-name="ce414" table:formula="of:=[.L15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3-01-001</text:p>
          </table:table-cell>
          <table:table-cell table:style-name="ce318" office:value-type="string" office:string-value="Proveedores Locales" calcext:value-type="string">
            <text:p><text:s/>Proveedores Locales </text:p>
          </table:table-cell>
          <table:table-cell table:style-name="ce343" office:value-type="float" office:value="507080.34" calcext:value-type="float">
            <text:p><text:s/>507,080 </text:p>
          </table:table-cell>
          <table:table-cell table:style-name="ce361"/>
          <table:table-cell table:style-name="ce375"/>
          <table:table-cell table:style-name="ce377" table:formula="of:=[.C16]-[.D16]+[.E16]" office:value-type="float" office:value="507080.34" calcext:value-type="float">
            <text:p><text:s/>507,080 </text:p>
          </table:table-cell>
          <table:table-cell table:style-name="ce298" office:value-type="string" calcext:value-type="string">
            <text:p>2-1-1-03-01-001</text:p>
          </table:table-cell>
          <table:table-cell table:style-name="ce318" office:value-type="string" office:string-value="Proveedores Locales" calcext:value-type="string">
            <text:p><text:s/>Proveedores Locales </text:p>
          </table:table-cell>
          <table:table-cell table:style-name="ce343" office:value-type="float" office:value="11700.6" calcext:value-type="float">
            <text:p><text:s/>11,701 </text:p>
          </table:table-cell>
          <table:table-cell table:style-name="ce388"/>
          <table:table-cell table:style-name="ce396"/>
          <table:table-cell table:style-name="ce342" table:formula="of:=[.F16]-[.I16]" office:value-type="float" office:value="495379.74" calcext:value-type="float">
            <text:p><text:s/>495,380 </text:p>
          </table:table-cell>
          <table:table-cell table:style-name="ce414" table:formula="of:=[.L16]/[.$L$30]" office:value-type="percentage" office:value="0.327297949718226" calcext:value-type="percentage">
            <text:p>32.73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9-01-001</text:p>
          </table:table-cell>
          <table:table-cell table:style-name="ce319" office:value-type="string" office:string-value="Anticipo de Clientes" calcext:value-type="string">
            <text:p><text:s/>Anticipo de Clientes </text:p>
          </table:table-cell>
          <table:table-cell table:style-name="ce343" office:value-type="float" office:value="65608.05" calcext:value-type="float">
            <text:p><text:s/>65,608 </text:p>
          </table:table-cell>
          <table:table-cell table:style-name="ce361"/>
          <table:table-cell table:style-name="ce375"/>
          <table:table-cell table:style-name="ce377" table:formula="of:=[.C17]-[.D17]+[.E17]" office:value-type="float" office:value="65608.05" calcext:value-type="float">
            <text:p><text:s/>65,608 </text:p>
          </table:table-cell>
          <table:table-cell table:style-name="ce298" office:value-type="string" calcext:value-type="string">
            <text:p>2-1-1-09-01-001</text:p>
          </table:table-cell>
          <table:table-cell table:style-name="ce319" office:value-type="string" office:string-value="Anticipo de Clientes" calcext:value-type="string">
            <text:p><text:s/>Anticipo de Clientes </text:p>
          </table:table-cell>
          <table:table-cell table:style-name="ce343" office:value-type="float" office:value="65608" calcext:value-type="float">
            <text:p><text:s/>65,608 </text:p>
          </table:table-cell>
          <table:table-cell table:style-name="ce388"/>
          <table:table-cell table:style-name="ce396"/>
          <table:table-cell table:style-name="ce342" table:formula="of:=[.F17]-[.I17]" office:value-type="float" office:value="0.0500000000029104" calcext:value-type="float">
            <text:p><text:s/>0 </text:p>
          </table:table-cell>
          <table:table-cell table:style-name="ce414" table:formula="of:=[.L17]/[.$L$30]" office:value-type="percentage" office:value="0.0000000330350560700441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5-01-001</text:p>
          </table:table-cell>
          <table:table-cell table:style-name="ce319" office:value-type="string" office:string-value="Alimentación por Pagar" calcext:value-type="string">
            <text:p><text:s/>Alimentación por Pagar </text:p>
          </table:table-cell>
          <table:table-cell table:style-name="ce343" office:value-type="float" office:value="0" calcext:value-type="float">
            <text:p><text:s/>- </text:p>
          </table:table-cell>
          <table:table-cell table:style-name="ce362" table:number-columns-repeated="2"/>
          <table:table-cell table:style-name="ce377" table:formula="of:=[.C18]-[.D18]+[.E18]" office:value-type="float" office:value="0" calcext:value-type="float">
            <text:p><text:s/>- </text:p>
          </table:table-cell>
          <table:table-cell table:style-name="ce298" office:value-type="string" calcext:value-type="string">
            <text:p>2-1-1-05-01-001</text:p>
          </table:table-cell>
          <table:table-cell table:style-name="ce319" office:value-type="string" office:string-value="Alimentacion por Pagar" calcext:value-type="string">
            <text:p><text:s/>Alimentacion por Pagar </text:p>
          </table:table-cell>
          <table:table-cell table:style-name="ce343" office:value-type="float" office:value="137.5" calcext:value-type="float">
            <text:p><text:s/>138 </text:p>
          </table:table-cell>
          <table:table-cell table:style-name="ce388"/>
          <table:table-cell table:style-name="ce396"/>
          <table:table-cell table:style-name="ce342" table:formula="of:=[.F18]-[.I18]" office:value-type="float" office:value="-137.5" calcext:value-type="float">
            <text:p><text:s/>(138)</text:p>
          </table:table-cell>
          <table:table-cell table:style-name="ce414" table:formula="of:=[.L18]/[.$L$30]" office:value-type="percentage" office:value="-0.0000908464041873334" calcext:value-type="percentage">
            <text:p>-0.01 %</text:p>
          </table:table-cell>
          <table:table-cell table:style-name="ce427"/>
          <table:table-cell table:style-name="ce432" table:number-columns-repeated="1010"/>
        </table:table-row>
        <table:table-row table:style-name="ro1">
          <table:table-cell table:style-name="ce299"/>
          <table:table-cell table:style-name="ce320"/>
          <table:table-cell table:style-name="ce343"/>
          <table:table-cell table:style-name="ce363"/>
          <table:table-cell table:style-name="ce376"/>
          <table:table-cell table:style-name="ce374" table:formula="of:=[.C19]-[.D19]+[.E19]" office:value-type="float" office:value="0" calcext:value-type="float">
            <text:p><text:s/>- </text:p>
          </table:table-cell>
          <table:table-cell table:style-name="ce299"/>
          <table:table-cell table:style-name="ce320"/>
          <table:table-cell table:style-name="ce343"/>
          <table:table-cell table:style-name="ce388"/>
          <table:table-cell table:style-name="ce396"/>
          <table:table-cell table:style-name="ce342" table:formula="of:=[.F19]-[.I19]" office:value-type="float" office:value="0" calcext:value-type="float">
            <text:p><text:s/>- </text:p>
          </table:table-cell>
          <table:table-cell table:style-name="ce414" table:formula="of:=[.L19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9"/>
          <table:table-cell table:style-name="ce321" office:value-type="string" calcext:value-type="string">
            <text:p>Cuentas por Pagar, Partes Relacionadas:</text:p>
          </table:table-cell>
          <table:table-cell table:style-name="ce343"/>
          <table:table-cell table:style-name="ce363"/>
          <table:table-cell table:style-name="ce343"/>
          <table:table-cell table:style-name="ce374" table:formula="of:=[.C20]-[.D20]+[.E20]" office:value-type="float" office:value="0" calcext:value-type="float">
            <text:p><text:s/>- </text:p>
          </table:table-cell>
          <table:table-cell table:style-name="ce299"/>
          <table:table-cell table:style-name="ce321" office:value-type="string" calcext:value-type="string">
            <text:p>Cuentas por Pagar, Partes Relacionadas:</text:p>
          </table:table-cell>
          <table:table-cell table:style-name="ce343"/>
          <table:table-cell table:style-name="ce388"/>
          <table:table-cell table:style-name="ce396"/>
          <table:table-cell table:style-name="ce342" table:formula="of:=[.F20]-[.I20]" office:value-type="float" office:value="0" calcext:value-type="float">
            <text:p><text:s/>- </text:p>
          </table:table-cell>
          <table:table-cell table:style-name="ce414" table:formula="of:=[.L20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5-02-001</text:p>
          </table:table-cell>
          <table:table-cell table:style-name="ce319" office:value-type="string" office:string-value="Tomislav Topic Granados" calcext:value-type="string">
            <text:p><text:s/>Tomislav Topic Granados </text:p>
          </table:table-cell>
          <table:table-cell table:style-name="ce344" office:value-type="float" office:value="2500" calcext:value-type="float">
            <text:p>2,500</text:p>
          </table:table-cell>
          <table:table-cell table:style-name="ce361"/>
          <table:table-cell table:style-name="ce343"/>
          <table:table-cell table:style-name="ce374" table:formula="of:=[.C21]-[.D21]+[.E21]" office:value-type="float" office:value="2500" calcext:value-type="float">
            <text:p><text:s/>2,500 </text:p>
          </table:table-cell>
          <table:table-cell table:style-name="ce298" office:value-type="string" calcext:value-type="string">
            <text:p>2-1-1-05-02-001</text:p>
          </table:table-cell>
          <table:table-cell table:style-name="ce319" office:value-type="string" office:string-value="Tomislav Topic Granados" calcext:value-type="string">
            <text:p><text:s/>Tomislav Topic Granados </text:p>
          </table:table-cell>
          <table:table-cell table:style-name="ce344" office:value-type="float" office:value="2500" calcext:value-type="float">
            <text:p>2,500</text:p>
          </table:table-cell>
          <table:table-cell table:style-name="ce388"/>
          <table:table-cell table:style-name="ce396"/>
          <table:table-cell table:style-name="ce342" table:formula="of:=[.F21]-[.I21]" office:value-type="float" office:value="0" calcext:value-type="float">
            <text:p><text:s/>- </text:p>
          </table:table-cell>
          <table:table-cell table:style-name="ce414" table:formula="of:=[.L21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0" office:value-type="string" calcext:value-type="string">
            <text:p>2-1-1-07-02-001</text:p>
          </table:table-cell>
          <table:table-cell table:style-name="ce322" office:value-type="string" office:string-value="Telconet S.A." calcext:value-type="string">
            <text:p><text:s/>Telconet S.A. </text:p>
          </table:table-cell>
          <table:table-cell table:style-name="ce345" office:value-type="float" office:value="1029213.97" calcext:value-type="float">
            <text:p>1,029,214 </text:p>
          </table:table-cell>
          <table:table-cell table:style-name="ce361"/>
          <table:table-cell table:style-name="ce343"/>
          <table:table-cell table:style-name="ce374" table:formula="of:=[.C22]-[.D22]+[.E22]" office:value-type="float" office:value="1029213.97" calcext:value-type="float">
            <text:p><text:s/>1,029,214 </text:p>
          </table:table-cell>
          <table:table-cell table:style-name="ce300" office:value-type="string" calcext:value-type="string">
            <text:p>2-1-1-07-02-001</text:p>
          </table:table-cell>
          <table:table-cell table:style-name="ce322" office:value-type="string" office:string-value="Telconet S.A." calcext:value-type="string">
            <text:p><text:s/>Telconet S.A. </text:p>
          </table:table-cell>
          <table:table-cell table:style-name="ce345" office:value-type="float" office:value="10913" calcext:value-type="float">
            <text:p>10,913 </text:p>
          </table:table-cell>
          <table:table-cell table:style-name="ce388"/>
          <table:table-cell table:style-name="ce396"/>
          <table:table-cell table:style-name="ce342" table:formula="of:=[.F22]-[.I22]" office:value-type="float" office:value="1018300.97" calcext:value-type="float">
            <text:p><text:s/>1,018,301 </text:p>
          </table:table-cell>
          <table:table-cell table:style-name="ce414" table:formula="of:=[.L22]/[.$L$30]" office:value-type="percentage" office:value="0.672792592763445" calcext:value-type="percentage">
            <text:p>67.28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0" office:value-type="string" calcext:value-type="string">
            <text:p>2-1-1-07-02-002</text:p>
          </table:table-cell>
          <table:table-cell table:style-name="ce323" office:value-type="string" calcext:value-type="string">
            <text:p>Servicios telcodata S.A.</text:p>
          </table:table-cell>
          <table:table-cell table:style-name="ce345" office:value-type="float" office:value="4870" calcext:value-type="float">
            <text:p>4,870 </text:p>
          </table:table-cell>
          <table:table-cell table:style-name="ce361"/>
          <table:table-cell table:style-name="ce343"/>
          <table:table-cell table:style-name="ce374" table:formula="of:=[.C23]-[.D23]+[.E23]" office:value-type="float" office:value="4870" calcext:value-type="float">
            <text:p><text:s/>4,870 </text:p>
          </table:table-cell>
          <table:table-cell table:style-name="ce300" office:value-type="string" calcext:value-type="string">
            <text:p>2-1-1-07-02-002</text:p>
          </table:table-cell>
          <table:table-cell table:style-name="ce323" office:value-type="string" calcext:value-type="string">
            <text:p>Servicios telcodata S.A.</text:p>
          </table:table-cell>
          <table:table-cell table:style-name="ce345" office:value-type="float" office:value="4870" calcext:value-type="float">
            <text:p>4,870 </text:p>
          </table:table-cell>
          <table:table-cell table:style-name="ce388"/>
          <table:table-cell table:style-name="ce396"/>
          <table:table-cell table:style-name="ce342" table:formula="of:=[.F23]-[.I23]" office:value-type="float" office:value="0" calcext:value-type="float">
            <text:p><text:s/>- </text:p>
          </table:table-cell>
          <table:table-cell table:style-name="ce414" table:formula="of:=[.L23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1" table:number-columns-repeated="2"/>
          <table:table-cell table:style-name="ce345"/>
          <table:table-cell table:style-name="ce361"/>
          <table:table-cell table:style-name="ce343"/>
          <table:table-cell table:style-name="ce374" table:formula="of:=[.C24]-[.D24]+[.E24]" office:value-type="float" office:value="0" calcext:value-type="float">
            <text:p><text:s/>- </text:p>
          </table:table-cell>
          <table:table-cell table:style-name="ce378"/>
          <table:table-cell table:style-name="ce381"/>
          <table:table-cell table:style-name="ce318"/>
          <table:table-cell table:style-name="ce389"/>
          <table:table-cell table:style-name="ce396"/>
          <table:table-cell table:style-name="ce342" table:formula="of:=[.F24]-[.I24]" office:value-type="float" office:value="0" calcext:value-type="float">
            <text:p><text:s/>- </text:p>
          </table:table-cell>
          <table:table-cell table:style-name="ce414" table:formula="of:=[.L24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14"/>
          <table:table-cell table:style-name="ce36" office:value-type="string" office:string-value="Documento por Pagar Locales" calcext:value-type="string">
            <text:p><text:s/>Documento por Pagar Locales </text:p>
          </table:table-cell>
          <table:table-cell table:style-name="ce346"/>
          <table:table-cell table:style-name="ce362" table:number-columns-repeated="2"/>
          <table:table-cell table:style-name="ce374" table:formula="of:=[.C25]-[.D25]+[.E25]" office:value-type="float" office:value="0" calcext:value-type="float">
            <text:p><text:s/>- </text:p>
          </table:table-cell>
          <table:table-cell table:style-name="ce14"/>
          <table:table-cell table:style-name="ce36" office:value-type="string" office:string-value="Documento por Pagar Locales" calcext:value-type="string">
            <text:p><text:s/>Documento por Pagar Locales </text:p>
          </table:table-cell>
          <table:table-cell table:style-name="ce362"/>
          <table:table-cell table:style-name="ce388"/>
          <table:table-cell table:style-name="ce396"/>
          <table:table-cell table:style-name="ce342" table:formula="of:=[.F25]-[.I25]" office:value-type="float" office:value="0" calcext:value-type="float">
            <text:p><text:s/>- </text:p>
          </table:table-cell>
          <table:table-cell table:style-name="ce414" table:formula="of:=[.L25]/[.$L$30]" office:value-type="percentage" office:value="0" calcext:value-type="percentage">
            <text:p>0.00 %</text:p>
          </table:table-cell>
          <table:table-cell table:style-name="ce427"/>
          <table:table-cell table:style-name="ce432" table:number-columns-repeated="1010"/>
        </table:table-row>
        <table:table-row table:style-name="ro1">
          <table:table-cell table:style-name="ce378" office:value-type="string" office:string-value="2-2-1-04-01-001" calcext:value-type="string">
            <text:p><text:s/>2-2-1-04-01-001 </text:p>
          </table:table-cell>
          <table:table-cell table:style-name="ce37" office:value-type="string" office:string-value="Sobre giro bancario" calcext:value-type="string">
            <text:p><text:s/>Sobre giro bancario </text:p>
          </table:table-cell>
          <table:table-cell table:style-name="ce60" office:value-type="float" office:value="1085.41" calcext:value-type="float">
            <text:p><text:s/>1,085 </text:p>
          </table:table-cell>
          <table:table-cell table:style-name="ce363"/>
          <table:table-cell table:style-name="ce343"/>
          <table:table-cell table:style-name="ce374" table:formula="of:=[.C26]-[.D26]+[.E26]" office:value-type="float" office:value="1085.41" calcext:value-type="float">
            <text:p><text:s/>1,085 </text:p>
          </table:table-cell>
          <table:table-cell table:style-name="ce378" office:value-type="string" office:string-value="2-2-1-04-01-001" calcext:value-type="string">
            <text:p><text:s/>2-2-1-04-01-001 </text:p>
          </table:table-cell>
          <table:table-cell table:style-name="ce37" office:value-type="string" office:string-value="Sobre giro bancario" calcext:value-type="string">
            <text:p><text:s/>Sobre giro bancario </text:p>
          </table:table-cell>
          <table:table-cell table:style-name="ce343" office:value-type="float" office:value="1085" calcext:value-type="float">
            <text:p><text:s/>1,085 </text:p>
          </table:table-cell>
          <table:table-cell table:style-name="ce389"/>
          <table:table-cell table:style-name="ce396"/>
          <table:table-cell table:style-name="ce342" table:formula="of:=[.F26]-[.I26]" office:value-type="float" office:value="0.410000000000082" calcext:value-type="float">
            <text:p><text:s/>0 </text:p>
          </table:table-cell>
          <table:table-cell table:style-name="ce414" table:formula="of:=[.L26]/[.$L$30]" office:value-type="percentage" office:value="0.000000270887459758648" calcext:value-type="percentage">
            <text:p>0.00 %</text:p>
          </table:table-cell>
          <table:table-cell table:style-name="ce427" office:value-type="string" calcext:value-type="string">
            <text:p>OBS. 1</text:p>
          </table:table-cell>
          <table:table-cell table:style-name="ce431" table:number-columns-repeated="1010"/>
        </table:table-row>
        <table:table-row table:style-name="ro1">
          <table:table-cell table:style-name="ce304"/>
          <table:table-cell table:style-name="ce325"/>
          <table:table-cell table:style-name="ce343"/>
          <table:table-cell table:style-name="ce361"/>
          <table:table-cell table:style-name="ce375" table:number-columns-repeated="2"/>
          <table:table-cell table:style-name="ce376"/>
          <table:table-cell table:style-name="ce343" table:number-columns-repeated="2"/>
          <table:table-cell table:style-name="ce389"/>
          <table:table-cell table:style-name="ce396"/>
          <table:table-cell table:style-name="ce342" table:formula="of:=[.F27]-[.I27]" office:value-type="float" office:value="0" calcext:value-type="float">
            <text:p><text:s/>- </text:p>
          </table:table-cell>
          <table:table-cell table:style-name="ce414" table:formula="of:=[.L27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5"/>
          <table:table-cell table:style-name="ce326"/>
          <table:table-cell table:style-name="ce347" table:number-columns-repeated="7"/>
          <table:table-cell table:style-name="ce387"/>
          <table:table-cell table:style-name="ce395"/>
          <table:table-cell table:style-name="ce347"/>
          <table:table-cell table:style-name="ce415"/>
          <table:table-cell table:style-name="ce426"/>
          <table:table-cell table:style-name="ce430" table:number-columns-repeated="1010"/>
        </table:table-row>
        <table:table-row table:style-name="ro4">
          <table:table-cell table:style-name="ce306"/>
          <table:table-cell table:style-name="ce327"/>
          <table:table-cell table:style-name="ce348"/>
          <table:table-cell table:style-name="ce364"/>
          <table:table-cell table:style-name="ce374"/>
          <table:table-cell table:style-name="ce377" table:number-columns-repeated="2"/>
          <table:table-cell table:style-name="ce348"/>
          <table:table-cell table:style-name="ce374"/>
          <table:table-cell table:style-name="ce390"/>
          <table:table-cell table:style-name="ce397"/>
          <table:table-cell table:style-name="ce403"/>
          <table:table-cell table:style-name="ce416"/>
          <table:table-cell table:style-name="ce426"/>
          <table:table-cell table:style-name="ce430" table:number-columns-repeated="1010"/>
        </table:table-row>
        <table:table-row table:style-name="ro5">
          <table:table-cell table:style-name="ce307"/>
          <table:table-cell table:style-name="ce328" office:value-type="string" office:string-value="Total" calcext:value-type="string">
            <text:p><text:s/>Total </text:p>
          </table:table-cell>
          <table:table-cell table:style-name="ce307" table:formula="of:=SUM([.C14:.C27])" office:value-type="float" office:value="1610357.77" calcext:value-type="float">
            <text:p><text:s/>1,610,358 </text:p>
          </table:table-cell>
          <table:table-cell table:style-name="ce307" table:formula="of:=SUM([.D14:.D27])" office:value-type="float" office:value="0" calcext:value-type="float">
            <text:p><text:s/>- </text:p>
          </table:table-cell>
          <table:table-cell table:style-name="ce307" table:formula="of:=SUM([.E14:.E27])" office:value-type="float" office:value="0" calcext:value-type="float">
            <text:p><text:s/>- </text:p>
          </table:table-cell>
          <table:table-cell table:style-name="ce307" table:formula="of:=SUM([.F14:.F27])" office:value-type="float" office:value="1610357.77" calcext:value-type="float">
            <text:p><text:s/>1,610,358 </text:p>
          </table:table-cell>
          <table:table-cell table:style-name="ce307" table:number-columns-repeated="2"/>
          <table:table-cell table:style-name="ce307" table:formula="of:=SUM([.I14:.I27])" office:value-type="float" office:value="96814.1" calcext:value-type="float">
            <text:p><text:s/>96,814 </text:p>
          </table:table-cell>
          <table:table-cell table:style-name="ce307" table:number-columns-repeated="2"/>
          <table:table-cell table:style-name="ce307" table:formula="of:=SUM([.L14:.L27])" office:value-type="float" office:value="1513543.67" calcext:value-type="float">
            <text:p><text:s/>1,513,544 </text:p>
          </table:table-cell>
          <table:table-cell table:style-name="ce417"/>
          <table:table-cell table:style-name="ce428"/>
          <table:table-cell table:style-name="ce43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29"/>
          <table:table-cell table:style-name="ce349" office:value-type="string" calcext:value-type="string">
            <text:p>Saldo al</text:p>
          </table:table-cell>
          <table:table-cell table:style-name="ce365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30" office:value-type="string" calcext:value-type="string">
            <text:p>Nota a los Ef's</text:p>
          </table:table-cell>
          <table:table-cell table:style-name="ce350" office:value-type="date" office:date-value="2020-12-31" calcext:value-type="date">
            <text:p>31/12/2020</text:p>
          </table:table-cell>
          <table:table-cell table:style-name="ce366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Cuentas por Pagar Comerciales:</text:p>
          </table:table-cell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Proveedores Locales</text:p>
          </table:table-cell>
          <table:table-cell table:style-name="ce367" table:formula="of:=[.F16]" office:value-type="float" office:value="507080.34" calcext:value-type="float">
            <text:p><text:s/>507,080 </text:p>
          </table:table-cell>
          <table:table-cell table:style-name="ce367" table:formula="of:=[.I16]" office:value-type="float" office:value="11700.6" calcext:value-type="float">
            <text:p><text:s/>11,701 </text:p>
          </table:table-cell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Anticipo de clientes</text:p>
          </table:table-cell>
          <table:table-cell table:style-name="ce367" table:formula="of:=[.F17]" office:value-type="float" office:value="65608.05" calcext:value-type="float">
            <text:p><text:s/>65,608 </text:p>
          </table:table-cell>
          <table:table-cell table:style-name="ce367" table:formula="of:=[.I17]" office:value-type="float" office:value="65608" calcext:value-type="float">
            <text:p><text:s/>65,608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67" table:number-columns-repeated="2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Cuentas por Pagar, partes relacionadas</text:p>
          </table:table-cell>
          <table:table-cell table:style-name="ce367" table:number-columns-repeated="2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Telconet S.A.</text:p>
          </table:table-cell>
          <table:table-cell table:style-name="ce367" table:formula="of:=[.F22]" office:value-type="float" office:value="1029213.97" calcext:value-type="float">
            <text:p><text:s/>1,029,214 </text:p>
          </table:table-cell>
          <table:table-cell table:style-name="ce367" table:formula="of:=[.I22]" office:value-type="float" office:value="10913" calcext:value-type="float">
            <text:p><text:s/>10,913 </text:p>
          </table:table-cell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Servicios Telcodata S.A.</text:p>
          </table:table-cell>
          <table:table-cell table:style-name="ce367" table:formula="of:=[.F23]" office:value-type="float" office:value="4870" calcext:value-type="float">
            <text:p><text:s/>4,870 </text:p>
          </table:table-cell>
          <table:table-cell table:style-name="ce367" table:formula="of:=[.I23]" office:value-type="float" office:value="4870" calcext:value-type="float">
            <text:p><text:s/>4,870 </text:p>
          </table:table-cell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Varios</text:p>
          </table:table-cell>
          <table:table-cell table:style-name="ce367" table:formula="of:=[.F21]" office:value-type="float" office:value="2500" calcext:value-type="float">
            <text:p><text:s/>2,500 </text:p>
          </table:table-cell>
          <table:table-cell table:style-name="ce367" table:formula="of:=[.I21]" office:value-type="float" office:value="2500" calcext:value-type="float">
            <text:p><text:s/>2,500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67" table:number-columns-repeated="2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Otras cuentas por Pagar</text:p>
          </table:table-cell>
          <table:table-cell table:style-name="ce367" table:formula="of:=[.F26]+[.F18]" office:value-type="float" office:value="1085.41" calcext:value-type="float">
            <text:p><text:s/>1,085 </text:p>
          </table:table-cell>
          <table:table-cell table:style-name="ce367" table:formula="of:=[.I26]+[.I18]" office:value-type="float" office:value="1222.5" calcext:value-type="float">
            <text:p><text:s/>1,223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3"/>
          <table:table-cell table:style-name="ce368"/>
          <table:table-cell table:number-columns-repeated="1020"/>
        </table:table-row>
        <table:table-row table:style-name="ro1">
          <table:table-cell/>
          <table:table-cell table:style-name="ce330" office:value-type="string" calcext:value-type="string">
            <text:p>Total</text:p>
          </table:table-cell>
          <table:table-cell table:style-name="ce354" table:formula="of:=+SUM([.C35:.C46])" office:value-type="float" office:value="1610357.77" calcext:value-type="float">
            <text:p><text:s/>1,610,358 </text:p>
          </table:table-cell>
          <table:table-cell table:style-name="ce369" table:formula="of:=+SUM([.D35:.D46])" office:value-type="float" office:value="96814.1" calcext:value-type="float">
            <text:p><text:s/>96,814 </text:p>
          </table:table-cell>
          <table:table-cell table:number-columns-repeated="1020"/>
        </table:table-row>
        <table:table-row table:style-name="ro1">
          <table:table-cell/>
          <table:table-cell table:style-name="ce332"/>
          <table:table-cell table:style-name="ce355"/>
          <table:table-cell table:style-name="ce370"/>
          <table:table-cell table:number-columns-repeated="1020"/>
        </table:table-row>
        <table:table-row table:style-name="ro1">
          <table:table-cell/>
          <table:table-cell table:style-name="ce333"/>
          <table:table-cell table:style-name="ce356"/>
          <table:table-cell table:style-name="ce371"/>
          <table:table-cell table:number-columns-repeated="1020"/>
        </table:table-row>
        <table:table-row table:style-name="ro1">
          <table:table-cell/>
          <table:table-cell table:style-name="ce334" office:value-type="string" calcext:value-type="string">
            <text:p>Trial</text:p>
          </table:table-cell>
          <table:table-cell table:style-name="ce357"/>
          <table:table-cell table:style-name="ce372"/>
          <table:table-cell table:number-columns-repeated="1020"/>
        </table:table-row>
        <table:table-row table:style-name="ro1">
          <table:table-cell/>
          <table:table-cell table:style-name="ce335" office:value-type="string" calcext:value-type="string">
            <text:p>Diferencia</text:p>
          </table:table-cell>
          <table:table-cell table:style-name="ce358"/>
          <table:table-cell table:style-name="ce37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08" office:value-type="string" calcext:value-type="string">
            <text:p>Fuente: </text:p>
          </table:table-cell>
          <table:table-cell table:style-name="ce336" table:number-columns-repeated="11"/>
          <table:table-cell table:style-name="ce418"/>
          <table:table-cell table:style-name="ce336"/>
          <table:table-cell table:number-columns-repeated="1010"/>
        </table:table-row>
        <table:table-row table:style-name="ro1">
          <table:table-cell table:style-name="ce309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09"/>
          <table:table-cell table:number-columns-repeated="1023"/>
        </table:table-row>
        <table:table-row table:style-name="ro1">
          <table:table-cell table:style-name="ce310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09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09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09"/>
          <table:table-cell table:number-columns-repeated="1023"/>
        </table:table-row>
        <table:table-row table:style-name="ro1">
          <table:table-cell table:style-name="ce310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. 1 </text:p>
          </table:table-cell>
          <table:table-cell office:value-type="string" calcext:value-type="string">
            <text:p>Esta cuenta no ha tenido movimiento durante varios años ya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Cuentas x pagar" table:style-name="ta1">
        <table:table-column table:style-name="co10" table:default-cell-style-name="ce144"/>
        <table:table-column table:style-name="co11" table:default-cell-style-name="ce146"/>
        <table:table-column table:style-name="co12" table:default-cell-style-name="ce148"/>
        <table:table-column table:style-name="co13" table:default-cell-style-name="ce148"/>
        <table:table-column table:style-name="co9" table:default-cell-style-name="Default"/>
        <table:table-column table:style-name="co14" table:default-cell-style-name="ce144"/>
        <table:table-column table:style-name="co15" table:default-cell-style-name="ce144"/>
        <table:table-column table:style-name="co16" table:default-cell-style-name="ce144"/>
        <table:table-column table:style-name="co17" table:default-cell-style-name="ce144"/>
        <table:table-column table:style-name="co18" table:default-cell-style-name="ce152"/>
        <table:table-column table:style-name="co19" table:default-cell-style-name="ce144"/>
        <table:table-row table:style-name="ro6">
          <table:table-cell office:value-type="float" office:value="5599" calcext:value-type="float">
            <text:p>5599</text:p>
          </table:table-cell>
          <table:table-cell office:value-type="string" calcext:value-type="string">
            <text:p>2-1-1-03</text:p>
          </table:table-cell>
          <table:table-cell office:value-type="float" office:value="-11700.6" calcext:value-type="float">
            <text:p><text:s/>(11,700.60)</text:p>
          </table:table-cell>
          <table:table-cell office:value-type="string" office:string-value="CUENTAS POR  PAGAR" calcext:value-type="string">
            <text:p><text:s/>CUENTAS POR <text:s/>PAGAR </text:p>
          </table:table-cell>
          <table:table-cell/>
          <table:table-cell table:style-name="ce150" table:number-columns-repeated="3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5600" calcext:value-type="float">
            <text:p>5600</text:p>
          </table:table-cell>
          <table:table-cell office:value-type="string" calcext:value-type="string">
            <text:p>2-1-1-03-01</text:p>
          </table:table-cell>
          <table:table-cell office:value-type="float" office:value="-11700.6" calcext:value-type="float">
            <text:p><text:s/>(11,700.60)</text:p>
          </table:table-cell>
          <table:table-cell office:value-type="string" office:string-value="CUENTAS POR  PAGAR LOCALES" calcext:value-type="string">
            <text:p><text:s/>CUENTAS POR <text:s/>PAGAR LOCALES </text:p>
          </table:table-cell>
          <table:table-cell/>
          <table:table-cell table:style-name="ce150" table:number-columns-repeated="3"/>
          <table:table-cell table:style-name="Default" table:number-columns-repeated="2"/>
          <table:table-cell table:style-name="ce150"/>
        </table:table-row>
        <table:table-row table:style-name="ro7">
          <table:table-cell table:style-name="ce145" office:value-type="float" office:value="5601" calcext:value-type="float">
            <text:p>5601</text:p>
          </table:table-cell>
          <table:table-cell table:style-name="ce147" office:value-type="string" calcext:value-type="string">
            <text:p>2-1-1-03-01-001</text:p>
          </table:table-cell>
          <table:table-cell table:style-name="ce149" office:value-type="float" office:value="-11700.6" calcext:value-type="float">
            <text:p><text:s/>(11,700.60)</text:p>
          </table:table-cell>
          <table:table-cell table:style-name="ce149" office:value-type="string" office:string-value="Proveedores Locales" calcext:value-type="string">
            <text:p><text:s/>Proveedores Locales </text:p>
          </table:table-cell>
          <table:table-cell table:style-name="ce145"/>
          <table:table-cell table:style-name="ce151" table:number-columns-repeated="3"/>
          <table:table-cell table:style-name="ce145" table:number-columns-repeated="3"/>
        </table:table-row>
        <table:table-row table:style-name="ro6">
          <table:table-cell office:value-type="float" office:value="5602" calcext:value-type="float">
            <text:p>5602</text:p>
          </table:table-cell>
          <table:table-cell office:value-type="string" calcext:value-type="string">
            <text:p>-10,710.60</text:p>
          </table:table-cell>
          <table:table-cell office:value-type="float" office:value="990" calcext:value-type="float">
            <text:p><text:s/>9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CK#821 F. #1670 Aplicacion anicipo proveedor William Mero Meza</text:p>
          </table:table-cell>
        </table:table-row>
        <table:table-row table:style-name="ro6">
          <table:table-cell office:value-type="float" office:value="5603" calcext:value-type="float">
            <text:p>5603</text:p>
          </table:table-cell>
          <table:table-cell office:value-type="string" calcext:value-type="string">
            <text:p>-10,958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5" calcext:value-type="float">
            <text:p><text:s/>247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003" calcext:value-type="float">
            <text:p>221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6-001002-SERVICIO GUARDIANIA</text:p>
          </table:table-cell>
        </table:table-row>
        <table:table-row table:style-name="ro6">
          <table:table-cell office:value-type="float" office:value="5604" calcext:value-type="float">
            <text:p>5604</text:p>
          </table:table-cell>
          <table:table-cell office:value-type="string" calcext:value-type="string">
            <text:p>-11,007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.5" calcext:value-type="float">
            <text:p><text:s/>49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803" calcext:value-type="float">
            <text:p>2208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1520-001001-TANQUERO DE AGUA</text:p>
          </table:table-cell>
        </table:table-row>
        <table:table-row table:style-name="ro6">
          <table:table-cell office:value-type="float" office:value="5605" calcext:value-type="float">
            <text:p>5605</text:p>
          </table:table-cell>
          <table:table-cell office:value-type="string" calcext:value-type="string">
            <text:p>-12,060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3" calcext:value-type="float">
            <text:p><text:s/>1,053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003" calcext:value-type="float">
            <text:p>220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6883-001001-32 EXAMENES COMPLETOS Y 1 EXAM</text:p>
          </table:table-cell>
        </table:table-row>
        <table:table-row table:style-name="ro6">
          <table:table-cell office:value-type="float" office:value="5606" calcext:value-type="float">
            <text:p>5606</text:p>
          </table:table-cell>
          <table:table-cell office:value-type="string" calcext:value-type="string">
            <text:p>-13,59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9" calcext:value-type="float">
            <text:p><text:s/>1,539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5607" calcext:value-type="float">
            <text:p>5607</text:p>
          </table:table-cell>
          <table:table-cell office:value-type="string" calcext:value-type="string">
            <text:p>-13,847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5" calcext:value-type="float">
            <text:p><text:s/>247.5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103" calcext:value-type="float">
            <text:p>221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7-001002-SERVICIO DE GUARDIANIA ADICION</text:p>
          </table:table-cell>
        </table:table-row>
        <table:table-row table:style-name="ro6">
          <table:table-cell office:value-type="float" office:value="5608" calcext:value-type="float">
            <text:p>5608</text:p>
          </table:table-cell>
          <table:table-cell office:value-type="string" calcext:value-type="string">
            <text:p>-14,972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603" calcext:value-type="float">
            <text:p>2206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33-002001-HONORARIOS COMO INTERVENTOR PO</text:p>
          </table:table-cell>
        </table:table-row>
        <table:table-row table:style-name="ro6">
          <table:table-cell office:value-type="float" office:value="5609" calcext:value-type="float">
            <text:p>5609</text:p>
          </table:table-cell>
          <table:table-cell office:value-type="string" calcext:value-type="string">
            <text:p>-15,15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82" calcext:value-type="float">
            <text:p><text:s/>179.82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503" calcext:value-type="float">
            <text:p>2205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24703-001001-MEMORIA DDR3 8GB ADATA</text:p>
          </table:table-cell>
        </table:table-row>
        <table:table-row table:style-name="ro6">
          <table:table-cell office:value-type="float" office:value="5610" calcext:value-type="float">
            <text:p>5610</text:p>
          </table:table-cell>
          <table:table-cell office:value-type="string" calcext:value-type="string">
            <text:p>-15,26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7.53" calcext:value-type="float">
            <text:p><text:s/>117.53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303" calcext:value-type="float">
            <text:p>220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29370515-001064-CONSUMO CELULAR MES DICIEMBRE </text:p>
          </table:table-cell>
        </table:table-row>
        <table:table-row table:style-name="ro6">
          <table:table-cell office:value-type="float" office:value="5611" calcext:value-type="float">
            <text:p>5611</text:p>
          </table:table-cell>
          <table:table-cell office:value-type="string" calcext:value-type="string">
            <text:p>-15,803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.46" calcext:value-type="float">
            <text:p><text:s/>534.46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303" calcext:value-type="float">
            <text:p>221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0204-001902-GRILLETES REFORZADO LIRA TIPO </text:p>
          </table:table-cell>
        </table:table-row>
        <table:table-row table:style-name="ro6">
          <table:table-cell office:value-type="float" office:value="5612" calcext:value-type="float">
            <text:p>5612</text:p>
          </table:table-cell>
          <table:table-cell office:value-type="string" calcext:value-type="string">
            <text:p>-16,33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7.25" calcext:value-type="float">
            <text:p><text:s/>527.25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403" calcext:value-type="float">
            <text:p>2204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9885-001001-POSTE METALICO TELESCOPIO DE 1</text:p>
          </table:table-cell>
        </table:table-row>
        <table:table-row table:style-name="ro6">
          <table:table-cell office:value-type="float" office:value="5613" calcext:value-type="float">
            <text:p>5613</text:p>
          </table:table-cell>
          <table:table-cell office:value-type="string" calcext:value-type="string">
            <text:p>-16,945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4.68" calcext:value-type="float">
            <text:p><text:s/>614.68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203" calcext:value-type="float">
            <text:p>221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630-001001-MANTENIMIENTO DEL ACCESORIO DE</text:p>
          </table:table-cell>
        </table:table-row>
        <table:table-row table:style-name="ro6">
          <table:table-cell office:value-type="float" office:value="5614" calcext:value-type="float">
            <text:p>5614</text:p>
          </table:table-cell>
          <table:table-cell office:value-type="string" calcext:value-type="string">
            <text:p>-17,301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6" calcext:value-type="float">
            <text:p><text:s/>356.00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103" calcext:value-type="float">
            <text:p>220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243-002001-EXAMENES DE AUDIOMETRIA, ECOGR</text:p>
          </table:table-cell>
        </table:table-row>
        <table:table-row table:style-name="ro6">
          <table:table-cell office:value-type="float" office:value="5615" calcext:value-type="float">
            <text:p>5615</text:p>
          </table:table-cell>
          <table:table-cell office:value-type="string" calcext:value-type="string">
            <text:p>-17,39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37" calcext:value-type="float">
            <text:p><text:s/>96.37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203" calcext:value-type="float">
            <text:p>220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2785-001138-CONSUMO CELULAR MES DICIEMBRE </text:p>
          </table:table-cell>
        </table:table-row>
        <table:table-row table:style-name="ro6">
          <table:table-cell office:value-type="float" office:value="5616" calcext:value-type="float">
            <text:p>5616</text:p>
          </table:table-cell>
          <table:table-cell office:value-type="string" calcext:value-type="string">
            <text:p>-15,859.21</text:p>
          </table:table-cell>
          <table:table-cell office:value-type="float" office:value="1539" calcext:value-type="float">
            <text:p><text:s/>1,53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Reverso de transaccion #246101 por duplicidad de registro</text:p>
          </table:table-cell>
        </table:table-row>
        <table:table-row table:style-name="ro6">
          <table:table-cell office:value-type="float" office:value="5617" calcext:value-type="float">
            <text:p>5617</text:p>
          </table:table-cell>
          <table:table-cell office:value-type="string" calcext:value-type="string">
            <text:p>-15,331.96</text:p>
          </table:table-cell>
          <table:table-cell office:value-type="float" office:value="527.25" calcext:value-type="float">
            <text:p><text:s/>527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303" calcext:value-type="float">
            <text:p>280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I 000009885-000000-CI APLICA FACT #9885</text:p>
          </table:table-cell>
        </table:table-row>
        <table:table-row table:style-name="ro6">
          <table:table-cell office:value-type="float" office:value="5618" calcext:value-type="float">
            <text:p>5618</text:p>
          </table:table-cell>
          <table:table-cell office:value-type="string" calcext:value-type="string">
            <text:p>-15,299.76</text:p>
          </table:table-cell>
          <table:table-cell office:value-type="float" office:value="32.2" calcext:value-type="float">
            <text:p><text:s/>32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702" calcext:value-type="float">
            <text:p>257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2-0 ALVARADO CEDEÑO AG :BALANZA ELECT. GIGITA</text:p>
          </table:table-cell>
        </table:table-row>
        <table:table-row table:style-name="ro6">
          <table:table-cell office:value-type="float" office:value="5619" calcext:value-type="float">
            <text:p>5619</text:p>
          </table:table-cell>
          <table:table-cell office:value-type="string" calcext:value-type="string">
            <text:p>-15,052.26</text:p>
          </table:table-cell>
          <table:table-cell office:value-type="float" office:value="247.5" calcext:value-type="float">
            <text:p><text:s/>24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802" calcext:value-type="float">
            <text:p>257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3-0 CAJAMARCA PROTECTI :SERVICIO GUARDIANIA</text:p>
          </table:table-cell>
        </table:table-row>
        <table:table-row table:style-name="ro6">
          <table:table-cell office:value-type="float" office:value="5620" calcext:value-type="float">
            <text:p>5620</text:p>
          </table:table-cell>
          <table:table-cell office:value-type="string" calcext:value-type="string">
            <text:p>-14,804.76</text:p>
          </table:table-cell>
          <table:table-cell office:value-type="float" office:value="247.5" calcext:value-type="float">
            <text:p><text:s/>24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802" calcext:value-type="float">
            <text:p>257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3-0 CAJAMARCA PROTECTI :SERVICIO DE GUARDIANI</text:p>
          </table:table-cell>
        </table:table-row>
        <table:table-row table:style-name="ro6">
          <table:table-cell office:value-type="float" office:value="5621" calcext:value-type="float">
            <text:p>5621</text:p>
          </table:table-cell>
          <table:table-cell office:value-type="string" calcext:value-type="string">
            <text:p>-12,010.76</text:p>
          </table:table-cell>
          <table:table-cell office:value-type="float" office:value="2794" calcext:value-type="float">
            <text:p><text:s/>2,79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902" calcext:value-type="float">
            <text:p>257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4-0 EDISON FAUSTO COND :JORNADAS DE TRABAJO 0</text:p>
          </table:table-cell>
        </table:table-row>
        <table:table-row table:style-name="ro6">
          <table:table-cell office:value-type="float" office:value="5622" calcext:value-type="float">
            <text:p>5622</text:p>
          </table:table-cell>
          <table:table-cell office:value-type="string" calcext:value-type="string">
            <text:p>-11,952.23</text:p>
          </table:table-cell>
          <table:table-cell office:value-type="float" office:value="58.53" calcext:value-type="float">
            <text:p><text:s/>58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002" calcext:value-type="float">
            <text:p>258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5-0 GARCIA ALAÑA VICTO :10 KILOS SOLDADURA 70</text:p>
          </table:table-cell>
        </table:table-row>
        <table:table-row table:style-name="ro6">
          <table:table-cell office:value-type="float" office:value="5623" calcext:value-type="float">
            <text:p>5623</text:p>
          </table:table-cell>
          <table:table-cell office:value-type="string" calcext:value-type="string">
            <text:p>-10,973.23</text:p>
          </table:table-cell>
          <table:table-cell office:value-type="float" office:value="979" calcext:value-type="float">
            <text:p><text:s/>97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102" calcext:value-type="float">
            <text:p>258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6-0 SISALEMA PACHECO V :CERCO Y TAPA TIPO CAL</text:p>
          </table:table-cell>
        </table:table-row>
        <table:table-row table:style-name="ro6">
          <table:table-cell office:value-type="float" office:value="5624" calcext:value-type="float">
            <text:p>5624</text:p>
          </table:table-cell>
          <table:table-cell office:value-type="string" calcext:value-type="string">
            <text:p>-9,144.43</text:p>
          </table:table-cell>
          <table:table-cell office:value-type="float" office:value="1828.8" calcext:value-type="float">
            <text:p><text:s/>1,82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202" calcext:value-type="float">
            <text:p>258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7-0 TORRES RONQUILLO F :MANTENIMIENTO DE BRAZ</text:p>
          </table:table-cell>
        </table:table-row>
        <table:table-row table:style-name="ro6">
          <table:table-cell office:value-type="float" office:value="5625" calcext:value-type="float">
            <text:p>5625</text:p>
          </table:table-cell>
          <table:table-cell office:value-type="string" calcext:value-type="string">
            <text:p>-8,529.75</text:p>
          </table:table-cell>
          <table:table-cell office:value-type="float" office:value="614.68" calcext:value-type="float">
            <text:p><text:s/>614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202" calcext:value-type="float">
            <text:p>258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7-0 TORRES RONQUILLO F :MANTENIMIENTO DEL ACC</text:p>
          </table:table-cell>
        </table:table-row>
        <table:table-row table:style-name="ro6">
          <table:table-cell office:value-type="float" office:value="5626" calcext:value-type="float">
            <text:p>5626</text:p>
          </table:table-cell>
          <table:table-cell office:value-type="string" calcext:value-type="string">
            <text:p>-8,480.25</text:p>
          </table:table-cell>
          <table:table-cell office:value-type="float" office:value="49.5" calcext:value-type="float">
            <text:p><text:s/>49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302" calcext:value-type="float">
            <text:p>258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8-0 TRANSPORTE CARGA P :TANQUERO DE AGUA</text:p>
          </table:table-cell>
        </table:table-row>
        <table:table-row table:style-name="ro6">
          <table:table-cell office:value-type="float" office:value="5627" calcext:value-type="float">
            <text:p>5627</text:p>
          </table:table-cell>
          <table:table-cell office:value-type="string" calcext:value-type="string">
            <text:p>-8,331.75</text:p>
          </table:table-cell>
          <table:table-cell office:value-type="float" office:value="148.5" calcext:value-type="float">
            <text:p><text:s/>1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302" calcext:value-type="float">
            <text:p>258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8-0 TRANSPORTE CARGA P :3 TANQUEROS DE AGUA</text:p>
          </table:table-cell>
        </table:table-row>
        <table:table-row table:style-name="ro6">
          <table:table-cell office:value-type="float" office:value="5628" calcext:value-type="float">
            <text:p>5628</text:p>
          </table:table-cell>
          <table:table-cell office:value-type="string" calcext:value-type="string">
            <text:p>-8,235.38</text:p>
          </table:table-cell>
          <table:table-cell office:value-type="float" office:value="96.37" calcext:value-type="float">
            <text:p><text:s/>96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402" calcext:value-type="float">
            <text:p>25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6-0 CONECEL S.A. :CONSUMO CELULAR MES NOVIEMB</text:p>
          </table:table-cell>
        </table:table-row>
        <table:table-row table:style-name="ro6">
          <table:table-cell office:value-type="float" office:value="5629" calcext:value-type="float">
            <text:p>5629</text:p>
          </table:table-cell>
          <table:table-cell office:value-type="string" calcext:value-type="string">
            <text:p>-8,117.85</text:p>
          </table:table-cell>
          <table:table-cell office:value-type="float" office:value="117.53" calcext:value-type="float">
            <text:p><text:s/>117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402" calcext:value-type="float">
            <text:p>25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6-0 CONECEL S.A. :CONSUMO CELULAR MES DICIEMB</text:p>
          </table:table-cell>
        </table:table-row>
        <table:table-row table:style-name="ro6">
          <table:table-cell office:value-type="float" office:value="5630" calcext:value-type="float">
            <text:p>5630</text:p>
          </table:table-cell>
          <table:table-cell office:value-type="string" calcext:value-type="string">
            <text:p>-7,938.03</text:p>
          </table:table-cell>
          <table:table-cell office:value-type="float" office:value="179.82" calcext:value-type="float">
            <text:p><text:s/>179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502" calcext:value-type="float">
            <text:p>253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8-0 WINEDTECH S.A. :MEMORIA DDR3 8GB ADATA</text:p>
          </table:table-cell>
        </table:table-row>
        <table:table-row table:style-name="ro6">
          <table:table-cell office:value-type="float" office:value="5631" calcext:value-type="float">
            <text:p>5631</text:p>
          </table:table-cell>
          <table:table-cell office:value-type="string" calcext:value-type="string">
            <text:p>-6,885.03</text:p>
          </table:table-cell>
          <table:table-cell office:value-type="float" office:value="1053" calcext:value-type="float">
            <text:p><text:s/>1,05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602" calcext:value-type="float">
            <text:p>253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5-0 NARVAEZ BUSTAMANTE :32 EXAMENES COMPLETOS</text:p>
          </table:table-cell>
        </table:table-row>
        <table:table-row table:style-name="ro6">
          <table:table-cell office:value-type="float" office:value="5632" calcext:value-type="float">
            <text:p>5632</text:p>
          </table:table-cell>
          <table:table-cell office:value-type="string" calcext:value-type="string">
            <text:p>-6,529.03</text:p>
          </table:table-cell>
          <table:table-cell office:value-type="float" office:value="356" calcext:value-type="float">
            <text:p><text:s/>3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702" calcext:value-type="float">
            <text:p>253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7-0 CORPLITORAL SA :EXAMENES DE AUDIOMETRIA, </text:p>
          </table:table-cell>
        </table:table-row>
        <table:table-row table:style-name="ro6">
          <table:table-cell office:value-type="float" office:value="5633" calcext:value-type="float">
            <text:p>5633</text:p>
          </table:table-cell>
          <table:table-cell office:value-type="string" calcext:value-type="string">
            <text:p>-5,622.23</text:p>
          </table:table-cell>
          <table:table-cell office:value-type="float" office:value="906.8" calcext:value-type="float">
            <text:p><text:s/>90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002" calcext:value-type="float">
            <text:p>257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5-0 MATAMOROS MORENO R :8 REFLECTORES</text:p>
          </table:table-cell>
        </table:table-row>
        <table:table-row table:style-name="ro6">
          <table:table-cell office:value-type="float" office:value="5634" calcext:value-type="float">
            <text:p>5634</text:p>
          </table:table-cell>
          <table:table-cell office:value-type="string" calcext:value-type="string">
            <text:p>-4,891.91</text:p>
          </table:table-cell>
          <table:table-cell office:value-type="float" office:value="730.32" calcext:value-type="float">
            <text:p><text:s/>730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102" calcext:value-type="float">
            <text:p>257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6-0 WILSON MANUEL VALD :4 JALADOR INTERNO DE </text:p>
          </table:table-cell>
        </table:table-row>
        <table:table-row table:style-name="ro6">
          <table:table-cell office:value-type="float" office:value="5635" calcext:value-type="float">
            <text:p>5635</text:p>
          </table:table-cell>
          <table:table-cell office:value-type="string" calcext:value-type="string">
            <text:p>-4,357.45</text:p>
          </table:table-cell>
          <table:table-cell office:value-type="float" office:value="534.46" calcext:value-type="float">
            <text:p><text:s/>534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202" calcext:value-type="float">
            <text:p>257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7-0 ACEROTEC S.A. ACER :GRILLETES REFORZADO L</text:p>
          </table:table-cell>
        </table:table-row>
        <table:table-row table:style-name="ro6">
          <table:table-cell office:value-type="float" office:value="5636" calcext:value-type="float">
            <text:p>5636</text:p>
          </table:table-cell>
          <table:table-cell office:value-type="string" calcext:value-type="string">
            <text:p>-4,093.82</text:p>
          </table:table-cell>
          <table:table-cell office:value-type="float" office:value="263.63" calcext:value-type="float">
            <text:p><text:s/>263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302" calcext:value-type="float">
            <text:p>257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8-0 EVISA :POSTE METALICO TELESCOPIO DE 10 MT</text:p>
          </table:table-cell>
        </table:table-row>
        <table:table-row table:style-name="ro6">
          <table:table-cell office:value-type="float" office:value="5637" calcext:value-type="float">
            <text:p>5637</text:p>
          </table:table-cell>
          <table:table-cell office:value-type="string" calcext:value-type="string">
            <text:p>-2,968.82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902" calcext:value-type="float">
            <text:p>2569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4-0 MANUEL NOGALES Y P :HONORARIOS COMO INTER</text:p>
          </table:table-cell>
        </table:table-row>
        <table:table-row table:style-name="ro6">
          <table:table-cell office:value-type="float" office:value="5638" calcext:value-type="float">
            <text:p>5638</text:p>
          </table:table-cell>
          <table:table-cell office:value-type="string" calcext:value-type="string">
            <text:p>-2,870.82</text:p>
          </table:table-cell>
          <table:table-cell office:value-type="float" office:value="98" calcext:value-type="float">
            <text:p><text:s/>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502" calcext:value-type="float">
            <text:p>257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9-0 QUISHPE PUNINA ANG :FABRICACION EJE DE RU</text:p>
          </table:table-cell>
        </table:table-row>
        <table:table-row table:style-name="ro6">
          <table:table-cell office:value-type="float" office:value="5639" calcext:value-type="float">
            <text:p>5639</text:p>
          </table:table-cell>
          <table:table-cell office:value-type="string" calcext:value-type="string">
            <text:p>-2,722.32</text:p>
          </table:table-cell>
          <table:table-cell office:value-type="float" office:value="148.5" calcext:value-type="float">
            <text:p><text:s/>1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602" calcext:value-type="float">
            <text:p>257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41-0 CAJAMARCA PROTECTI :SERVICIO GUARDIANIA</text:p>
          </table:table-cell>
        </table:table-row>
        <table:table-row table:style-name="ro6">
          <table:table-cell office:value-type="float" office:value="5640" calcext:value-type="float">
            <text:p>5640</text:p>
          </table:table-cell>
          <table:table-cell office:value-type="string" calcext:value-type="string">
            <text:p>-4,246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4" calcext:value-type="float">
            <text:p><text:s/>1,524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7-001001-3 JORNADAS DE TRABAJO SUPERVIS</text:p>
          </table:table-cell>
        </table:table-row>
        <table:table-row table:style-name="ro6">
          <table:table-cell office:value-type="float" office:value="5641" calcext:value-type="float">
            <text:p>5641</text:p>
          </table:table-cell>
          <table:table-cell office:value-type="string" calcext:value-type="string">
            <text:p>-4,303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11" calcext:value-type="float">
            <text:p><text:s/>57.1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403" calcext:value-type="float">
            <text:p>222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0-001011-BOTA DIELECTRICA BASICO 3 TALL</text:p>
          </table:table-cell>
        </table:table-row>
        <table:table-row table:style-name="ro6">
          <table:table-cell office:value-type="float" office:value="5642" calcext:value-type="float">
            <text:p>5642</text:p>
          </table:table-cell>
          <table:table-cell office:value-type="string" calcext:value-type="string">
            <text:p>-4,330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603" calcext:value-type="float">
            <text:p>222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1-001011-JEAN TALLA 36 CON CINTA REFLEC</text:p>
          </table:table-cell>
        </table:table-row>
        <table:table-row table:style-name="ro6">
          <table:table-cell office:value-type="float" office:value="5643" calcext:value-type="float">
            <text:p>5643</text:p>
          </table:table-cell>
          <table:table-cell office:value-type="string" calcext:value-type="string">
            <text:p>-4,336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86" calcext:value-type="float">
            <text:p><text:s/>5.86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703" calcext:value-type="float">
            <text:p>222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2-001011-GAFA NEGRA JACKSON NEMESIS</text:p>
          </table:table-cell>
        </table:table-row>
        <table:table-row table:style-name="ro6">
          <table:table-cell office:value-type="float" office:value="5644" calcext:value-type="float">
            <text:p>5644</text:p>
          </table:table-cell>
          <table:table-cell office:value-type="string" calcext:value-type="string">
            <text:p>-4,393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11" calcext:value-type="float">
            <text:p><text:s/>57.1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903" calcext:value-type="float">
            <text:p>222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3-001011-BOTA DIELECTRICA BASICO 3 TALL</text:p>
          </table:table-cell>
        </table:table-row>
        <table:table-row table:style-name="ro6">
          <table:table-cell office:value-type="float" office:value="5645" calcext:value-type="float">
            <text:p>5645</text:p>
          </table:table-cell>
          <table:table-cell office:value-type="string" calcext:value-type="string">
            <text:p>-4,477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5" calcext:value-type="float">
            <text:p><text:s/>84.5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003" calcext:value-type="float">
            <text:p>22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4-001011-IMPERMEABLE PARA MOTO - BOTA D</text:p>
          </table:table-cell>
        </table:table-row>
        <table:table-row table:style-name="ro6">
          <table:table-cell office:value-type="float" office:value="5646" calcext:value-type="float">
            <text:p>5646</text:p>
          </table:table-cell>
          <table:table-cell office:value-type="string" calcext:value-type="string">
            <text:p>-4,49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61" calcext:value-type="float">
            <text:p><text:s/>18.61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203" calcext:value-type="float">
            <text:p>223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5-001011-JEAN TALLA 38 CON CINTA REFLEC</text:p>
          </table:table-cell>
        </table:table-row>
        <table:table-row table:style-name="ro6">
          <table:table-cell office:value-type="float" office:value="5647" calcext:value-type="float">
            <text:p>5647</text:p>
          </table:table-cell>
          <table:table-cell office:value-type="string" calcext:value-type="string">
            <text:p>-4,523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303" calcext:value-type="float">
            <text:p>223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6-001011-JEAN TALLA 34 CON CINTA REFLEC</text:p>
          </table:table-cell>
        </table:table-row>
        <table:table-row table:style-name="ro6">
          <table:table-cell office:value-type="float" office:value="5648" calcext:value-type="float">
            <text:p>5648</text:p>
          </table:table-cell>
          <table:table-cell office:value-type="string" calcext:value-type="string">
            <text:p>-4,529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84" calcext:value-type="float">
            <text:p><text:s/>5.8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403" calcext:value-type="float">
            <text:p>2234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7-001011-GAFA NEGRA JACKSON NEMESIS</text:p>
          </table:table-cell>
        </table:table-row>
        <table:table-row table:style-name="ro6">
          <table:table-cell office:value-type="float" office:value="5649" calcext:value-type="float">
            <text:p>5649</text:p>
          </table:table-cell>
          <table:table-cell office:value-type="string" calcext:value-type="string">
            <text:p>-4,853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.14" calcext:value-type="float">
            <text:p><text:s/>324.14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503" calcext:value-type="float">
            <text:p>223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98-001011-TUBO PVC NOVADUCTO PLUS 4 110M</text:p>
          </table:table-cell>
        </table:table-row>
        <table:table-row table:style-name="ro6">
          <table:table-cell office:value-type="float" office:value="5650" calcext:value-type="float">
            <text:p>5650</text:p>
          </table:table-cell>
          <table:table-cell office:value-type="string" calcext:value-type="string">
            <text:p>-4,91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53" calcext:value-type="float">
            <text:p><text:s/>58.53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603" calcext:value-type="float">
            <text:p>223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547-001001-10 KILOS SOLDADURA 7018 X 3/16</text:p>
          </table:table-cell>
        </table:table-row>
        <table:table-row table:style-name="ro6">
          <table:table-cell office:value-type="float" office:value="5651" calcext:value-type="float">
            <text:p>5651</text:p>
          </table:table-cell>
          <table:table-cell office:value-type="string" calcext:value-type="string">
            <text:p>-5,009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" calcext:value-type="float">
            <text:p><text:s/>98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703" calcext:value-type="float">
            <text:p>223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724-001001-FABRICACION EJE DE RUEDA PARA </text:p>
          </table:table-cell>
        </table:table-row>
        <table:table-row table:style-name="ro6">
          <table:table-cell office:value-type="float" office:value="5652" calcext:value-type="float">
            <text:p>5652</text:p>
          </table:table-cell>
          <table:table-cell office:value-type="string" calcext:value-type="string">
            <text:p>-5,158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803" calcext:value-type="float">
            <text:p>2238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521-001001-3 TANQUEROS DE AGUA</text:p>
          </table:table-cell>
        </table:table-row>
        <table:table-row table:style-name="ro6">
          <table:table-cell office:value-type="float" office:value="5653" calcext:value-type="float">
            <text:p>5653</text:p>
          </table:table-cell>
          <table:table-cell office:value-type="string" calcext:value-type="string">
            <text:p>-6,682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24" calcext:value-type="float">
            <text:p><text:s/>1,524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903" calcext:value-type="float">
            <text:p>223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9-001001-JORNADAS DE TRABAJO 02/01/2020</text:p>
          </table:table-cell>
        </table:table-row>
        <table:table-row table:style-name="ro6">
          <table:table-cell office:value-type="float" office:value="5654" calcext:value-type="float">
            <text:p>5654</text:p>
          </table:table-cell>
          <table:table-cell office:value-type="string" calcext:value-type="string">
            <text:p>-9,476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4" calcext:value-type="float">
            <text:p><text:s/>2,794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103" calcext:value-type="float">
            <text:p>224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6-001001-JORNADAS DE TRABAJO 01/11/19 G</text:p>
          </table:table-cell>
        </table:table-row>
        <table:table-row table:style-name="ro6">
          <table:table-cell office:value-type="float" office:value="5655" calcext:value-type="float">
            <text:p>5655</text:p>
          </table:table-cell>
          <table:table-cell office:value-type="string" calcext:value-type="string">
            <text:p>-12,880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04.37" calcext:value-type="float">
            <text:p><text:s/>3,404.37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503" calcext:value-type="float">
            <text:p>2215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001-PROYECTO UNIVERSIDAD DE GUAYAQ</text:p>
          </table:table-cell>
        </table:table-row>
        <table:table-row table:style-name="ro6">
          <table:table-cell office:value-type="float" office:value="5656" calcext:value-type="float">
            <text:p>5656</text:p>
          </table:table-cell>
          <table:table-cell office:value-type="string" calcext:value-type="string">
            <text:p>-13,859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9" calcext:value-type="float">
            <text:p><text:s/>979.0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603" calcext:value-type="float">
            <text:p>221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2207-001001-CERCO Y TAPA TIPO CALZADA (65X</text:p>
          </table:table-cell>
        </table:table-row>
        <table:table-row table:style-name="ro6">
          <table:table-cell office:value-type="float" office:value="5657" calcext:value-type="float">
            <text:p>5657</text:p>
          </table:table-cell>
          <table:table-cell office:value-type="string" calcext:value-type="string">
            <text:p>-14,008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903" calcext:value-type="float">
            <text:p>221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3860-001002-SERVICIO GUARDIANIA</text:p>
          </table:table-cell>
        </table:table-row>
        <table:table-row table:style-name="ro6">
          <table:table-cell office:value-type="float" office:value="5658" calcext:value-type="float">
            <text:p>5658</text:p>
          </table:table-cell>
          <table:table-cell office:value-type="string" calcext:value-type="string">
            <text:p>-14,91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78" calcext:value-type="float">
            <text:p><text:s/>906.78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003" calcext:value-type="float">
            <text:p>222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33-001001-SERVICIO ALQUILER CAMIONETA DE</text:p>
          </table:table-cell>
        </table:table-row>
        <table:table-row table:style-name="ro6">
          <table:table-cell office:value-type="float" office:value="5659" calcext:value-type="float">
            <text:p>5659</text:p>
          </table:table-cell>
          <table:table-cell office:value-type="string" calcext:value-type="string">
            <text:p>-15,901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6.16" calcext:value-type="float">
            <text:p><text:s/>986.16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103" calcext:value-type="float">
            <text:p>222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9-001001-ALQUILER CAMIONETA DEL 18 NOV-</text:p>
          </table:table-cell>
        </table:table-row>
        <table:table-row table:style-name="ro6">
          <table:table-cell office:value-type="float" office:value="5660" calcext:value-type="float">
            <text:p>5660</text:p>
          </table:table-cell>
          <table:table-cell office:value-type="string" calcext:value-type="string">
            <text:p>-15,927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303" calcext:value-type="float">
            <text:p>222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9-001011-JEAN TALLA 34 CON CINTA REFLEC</text:p>
          </table:table-cell>
        </table:table-row>
        <table:table-row table:style-name="ro6">
          <table:table-cell office:value-type="float" office:value="5661" calcext:value-type="float">
            <text:p>5661</text:p>
          </table:table-cell>
          <table:table-cell office:value-type="string" calcext:value-type="string">
            <text:p>-15,95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82" calcext:value-type="float">
            <text:p><text:s/>26.8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203" calcext:value-type="float">
            <text:p>222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400588-001011-JEAN TALLA 34 CON CINTA REFLEC</text:p>
          </table:table-cell>
        </table:table-row>
        <table:table-row table:style-name="ro6">
          <table:table-cell office:value-type="float" office:value="5662" calcext:value-type="float">
            <text:p>5662</text:p>
          </table:table-cell>
          <table:table-cell office:value-type="string" calcext:value-type="string">
            <text:p>-16,861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8" calcext:value-type="float">
            <text:p><text:s/>906.8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603" calcext:value-type="float">
            <text:p>22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37499-001001-8 REFLECTORES</text:p>
          </table:table-cell>
        </table:table-row>
        <table:table-row table:style-name="ro6">
          <table:table-cell office:value-type="float" office:value="5663" calcext:value-type="float">
            <text:p>5663</text:p>
          </table:table-cell>
          <table:table-cell office:value-type="string" calcext:value-type="string">
            <text:p>-17,59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0.32" calcext:value-type="float">
            <text:p><text:s/>730.32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703" calcext:value-type="float">
            <text:p>224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66-001001-4 JALADOR INTERNO DE 110 MM - </text:p>
          </table:table-cell>
        </table:table-row>
        <table:table-row table:style-name="ro6">
          <table:table-cell office:value-type="float" office:value="5664" calcext:value-type="float">
            <text:p>5664</text:p>
          </table:table-cell>
          <table:table-cell office:value-type="string" calcext:value-type="string">
            <text:p>-18,24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.95" calcext:value-type="float">
            <text:p><text:s/>651.9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903" calcext:value-type="float">
            <text:p>224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53714-002002-MOTOROEL SAE 15W-40 CI-4 - HID</text:p>
          </table:table-cell>
        </table:table-row>
        <table:table-row table:style-name="ro6">
          <table:table-cell office:value-type="float" office:value="5665" calcext:value-type="float">
            <text:p>5665</text:p>
          </table:table-cell>
          <table:table-cell office:value-type="string" calcext:value-type="string">
            <text:p>-29,80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60.65" calcext:value-type="float">
            <text:p><text:s/>11,560.6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003" calcext:value-type="float">
            <text:p>225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646-001001-1 X MARTILLO HIDRAULICO PARA M</text:p>
          </table:table-cell>
        </table:table-row>
        <table:table-row table:style-name="ro6">
          <table:table-cell office:value-type="float" office:value="5666" calcext:value-type="float">
            <text:p>5666</text:p>
          </table:table-cell>
          <table:table-cell office:value-type="string" calcext:value-type="string">
            <text:p>-31,014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0.05" calcext:value-type="float">
            <text:p><text:s/>1,210.05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103" calcext:value-type="float">
            <text:p>225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97260-001014-MONTURA UÑA DE MINI CARGADOR F</text:p>
          </table:table-cell>
        </table:table-row>
        <table:table-row table:style-name="ro6">
          <table:table-cell office:value-type="float" office:value="5667" calcext:value-type="float">
            <text:p>5667</text:p>
          </table:table-cell>
          <table:table-cell office:value-type="string" calcext:value-type="string">
            <text:p>-32,84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8.8" calcext:value-type="float">
            <text:p><text:s/>1,828.8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203" calcext:value-type="float">
            <text:p>2252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7-001001-MANTENIMIENTO DE BRAZO DEL MIN</text:p>
          </table:table-cell>
        </table:table-row>
        <table:table-row table:style-name="ro6">
          <table:table-cell office:value-type="float" office:value="5668" calcext:value-type="float">
            <text:p>5668</text:p>
          </table:table-cell>
          <table:table-cell office:value-type="string" calcext:value-type="string">
            <text:p>-32,875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2" calcext:value-type="float">
            <text:p><text:s/>32.20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303" calcext:value-type="float">
            <text:p>2243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B 000000029-001100-BALANZA ELECT. GIGITAL 5 KG</text:p>
          </table:table-cell>
        </table:table-row>
        <table:table-row table:style-name="ro6">
          <table:table-cell office:value-type="float" office:value="5669" calcext:value-type="float">
            <text:p>5669</text:p>
          </table:table-cell>
          <table:table-cell office:value-type="string" calcext:value-type="string">
            <text:p>-32,989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4.07" calcext:value-type="float">
            <text:p><text:s/>114.07 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703" calcext:value-type="float">
            <text:p>232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4-001011-CASCO DE SEGURIDAD AZUL,GAFA S</text:p>
          </table:table-cell>
        </table:table-row>
        <table:table-row table:style-name="ro6">
          <table:table-cell office:value-type="float" office:value="5670" calcext:value-type="float">
            <text:p>5670</text:p>
          </table:table-cell>
          <table:table-cell office:value-type="string" calcext:value-type="string">
            <text:p>-33,002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1" calcext:value-type="float">
            <text:p><text:s/>13.41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303" calcext:value-type="float">
            <text:p>232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6-001011-JEAN TALLA 32 CON CINTA REFLEC</text:p>
          </table:table-cell>
        </table:table-row>
        <table:table-row table:style-name="ro6">
          <table:table-cell office:value-type="float" office:value="5671" calcext:value-type="float">
            <text:p>5671</text:p>
          </table:table-cell>
          <table:table-cell office:value-type="string" calcext:value-type="string">
            <text:p>-33,063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303" calcext:value-type="float">
            <text:p>226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1-001001-LOGISTICA Y TRASLADO DE 100 CA</text:p>
          </table:table-cell>
        </table:table-row>
        <table:table-row table:style-name="ro6">
          <table:table-cell office:value-type="float" office:value="5672" calcext:value-type="float">
            <text:p>5672</text:p>
          </table:table-cell>
          <table:table-cell office:value-type="string" calcext:value-type="string">
            <text:p>-33,641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7.5" calcext:value-type="float">
            <text:p><text:s/>577.5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403" calcext:value-type="float">
            <text:p>226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085-001002-SERVICIOS DE GUARDIANIA</text:p>
          </table:table-cell>
        </table:table-row>
        <table:table-row table:style-name="ro6">
          <table:table-cell office:value-type="float" office:value="5673" calcext:value-type="float">
            <text:p>5673</text:p>
          </table:table-cell>
          <table:table-cell office:value-type="string" calcext:value-type="string">
            <text:p>-33,690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.77" calcext:value-type="float">
            <text:p><text:s/>48.7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603" calcext:value-type="float">
            <text:p>226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2-001001-MANTENIMIENTO PREVENTIVO Y COR</text:p>
          </table:table-cell>
        </table:table-row>
        <table:table-row table:style-name="ro6">
          <table:table-cell office:value-type="float" office:value="5674" calcext:value-type="float">
            <text:p>5674</text:p>
          </table:table-cell>
          <table:table-cell office:value-type="string" calcext:value-type="string">
            <text:p>-36,73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" calcext:value-type="float">
            <text:p><text:s/>3,048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703" calcext:value-type="float">
            <text:p>226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03-001001-TRABAJOS DE OBRA CIVIL, CANALI</text:p>
          </table:table-cell>
        </table:table-row>
        <table:table-row table:style-name="ro6">
          <table:table-cell office:value-type="float" office:value="5675" calcext:value-type="float">
            <text:p>5675</text:p>
          </table:table-cell>
          <table:table-cell office:value-type="string" calcext:value-type="string">
            <text:p>-36,934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" calcext:value-type="float">
            <text:p><text:s/>196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003" calcext:value-type="float">
            <text:p>226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3-001001-AGUJEROS POR CORREGIR EN BARRA</text:p>
          </table:table-cell>
        </table:table-row>
        <table:table-row table:style-name="ro6">
          <table:table-cell office:value-type="float" office:value="5676" calcext:value-type="float">
            <text:p>5676</text:p>
          </table:table-cell>
          <table:table-cell office:value-type="string" calcext:value-type="string">
            <text:p>-37,011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33" calcext:value-type="float">
            <text:p><text:s/>77.33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103" calcext:value-type="float">
            <text:p>226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53-001001-32 BOTELLONES DE AGUA</text:p>
          </table:table-cell>
        </table:table-row>
        <table:table-row table:style-name="ro6">
          <table:table-cell office:value-type="float" office:value="5677" calcext:value-type="float">
            <text:p>5677</text:p>
          </table:table-cell>
          <table:table-cell office:value-type="string" calcext:value-type="string">
            <text:p>-38,446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5.5" calcext:value-type="float">
            <text:p><text:s/>1,435.5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903" calcext:value-type="float">
            <text:p>226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107-001002-SERVICIO DE GUARDIANIA</text:p>
          </table:table-cell>
        </table:table-row>
        <table:table-row table:style-name="ro6">
          <table:table-cell office:value-type="float" office:value="5678" calcext:value-type="float">
            <text:p>5678</text:p>
          </table:table-cell>
          <table:table-cell office:value-type="string" calcext:value-type="string">
            <text:p>-40,37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0.4" calcext:value-type="float">
            <text:p><text:s/>1,930.4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003" calcext:value-type="float">
            <text:p>227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5-001001-MANTENIMIENTO DE MINICARGADOR </text:p>
          </table:table-cell>
        </table:table-row>
        <table:table-row table:style-name="ro6">
          <table:table-cell office:value-type="float" office:value="5679" calcext:value-type="float">
            <text:p>5679</text:p>
          </table:table-cell>
          <table:table-cell office:value-type="string" calcext:value-type="string">
            <text:p>-40,42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.8" calcext:value-type="float">
            <text:p><text:s/>50.8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103" calcext:value-type="float">
            <text:p>227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7-001001-DESALOJO DE MATERIAL EN PASCUA</text:p>
          </table:table-cell>
        </table:table-row>
        <table:table-row table:style-name="ro6">
          <table:table-cell office:value-type="float" office:value="5680" calcext:value-type="float">
            <text:p>5680</text:p>
          </table:table-cell>
          <table:table-cell office:value-type="string" calcext:value-type="string">
            <text:p>-41,31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2.64" calcext:value-type="float">
            <text:p><text:s/>882.6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203" calcext:value-type="float">
            <text:p>227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6-001001-SERVICIO ALQUILER DE CAMIONETA</text:p>
          </table:table-cell>
        </table:table-row>
        <table:table-row table:style-name="ro6">
          <table:table-cell office:value-type="float" office:value="5681" calcext:value-type="float">
            <text:p>5681</text:p>
          </table:table-cell>
          <table:table-cell office:value-type="string" calcext:value-type="string">
            <text:p>-44,64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32.48" calcext:value-type="float">
            <text:p><text:s/>3,332.4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303" calcext:value-type="float">
            <text:p>227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82-001001-6 JORNADAS DE TRABAJO SUPERVIS</text:p>
          </table:table-cell>
        </table:table-row>
        <table:table-row table:style-name="ro6">
          <table:table-cell office:value-type="float" office:value="5682" calcext:value-type="float">
            <text:p>5682</text:p>
          </table:table-cell>
          <table:table-cell office:value-type="string" calcext:value-type="string">
            <text:p>-47,90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64.96" calcext:value-type="float">
            <text:p><text:s/>3,264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403" calcext:value-type="float">
            <text:p>227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425-001001-380 BUZOS DE HOMBRE</text:p>
          </table:table-cell>
        </table:table-row>
        <table:table-row table:style-name="ro6">
          <table:table-cell office:value-type="float" office:value="5683" calcext:value-type="float">
            <text:p>5683</text:p>
          </table:table-cell>
          <table:table-cell office:value-type="string" calcext:value-type="string">
            <text:p>-49,03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103" calcext:value-type="float">
            <text:p>229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57-002001-HONORARIOS COMO INTERVENTOR PO</text:p>
          </table:table-cell>
        </table:table-row>
        <table:table-row table:style-name="ro6">
          <table:table-cell office:value-type="float" office:value="5684" calcext:value-type="float">
            <text:p>5684</text:p>
          </table:table-cell>
          <table:table-cell office:value-type="string" calcext:value-type="string">
            <text:p>-64,86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30.11" calcext:value-type="float">
            <text:p><text:s/>15,830.11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403" calcext:value-type="float">
            <text:p>229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264965-002001-POLIZA DE SEGUROS POR MAQUINAR</text:p>
          </table:table-cell>
        </table:table-row>
        <table:table-row table:style-name="ro6">
          <table:table-cell office:value-type="float" office:value="5685" calcext:value-type="float">
            <text:p>5685</text:p>
          </table:table-cell>
          <table:table-cell office:value-type="string" calcext:value-type="string">
            <text:p>-65,171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" calcext:value-type="float">
            <text:p><text:s/>308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503" calcext:value-type="float">
            <text:p>227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20723-001001-ALQUILER MENSUAL DE SANITARIO </text:p>
          </table:table-cell>
        </table:table-row>
        <table:table-row table:style-name="ro6">
          <table:table-cell office:value-type="float" office:value="5686" calcext:value-type="float">
            <text:p>5686</text:p>
          </table:table-cell>
          <table:table-cell office:value-type="string" calcext:value-type="string">
            <text:p>-65,28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.76" calcext:value-type="float">
            <text:p><text:s/>111.7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603" calcext:value-type="float">
            <text:p>227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8-001001-DESALOJOS DE MATERIAL HECHO A </text:p>
          </table:table-cell>
        </table:table-row>
        <table:table-row table:style-name="ro6">
          <table:table-cell office:value-type="float" office:value="5687" calcext:value-type="float">
            <text:p>5687</text:p>
          </table:table-cell>
          <table:table-cell office:value-type="string" calcext:value-type="string">
            <text:p>-65,58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703" calcext:value-type="float">
            <text:p>227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550-001001-6 TANQUEROS AGUA</text:p>
          </table:table-cell>
        </table:table-row>
        <table:table-row table:style-name="ro6">
          <table:table-cell office:value-type="float" office:value="5688" calcext:value-type="float">
            <text:p>5688</text:p>
          </table:table-cell>
          <table:table-cell office:value-type="string" calcext:value-type="string">
            <text:p>-65,909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9.18" calcext:value-type="float">
            <text:p><text:s/>329.1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803" calcext:value-type="float">
            <text:p>227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9-001001-SERVICIO DE ALQUILER TRANSPORT</text:p>
          </table:table-cell>
        </table:table-row>
        <table:table-row table:style-name="ro6">
          <table:table-cell office:value-type="float" office:value="5689" calcext:value-type="float">
            <text:p>5689</text:p>
          </table:table-cell>
          <table:table-cell office:value-type="string" calcext:value-type="string">
            <text:p>-66,048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07" calcext:value-type="float">
            <text:p><text:s/>139.0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903" calcext:value-type="float">
            <text:p>225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GI 000003999-002012-ADUANAS TRAMITES Y MANEJOS, BO</text:p>
          </table:table-cell>
        </table:table-row>
        <table:table-row table:style-name="ro6">
          <table:table-cell office:value-type="float" office:value="5690" calcext:value-type="float">
            <text:p>5690</text:p>
          </table:table-cell>
          <table:table-cell office:value-type="string" calcext:value-type="string">
            <text:p>-66,10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603" calcext:value-type="float">
            <text:p>229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5-001001-TRABAJOS POR PERFORAR HUECO,PO</text:p>
          </table:table-cell>
        </table:table-row>
        <table:table-row table:style-name="ro6">
          <table:table-cell office:value-type="float" office:value="5691" calcext:value-type="float">
            <text:p>5691</text:p>
          </table:table-cell>
          <table:table-cell office:value-type="string" calcext:value-type="string">
            <text:p>-66,63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3.15" calcext:value-type="float">
            <text:p><text:s/>523.1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903" calcext:value-type="float">
            <text:p>227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162-001100-3 MALLAS ELECTROSOLDADAS- 30 S</text:p>
          </table:table-cell>
        </table:table-row>
        <table:table-row table:style-name="ro6">
          <table:table-cell office:value-type="float" office:value="5692" calcext:value-type="float">
            <text:p>5692</text:p>
          </table:table-cell>
          <table:table-cell office:value-type="string" calcext:value-type="string">
            <text:p>-66,69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.37" calcext:value-type="float">
            <text:p><text:s/>66.3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203" calcext:value-type="float">
            <text:p>228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165227-001001-BATERIA BOSCH, SUPER FULL EQUI</text:p>
          </table:table-cell>
        </table:table-row>
        <table:table-row table:style-name="ro6">
          <table:table-cell office:value-type="float" office:value="5693" calcext:value-type="float">
            <text:p>5693</text:p>
          </table:table-cell>
          <table:table-cell office:value-type="string" calcext:value-type="string">
            <text:p>-67,207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0.38" calcext:value-type="float">
            <text:p><text:s/>510.3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003" calcext:value-type="float">
            <text:p>229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80-001100-BISAGRAS, CANDADO BARRIL 80MM,</text:p>
          </table:table-cell>
        </table:table-row>
        <table:table-row table:style-name="ro6">
          <table:table-cell office:value-type="float" office:value="5694" calcext:value-type="float">
            <text:p>5694</text:p>
          </table:table-cell>
          <table:table-cell office:value-type="string" calcext:value-type="string">
            <text:p>-67,287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55" calcext:value-type="float">
            <text:p><text:s/>80.5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403" calcext:value-type="float">
            <text:p>228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60-001001-50 BOTELLONES DE AGUA - 1 CAJA</text:p>
          </table:table-cell>
        </table:table-row>
        <table:table-row table:style-name="ro6">
          <table:table-cell office:value-type="float" office:value="5695" calcext:value-type="float">
            <text:p>5695</text:p>
          </table:table-cell>
          <table:table-cell office:value-type="string" calcext:value-type="string">
            <text:p>-67,835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7.74" calcext:value-type="float">
            <text:p><text:s/>547.74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303" calcext:value-type="float">
            <text:p>228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366-001001-3 METROS DE TUBO 24" - 3 METRO</text:p>
          </table:table-cell>
        </table:table-row>
        <table:table-row table:style-name="ro6">
          <table:table-cell office:value-type="float" office:value="5696" calcext:value-type="float">
            <text:p>5696</text:p>
          </table:table-cell>
          <table:table-cell office:value-type="string" calcext:value-type="string">
            <text:p>-68,787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2.38" calcext:value-type="float">
            <text:p><text:s/>952.38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903" calcext:value-type="float">
            <text:p>228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239-001001-CHALECO REFLECTIVO ALTA VISION</text:p>
          </table:table-cell>
        </table:table-row>
        <table:table-row table:style-name="ro6">
          <table:table-cell office:value-type="float" office:value="5697" calcext:value-type="float">
            <text:p>5697</text:p>
          </table:table-cell>
          <table:table-cell office:value-type="string" calcext:value-type="string">
            <text:p>-68,909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66" calcext:value-type="float">
            <text:p><text:s/>121.6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703" calcext:value-type="float">
            <text:p>228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29941665-001064-CONSUMO MES ENERO 2020</text:p>
          </table:table-cell>
        </table:table-row>
        <table:table-row table:style-name="ro6">
          <table:table-cell office:value-type="float" office:value="5698" calcext:value-type="float">
            <text:p>5698</text:p>
          </table:table-cell>
          <table:table-cell office:value-type="string" calcext:value-type="string">
            <text:p>-68,97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02" calcext:value-type="float">
            <text:p><text:s/>62.0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603" calcext:value-type="float">
            <text:p>225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44-001001-9 BOTELLONES DE AGUA</text:p>
          </table:table-cell>
        </table:table-row>
        <table:table-row table:style-name="ro6">
          <table:table-cell office:value-type="float" office:value="5699" calcext:value-type="float">
            <text:p>5699</text:p>
          </table:table-cell>
          <table:table-cell office:value-type="string" calcext:value-type="string">
            <text:p>-73,030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59.25" calcext:value-type="float">
            <text:p><text:s/>4,059.25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103" calcext:value-type="float">
            <text:p>230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264970-002001-POLIZA #1006515 POR SEGUROS MA</text:p>
          </table:table-cell>
        </table:table-row>
        <table:table-row table:style-name="ro6">
          <table:table-cell office:value-type="float" office:value="5700" calcext:value-type="float">
            <text:p>5700</text:p>
          </table:table-cell>
          <table:table-cell office:value-type="string" calcext:value-type="string">
            <text:p>-73,111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47" calcext:value-type="float">
            <text:p><text:s/>80.47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803" calcext:value-type="float">
            <text:p>2298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5515-002001-10 DISCO SIERRA CIRCULAR MADER</text:p>
          </table:table-cell>
        </table:table-row>
        <table:table-row table:style-name="ro6">
          <table:table-cell office:value-type="float" office:value="5701" calcext:value-type="float">
            <text:p>5701</text:p>
          </table:table-cell>
          <table:table-cell office:value-type="string" calcext:value-type="string">
            <text:p>-73,264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.82" calcext:value-type="float">
            <text:p><text:s/>153.82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903" calcext:value-type="float">
            <text:p>229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55516-001100-50 CUARTON SEMIDURO 2" X 2" X4</text:p>
          </table:table-cell>
        </table:table-row>
        <table:table-row table:style-name="ro6">
          <table:table-cell office:value-type="float" office:value="5702" calcext:value-type="float">
            <text:p>5702</text:p>
          </table:table-cell>
          <table:table-cell office:value-type="string" calcext:value-type="string">
            <text:p>-74,73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.3" calcext:value-type="float">
            <text:p><text:s/>1,471.30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003" calcext:value-type="float">
            <text:p>230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0037-001001-CANECA LUBE, DISPAC, RD, CONTR</text:p>
          </table:table-cell>
        </table:table-row>
        <table:table-row table:style-name="ro6">
          <table:table-cell office:value-type="float" office:value="5703" calcext:value-type="float">
            <text:p>5703</text:p>
          </table:table-cell>
          <table:table-cell office:value-type="string" calcext:value-type="string">
            <text:p>-74,745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4" calcext:value-type="float">
            <text:p><text:s/>9.54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103" calcext:value-type="float">
            <text:p>231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2-001011-ENCHUFE VINIL 15A 125V POL COO</text:p>
          </table:table-cell>
        </table:table-row>
        <table:table-row table:style-name="ro6">
          <table:table-cell office:value-type="float" office:value="5704" calcext:value-type="float">
            <text:p>5704</text:p>
          </table:table-cell>
          <table:table-cell office:value-type="string" calcext:value-type="string">
            <text:p>-74,92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29" calcext:value-type="float">
            <text:p><text:s/>182.29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303" calcext:value-type="float">
            <text:p>231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1-001011-TABLET SAMSUNG SM-T295NZKAEON </text:p>
          </table:table-cell>
        </table:table-row>
        <table:table-row table:style-name="ro6">
          <table:table-cell office:value-type="float" office:value="5705" calcext:value-type="float">
            <text:p>5705</text:p>
          </table:table-cell>
          <table:table-cell office:value-type="string" calcext:value-type="string">
            <text:p>-75,01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7" calcext:value-type="float">
            <text:p><text:s/>84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003" calcext:value-type="float">
            <text:p>231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4-001011-1 BOTA DIELECTRICA BASICA 3 TA</text:p>
          </table:table-cell>
        </table:table-row>
        <table:table-row table:style-name="ro6">
          <table:table-cell office:value-type="float" office:value="5706" calcext:value-type="float">
            <text:p>5706</text:p>
          </table:table-cell>
          <table:table-cell office:value-type="string" calcext:value-type="string">
            <text:p>-75,06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11" calcext:value-type="float">
            <text:p><text:s/>57.1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903" calcext:value-type="float">
            <text:p>230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5-001011-BOTA DIELECTRICA BASICO 3 TALL</text:p>
          </table:table-cell>
        </table:table-row>
        <table:table-row table:style-name="ro6">
          <table:table-cell office:value-type="float" office:value="5707" calcext:value-type="float">
            <text:p>5707</text:p>
          </table:table-cell>
          <table:table-cell office:value-type="string" calcext:value-type="string">
            <text:p>-75,270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57" calcext:value-type="float">
            <text:p><text:s/>200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403" calcext:value-type="float">
            <text:p>230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9-001011-REVERSIBLE EMT 4- TUBO EMT 4- </text:p>
          </table:table-cell>
        </table:table-row>
        <table:table-row table:style-name="ro6">
          <table:table-cell office:value-type="float" office:value="5708" calcext:value-type="float">
            <text:p>5708</text:p>
          </table:table-cell>
          <table:table-cell office:value-type="string" calcext:value-type="string">
            <text:p>-75,354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92" calcext:value-type="float">
            <text:p><text:s/>83.92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703" calcext:value-type="float">
            <text:p>231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8-001011-BOTA DIELECTICA BASICO 3 TALLA</text:p>
          </table:table-cell>
        </table:table-row>
        <table:table-row table:style-name="ro6">
          <table:table-cell office:value-type="float" office:value="5709" calcext:value-type="float">
            <text:p>5709</text:p>
          </table:table-cell>
          <table:table-cell office:value-type="string" calcext:value-type="string">
            <text:p>-75,38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8" calcext:value-type="float">
            <text:p><text:s/>33.8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603" calcext:value-type="float">
            <text:p>231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3-001011-MOCHILA MULTIUSO</text:p>
          </table:table-cell>
        </table:table-row>
        <table:table-row table:style-name="ro6">
          <table:table-cell office:value-type="float" office:value="5710" calcext:value-type="float">
            <text:p>5710</text:p>
          </table:table-cell>
          <table:table-cell office:value-type="string" calcext:value-type="string">
            <text:p>-75,57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3.86" calcext:value-type="float">
            <text:p><text:s/>183.86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203" calcext:value-type="float">
            <text:p>231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9-001011-TABLET SAMSUNG SM-T295NZKAEON </text:p>
          </table:table-cell>
        </table:table-row>
        <table:table-row table:style-name="ro6">
          <table:table-cell office:value-type="float" office:value="5711" calcext:value-type="float">
            <text:p>5711</text:p>
          </table:table-cell>
          <table:table-cell office:value-type="string" calcext:value-type="string">
            <text:p>-75,628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1" calcext:value-type="float">
            <text:p><text:s/>56.71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703" calcext:value-type="float">
            <text:p>230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6-001011-BOTA DIELECTRICA BASICO 3 TALL</text:p>
          </table:table-cell>
        </table:table-row>
        <table:table-row table:style-name="ro6">
          <table:table-cell office:value-type="float" office:value="5712" calcext:value-type="float">
            <text:p>5712</text:p>
          </table:table-cell>
          <table:table-cell office:value-type="string" calcext:value-type="string">
            <text:p>-75,82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57" calcext:value-type="float">
            <text:p><text:s/>200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103" calcext:value-type="float">
            <text:p>232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6-001011-REVERSIBLE EMT 4- TUBO EMT 4- </text:p>
          </table:table-cell>
        </table:table-row>
        <table:table-row table:style-name="ro6">
          <table:table-cell office:value-type="float" office:value="5713" calcext:value-type="float">
            <text:p>5713</text:p>
          </table:table-cell>
          <table:table-cell office:value-type="string" calcext:value-type="string">
            <text:p>-76,011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29" calcext:value-type="float">
            <text:p><text:s/>182.29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403" calcext:value-type="float">
            <text:p>231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0-001011-TABLET SAMSUNG SM-T295NZKAEON </text:p>
          </table:table-cell>
        </table:table-row>
        <table:table-row table:style-name="ro6">
          <table:table-cell office:value-type="float" office:value="5714" calcext:value-type="float">
            <text:p>5714</text:p>
          </table:table-cell>
          <table:table-cell office:value-type="string" calcext:value-type="string">
            <text:p>-76,045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8" calcext:value-type="float">
            <text:p><text:s/>33.8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1903" calcext:value-type="float">
            <text:p>231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47-001011-MOCHILA MULTIUSO</text:p>
          </table:table-cell>
        </table:table-row>
        <table:table-row table:style-name="ro6">
          <table:table-cell office:value-type="float" office:value="5715" calcext:value-type="float">
            <text:p>5715</text:p>
          </table:table-cell>
          <table:table-cell office:value-type="string" calcext:value-type="string">
            <text:p>-76,245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57" calcext:value-type="float">
            <text:p><text:s/>200.57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503" calcext:value-type="float">
            <text:p>230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8-001011-REVERSIBLE EMT 4- TUBO EMT 4- </text:p>
          </table:table-cell>
        </table:table-row>
        <table:table-row table:style-name="ro6">
          <table:table-cell office:value-type="float" office:value="5716" calcext:value-type="float">
            <text:p>5716</text:p>
          </table:table-cell>
          <table:table-cell office:value-type="string" calcext:value-type="string">
            <text:p>-76,27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8" calcext:value-type="float">
            <text:p><text:s/>33.80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303" calcext:value-type="float">
            <text:p>230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40620-001011-MOCHILA MULTIUSO</text:p>
          </table:table-cell>
        </table:table-row>
        <table:table-row table:style-name="ro6">
          <table:table-cell office:value-type="float" office:value="5717" calcext:value-type="float">
            <text:p>5717</text:p>
          </table:table-cell>
          <table:table-cell office:value-type="string" calcext:value-type="string">
            <text:p>-76,362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.25" calcext:value-type="float">
            <text:p><text:s/>83.25 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0603" calcext:value-type="float">
            <text:p>230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17-001011-REVERSIBLE EMT 4- TUBO EMT 4- </text:p>
          </table:table-cell>
        </table:table-row>
        <table:table-row table:style-name="ro6">
          <table:table-cell office:value-type="float" office:value="5718" calcext:value-type="float">
            <text:p>5718</text:p>
          </table:table-cell>
          <table:table-cell office:value-type="string" calcext:value-type="string">
            <text:p>-76,622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9.38" calcext:value-type="float">
            <text:p><text:s/>259.38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403" calcext:value-type="float">
            <text:p>232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7-001011-(13) CASCO V GARD MSA CON SUSP</text:p>
          </table:table-cell>
        </table:table-row>
        <table:table-row table:style-name="ro6">
          <table:table-cell office:value-type="float" office:value="5719" calcext:value-type="float">
            <text:p>5719</text:p>
          </table:table-cell>
          <table:table-cell office:value-type="string" calcext:value-type="string">
            <text:p>-76,652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9" calcext:value-type="float">
            <text:p><text:s/>29.99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603" calcext:value-type="float">
            <text:p>232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5-001011-SOLDADURA INDURA E-6011 -1/8 (</text:p>
          </table:table-cell>
        </table:table-row>
        <table:table-row table:style-name="ro6">
          <table:table-cell office:value-type="float" office:value="5720" calcext:value-type="float">
            <text:p>5720</text:p>
          </table:table-cell>
          <table:table-cell office:value-type="string" calcext:value-type="string">
            <text:p>-76,69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.1" calcext:value-type="float">
            <text:p><text:s/>38.10 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2203" calcext:value-type="float">
            <text:p>232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403608-001011-GUANTES NITRAFLEX</text:p>
          </table:table-cell>
        </table:table-row>
        <table:table-row table:style-name="ro6">
          <table:table-cell office:value-type="float" office:value="5721" calcext:value-type="float">
            <text:p>5721</text:p>
          </table:table-cell>
          <table:table-cell office:value-type="string" calcext:value-type="string">
            <text:p>-76,751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203" calcext:value-type="float">
            <text:p>226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0-001001-LOGISTICA Y TRASLADO DE 50 PLA</text:p>
          </table:table-cell>
        </table:table-row>
        <table:table-row table:style-name="ro6">
          <table:table-cell office:value-type="float" office:value="5722" calcext:value-type="float">
            <text:p>5722</text:p>
          </table:table-cell>
          <table:table-cell office:value-type="string" calcext:value-type="string">
            <text:p>-75,227.34</text:p>
          </table:table-cell>
          <table:table-cell office:value-type="float" office:value="1524" calcext:value-type="float">
            <text:p><text:s/>1,5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202" calcext:value-type="float">
            <text:p>261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6-0 EDISON FAUSTO COND :JORNADAS DE TRABAJO 0</text:p>
          </table:table-cell>
        </table:table-row>
        <table:table-row table:style-name="ro6">
          <table:table-cell office:value-type="float" office:value="5723" calcext:value-type="float">
            <text:p>5723</text:p>
          </table:table-cell>
          <table:table-cell office:value-type="string" calcext:value-type="string">
            <text:p>-71,894.86</text:p>
          </table:table-cell>
          <table:table-cell office:value-type="float" office:value="3332.48" calcext:value-type="float">
            <text:p><text:s/>3,33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202" calcext:value-type="float">
            <text:p>261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6-0 EDISON FAUSTO COND :6 JORNADAS DE TRABAJO</text:p>
          </table:table-cell>
        </table:table-row>
        <table:table-row table:style-name="ro6">
          <table:table-cell office:value-type="float" office:value="5724" calcext:value-type="float">
            <text:p>5724</text:p>
          </table:table-cell>
          <table:table-cell office:value-type="string" calcext:value-type="string">
            <text:p>-70,684.81</text:p>
          </table:table-cell>
          <table:table-cell office:value-type="float" office:value="1210.05" calcext:value-type="float">
            <text:p><text:s/>1,210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302" calcext:value-type="float">
            <text:p>261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7-0 IIASA :MONTURA UÑA DE MINI CARGADOR FORK </text:p>
          </table:table-cell>
        </table:table-row>
        <table:table-row table:style-name="ro6">
          <table:table-cell office:value-type="float" office:value="5725" calcext:value-type="float">
            <text:p>5725</text:p>
          </table:table-cell>
          <table:table-cell office:value-type="string" calcext:value-type="string">
            <text:p>-70,623.85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LOGISTICA Y TRASLADO </text:p>
          </table:table-cell>
        </table:table-row>
        <table:table-row table:style-name="ro6">
          <table:table-cell office:value-type="float" office:value="5726" calcext:value-type="float">
            <text:p>5726</text:p>
          </table:table-cell>
          <table:table-cell office:value-type="string" calcext:value-type="string">
            <text:p>-70,562.89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LOGISTICA Y TRASLADO </text:p>
          </table:table-cell>
        </table:table-row>
        <table:table-row table:style-name="ro6">
          <table:table-cell office:value-type="float" office:value="5727" calcext:value-type="float">
            <text:p>5727</text:p>
          </table:table-cell>
          <table:table-cell office:value-type="string" calcext:value-type="string">
            <text:p>-70,514.12</text:p>
          </table:table-cell>
          <table:table-cell office:value-type="float" office:value="48.77" calcext:value-type="float">
            <text:p><text:s/>48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402" calcext:value-type="float">
            <text:p>260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7-0 FIGUEROA BOLAÑOS J :MANTENIMIENTO PREVENT</text:p>
          </table:table-cell>
        </table:table-row>
        <table:table-row table:style-name="ro6">
          <table:table-cell office:value-type="float" office:value="5728" calcext:value-type="float">
            <text:p>5728</text:p>
          </table:table-cell>
          <table:table-cell office:value-type="string" calcext:value-type="string">
            <text:p>-67,249.16</text:p>
          </table:table-cell>
          <table:table-cell office:value-type="float" office:value="3264.96" calcext:value-type="float">
            <text:p><text:s/>3,26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502" calcext:value-type="float">
            <text:p>260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8-0 SANCHEZ LOPEZ INGR :380 BUZOS DE HOMBRE</text:p>
          </table:table-cell>
        </table:table-row>
        <table:table-row table:style-name="ro6">
          <table:table-cell office:value-type="float" office:value="5729" calcext:value-type="float">
            <text:p>5729</text:p>
          </table:table-cell>
          <table:table-cell office:value-type="string" calcext:value-type="string">
            <text:p>-66,671.66</text:p>
          </table:table-cell>
          <table:table-cell office:value-type="float" office:value="577.5" calcext:value-type="float">
            <text:p><text:s/>57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602" calcext:value-type="float">
            <text:p>260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0-0 CAJAMARCA PROTECTI :SERVICIOS DE GUARDIAN</text:p>
          </table:table-cell>
        </table:table-row>
        <table:table-row table:style-name="ro6">
          <table:table-cell office:value-type="float" office:value="5730" calcext:value-type="float">
            <text:p>5730</text:p>
          </table:table-cell>
          <table:table-cell office:value-type="string" calcext:value-type="string">
            <text:p>-65,236.16</text:p>
          </table:table-cell>
          <table:table-cell office:value-type="float" office:value="1435.5" calcext:value-type="float">
            <text:p><text:s/>1,43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602" calcext:value-type="float">
            <text:p>260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0-0 CAJAMARCA PROTECTI :SERVICIO DE GUARDIANI</text:p>
          </table:table-cell>
        </table:table-row>
        <table:table-row table:style-name="ro6">
          <table:table-cell office:value-type="float" office:value="5731" calcext:value-type="float">
            <text:p>5731</text:p>
          </table:table-cell>
          <table:table-cell office:value-type="string" calcext:value-type="string">
            <text:p>-64,584.21</text:p>
          </table:table-cell>
          <table:table-cell office:value-type="float" office:value="651.95" calcext:value-type="float">
            <text:p><text:s/>65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702" calcext:value-type="float">
            <text:p>260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1-0 SWISSOIL DEL ECUAD :MOTOROEL SAE 15W-40 C</text:p>
          </table:table-cell>
        </table:table-row>
        <table:table-row table:style-name="ro6">
          <table:table-cell office:value-type="float" office:value="5732" calcext:value-type="float">
            <text:p>5732</text:p>
          </table:table-cell>
          <table:table-cell office:value-type="string" calcext:value-type="string">
            <text:p>-64,276.21</text:p>
          </table:table-cell>
          <table:table-cell office:value-type="float" office:value="308" calcext:value-type="float">
            <text:p><text:s/>3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802" calcext:value-type="float">
            <text:p>260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2-0 SANIPORT S.A. :ALQUILER MENSUAL DE SANITA</text:p>
          </table:table-cell>
        </table:table-row>
        <table:table-row table:style-name="ro6">
          <table:table-cell office:value-type="float" office:value="5733" calcext:value-type="float">
            <text:p>5733</text:p>
          </table:table-cell>
          <table:table-cell office:value-type="string" calcext:value-type="string">
            <text:p>-60,871.84</text:p>
          </table:table-cell>
          <table:table-cell office:value-type="float" office:value="3404.37" calcext:value-type="float">
            <text:p><text:s/>3,404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902" calcext:value-type="float">
            <text:p>260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3-0 JC PORTAL DRILLING :PROYECTO UNIVERSIDAD </text:p>
          </table:table-cell>
        </table:table-row>
        <table:table-row table:style-name="ro6">
          <table:table-cell office:value-type="float" office:value="5734" calcext:value-type="float">
            <text:p>5734</text:p>
          </table:table-cell>
          <table:table-cell office:value-type="string" calcext:value-type="string">
            <text:p>-60,348.69</text:p>
          </table:table-cell>
          <table:table-cell office:value-type="float" office:value="523.15" calcext:value-type="float">
            <text:p><text:s/>523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002" calcext:value-type="float">
            <text:p>261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4-0 SERVIDECONS SA :3 MALLAS ELECTROSOLDADAS-</text:p>
          </table:table-cell>
        </table:table-row>
        <table:table-row table:style-name="ro6">
          <table:table-cell office:value-type="float" office:value="5735" calcext:value-type="float">
            <text:p>5735</text:p>
          </table:table-cell>
          <table:table-cell office:value-type="string" calcext:value-type="string">
            <text:p>-58,418.29</text:p>
          </table:table-cell>
          <table:table-cell office:value-type="float" office:value="1930.4" calcext:value-type="float">
            <text:p><text:s/>1,930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MANTENIMIENTO DE MINI</text:p>
          </table:table-cell>
        </table:table-row>
        <table:table-row table:style-name="ro6">
          <table:table-cell office:value-type="float" office:value="5736" calcext:value-type="float">
            <text:p>5736</text:p>
          </table:table-cell>
          <table:table-cell office:value-type="string" calcext:value-type="string">
            <text:p>-57,535.65</text:p>
          </table:table-cell>
          <table:table-cell office:value-type="float" office:value="882.64" calcext:value-type="float">
            <text:p><text:s/>88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SERVICIO ALQUILER DE </text:p>
          </table:table-cell>
        </table:table-row>
        <table:table-row table:style-name="ro6">
          <table:table-cell office:value-type="float" office:value="5737" calcext:value-type="float">
            <text:p>5737</text:p>
          </table:table-cell>
          <table:table-cell office:value-type="string" calcext:value-type="string">
            <text:p>-57,238.65</text:p>
          </table:table-cell>
          <table:table-cell office:value-type="float" office:value="297" calcext:value-type="float">
            <text:p><text:s/>29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102" calcext:value-type="float">
            <text:p>261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5-0 TRANSPORTE CARGA P :6 TANQUEROS AGUA</text:p>
          </table:table-cell>
        </table:table-row>
        <table:table-row table:style-name="ro6">
          <table:table-cell office:value-type="float" office:value="5738" calcext:value-type="float">
            <text:p>5738</text:p>
          </table:table-cell>
          <table:table-cell office:value-type="string" calcext:value-type="string">
            <text:p>-51,458.32</text:p>
          </table:table-cell>
          <table:table-cell office:value-type="float" office:value="5780.33" calcext:value-type="float">
            <text:p><text:s/>5,780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402" calcext:value-type="float">
            <text:p>261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9-0 GEDEQUIP S.A. :1 X MARTILLO HIDRAULICO PA</text:p>
          </table:table-cell>
        </table:table-row>
        <table:table-row table:style-name="ro6">
          <table:table-cell office:value-type="float" office:value="5739" calcext:value-type="float">
            <text:p>5739</text:p>
          </table:table-cell>
          <table:table-cell office:value-type="string" calcext:value-type="string">
            <text:p>-45,678.00</text:p>
          </table:table-cell>
          <table:table-cell office:value-type="float" office:value="5780.32" calcext:value-type="float">
            <text:p><text:s/>5,780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502" calcext:value-type="float">
            <text:p>261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9-0 GEDEQUIP S.A. :1 X MARTILLO HIDRAULICO PA</text:p>
          </table:table-cell>
        </table:table-row>
        <table:table-row table:style-name="ro6">
          <table:table-cell office:value-type="float" office:value="5740" calcext:value-type="float">
            <text:p>5740</text:p>
          </table:table-cell>
          <table:table-cell office:value-type="string" calcext:value-type="string">
            <text:p>-44,691.84</text:p>
          </table:table-cell>
          <table:table-cell office:value-type="float" office:value="986.16" calcext:value-type="float">
            <text:p><text:s/>986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1" calcext:value-type="float">
            <text:p>5741</text:p>
          </table:table-cell>
          <table:table-cell office:value-type="string" calcext:value-type="string">
            <text:p>-44,641.04</text:p>
          </table:table-cell>
          <table:table-cell office:value-type="float" office:value="50.8" calcext:value-type="float">
            <text:p><text:s/>5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2" calcext:value-type="float">
            <text:p>5742</text:p>
          </table:table-cell>
          <table:table-cell office:value-type="string" calcext:value-type="string">
            <text:p>-44,529.28</text:p>
          </table:table-cell>
          <table:table-cell office:value-type="float" office:value="111.76" calcext:value-type="float">
            <text:p><text:s/>111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3" calcext:value-type="float">
            <text:p>5743</text:p>
          </table:table-cell>
          <table:table-cell office:value-type="string" calcext:value-type="string">
            <text:p>-44,200.10</text:p>
          </table:table-cell>
          <table:table-cell office:value-type="float" office:value="329.18" calcext:value-type="float">
            <text:p><text:s/>329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302" calcext:value-type="float">
            <text:p>260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6-0 TORRES RONQUILLO F :</text:p>
          </table:table-cell>
        </table:table-row>
        <table:table-row table:style-name="ro6">
          <table:table-cell office:value-type="float" office:value="5744" calcext:value-type="float">
            <text:p>5744</text:p>
          </table:table-cell>
          <table:table-cell office:value-type="string" calcext:value-type="string">
            <text:p>-43,293.32</text:p>
          </table:table-cell>
          <table:table-cell office:value-type="float" office:value="906.78" calcext:value-type="float">
            <text:p><text:s/>906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602" calcext:value-type="float">
            <text:p>261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78-0 TORRES RONQUILLO F :SERVICIO ALQUILER CAM</text:p>
          </table:table-cell>
        </table:table-row>
        <table:table-row table:style-name="ro6">
          <table:table-cell office:value-type="float" office:value="5745" calcext:value-type="float">
            <text:p>5745</text:p>
          </table:table-cell>
          <table:table-cell office:value-type="string" calcext:value-type="string">
            <text:p>-43,556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.63" calcext:value-type="float">
            <text:p><text:s/>263.63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7302" calcext:value-type="float">
            <text:p>257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38-0 EVISA :</text:p>
          </table:table-cell>
        </table:table-row>
        <table:table-row table:style-name="ro6">
          <table:table-cell office:value-type="float" office:value="5746" calcext:value-type="float">
            <text:p>5746</text:p>
          </table:table-cell>
          <table:table-cell office:value-type="string" calcext:value-type="string">
            <text:p>-43,360.95</text:p>
          </table:table-cell>
          <table:table-cell office:value-type="float" office:value="196" calcext:value-type="float">
            <text:p><text:s/>1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302" calcext:value-type="float">
            <text:p>259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7-0 QUISHPE PUNINA ANG :AGUJEROS POR CORREGIR</text:p>
          </table:table-cell>
        </table:table-row>
        <table:table-row table:style-name="ro6">
          <table:table-cell office:value-type="float" office:value="5747" calcext:value-type="float">
            <text:p>5747</text:p>
          </table:table-cell>
          <table:table-cell office:value-type="string" calcext:value-type="string">
            <text:p>-43,283.62</text:p>
          </table:table-cell>
          <table:table-cell office:value-type="float" office:value="77.33" calcext:value-type="float">
            <text:p><text:s/>77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402" calcext:value-type="float">
            <text:p>259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8-0 GURUMENDI CUJILAN <text:s/>:32 BOTELLONES DE AGUA</text:p>
          </table:table-cell>
        </table:table-row>
        <table:table-row table:style-name="ro6">
          <table:table-cell office:value-type="float" office:value="5748" calcext:value-type="float">
            <text:p>5748</text:p>
          </table:table-cell>
          <table:table-cell office:value-type="string" calcext:value-type="string">
            <text:p>-43,144.55</text:p>
          </table:table-cell>
          <table:table-cell office:value-type="float" office:value="139.07" calcext:value-type="float">
            <text:p><text:s/>139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702" calcext:value-type="float">
            <text:p>258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1-0 ENTREGAS ESPECIALE :ADUANAS TRAMITES Y MA</text:p>
          </table:table-cell>
        </table:table-row>
        <table:table-row table:style-name="ro6">
          <table:table-cell office:value-type="float" office:value="5749" calcext:value-type="float">
            <text:p>5749</text:p>
          </table:table-cell>
          <table:table-cell office:value-type="string" calcext:value-type="string">
            <text:p>-43,085.75</text:p>
          </table:table-cell>
          <table:table-cell office:value-type="float" office:value="58.8" calcext:value-type="float">
            <text:p><text:s/>5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902" calcext:value-type="float">
            <text:p>261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1-0 QUISHPE PUNINA ANG :TRABAJOS POR PERFORAR</text:p>
          </table:table-cell>
        </table:table-row>
        <table:table-row table:style-name="ro6">
          <table:table-cell office:value-type="float" office:value="5750" calcext:value-type="float">
            <text:p>5750</text:p>
          </table:table-cell>
          <table:table-cell office:value-type="string" calcext:value-type="string">
            <text:p>-41,960.75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702" calcext:value-type="float">
            <text:p>261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0-0 MANUEL NOGALES Y P :HONORARIOS COMO INTER</text:p>
          </table:table-cell>
        </table:table-row>
        <table:table-row table:style-name="ro6">
          <table:table-cell office:value-type="float" office:value="5751" calcext:value-type="float">
            <text:p>5751</text:p>
          </table:table-cell>
          <table:table-cell office:value-type="string" calcext:value-type="string">
            <text:p>-41,898.73</text:p>
          </table:table-cell>
          <table:table-cell office:value-type="float" office:value="62.02" calcext:value-type="float">
            <text:p><text:s/>62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502" calcext:value-type="float">
            <text:p>258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49-0 GURUMENDI CUJILAN <text:s/>:9 BOTELLONES DE AGUA</text:p>
          </table:table-cell>
        </table:table-row>
        <table:table-row table:style-name="ro6">
          <table:table-cell office:value-type="float" office:value="5752" calcext:value-type="float">
            <text:p>5752</text:p>
          </table:table-cell>
          <table:table-cell office:value-type="string" calcext:value-type="string">
            <text:p>-40,374.73</text:p>
          </table:table-cell>
          <table:table-cell office:value-type="float" office:value="1524" calcext:value-type="float">
            <text:p><text:s/>1,5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8602" calcext:value-type="float">
            <text:p>258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0-0 EDISON FAUSTO COND :3 JORNADAS DE TRABAJO</text:p>
          </table:table-cell>
        </table:table-row>
        <table:table-row table:style-name="ro6">
          <table:table-cell office:value-type="float" office:value="5753" calcext:value-type="float">
            <text:p>5753</text:p>
          </table:table-cell>
          <table:table-cell office:value-type="string" calcext:value-type="string">
            <text:p>-39,826.99</text:p>
          </table:table-cell>
          <table:table-cell office:value-type="float" office:value="547.74" calcext:value-type="float">
            <text:p><text:s/>547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602" calcext:value-type="float">
            <text:p>259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59-0 PAREDES MURILLO JO :3 METROS DE TUBO 24" </text:p>
          </table:table-cell>
        </table:table-row>
        <table:table-row table:style-name="ro6">
          <table:table-cell office:value-type="float" office:value="5754" calcext:value-type="float">
            <text:p>5754</text:p>
          </table:table-cell>
          <table:table-cell office:value-type="string" calcext:value-type="string">
            <text:p>-39,760.62</text:p>
          </table:table-cell>
          <table:table-cell office:value-type="float" office:value="66.37" calcext:value-type="float">
            <text:p><text:s/>66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702" calcext:value-type="float">
            <text:p>259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0-0 RENDON DE LA CUADR :BATERIA BOSCH, SUPER </text:p>
          </table:table-cell>
        </table:table-row>
        <table:table-row table:style-name="ro6">
          <table:table-cell office:value-type="float" office:value="5755" calcext:value-type="float">
            <text:p>5755</text:p>
          </table:table-cell>
          <table:table-cell office:value-type="string" calcext:value-type="string">
            <text:p>-39,680.07</text:p>
          </table:table-cell>
          <table:table-cell office:value-type="float" office:value="80.55" calcext:value-type="float">
            <text:p><text:s/>80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802" calcext:value-type="float">
            <text:p>259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1-0 GURUMENDI CUJILAN <text:s/>:50 BOTELLONES DE AGUA</text:p>
          </table:table-cell>
        </table:table-row>
        <table:table-row table:style-name="ro6">
          <table:table-cell office:value-type="float" office:value="5756" calcext:value-type="float">
            <text:p>5756</text:p>
          </table:table-cell>
          <table:table-cell office:value-type="string" calcext:value-type="string">
            <text:p>-36,632.07</text:p>
          </table:table-cell>
          <table:table-cell office:value-type="float" office:value="3048" calcext:value-type="float">
            <text:p><text:s/>3,0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9902" calcext:value-type="float">
            <text:p>259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2-0 NUÑEZ CALLE JOSE A :TRABAJOS DE OBRA CIVI</text:p>
          </table:table-cell>
        </table:table-row>
        <table:table-row table:style-name="ro6">
          <table:table-cell office:value-type="float" office:value="5757" calcext:value-type="float">
            <text:p>5757</text:p>
          </table:table-cell>
          <table:table-cell office:value-type="string" calcext:value-type="string">
            <text:p>-36,510.41</text:p>
          </table:table-cell>
          <table:table-cell office:value-type="float" office:value="121.66" calcext:value-type="float">
            <text:p><text:s/>121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002" calcext:value-type="float">
            <text:p>260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3-0 CONECEL S.A. :CONSUMO MES ENERO 2020</text:p>
          </table:table-cell>
        </table:table-row>
        <table:table-row table:style-name="ro6">
          <table:table-cell office:value-type="float" office:value="5758" calcext:value-type="float">
            <text:p>5758</text:p>
          </table:table-cell>
          <table:table-cell office:value-type="string" calcext:value-type="string">
            <text:p>-36,000.03</text:p>
          </table:table-cell>
          <table:table-cell office:value-type="float" office:value="510.38" calcext:value-type="float">
            <text:p><text:s/>510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102" calcext:value-type="float">
            <text:p>260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4-0 ALVARADO CEDEÑO AG :BISAGRAS, CANDADO BAR</text:p>
          </table:table-cell>
        </table:table-row>
        <table:table-row table:style-name="ro6">
          <table:table-cell office:value-type="float" office:value="5759" calcext:value-type="float">
            <text:p>5759</text:p>
          </table:table-cell>
          <table:table-cell office:value-type="string" calcext:value-type="string">
            <text:p>-35,047.65</text:p>
          </table:table-cell>
          <table:table-cell office:value-type="float" office:value="952.38" calcext:value-type="float">
            <text:p><text:s/>952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202" calcext:value-type="float">
            <text:p>260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65-0 SUDAMTEL CIA. LTDA :CHALECO REFLECTIVO AL</text:p>
          </table:table-cell>
        </table:table-row>
        <table:table-row table:style-name="ro6">
          <table:table-cell office:value-type="float" office:value="5760" calcext:value-type="float">
            <text:p>5760</text:p>
          </table:table-cell>
          <table:table-cell office:value-type="string" calcext:value-type="string">
            <text:p>-34,701.19</text:p>
          </table:table-cell>
          <table:table-cell office:value-type="float" office:value="346.46" calcext:value-type="float">
            <text:p><text:s/>34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MANTENIMIENTO CORRECT</text:p>
          </table:table-cell>
        </table:table-row>
        <table:table-row table:style-name="ro6">
          <table:table-cell office:value-type="float" office:value="5761" calcext:value-type="float">
            <text:p>5761</text:p>
          </table:table-cell>
          <table:table-cell office:value-type="string" calcext:value-type="string">
            <text:p>-34,599.59</text:p>
          </table:table-cell>
          <table:table-cell office:value-type="float" office:value="101.6" calcext:value-type="float">
            <text:p><text:s/>101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MANTENIMIENTO CORRECT</text:p>
          </table:table-cell>
        </table:table-row>
        <table:table-row table:style-name="ro6">
          <table:table-cell office:value-type="float" office:value="5762" calcext:value-type="float">
            <text:p>5762</text:p>
          </table:table-cell>
          <table:table-cell office:value-type="string" calcext:value-type="string">
            <text:p>-33,801.37</text:p>
          </table:table-cell>
          <table:table-cell office:value-type="float" office:value="798.22" calcext:value-type="float">
            <text:p><text:s/>798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702" calcext:value-type="float">
            <text:p>269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6-0 SIXTO ROYAL RIVERA :TRABAJOS OBRA CIVIL, </text:p>
          </table:table-cell>
        </table:table-row>
        <table:table-row table:style-name="ro6">
          <table:table-cell office:value-type="float" office:value="5763" calcext:value-type="float">
            <text:p>5763</text:p>
          </table:table-cell>
          <table:table-cell office:value-type="string" calcext:value-type="string">
            <text:p>-30,490.90</text:p>
          </table:table-cell>
          <table:table-cell office:value-type="float" office:value="3310.47" calcext:value-type="float">
            <text:p><text:s/>3,31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802" calcext:value-type="float">
            <text:p>269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5-0 PUBLI-MARCA PUBLIC :SEÑALETICAS DE TRABAJ</text:p>
          </table:table-cell>
        </table:table-row>
        <table:table-row table:style-name="ro6">
          <table:table-cell office:value-type="float" office:value="5764" calcext:value-type="float">
            <text:p>5764</text:p>
          </table:table-cell>
          <table:table-cell office:value-type="string" calcext:value-type="string">
            <text:p>-29,019.60</text:p>
          </table:table-cell>
          <table:table-cell office:value-type="float" office:value="1471.3" calcext:value-type="float">
            <text:p><text:s/>1,471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902" calcext:value-type="float">
            <text:p>269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0-0 JC PORTAL DRILLING :CANECA LUBE, DISPAC, </text:p>
          </table:table-cell>
        </table:table-row>
        <table:table-row table:style-name="ro6">
          <table:table-cell office:value-type="float" office:value="5765" calcext:value-type="float">
            <text:p>5765</text:p>
          </table:table-cell>
          <table:table-cell office:value-type="string" calcext:value-type="string">
            <text:p>-26,737.78</text:p>
          </table:table-cell>
          <table:table-cell office:value-type="float" office:value="2281.82" calcext:value-type="float">
            <text:p><text:s/>2,28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502" calcext:value-type="float">
            <text:p>267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3-0 ZURICH SEGUROS ECU :POLIZA DE SEGUROS POR</text:p>
          </table:table-cell>
        </table:table-row>
        <table:table-row table:style-name="ro6">
          <table:table-cell office:value-type="float" office:value="5766" calcext:value-type="float">
            <text:p>5766</text:p>
          </table:table-cell>
          <table:table-cell office:value-type="string" calcext:value-type="string">
            <text:p>-26,152.66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602" calcext:value-type="float">
            <text:p>267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4-0 ZURICH SEGUROS ECU :POLIZA #1006515 POR S</text:p>
          </table:table-cell>
        </table:table-row>
        <table:table-row table:style-name="ro6">
          <table:table-cell office:value-type="float" office:value="5767" calcext:value-type="float">
            <text:p>5767</text:p>
          </table:table-cell>
          <table:table-cell office:value-type="string" calcext:value-type="string">
            <text:p>-25,313.50</text:p>
          </table:table-cell>
          <table:table-cell office:value-type="float" office:value="839.16" calcext:value-type="float">
            <text:p><text:s/>839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702" calcext:value-type="float">
            <text:p>267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5-0 ELECTROLEG SA :TUBO E.M.T. FUJI NAC</text:p>
          </table:table-cell>
        </table:table-row>
        <table:table-row table:style-name="ro6">
          <table:table-cell office:value-type="float" office:value="5768" calcext:value-type="float">
            <text:p>5768</text:p>
          </table:table-cell>
          <table:table-cell office:value-type="string" calcext:value-type="string">
            <text:p>-23,877.46</text:p>
          </table:table-cell>
          <table:table-cell office:value-type="float" office:value="1436.04" calcext:value-type="float">
            <text:p><text:s/>1,436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802" calcext:value-type="float">
            <text:p>267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6-0 GARCIA ALAÑA VICTO :IBROPISONADOR COMPACT</text:p>
          </table:table-cell>
        </table:table-row>
        <table:table-row table:style-name="ro6">
          <table:table-cell office:value-type="float" office:value="5769" calcext:value-type="float">
            <text:p>5769</text:p>
          </table:table-cell>
          <table:table-cell office:value-type="string" calcext:value-type="string">
            <text:p>-21,841.40</text:p>
          </table:table-cell>
          <table:table-cell office:value-type="float" office:value="2036.06" calcext:value-type="float">
            <text:p><text:s/>2,036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ALQUILER DE </text:p>
          </table:table-cell>
        </table:table-row>
        <table:table-row table:style-name="ro6">
          <table:table-cell office:value-type="float" office:value="5770" calcext:value-type="float">
            <text:p>5770</text:p>
          </table:table-cell>
          <table:table-cell office:value-type="string" calcext:value-type="string">
            <text:p>-21,780.44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DE MANTENIMI</text:p>
          </table:table-cell>
        </table:table-row>
        <table:table-row table:style-name="ro6">
          <table:table-cell office:value-type="float" office:value="5771" calcext:value-type="float">
            <text:p>5771</text:p>
          </table:table-cell>
          <table:table-cell office:value-type="string" calcext:value-type="string">
            <text:p>-15,806.36</text:p>
          </table:table-cell>
          <table:table-cell office:value-type="float" office:value="5974.08" calcext:value-type="float">
            <text:p><text:s/>5,974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DE TRANSPORT</text:p>
          </table:table-cell>
        </table:table-row>
        <table:table-row table:style-name="ro6">
          <table:table-cell office:value-type="float" office:value="5772" calcext:value-type="float">
            <text:p>5772</text:p>
          </table:table-cell>
          <table:table-cell office:value-type="string" calcext:value-type="string">
            <text:p>-15,217.08</text:p>
          </table:table-cell>
          <table:table-cell office:value-type="float" office:value="589.28" calcext:value-type="float">
            <text:p><text:s/>589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7902" calcext:value-type="float">
            <text:p>26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7-0 TORRES RONQUILLO F :SERVICIO DE MANTENIMI</text:p>
          </table:table-cell>
        </table:table-row>
        <table:table-row table:style-name="ro6">
          <table:table-cell office:value-type="float" office:value="5773" calcext:value-type="float">
            <text:p>5773</text:p>
          </table:table-cell>
          <table:table-cell office:value-type="string" calcext:value-type="string">
            <text:p>-11,827.70</text:p>
          </table:table-cell>
          <table:table-cell office:value-type="float" office:value="3389.38" calcext:value-type="float">
            <text:p><text:s/>3,389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002" calcext:value-type="float">
            <text:p>26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8-0 NUÑEZ CALLE JOSE A :TRABAJOS OBRA CIVIL, </text:p>
          </table:table-cell>
        </table:table-row>
        <table:table-row table:style-name="ro6">
          <table:table-cell office:value-type="float" office:value="5774" calcext:value-type="float">
            <text:p>5774</text:p>
          </table:table-cell>
          <table:table-cell office:value-type="string" calcext:value-type="string">
            <text:p>-9,234.65</text:p>
          </table:table-cell>
          <table:table-cell office:value-type="float" office:value="2593.05" calcext:value-type="float">
            <text:p><text:s/>2,593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002" calcext:value-type="float">
            <text:p>268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8-0 NUÑEZ CALLE JOSE A :TRABAJO OBRA CIVIL, C</text:p>
          </table:table-cell>
        </table:table-row>
        <table:table-row table:style-name="ro6">
          <table:table-cell office:value-type="float" office:value="5775" calcext:value-type="float">
            <text:p>5775</text:p>
          </table:table-cell>
          <table:table-cell office:value-type="string" calcext:value-type="string">
            <text:p>-6,470.75</text:p>
          </table:table-cell>
          <table:table-cell office:value-type="float" office:value="2763.9" calcext:value-type="float">
            <text:p><text:s/>2,763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102" calcext:value-type="float">
            <text:p>268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89-0 GEDEQUIP S.A. :VIBRADOR DE CONCRETO MULTI</text:p>
          </table:table-cell>
        </table:table-row>
        <table:table-row table:style-name="ro6">
          <table:table-cell office:value-type="float" office:value="5776" calcext:value-type="float">
            <text:p>5776</text:p>
          </table:table-cell>
          <table:table-cell office:value-type="string" calcext:value-type="string">
            <text:p>-5,991.45</text:p>
          </table:table-cell>
          <table:table-cell office:value-type="float" office:value="479.3" calcext:value-type="float">
            <text:p><text:s/>479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002" calcext:value-type="float">
            <text:p>270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8-0 ALVARADO CEDEÑO AG :LLAVE DE TUBO 36"-PIN</text:p>
          </table:table-cell>
        </table:table-row>
        <table:table-row table:style-name="ro6">
          <table:table-cell office:value-type="float" office:value="5777" calcext:value-type="float">
            <text:p>5777</text:p>
          </table:table-cell>
          <table:table-cell office:value-type="string" calcext:value-type="string">
            <text:p>-2,833.72</text:p>
          </table:table-cell>
          <table:table-cell office:value-type="float" office:value="3157.73" calcext:value-type="float">
            <text:p><text:s/>3,157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102" calcext:value-type="float">
            <text:p>270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9-0 TORRES RONQUILLO F :SERVICIO TRANSPORTE D</text:p>
          </table:table-cell>
        </table:table-row>
        <table:table-row table:style-name="ro6">
          <table:table-cell office:value-type="float" office:value="5778" calcext:value-type="float">
            <text:p>5778</text:p>
          </table:table-cell>
          <table:table-cell office:value-type="string" calcext:value-type="string">
            <text:p><text:s/>2,201.58</text:p>
          </table:table-cell>
          <table:table-cell office:value-type="float" office:value="5035.3" calcext:value-type="float">
            <text:p><text:s/>5,035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202" calcext:value-type="float">
            <text:p>270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0-0 TORRES RONQUILLO F :SERVICIO ALQUILER RET</text:p>
          </table:table-cell>
        </table:table-row>
        <table:table-row table:style-name="ro6">
          <table:table-cell office:value-type="float" office:value="5779" calcext:value-type="float">
            <text:p>5779</text:p>
          </table:table-cell>
          <table:table-cell office:value-type="string" calcext:value-type="string">
            <text:p><text:s/>9,758.56</text:p>
          </table:table-cell>
          <table:table-cell office:value-type="float" office:value="7556.98" calcext:value-type="float">
            <text:p><text:s/>7,55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302" calcext:value-type="float">
            <text:p>270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2-0 NUÑEZ CALLE JOSE A :TRABAJOS OBRA CIVIL, </text:p>
          </table:table-cell>
        </table:table-row>
        <table:table-row table:style-name="ro6">
          <table:table-cell office:value-type="float" office:value="5780" calcext:value-type="float">
            <text:p>5780</text:p>
          </table:table-cell>
          <table:table-cell office:value-type="string" calcext:value-type="string">
            <text:p><text:s/>12,548.58</text:p>
          </table:table-cell>
          <table:table-cell office:value-type="float" office:value="2790.02" calcext:value-type="float">
            <text:p><text:s/>2,79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402" calcext:value-type="float">
            <text:p>270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11-0 NUÑEZ CALLE JOSE A :TRABAJO OBRA CIVIL, C</text:p>
          </table:table-cell>
        </table:table-row>
        <table:table-row table:style-name="ro6">
          <table:table-cell office:value-type="float" office:value="5781" calcext:value-type="float">
            <text:p>5781</text:p>
          </table:table-cell>
          <table:table-cell office:value-type="string" calcext:value-type="string">
            <text:p><text:s/>10,683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4.8" calcext:value-type="float">
            <text:p><text:s/>1,864.80 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503" calcext:value-type="float">
            <text:p>239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9-001101-SUB-BASE</text:p>
          </table:table-cell>
        </table:table-row>
        <table:table-row table:style-name="ro6">
          <table:table-cell office:value-type="float" office:value="5782" calcext:value-type="float">
            <text:p>5782</text:p>
          </table:table-cell>
          <table:table-cell office:value-type="string" calcext:value-type="string">
            <text:p><text:s/>10,67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6" calcext:value-type="float">
            <text:p><text:s/>7.26 </text:p>
          </table:table-cell>
          <table:table-cell/>
          <table:table-cell office:value-type="float" office:value="1532" calcext:value-type="float">
            <text:p>15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103" calcext:value-type="float">
            <text:p>240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JC 000048274-001002-SE DA ALCANCE A FACT#48274 TRA</text:p>
          </table:table-cell>
        </table:table-row>
        <table:table-row table:style-name="ro6">
          <table:table-cell office:value-type="float" office:value="5783" calcext:value-type="float">
            <text:p>5783</text:p>
          </table:table-cell>
          <table:table-cell office:value-type="string" calcext:value-type="string">
            <text:p><text:s/>10,683.78</text:p>
          </table:table-cell>
          <table:table-cell office:value-type="float" office:value="7.26" calcext:value-type="float">
            <text:p><text:s/>7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CLASIFICACION TRANSACCION #240103 PROVEEDOR MERGAMA</text:p>
          </table:table-cell>
        </table:table-row>
        <table:table-row table:style-name="ro6">
          <table:table-cell office:value-type="float" office:value="5784" calcext:value-type="float">
            <text:p>5784</text:p>
          </table:table-cell>
          <table:table-cell office:value-type="string" calcext:value-type="string">
            <text:p><text:s/>10,67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6" calcext:value-type="float">
            <text:p><text:s/>7.26 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LASIFICACION TRANSACCION #239003 PROVEEDOR MERGAMA</text:p>
          </table:table-cell>
        </table:table-row>
        <table:table-row table:style-name="ro6">
          <table:table-cell office:value-type="float" office:value="5785" calcext:value-type="float">
            <text:p>5785</text:p>
          </table:table-cell>
          <table:table-cell office:value-type="string" calcext:value-type="string">
            <text:p><text:s/>7,91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63.9" calcext:value-type="float">
            <text:p><text:s/>2,763.9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703" calcext:value-type="float">
            <text:p>234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3-001001-VIBRADOR DE CONCRETO MULTIQUIP</text:p>
          </table:table-cell>
        </table:table-row>
        <table:table-row table:style-name="ro6">
          <table:table-cell office:value-type="float" office:value="5786" calcext:value-type="float">
            <text:p>5786</text:p>
          </table:table-cell>
          <table:table-cell office:value-type="string" calcext:value-type="string">
            <text:p><text:s/>7,07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9.16" calcext:value-type="float">
            <text:p><text:s/>839.1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803" calcext:value-type="float">
            <text:p>234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27459-003006-TUBO E.M.T. FUJI NAC</text:p>
          </table:table-cell>
        </table:table-row>
        <table:table-row table:style-name="ro6">
          <table:table-cell office:value-type="float" office:value="5787" calcext:value-type="float">
            <text:p>5787</text:p>
          </table:table-cell>
          <table:table-cell office:value-type="string" calcext:value-type="string">
            <text:p><text:s/>5,208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4.8" calcext:value-type="float">
            <text:p><text:s/>1,864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103" calcext:value-type="float">
            <text:p>235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89-001101-SUB BASE</text:p>
          </table:table-cell>
        </table:table-row>
        <table:table-row table:style-name="ro6">
          <table:table-cell office:value-type="float" office:value="5788" calcext:value-type="float">
            <text:p>5788</text:p>
          </table:table-cell>
          <table:table-cell office:value-type="string" calcext:value-type="string">
            <text:p><text:s/>3,43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6" calcext:value-type="float">
            <text:p><text:s/>1,77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203" calcext:value-type="float">
            <text:p>235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0-001101-SUB BASE</text:p>
          </table:table-cell>
        </table:table-row>
        <table:table-row table:style-name="ro6">
          <table:table-cell office:value-type="float" office:value="5789" calcext:value-type="float">
            <text:p>5789</text:p>
          </table:table-cell>
          <table:table-cell office:value-type="string" calcext:value-type="string">
            <text:p><text:s/>1,99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6.04" calcext:value-type="float">
            <text:p><text:s/>1,436.0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403" calcext:value-type="float">
            <text:p>235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42-001001-IBROPISONADOR COMPACTADOR A GA</text:p>
          </table:table-cell>
        </table:table-row>
        <table:table-row table:style-name="ro6">
          <table:table-cell office:value-type="float" office:value="5790" calcext:value-type="float">
            <text:p>5790</text:p>
          </table:table-cell>
          <table:table-cell office:value-type="string" calcext:value-type="string">
            <text:p><text:s/>576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0.61" calcext:value-type="float">
            <text:p><text:s/>1,420.61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503" calcext:value-type="float">
            <text:p>237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136-001005-COMPRA COMBUSTIBLE</text:p>
          </table:table-cell>
        </table:table-row>
        <table:table-row table:style-name="ro6">
          <table:table-cell office:value-type="float" office:value="5791" calcext:value-type="float">
            <text:p>5791</text:p>
          </table:table-cell>
          <table:table-cell office:value-type="string" calcext:value-type="string">
            <text:p><text:s/>96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9.3" calcext:value-type="float">
            <text:p><text:s/>479.3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803" calcext:value-type="float">
            <text:p>235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43-001100-LLAVE DE TUBO 36"-PINTURA SPRA</text:p>
          </table:table-cell>
        </table:table-row>
        <table:table-row table:style-name="ro6">
          <table:table-cell office:value-type="float" office:value="5792" calcext:value-type="float">
            <text:p>5792</text:p>
          </table:table-cell>
          <table:table-cell office:value-type="string" calcext:value-type="string">
            <text:p>-3,213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10.47" calcext:value-type="float">
            <text:p><text:s/>3,310.4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5903" calcext:value-type="float">
            <text:p>235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74-001001-SEÑALETICAS DE TRABAJO GALVANI</text:p>
          </table:table-cell>
        </table:table-row>
        <table:table-row table:style-name="ro6">
          <table:table-cell office:value-type="float" office:value="5793" calcext:value-type="float">
            <text:p>5793</text:p>
          </table:table-cell>
          <table:table-cell office:value-type="string" calcext:value-type="string">
            <text:p>-4,011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8.22" calcext:value-type="float">
            <text:p><text:s/>798.2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003" calcext:value-type="float">
            <text:p>236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4-001001-TRABAJOS OBRA CIVIL, CANALIZAC</text:p>
          </table:table-cell>
        </table:table-row>
        <table:table-row table:style-name="ro6">
          <table:table-cell office:value-type="float" office:value="5794" calcext:value-type="float">
            <text:p>5794</text:p>
          </table:table-cell>
          <table:table-cell office:value-type="string" calcext:value-type="string">
            <text:p>-11,56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56.98" calcext:value-type="float">
            <text:p><text:s/>7,556.9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203" calcext:value-type="float">
            <text:p>236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3-001001-TRABAJOS OBRA CIVIL, CONSTRUCC</text:p>
          </table:table-cell>
        </table:table-row>
        <table:table-row table:style-name="ro6">
          <table:table-cell office:value-type="float" office:value="5795" calcext:value-type="float">
            <text:p>5795</text:p>
          </table:table-cell>
          <table:table-cell office:value-type="string" calcext:value-type="string">
            <text:p>-14,35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0.02" calcext:value-type="float">
            <text:p><text:s/>2,790.0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303" calcext:value-type="float">
            <text:p>236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4-001001-TRABAJO OBRA CIVIL, CANALIZACI</text:p>
          </table:table-cell>
        </table:table-row>
        <table:table-row table:style-name="ro6">
          <table:table-cell office:value-type="float" office:value="5796" calcext:value-type="float">
            <text:p>5796</text:p>
          </table:table-cell>
          <table:table-cell office:value-type="string" calcext:value-type="string">
            <text:p>-17,516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57.73" calcext:value-type="float">
            <text:p><text:s/>3,157.7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403" calcext:value-type="float">
            <text:p>236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7-001001-SERVICIO TRANSPORTE DE DESALOJ</text:p>
          </table:table-cell>
        </table:table-row>
        <table:table-row table:style-name="ro6">
          <table:table-cell office:value-type="float" office:value="5797" calcext:value-type="float">
            <text:p>5797</text:p>
          </table:table-cell>
          <table:table-cell office:value-type="string" calcext:value-type="string">
            <text:p>-22,55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35.3" calcext:value-type="float">
            <text:p><text:s/>5,035.3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503" calcext:value-type="float">
            <text:p>236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8-001001-SERVICIO ALQUILER RETROEXCAVAD</text:p>
          </table:table-cell>
        </table:table-row>
        <table:table-row table:style-name="ro6">
          <table:table-cell office:value-type="float" office:value="5798" calcext:value-type="float">
            <text:p>5798</text:p>
          </table:table-cell>
          <table:table-cell office:value-type="string" calcext:value-type="string">
            <text:p>-22,61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603" calcext:value-type="float">
            <text:p>236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6-001001-LOGITISCA Y TRASLADO DE PLANCH</text:p>
          </table:table-cell>
        </table:table-row>
        <table:table-row table:style-name="ro6">
          <table:table-cell office:value-type="float" office:value="5799" calcext:value-type="float">
            <text:p>5799</text:p>
          </table:table-cell>
          <table:table-cell office:value-type="string" calcext:value-type="string">
            <text:p>-22,959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.46" calcext:value-type="float">
            <text:p><text:s/>346.4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703" calcext:value-type="float">
            <text:p>236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7-001001-MANTENIMIENTO CORRECTIVO DE CO</text:p>
          </table:table-cell>
        </table:table-row>
        <table:table-row table:style-name="ro6">
          <table:table-cell office:value-type="float" office:value="5800" calcext:value-type="float">
            <text:p>5800</text:p>
          </table:table-cell>
          <table:table-cell office:value-type="string" calcext:value-type="string">
            <text:p>-23,06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.6" calcext:value-type="float">
            <text:p><text:s/>101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803" calcext:value-type="float">
            <text:p>236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8-001001-MANTENIMIENTO CORRECTIVO DE BO</text:p>
          </table:table-cell>
        </table:table-row>
        <table:table-row table:style-name="ro6">
          <table:table-cell office:value-type="float" office:value="5801" calcext:value-type="float">
            <text:p>5801</text:p>
          </table:table-cell>
          <table:table-cell office:value-type="string" calcext:value-type="string">
            <text:p>-24,07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3.98" calcext:value-type="float">
            <text:p><text:s/>1,013.9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903" calcext:value-type="float">
            <text:p>236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045-001100-TABLA SEMIDURA, CUARTON SEMIDU</text:p>
          </table:table-cell>
        </table:table-row>
        <table:table-row table:style-name="ro6">
          <table:table-cell office:value-type="float" office:value="5802" calcext:value-type="float">
            <text:p>5802</text:p>
          </table:table-cell>
          <table:table-cell office:value-type="string" calcext:value-type="string">
            <text:p>-24,379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.8" calcext:value-type="float">
            <text:p><text:s/>304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203" calcext:value-type="float">
            <text:p>237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6-001001-REPARACION TUBERIA 160" EN CIE</text:p>
          </table:table-cell>
        </table:table-row>
        <table:table-row table:style-name="ro6">
          <table:table-cell office:value-type="float" office:value="5803" calcext:value-type="float">
            <text:p>5803</text:p>
          </table:table-cell>
          <table:table-cell office:value-type="string" calcext:value-type="string">
            <text:p>-25,472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.2" calcext:value-type="float">
            <text:p><text:s/>1,092.2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303" calcext:value-type="float">
            <text:p>237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7-001001-ARREGLOS DE TUBERIA EN CIENCIA</text:p>
          </table:table-cell>
        </table:table-row>
        <table:table-row table:style-name="ro6">
          <table:table-cell office:value-type="float" office:value="5804" calcext:value-type="float">
            <text:p>5804</text:p>
          </table:table-cell>
          <table:table-cell office:value-type="string" calcext:value-type="string">
            <text:p>-25,502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.58" calcext:value-type="float">
            <text:p><text:s/>30.5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703" calcext:value-type="float">
            <text:p>238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159-001100-PILA ALCALINA MAX "C"</text:p>
          </table:table-cell>
        </table:table-row>
        <table:table-row table:style-name="ro6">
          <table:table-cell office:value-type="float" office:value="5805" calcext:value-type="float">
            <text:p>5805</text:p>
          </table:table-cell>
          <table:table-cell office:value-type="string" calcext:value-type="string">
            <text:p>-26,61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4.78" calcext:value-type="float">
            <text:p><text:s/>1,114.7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803" calcext:value-type="float">
            <text:p>238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049-001001-CABLE SUPERFLEX, CODO PVC, BRE</text:p>
          </table:table-cell>
        </table:table-row>
        <table:table-row table:style-name="ro6">
          <table:table-cell office:value-type="float" office:value="5806" calcext:value-type="float">
            <text:p>5806</text:p>
          </table:table-cell>
          <table:table-cell office:value-type="string" calcext:value-type="string">
            <text:p>-32,850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33.58" calcext:value-type="float">
            <text:p><text:s/>6,233.5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903" calcext:value-type="float">
            <text:p>238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8-001001-CONTRUCCION DE CAJAS DE INPECC</text:p>
          </table:table-cell>
        </table:table-row>
        <table:table-row table:style-name="ro6">
          <table:table-cell office:value-type="float" office:value="5807" calcext:value-type="float">
            <text:p>5807</text:p>
          </table:table-cell>
          <table:table-cell office:value-type="string" calcext:value-type="string">
            <text:p>-32,978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09" calcext:value-type="float">
            <text:p><text:s/>127.0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003" calcext:value-type="float">
            <text:p>239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48274-001002-PH JUMBO EQUILIBRIO BLANCO HD </text:p>
          </table:table-cell>
        </table:table-row>
        <table:table-row table:style-name="ro6">
          <table:table-cell office:value-type="float" office:value="5808" calcext:value-type="float">
            <text:p>5808</text:p>
          </table:table-cell>
          <table:table-cell office:value-type="string" calcext:value-type="string">
            <text:p>-35,390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12.83" calcext:value-type="float">
            <text:p><text:s/>2,412.8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303" calcext:value-type="float">
            <text:p>239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3101-020001-COMPRA DE 1 BVP 18/45 (HONDA G</text:p>
          </table:table-cell>
        </table:table-row>
        <table:table-row table:style-name="ro6">
          <table:table-cell office:value-type="float" office:value="5809" calcext:value-type="float">
            <text:p>5809</text:p>
          </table:table-cell>
          <table:table-cell office:value-type="string" calcext:value-type="string">
            <text:p>-36,305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4.4" calcext:value-type="float">
            <text:p><text:s/>914.4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803" calcext:value-type="float">
            <text:p>237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8-001001-ALQUILER EQUIPO COMPACTACION, </text:p>
          </table:table-cell>
        </table:table-row>
        <table:table-row table:style-name="ro6">
          <table:table-cell office:value-type="float" office:value="5810" calcext:value-type="float">
            <text:p>5810</text:p>
          </table:table-cell>
          <table:table-cell office:value-type="string" calcext:value-type="string">
            <text:p>-37,097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2.48" calcext:value-type="float">
            <text:p><text:s/>792.4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903" calcext:value-type="float">
            <text:p>237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2219-001001-ALQUILER EQUIPOS DE COMPACTACI</text:p>
          </table:table-cell>
        </table:table-row>
        <table:table-row table:style-name="ro6">
          <table:table-cell office:value-type="float" office:value="5811" calcext:value-type="float">
            <text:p>5811</text:p>
          </table:table-cell>
          <table:table-cell office:value-type="string" calcext:value-type="string">
            <text:p>-37,21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79" calcext:value-type="float">
            <text:p><text:s/>113.7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003" calcext:value-type="float">
            <text:p>238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5-001001-MANTENIMIENTO REALIZADO EN OBR</text:p>
          </table:table-cell>
        </table:table-row>
        <table:table-row table:style-name="ro6">
          <table:table-cell office:value-type="float" office:value="5812" calcext:value-type="float">
            <text:p>5812</text:p>
          </table:table-cell>
          <table:table-cell office:value-type="string" calcext:value-type="string">
            <text:p>-37,229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29" calcext:value-type="float">
            <text:p><text:s/>18.29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103" calcext:value-type="float">
            <text:p>238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26-001001-MANTENIMIENTO REALIZADO EN OBR</text:p>
          </table:table-cell>
        </table:table-row>
        <table:table-row table:style-name="ro6">
          <table:table-cell office:value-type="float" office:value="5813" calcext:value-type="float">
            <text:p>5813</text:p>
          </table:table-cell>
          <table:table-cell office:value-type="string" calcext:value-type="string">
            <text:p>-37,307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33" calcext:value-type="float">
            <text:p><text:s/>77.33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203" calcext:value-type="float">
            <text:p>238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80-001001-32 BOTELLONES DE AGUA</text:p>
          </table:table-cell>
        </table:table-row>
        <table:table-row table:style-name="ro6">
          <table:table-cell office:value-type="float" office:value="5814" calcext:value-type="float">
            <text:p>5814</text:p>
          </table:table-cell>
          <table:table-cell office:value-type="string" calcext:value-type="string">
            <text:p>-39,749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2.28" calcext:value-type="float">
            <text:p><text:s/>2,442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203" calcext:value-type="float">
            <text:p>239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659-001001-40 ROLLO MALLA SEGURIDAD PVC A</text:p>
          </table:table-cell>
        </table:table-row>
        <table:table-row table:style-name="ro6">
          <table:table-cell office:value-type="float" office:value="5815" calcext:value-type="float">
            <text:p>5815</text:p>
          </table:table-cell>
          <table:table-cell office:value-type="string" calcext:value-type="string">
            <text:p>-43,036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86.6" calcext:value-type="float">
            <text:p><text:s/>3,286.6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103" calcext:value-type="float">
            <text:p>239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4733-001001-TRABAJOS DE INSTALACIONES ELEC</text:p>
          </table:table-cell>
        </table:table-row>
        <table:table-row table:style-name="ro6">
          <table:table-cell office:value-type="float" office:value="5816" calcext:value-type="float">
            <text:p>5816</text:p>
          </table:table-cell>
          <table:table-cell office:value-type="string" calcext:value-type="string">
            <text:p>-43,333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503" calcext:value-type="float">
            <text:p>233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76-001001-6 TANQUEROS DE AGUA</text:p>
          </table:table-cell>
        </table:table-row>
        <table:table-row table:style-name="ro6">
          <table:table-cell office:value-type="float" office:value="5817" calcext:value-type="float">
            <text:p>5817</text:p>
          </table:table-cell>
          <table:table-cell office:value-type="string" calcext:value-type="string">
            <text:p>-43,41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57" calcext:value-type="float">
            <text:p><text:s/>84.57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303" calcext:value-type="float">
            <text:p>233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69-001001-35 BOTELLONES DE AGUA</text:p>
          </table:table-cell>
        </table:table-row>
        <table:table-row table:style-name="ro6">
          <table:table-cell office:value-type="float" office:value="5818" calcext:value-type="float">
            <text:p>5818</text:p>
          </table:table-cell>
          <table:table-cell office:value-type="string" calcext:value-type="string">
            <text:p>-43,813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203" calcext:value-type="float">
            <text:p>233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20794-001001-ALQUILER MENSUAL DE SANITARIO </text:p>
          </table:table-cell>
        </table:table-row>
        <table:table-row table:style-name="ro6">
          <table:table-cell office:value-type="float" office:value="5819" calcext:value-type="float">
            <text:p>5819</text:p>
          </table:table-cell>
          <table:table-cell office:value-type="string" calcext:value-type="string">
            <text:p>-43,86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.9" calcext:value-type="float">
            <text:p><text:s/>53.9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403" calcext:value-type="float">
            <text:p>233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744-001001-3 PINES PASADORES POR MODIFICA</text:p>
          </table:table-cell>
        </table:table-row>
        <table:table-row table:style-name="ro6">
          <table:table-cell office:value-type="float" office:value="5820" calcext:value-type="float">
            <text:p>5820</text:p>
          </table:table-cell>
          <table:table-cell office:value-type="string" calcext:value-type="string">
            <text:p>-47,25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89.38" calcext:value-type="float">
            <text:p><text:s/>3,389.3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603" calcext:value-type="float">
            <text:p>233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09-001001-TRABAJOS OBRA CIVIL, CONSTRUCC</text:p>
          </table:table-cell>
        </table:table-row>
        <table:table-row table:style-name="ro6">
          <table:table-cell office:value-type="float" office:value="5821" calcext:value-type="float">
            <text:p>5821</text:p>
          </table:table-cell>
          <table:table-cell office:value-type="string" calcext:value-type="string">
            <text:p>-49,055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8.32" calcext:value-type="float">
            <text:p><text:s/>1,798.32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703" calcext:value-type="float">
            <text:p>233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09-001001-LOGISTICA Y TRASLADO DE MATERI</text:p>
          </table:table-cell>
        </table:table-row>
        <table:table-row table:style-name="ro6">
          <table:table-cell office:value-type="float" office:value="5822" calcext:value-type="float">
            <text:p>5822</text:p>
          </table:table-cell>
          <table:table-cell office:value-type="string" calcext:value-type="string">
            <text:p>-51,64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93.05" calcext:value-type="float">
            <text:p><text:s/>2,593.05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803" calcext:value-type="float">
            <text:p>2338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10-001001-TRABAJO OBRA CIVIL, CANALIZACI</text:p>
          </table:table-cell>
        </table:table-row>
        <table:table-row table:style-name="ro6">
          <table:table-cell office:value-type="float" office:value="5823" calcext:value-type="float">
            <text:p>5823</text:p>
          </table:table-cell>
          <table:table-cell office:value-type="string" calcext:value-type="string">
            <text:p>-53,684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6.06" calcext:value-type="float">
            <text:p><text:s/>2,036.0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903" calcext:value-type="float">
            <text:p>233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48-001001-SERVICIO ALQUILER DE RETROEXCA</text:p>
          </table:table-cell>
        </table:table-row>
        <table:table-row table:style-name="ro6">
          <table:table-cell office:value-type="float" office:value="5824" calcext:value-type="float">
            <text:p>5824</text:p>
          </table:table-cell>
          <table:table-cell office:value-type="string" calcext:value-type="string">
            <text:p>-53,74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003" calcext:value-type="float">
            <text:p>2340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0-001001-SERVICIO DE MANTENIMIENTO DE C</text:p>
          </table:table-cell>
        </table:table-row>
        <table:table-row table:style-name="ro6">
          <table:table-cell office:value-type="float" office:value="5825" calcext:value-type="float">
            <text:p>5825</text:p>
          </table:table-cell>
          <table:table-cell office:value-type="string" calcext:value-type="string">
            <text:p>-59,71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74.08" calcext:value-type="float">
            <text:p><text:s/>5,974.0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103" calcext:value-type="float">
            <text:p>234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6-001001-SERVICIO DE TRANSPORTE DE DESA</text:p>
          </table:table-cell>
        </table:table-row>
        <table:table-row table:style-name="ro6">
          <table:table-cell office:value-type="float" office:value="5826" calcext:value-type="float">
            <text:p>5826</text:p>
          </table:table-cell>
          <table:table-cell office:value-type="string" calcext:value-type="string">
            <text:p>-62,44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6.04" calcext:value-type="float">
            <text:p><text:s/>2,726.0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403" calcext:value-type="float">
            <text:p>238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57139-001100-CLAVO ACERO, PLYWOOD TRIPLEX, </text:p>
          </table:table-cell>
        </table:table-row>
        <table:table-row table:style-name="ro6">
          <table:table-cell office:value-type="float" office:value="5827" calcext:value-type="float">
            <text:p>5827</text:p>
          </table:table-cell>
          <table:table-cell office:value-type="string" calcext:value-type="string">
            <text:p>-64,310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4.8" calcext:value-type="float">
            <text:p><text:s/>1,864.8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503" calcext:value-type="float">
            <text:p>238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0098-001101-SUB BASE</text:p>
          </table:table-cell>
        </table:table-row>
        <table:table-row table:style-name="ro6">
          <table:table-cell office:value-type="float" office:value="5828" calcext:value-type="float">
            <text:p>5828</text:p>
          </table:table-cell>
          <table:table-cell office:value-type="string" calcext:value-type="string">
            <text:p>-64,46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14" calcext:value-type="float">
            <text:p><text:s/>156.14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703" calcext:value-type="float">
            <text:p>237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30487820-001064-CONSUMO CELULAR FEBRERO 2020</text:p>
          </table:table-cell>
        </table:table-row>
        <table:table-row table:style-name="ro6">
          <table:table-cell office:value-type="float" office:value="5829" calcext:value-type="float">
            <text:p>5829</text:p>
          </table:table-cell>
          <table:table-cell office:value-type="string" calcext:value-type="string">
            <text:p>-65,035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9.25" calcext:value-type="float">
            <text:p><text:s/>569.25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203" calcext:value-type="float">
            <text:p>234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62-001001-11 TANQUEROS AGUA, 1 TANQUERO </text:p>
          </table:table-cell>
        </table:table-row>
        <table:table-row table:style-name="ro6">
          <table:table-cell office:value-type="float" office:value="5830" calcext:value-type="float">
            <text:p>5830</text:p>
          </table:table-cell>
          <table:table-cell office:value-type="string" calcext:value-type="string">
            <text:p>-65,624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28" calcext:value-type="float">
            <text:p><text:s/>589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303" calcext:value-type="float">
            <text:p>234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1-001001-SERVICIO DE MANTENIMIENTO DE M</text:p>
          </table:table-cell>
        </table:table-row>
        <table:table-row table:style-name="ro6">
          <table:table-cell office:value-type="float" office:value="5831" calcext:value-type="float">
            <text:p>5831</text:p>
          </table:table-cell>
          <table:table-cell office:value-type="string" calcext:value-type="string">
            <text:p>-67,656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2" calcext:value-type="float">
            <text:p><text:s/>2,032.00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403" calcext:value-type="float">
            <text:p>234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83-001001-4 JORNADAS DE TRABAJO SUPERVIS</text:p>
          </table:table-cell>
        </table:table-row>
        <table:table-row table:style-name="ro6">
          <table:table-cell office:value-type="float" office:value="5832" calcext:value-type="float">
            <text:p>5832</text:p>
          </table:table-cell>
          <table:table-cell office:value-type="string" calcext:value-type="string">
            <text:p>-68,683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6.16" calcext:value-type="float">
            <text:p><text:s/>1,026.16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503" calcext:value-type="float">
            <text:p>234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853-001001-TRABAJOS DE OBRA CIVIL, CANALI</text:p>
          </table:table-cell>
        </table:table-row>
        <table:table-row table:style-name="ro6">
          <table:table-cell office:value-type="float" office:value="5833" calcext:value-type="float">
            <text:p>5833</text:p>
          </table:table-cell>
          <table:table-cell office:value-type="string" calcext:value-type="string">
            <text:p>-69,14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2.28" calcext:value-type="float">
            <text:p><text:s/>462.28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603" calcext:value-type="float">
            <text:p>234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578-001001-REPOSICION DE CARPETA ASFALTIC</text:p>
          </table:table-cell>
        </table:table-row>
        <table:table-row table:style-name="ro6">
          <table:table-cell office:value-type="float" office:value="5834" calcext:value-type="float">
            <text:p>5834</text:p>
          </table:table-cell>
          <table:table-cell office:value-type="string" calcext:value-type="string">
            <text:p>-68,848.31</text:p>
          </table:table-cell>
          <table:table-cell office:value-type="float" office:value="297" calcext:value-type="float">
            <text:p><text:s/>29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202" calcext:value-type="float">
            <text:p>26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0-0 TRANSPORTE CARGA P :6 TANQUEROS DE AGUA</text:p>
          </table:table-cell>
        </table:table-row>
        <table:table-row table:style-name="ro6">
          <table:table-cell office:value-type="float" office:value="5835" calcext:value-type="float">
            <text:p>5835</text:p>
          </table:table-cell>
          <table:table-cell office:value-type="string" calcext:value-type="string">
            <text:p>-68,279.06</text:p>
          </table:table-cell>
          <table:table-cell office:value-type="float" office:value="569.25" calcext:value-type="float">
            <text:p><text:s/>569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202" calcext:value-type="float">
            <text:p>268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0-0 TRANSPORTE CARGA P :11 TANQUEROS AGUA, 1 </text:p>
          </table:table-cell>
        </table:table-row>
        <table:table-row table:style-name="ro6">
          <table:table-cell office:value-type="float" office:value="5836" calcext:value-type="float">
            <text:p>5836</text:p>
          </table:table-cell>
          <table:table-cell office:value-type="string" calcext:value-type="string">
            <text:p>-67,883.06</text:p>
          </table:table-cell>
          <table:table-cell office:value-type="float" office:value="396" calcext:value-type="float">
            <text:p><text:s/>3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302" calcext:value-type="float">
            <text:p>268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1-0 SANIPORT S.A. :ALQUILER MENSUAL DE SANITA</text:p>
          </table:table-cell>
        </table:table-row>
        <table:table-row table:style-name="ro6">
          <table:table-cell office:value-type="float" office:value="5837" calcext:value-type="float">
            <text:p>5837</text:p>
          </table:table-cell>
          <table:table-cell office:value-type="string" calcext:value-type="string">
            <text:p>-66,018.26</text:p>
          </table:table-cell>
          <table:table-cell office:value-type="float" office:value="1864.8" calcext:value-type="float">
            <text:p><text:s/>1,86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402" calcext:value-type="float">
            <text:p>26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2-0 BRENSAM BONILLA S. :SUB BASE</text:p>
          </table:table-cell>
        </table:table-row>
        <table:table-row table:style-name="ro6">
          <table:table-cell office:value-type="float" office:value="5838" calcext:value-type="float">
            <text:p>5838</text:p>
          </table:table-cell>
          <table:table-cell office:value-type="string" calcext:value-type="string">
            <text:p>-64,242.26</text:p>
          </table:table-cell>
          <table:table-cell office:value-type="float" office:value="1776" calcext:value-type="float">
            <text:p><text:s/>1,77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402" calcext:value-type="float">
            <text:p>26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2-0 BRENSAM BONILLA S. :SUB BASE</text:p>
          </table:table-cell>
        </table:table-row>
        <table:table-row table:style-name="ro6">
          <table:table-cell office:value-type="float" office:value="5839" calcext:value-type="float">
            <text:p>5839</text:p>
          </table:table-cell>
          <table:table-cell office:value-type="string" calcext:value-type="string">
            <text:p>-62,210.26</text:p>
          </table:table-cell>
          <table:table-cell office:value-type="float" office:value="2032" calcext:value-type="float">
            <text:p><text:s/>2,0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502" calcext:value-type="float">
            <text:p>268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3-0 EDISON FAUSTO COND :4 JORNADAS DE TRABAJO</text:p>
          </table:table-cell>
        </table:table-row>
        <table:table-row table:style-name="ro6">
          <table:table-cell office:value-type="float" office:value="5840" calcext:value-type="float">
            <text:p>5840</text:p>
          </table:table-cell>
          <table:table-cell office:value-type="string" calcext:value-type="string">
            <text:p>-61,747.98</text:p>
          </table:table-cell>
          <table:table-cell office:value-type="float" office:value="462.28" calcext:value-type="float">
            <text:p><text:s/>46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602" calcext:value-type="float">
            <text:p>268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4-0 SUMBA ORTEGA IVAN <text:s/>:REPOSICION DE CARPETA</text:p>
          </table:table-cell>
        </table:table-row>
        <table:table-row table:style-name="ro6">
          <table:table-cell office:value-type="float" office:value="5841" calcext:value-type="float">
            <text:p>5841</text:p>
          </table:table-cell>
          <table:table-cell office:value-type="string" calcext:value-type="string">
            <text:p>-60,721.82</text:p>
          </table:table-cell>
          <table:table-cell office:value-type="float" office:value="1026.16" calcext:value-type="float">
            <text:p><text:s/>1,026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702" calcext:value-type="float">
            <text:p>268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5-0 SIXTO ROYAL RIVERA :TRABAJOS DE OBRA CIVI</text:p>
          </table:table-cell>
        </table:table-row>
        <table:table-row table:style-name="ro6">
          <table:table-cell office:value-type="float" office:value="5842" calcext:value-type="float">
            <text:p>5842</text:p>
          </table:table-cell>
          <table:table-cell office:value-type="string" calcext:value-type="string">
            <text:p>-58,923.50</text:p>
          </table:table-cell>
          <table:table-cell office:value-type="float" office:value="1798.32" calcext:value-type="float">
            <text:p><text:s/>1,798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802" calcext:value-type="float">
            <text:p>268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6-0 FIGUEROA BOLAÑOS J :LOGISTICA Y TRASLADO </text:p>
          </table:table-cell>
        </table:table-row>
        <table:table-row table:style-name="ro6">
          <table:table-cell office:value-type="float" office:value="5843" calcext:value-type="float">
            <text:p>5843</text:p>
          </table:table-cell>
          <table:table-cell office:value-type="string" calcext:value-type="string">
            <text:p>-58,869.60</text:p>
          </table:table-cell>
          <table:table-cell office:value-type="float" office:value="53.9" calcext:value-type="float">
            <text:p><text:s/>53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002" calcext:value-type="float">
            <text:p>269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9-0 QUISHPE PUNINA ANG :3 PINES PASADORES POR</text:p>
          </table:table-cell>
        </table:table-row>
        <table:table-row table:style-name="ro6">
          <table:table-cell office:value-type="float" office:value="5844" calcext:value-type="float">
            <text:p>5844</text:p>
          </table:table-cell>
          <table:table-cell office:value-type="string" calcext:value-type="string">
            <text:p>-58,785.03</text:p>
          </table:table-cell>
          <table:table-cell office:value-type="float" office:value="84.57" calcext:value-type="float">
            <text:p><text:s/>84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102" calcext:value-type="float">
            <text:p>269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8-0 GURUMENDI CUJILAN <text:s/>:35 BOTELLONES DE AGUA</text:p>
          </table:table-cell>
        </table:table-row>
        <table:table-row table:style-name="ro6">
          <table:table-cell office:value-type="float" office:value="5845" calcext:value-type="float">
            <text:p>5845</text:p>
          </table:table-cell>
          <table:table-cell office:value-type="string" calcext:value-type="string">
            <text:p>-58,704.56</text:p>
          </table:table-cell>
          <table:table-cell office:value-type="float" office:value="80.47" calcext:value-type="float">
            <text:p><text:s/>8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202" calcext:value-type="float">
            <text:p>269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1-0 JORCHU SA :10 DISCO SIERRA CIRCULAR MADER</text:p>
          </table:table-cell>
        </table:table-row>
        <table:table-row table:style-name="ro6">
          <table:table-cell office:value-type="float" office:value="5846" calcext:value-type="float">
            <text:p>5846</text:p>
          </table:table-cell>
          <table:table-cell office:value-type="string" calcext:value-type="string">
            <text:p>-58,550.74</text:p>
          </table:table-cell>
          <table:table-cell office:value-type="float" office:value="153.82" calcext:value-type="float">
            <text:p><text:s/>153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502" calcext:value-type="float">
            <text:p>26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4-0 SERVIDECONS SA :50 CUARTON SEMIDURO 2" X </text:p>
          </table:table-cell>
        </table:table-row>
        <table:table-row table:style-name="ro6">
          <table:table-cell office:value-type="float" office:value="5847" calcext:value-type="float">
            <text:p>5847</text:p>
          </table:table-cell>
          <table:table-cell office:value-type="string" calcext:value-type="string">
            <text:p>-57,536.76</text:p>
          </table:table-cell>
          <table:table-cell office:value-type="float" office:value="1013.98" calcext:value-type="float">
            <text:p><text:s/>1,013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502" calcext:value-type="float">
            <text:p>26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4-0 SERVIDECONS SA :TABLA SEMIDURA, CUARTON S</text:p>
          </table:table-cell>
        </table:table-row>
        <table:table-row table:style-name="ro6">
          <table:table-cell office:value-type="float" office:value="5848" calcext:value-type="float">
            <text:p>5848</text:p>
          </table:table-cell>
          <table:table-cell office:value-type="string" calcext:value-type="string">
            <text:p>-57,475.80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602" calcext:value-type="float">
            <text:p>26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907-0 FIGUEROA BOLAÑOS J :LOGITISCA Y TRASLADO </text:p>
          </table:table-cell>
        </table:table-row>
        <table:table-row table:style-name="ro6">
          <table:table-cell office:value-type="float" office:value="5849" calcext:value-type="float">
            <text:p>5849</text:p>
          </table:table-cell>
          <table:table-cell office:value-type="string" calcext:value-type="string">
            <text:p>-61,571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5.5" calcext:value-type="float">
            <text:p><text:s/>4,095.5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103" calcext:value-type="float">
            <text:p>2411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820-001001-CANALIZACION 4 Y 13 VIAS, REPO</text:p>
          </table:table-cell>
        </table:table-row>
        <table:table-row table:style-name="ro6">
          <table:table-cell office:value-type="float" office:value="5850" calcext:value-type="float">
            <text:p>5850</text:p>
          </table:table-cell>
          <table:table-cell office:value-type="string" calcext:value-type="string">
            <text:p>-57,194.37</text:p>
          </table:table-cell>
          <table:table-cell office:value-type="float" office:value="4376.93" calcext:value-type="float">
            <text:p><text:s/>4,376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702" calcext:value-type="float">
            <text:p>272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4-0 CORDOVA ARMIJOS JU :ALQUILER DE MAQUINARI</text:p>
          </table:table-cell>
        </table:table-row>
        <table:table-row table:style-name="ro6">
          <table:table-cell office:value-type="float" office:value="5851" calcext:value-type="float">
            <text:p>5851</text:p>
          </table:table-cell>
          <table:table-cell office:value-type="string" calcext:value-type="string">
            <text:p>-58,33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6.83" calcext:value-type="float">
            <text:p><text:s/>1,136.8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603" calcext:value-type="float">
            <text:p>239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077-001001-SEMANA DE TRABAJO: JUEVES 20 F</text:p>
          </table:table-cell>
        </table:table-row>
        <table:table-row table:style-name="ro6">
          <table:table-cell office:value-type="float" office:value="5852" calcext:value-type="float">
            <text:p>5852</text:p>
          </table:table-cell>
          <table:table-cell office:value-type="string" calcext:value-type="string">
            <text:p>-59,27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7.68" calcext:value-type="float">
            <text:p><text:s/>947.6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403" calcext:value-type="float">
            <text:p>241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7-001001-CANALIZACION 4 VIAS, CONTRUCCI</text:p>
          </table:table-cell>
        </table:table-row>
        <table:table-row table:style-name="ro6">
          <table:table-cell office:value-type="float" office:value="5853" calcext:value-type="float">
            <text:p>5853</text:p>
          </table:table-cell>
          <table:table-cell office:value-type="string" calcext:value-type="string">
            <text:p>-60,660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1.25" calcext:value-type="float">
            <text:p><text:s/>1,381.25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303" calcext:value-type="float">
            <text:p>2413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6-001001-CANALIZACION 4 VIAS, CONTRUCCI</text:p>
          </table:table-cell>
        </table:table-row>
        <table:table-row table:style-name="ro6">
          <table:table-cell office:value-type="float" office:value="5854" calcext:value-type="float">
            <text:p>5854</text:p>
          </table:table-cell>
          <table:table-cell office:value-type="string" calcext:value-type="string">
            <text:p>-61,12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5.12" calcext:value-type="float">
            <text:p><text:s/>465.1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503" calcext:value-type="float">
            <text:p>2415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8-001001-REPOSICION DE ACERA Y CONSTRUC</text:p>
          </table:table-cell>
        </table:table-row>
        <table:table-row table:style-name="ro6">
          <table:table-cell office:value-type="float" office:value="5855" calcext:value-type="float">
            <text:p>5855</text:p>
          </table:table-cell>
          <table:table-cell office:value-type="string" calcext:value-type="string">
            <text:p>-61,37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4" calcext:value-type="float">
            <text:p><text:s/>254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603" calcext:value-type="float">
            <text:p>2416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9-001001-DESALOJOS HECHO A MANO CON TRA</text:p>
          </table:table-cell>
        </table:table-row>
        <table:table-row table:style-name="ro6">
          <table:table-cell office:value-type="float" office:value="5856" calcext:value-type="float">
            <text:p>5856</text:p>
          </table:table-cell>
          <table:table-cell office:value-type="string" calcext:value-type="string">
            <text:p>-61,77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703" calcext:value-type="float">
            <text:p>241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588-001001-8 TANQUEROS DE AGUA</text:p>
          </table:table-cell>
        </table:table-row>
        <table:table-row table:style-name="ro6">
          <table:table-cell office:value-type="float" office:value="5857" calcext:value-type="float">
            <text:p>5857</text:p>
          </table:table-cell>
          <table:table-cell office:value-type="string" calcext:value-type="string">
            <text:p>-63,04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66.83" calcext:value-type="float">
            <text:p><text:s/>1,266.8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803" calcext:value-type="float">
            <text:p>241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2-001001-SERVICIO DE ALQUILER DE CAMION</text:p>
          </table:table-cell>
        </table:table-row>
        <table:table-row table:style-name="ro6">
          <table:table-cell office:value-type="float" office:value="5858" calcext:value-type="float">
            <text:p>5858</text:p>
          </table:table-cell>
          <table:table-cell office:value-type="string" calcext:value-type="string">
            <text:p>-63,164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92" calcext:value-type="float">
            <text:p><text:s/>121.92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903" calcext:value-type="float">
            <text:p>241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4-001001-MANGUERA HIDRAULICA PARA MARTI</text:p>
          </table:table-cell>
        </table:table-row>
        <table:table-row table:style-name="ro6">
          <table:table-cell office:value-type="float" office:value="5859" calcext:value-type="float">
            <text:p>5859</text:p>
          </table:table-cell>
          <table:table-cell office:value-type="string" calcext:value-type="string">
            <text:p>-63,24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28" calcext:value-type="float">
            <text:p><text:s/>81.2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003" calcext:value-type="float">
            <text:p>242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5-001001-ENLLANTAJE PARA MINICARGADOR C</text:p>
          </table:table-cell>
        </table:table-row>
        <table:table-row table:style-name="ro6">
          <table:table-cell office:value-type="float" office:value="5860" calcext:value-type="float">
            <text:p>5860</text:p>
          </table:table-cell>
          <table:table-cell office:value-type="string" calcext:value-type="string">
            <text:p>-67,622.2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76.93" calcext:value-type="float">
            <text:p><text:s/>4,376.93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803" calcext:value-type="float">
            <text:p>240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777-001001-ALQUILER DE MAQUINARIAS</text:p>
          </table:table-cell>
        </table:table-row>
        <table:table-row table:style-name="ro6">
          <table:table-cell office:value-type="float" office:value="5861" calcext:value-type="float">
            <text:p>5861</text:p>
          </table:table-cell>
          <table:table-cell office:value-type="string" calcext:value-type="string">
            <text:p>-67,719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.08" calcext:value-type="float">
            <text:p><text:s/>97.0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203" calcext:value-type="float">
            <text:p>242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31055375-001064-CONSUMO CELULAR DEL 2 MARZO AL</text:p>
          </table:table-cell>
        </table:table-row>
        <table:table-row table:style-name="ro6">
          <table:table-cell office:value-type="float" office:value="5862" calcext:value-type="float">
            <text:p>5862</text:p>
          </table:table-cell>
          <table:table-cell office:value-type="string" calcext:value-type="string">
            <text:p>-69,15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1.78" calcext:value-type="float">
            <text:p><text:s/>1,431.7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903" calcext:value-type="float">
            <text:p>2409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6-001011-PORTABLE HP PROBOOK 450 G7-LIC</text:p>
          </table:table-cell>
        </table:table-row>
        <table:table-row table:style-name="ro6">
          <table:table-cell office:value-type="float" office:value="5863" calcext:value-type="float">
            <text:p>5863</text:p>
          </table:table-cell>
          <table:table-cell office:value-type="string" calcext:value-type="string">
            <text:p>-70,58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1.78" calcext:value-type="float">
            <text:p><text:s/>1,431.7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003" calcext:value-type="float">
            <text:p>2410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408947-001011-PORTABLE HP PROBOOK 450 G7 L7 </text:p>
          </table:table-cell>
        </table:table-row>
        <table:table-row table:style-name="ro6">
          <table:table-cell office:value-type="float" office:value="5864" calcext:value-type="float">
            <text:p>5864</text:p>
          </table:table-cell>
          <table:table-cell office:value-type="string" calcext:value-type="string">
            <text:p>-79,140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57.81" calcext:value-type="float">
            <text:p><text:s/>8,557.81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0703" calcext:value-type="float">
            <text:p>240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B 000000161-002002-CAJA DE CLAVO DE ACERO-TIRA SE</text:p>
          </table:table-cell>
        </table:table-row>
        <table:table-row table:style-name="ro6">
          <table:table-cell office:value-type="float" office:value="5865" calcext:value-type="float">
            <text:p>5865</text:p>
          </table:table-cell>
          <table:table-cell office:value-type="string" calcext:value-type="string">
            <text:p>-80,265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9403" calcext:value-type="float">
            <text:p>2394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867-002001-HONORARIOS COMO INTERVENTOR ME</text:p>
          </table:table-cell>
        </table:table-row>
        <table:table-row table:style-name="ro6">
          <table:table-cell office:value-type="float" office:value="5866" calcext:value-type="float">
            <text:p>5866</text:p>
          </table:table-cell>
          <table:table-cell office:value-type="string" calcext:value-type="string">
            <text:p>-80,109.52</text:p>
          </table:table-cell>
          <table:table-cell office:value-type="float" office:value="156.14" calcext:value-type="float">
            <text:p><text:s/>156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502" calcext:value-type="float">
            <text:p>270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4-0 CONECEL S.A. :CONSUMO CELULAR FEBRERO 202</text:p>
          </table:table-cell>
        </table:table-row>
        <table:table-row table:style-name="ro6">
          <table:table-cell office:value-type="float" office:value="5867" calcext:value-type="float">
            <text:p>5867</text:p>
          </table:table-cell>
          <table:table-cell office:value-type="string" calcext:value-type="string">
            <text:p>-79,195.12</text:p>
          </table:table-cell>
          <table:table-cell office:value-type="float" office:value="914.4" calcext:value-type="float">
            <text:p><text:s/>91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602" calcext:value-type="float">
            <text:p>27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7-0 SISALEMA PACHECO V :ALQUILER EQUIPO COMPA</text:p>
          </table:table-cell>
        </table:table-row>
        <table:table-row table:style-name="ro6">
          <table:table-cell office:value-type="float" office:value="5868" calcext:value-type="float">
            <text:p>5868</text:p>
          </table:table-cell>
          <table:table-cell office:value-type="string" calcext:value-type="string">
            <text:p>-78,402.64</text:p>
          </table:table-cell>
          <table:table-cell office:value-type="float" office:value="792.48" calcext:value-type="float">
            <text:p><text:s/>79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602" calcext:value-type="float">
            <text:p>270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7-0 SISALEMA PACHECO V :ALQUILER EQUIPOS DE C</text:p>
          </table:table-cell>
        </table:table-row>
        <table:table-row table:style-name="ro6">
          <table:table-cell office:value-type="float" office:value="5869" calcext:value-type="float">
            <text:p>5869</text:p>
          </table:table-cell>
          <table:table-cell office:value-type="string" calcext:value-type="string">
            <text:p>-75,989.81</text:p>
          </table:table-cell>
          <table:table-cell office:value-type="float" office:value="2412.83" calcext:value-type="float">
            <text:p><text:s/>2,41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702" calcext:value-type="float">
            <text:p>270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8-0 MAQUINARIAS Y VEHI :COMPRA DE 1 BVP 18/45</text:p>
          </table:table-cell>
        </table:table-row>
        <table:table-row table:style-name="ro6">
          <table:table-cell office:value-type="float" office:value="5870" calcext:value-type="float">
            <text:p>5870</text:p>
          </table:table-cell>
          <table:table-cell office:value-type="string" calcext:value-type="string">
            <text:p>-74,864.81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902" calcext:value-type="float">
            <text:p>270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5-0 MANUEL NOGALES Y P :HONORARIOS COMO INTER</text:p>
          </table:table-cell>
        </table:table-row>
        <table:table-row table:style-name="ro6">
          <table:table-cell office:value-type="float" office:value="5871" calcext:value-type="float">
            <text:p>5871</text:p>
          </table:table-cell>
          <table:table-cell office:value-type="string" calcext:value-type="string">
            <text:p>-73,444.20</text:p>
          </table:table-cell>
          <table:table-cell office:value-type="float" office:value="1420.61" calcext:value-type="float">
            <text:p><text:s/>1,420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002" calcext:value-type="float">
            <text:p>271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6-0 TORREGASI S.A. :COMPRA COMBUSTIBLE</text:p>
          </table:table-cell>
        </table:table-row>
        <table:table-row table:style-name="ro6">
          <table:table-cell office:value-type="float" office:value="5872" calcext:value-type="float">
            <text:p>5872</text:p>
          </table:table-cell>
          <table:table-cell office:value-type="string" calcext:value-type="string">
            <text:p>-73,366.87</text:p>
          </table:table-cell>
          <table:table-cell office:value-type="float" office:value="77.33" calcext:value-type="float">
            <text:p><text:s/>77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102" calcext:value-type="float">
            <text:p>271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19-0 GURUMENDI CUJILAN <text:s/>:32 BOTELLONES DE AGUA</text:p>
          </table:table-cell>
        </table:table-row>
        <table:table-row table:style-name="ro6">
          <table:table-cell office:value-type="float" office:value="5873" calcext:value-type="float">
            <text:p>5873</text:p>
          </table:table-cell>
          <table:table-cell office:value-type="string" calcext:value-type="string">
            <text:p>-70,080.27</text:p>
          </table:table-cell>
          <table:table-cell office:value-type="float" office:value="3286.6" calcext:value-type="float">
            <text:p><text:s/>3,28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202" calcext:value-type="float">
            <text:p>271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1-0 ANCASCORP S.A. :TRABAJOS DE INSTALACIONES</text:p>
          </table:table-cell>
        </table:table-row>
        <table:table-row table:style-name="ro6">
          <table:table-cell office:value-type="float" office:value="5874" calcext:value-type="float">
            <text:p>5874</text:p>
          </table:table-cell>
          <table:table-cell office:value-type="string" calcext:value-type="string">
            <text:p>-68,965.49</text:p>
          </table:table-cell>
          <table:table-cell office:value-type="float" office:value="1114.78" calcext:value-type="float">
            <text:p><text:s/>1,11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302" calcext:value-type="float">
            <text:p>271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3-0 FACINSER S.A. FRAN :CABLE SUPERFLEX, CODO</text:p>
          </table:table-cell>
        </table:table-row>
        <table:table-row table:style-name="ro6">
          <table:table-cell office:value-type="float" office:value="5875" calcext:value-type="float">
            <text:p>5875</text:p>
          </table:table-cell>
          <table:table-cell office:value-type="string" calcext:value-type="string">
            <text:p>-66,523.21</text:p>
          </table:table-cell>
          <table:table-cell office:value-type="float" office:value="2442.28" calcext:value-type="float">
            <text:p><text:s/>2,44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402" calcext:value-type="float">
            <text:p>271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2-0 GARCIA ALAÑA VICTO :40 ROLLO MALLA SEGURI</text:p>
          </table:table-cell>
        </table:table-row>
        <table:table-row table:style-name="ro6">
          <table:table-cell office:value-type="float" office:value="5876" calcext:value-type="float">
            <text:p>5876</text:p>
          </table:table-cell>
          <table:table-cell office:value-type="string" calcext:value-type="string">
            <text:p>-66,218.41</text:p>
          </table:table-cell>
          <table:table-cell office:value-type="float" office:value="304.8" calcext:value-type="float">
            <text:p><text:s/>30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REPARACION TUBERIA 16</text:p>
          </table:table-cell>
        </table:table-row>
        <table:table-row table:style-name="ro6">
          <table:table-cell office:value-type="float" office:value="5877" calcext:value-type="float">
            <text:p>5877</text:p>
          </table:table-cell>
          <table:table-cell office:value-type="string" calcext:value-type="string">
            <text:p>-65,126.21</text:p>
          </table:table-cell>
          <table:table-cell office:value-type="float" office:value="1092.2" calcext:value-type="float">
            <text:p><text:s/>1,092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ARREGLOS DE TUBERIA E</text:p>
          </table:table-cell>
        </table:table-row>
        <table:table-row table:style-name="ro6">
          <table:table-cell office:value-type="float" office:value="5878" calcext:value-type="float">
            <text:p>5878</text:p>
          </table:table-cell>
          <table:table-cell office:value-type="string" calcext:value-type="string">
            <text:p>-58,892.63</text:p>
          </table:table-cell>
          <table:table-cell office:value-type="float" office:value="6233.58" calcext:value-type="float">
            <text:p><text:s/>6,233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702" calcext:value-type="float">
            <text:p>27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4-0 NUÑEZ CALLE JOSE A :CONTRUCCION DE CAJAS </text:p>
          </table:table-cell>
        </table:table-row>
        <table:table-row table:style-name="ro6">
          <table:table-cell office:value-type="float" office:value="5879" calcext:value-type="float">
            <text:p>5879</text:p>
          </table:table-cell>
          <table:table-cell office:value-type="string" calcext:value-type="string">
            <text:p>-56,610.81</text:p>
          </table:table-cell>
          <table:table-cell office:value-type="float" office:value="2281.82" calcext:value-type="float">
            <text:p><text:s/>2,28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802" calcext:value-type="float">
            <text:p>271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5-0 ZURICH SEGUROS ECU :POLIZA DE SEGUROS POR</text:p>
          </table:table-cell>
        </table:table-row>
        <table:table-row table:style-name="ro6">
          <table:table-cell office:value-type="float" office:value="5880" calcext:value-type="float">
            <text:p>5880</text:p>
          </table:table-cell>
          <table:table-cell office:value-type="string" calcext:value-type="string">
            <text:p>-56,025.69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902" calcext:value-type="float">
            <text:p>271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6-0 ZURICH SEGUROS ECU :POLIZA #1006515 POR S</text:p>
          </table:table-cell>
        </table:table-row>
        <table:table-row table:style-name="ro6">
          <table:table-cell office:value-type="float" office:value="5881" calcext:value-type="float">
            <text:p>5881</text:p>
          </table:table-cell>
          <table:table-cell office:value-type="string" calcext:value-type="string">
            <text:p>-55,995.11</text:p>
          </table:table-cell>
          <table:table-cell office:value-type="float" office:value="30.58" calcext:value-type="float">
            <text:p><text:s/>30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002" calcext:value-type="float">
            <text:p>272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7-0 ALVARADO CEDEÑO AG :PILA ALCALINA MAX "C"</text:p>
          </table:table-cell>
        </table:table-row>
        <table:table-row table:style-name="ro6">
          <table:table-cell office:value-type="float" office:value="5882" calcext:value-type="float">
            <text:p>5882</text:p>
          </table:table-cell>
          <table:table-cell office:value-type="string" calcext:value-type="string">
            <text:p>-54,130.31</text:p>
          </table:table-cell>
          <table:table-cell office:value-type="float" office:value="1864.8" calcext:value-type="float">
            <text:p><text:s/>1,86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102" calcext:value-type="float">
            <text:p>27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8-0 BRENSAM BONILLA S. :SUB BASE</text:p>
          </table:table-cell>
        </table:table-row>
        <table:table-row table:style-name="ro6">
          <table:table-cell office:value-type="float" office:value="5883" calcext:value-type="float">
            <text:p>5883</text:p>
          </table:table-cell>
          <table:table-cell office:value-type="string" calcext:value-type="string">
            <text:p>-52,265.51</text:p>
          </table:table-cell>
          <table:table-cell office:value-type="float" office:value="1864.8" calcext:value-type="float">
            <text:p><text:s/>1,86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102" calcext:value-type="float">
            <text:p>272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8-0 BRENSAM BONILLA S. :SUB-BASE</text:p>
          </table:table-cell>
        </table:table-row>
        <table:table-row table:style-name="ro6">
          <table:table-cell office:value-type="float" office:value="5884" calcext:value-type="float">
            <text:p>5884</text:p>
          </table:table-cell>
          <table:table-cell office:value-type="string" calcext:value-type="string">
            <text:p>-49,539.47</text:p>
          </table:table-cell>
          <table:table-cell office:value-type="float" office:value="2726.04" calcext:value-type="float">
            <text:p><text:s/>2,726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202" calcext:value-type="float">
            <text:p>272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29-0 SERVIDECONS SA :CLAVO ACERO, PLYWOOD TRIP</text:p>
          </table:table-cell>
        </table:table-row>
        <table:table-row table:style-name="ro6">
          <table:table-cell office:value-type="float" office:value="5885" calcext:value-type="float">
            <text:p>5885</text:p>
          </table:table-cell>
          <table:table-cell office:value-type="string" calcext:value-type="string">
            <text:p>-49,425.68</text:p>
          </table:table-cell>
          <table:table-cell office:value-type="float" office:value="113.79" calcext:value-type="float">
            <text:p><text:s/>113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302" calcext:value-type="float">
            <text:p>27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0-0 FIGUEROA BOLAÑOS J :MANTENIMIENTO REALIZA</text:p>
          </table:table-cell>
        </table:table-row>
        <table:table-row table:style-name="ro6">
          <table:table-cell office:value-type="float" office:value="5886" calcext:value-type="float">
            <text:p>5886</text:p>
          </table:table-cell>
          <table:table-cell office:value-type="string" calcext:value-type="string">
            <text:p>-49,407.39</text:p>
          </table:table-cell>
          <table:table-cell office:value-type="float" office:value="18.29" calcext:value-type="float">
            <text:p><text:s/>18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302" calcext:value-type="float">
            <text:p>272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0-0 FIGUEROA BOLAÑOS J :MANTENIMIENTO REALIZA</text:p>
          </table:table-cell>
        </table:table-row>
        <table:table-row table:style-name="ro6">
          <table:table-cell office:value-type="float" office:value="5887" calcext:value-type="float">
            <text:p>5887</text:p>
          </table:table-cell>
          <table:table-cell office:value-type="string" calcext:value-type="string">
            <text:p>-48,270.56</text:p>
          </table:table-cell>
          <table:table-cell office:value-type="float" office:value="1136.83" calcext:value-type="float">
            <text:p><text:s/>1,136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402" calcext:value-type="float">
            <text:p>272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1-0 LABCLEAN CIA. LTDA :SEMANA DE TRABAJO: JU</text:p>
          </table:table-cell>
        </table:table-row>
        <table:table-row table:style-name="ro6">
          <table:table-cell office:value-type="float" office:value="5888" calcext:value-type="float">
            <text:p>5888</text:p>
          </table:table-cell>
          <table:table-cell office:value-type="string" calcext:value-type="string">
            <text:p>-48,143.47</text:p>
          </table:table-cell>
          <table:table-cell office:value-type="float" office:value="127.09" calcext:value-type="float">
            <text:p><text:s/>127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502" calcext:value-type="float">
            <text:p>272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2-0 MERGAMA S.A. :PH JUMBO EQUILIBRIO BLANCO </text:p>
          </table:table-cell>
        </table:table-row>
        <table:table-row table:style-name="ro6">
          <table:table-cell office:value-type="float" office:value="5889" calcext:value-type="float">
            <text:p>5889</text:p>
          </table:table-cell>
          <table:table-cell office:value-type="string" calcext:value-type="string">
            <text:p>-48,136.21</text:p>
          </table:table-cell>
          <table:table-cell office:value-type="float" office:value="7.26" calcext:value-type="float">
            <text:p><text:s/>7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502" calcext:value-type="float">
            <text:p>272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2-0 MERGAMA S.A. :SE DA ALCANCE A FACT#48274 </text:p>
          </table:table-cell>
        </table:table-row>
        <table:table-row table:style-name="ro6">
          <table:table-cell office:value-type="float" office:value="5890" calcext:value-type="float">
            <text:p>5890</text:p>
          </table:table-cell>
          <table:table-cell office:value-type="string" calcext:value-type="string">
            <text:p>-39,578.40</text:p>
          </table:table-cell>
          <table:table-cell office:value-type="float" office:value="8557.81" calcext:value-type="float">
            <text:p><text:s/>8,557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2602" calcext:value-type="float">
            <text:p>272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CK 933-0 BOWEN MENDOZA JOSE :CAJA DE CLAVO DE ACER</text:p>
          </table:table-cell>
        </table:table-row>
        <table:table-row table:style-name="ro6">
          <table:table-cell office:value-type="float" office:value="5891" calcext:value-type="float">
            <text:p>5891</text:p>
          </table:table-cell>
          <table:table-cell office:value-type="string" calcext:value-type="string">
            <text:p>-39,80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.68" calcext:value-type="float">
            <text:p><text:s/>228.68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203" calcext:value-type="float">
            <text:p>241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855-001001-TRABAJOS DE OBRA CIVIL: ROTURA</text:p>
          </table:table-cell>
        </table:table-row>
        <table:table-row table:style-name="ro6">
          <table:table-cell office:value-type="float" office:value="5892" calcext:value-type="float">
            <text:p>5892</text:p>
          </table:table-cell>
          <table:table-cell office:value-type="string" calcext:value-type="string">
            <text:p>-38,682.08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11" calcext:value-type="date">
            <text:p>11/05/2020</text:p>
          </table:table-cell>
          <table:table-cell office:value-type="string" calcext:value-type="string">
            <text:p>Ec. Nogales Reclasificacion ND5710270 transaccion #284502</text:p>
          </table:table-cell>
        </table:table-row>
        <table:table-row table:style-name="ro6">
          <table:table-cell office:value-type="float" office:value="5893" calcext:value-type="float">
            <text:p>5893</text:p>
          </table:table-cell>
          <table:table-cell office:value-type="string" calcext:value-type="string">
            <text:p>-39,807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11" calcext:value-type="date">
            <text:p>11/05/2020</text:p>
          </table:table-cell>
          <table:table-cell office:value-type="string" calcext:value-type="string">
            <text:p>Ec. Nogales Reclasificacion fact. #876 transaccion #264003</text:p>
          </table:table-cell>
        </table:table-row>
        <table:table-row table:style-name="ro6">
          <table:table-cell office:value-type="float" office:value="5894" calcext:value-type="float">
            <text:p>5894</text:p>
          </table:table-cell>
          <table:table-cell office:value-type="string" calcext:value-type="string">
            <text:p>-40,057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2" calcext:value-type="date">
            <text:p>22/05/2020</text:p>
          </table:table-cell>
          <table:table-cell office:value-type="string" calcext:value-type="string">
            <text:p>Reclasif. trans.#267603 Proveedor: CGER SA</text:p>
          </table:table-cell>
        </table:table-row>
        <table:table-row table:style-name="ro6">
          <table:table-cell office:value-type="float" office:value="5895" calcext:value-type="float">
            <text:p>5895</text:p>
          </table:table-cell>
          <table:table-cell office:value-type="string" calcext:value-type="string">
            <text:p>-39,807.08</text:p>
          </table:table-cell>
          <table:table-cell office:value-type="float" office:value="250.51" calcext:value-type="float">
            <text:p><text:s/>25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2" calcext:value-type="date">
            <text:p>22/05/2020</text:p>
          </table:table-cell>
          <table:table-cell office:value-type="string" calcext:value-type="string">
            <text:p>RECLASIF. TRANS.#286202 PROVEEDOR: CGER SA</text:p>
          </table:table-cell>
        </table:table-row>
        <table:table-row table:style-name="ro6">
          <table:table-cell office:value-type="float" office:value="5896" calcext:value-type="float">
            <text:p>5896</text:p>
          </table:table-cell>
          <table:table-cell office:value-type="string" calcext:value-type="string">
            <text:p>-40,87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6.8" calcext:value-type="float">
            <text:p><text:s/>1,066.8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803" calcext:value-type="float">
            <text:p>243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5-001001-ALQUILER DE CAMIONETA 02-03-20</text:p>
          </table:table-cell>
        </table:table-row>
        <table:table-row table:style-name="ro6">
          <table:table-cell office:value-type="float" office:value="5897" calcext:value-type="float">
            <text:p>5897</text:p>
          </table:table-cell>
          <table:table-cell office:value-type="string" calcext:value-type="string">
            <text:p>-43,165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2.1" calcext:value-type="float">
            <text:p><text:s/>2,292.1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703" calcext:value-type="float">
            <text:p>243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4-001001-ALQUILER DE RETROEXCAVADORA 07</text:p>
          </table:table-cell>
        </table:table-row>
        <table:table-row table:style-name="ro6">
          <table:table-cell office:value-type="float" office:value="5898" calcext:value-type="float">
            <text:p>5898</text:p>
          </table:table-cell>
          <table:table-cell office:value-type="string" calcext:value-type="string">
            <text:p>-44,29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303" calcext:value-type="float">
            <text:p>242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76-002001-HONORARIOS COMO INTERVENTOR PO</text:p>
          </table:table-cell>
        </table:table-row>
        <table:table-row table:style-name="ro6">
          <table:table-cell office:value-type="float" office:value="5899" calcext:value-type="float">
            <text:p>5899</text:p>
          </table:table-cell>
          <table:table-cell office:value-type="string" calcext:value-type="string">
            <text:p>-45,18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0.37" calcext:value-type="float">
            <text:p><text:s/>890.37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103" calcext:value-type="float">
            <text:p>243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2290-001005-COMPRA DE COMBUSTIBLE</text:p>
          </table:table-cell>
        </table:table-row>
        <table:table-row table:style-name="ro6">
          <table:table-cell office:value-type="float" office:value="5900" calcext:value-type="float">
            <text:p>5900</text:p>
          </table:table-cell>
          <table:table-cell office:value-type="string" calcext:value-type="string">
            <text:p>-45,272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.97" calcext:value-type="float">
            <text:p><text:s/>90.97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003" calcext:value-type="float">
            <text:p>243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31590459-001064-CONSUMO CELULAR MES ABRIL 2020</text:p>
          </table:table-cell>
        </table:table-row>
        <table:table-row table:style-name="ro6">
          <table:table-cell office:value-type="float" office:value="5901" calcext:value-type="float">
            <text:p>5901</text:p>
          </table:table-cell>
          <table:table-cell office:value-type="string" calcext:value-type="string">
            <text:p>-45,46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.65" calcext:value-type="float">
            <text:p><text:s/>196.65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803" calcext:value-type="float">
            <text:p>242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20937-001001-ALQUILER MENSUAL DE SANITARIO </text:p>
          </table:table-cell>
        </table:table-row>
        <table:table-row table:style-name="ro6">
          <table:table-cell office:value-type="float" office:value="5902" calcext:value-type="float">
            <text:p>5902</text:p>
          </table:table-cell>
          <table:table-cell office:value-type="string" calcext:value-type="string">
            <text:p>-45,50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4" calcext:value-type="float">
            <text:p><text:s/>35.94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703" calcext:value-type="float">
            <text:p>2427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67-002002-BRIDA PP90 PN16 DN80 PPST- POR</text:p>
          </table:table-cell>
        </table:table-row>
        <table:table-row table:style-name="ro6">
          <table:table-cell office:value-type="float" office:value="5903" calcext:value-type="float">
            <text:p>5903</text:p>
          </table:table-cell>
          <table:table-cell office:value-type="string" calcext:value-type="string">
            <text:p>-45,68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603" calcext:value-type="float">
            <text:p>242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1146-001001-MOTOBOMBA, CORTADORA,COMPACTAD</text:p>
          </table:table-cell>
        </table:table-row>
        <table:table-row table:style-name="ro6">
          <table:table-cell office:value-type="float" office:value="5904" calcext:value-type="float">
            <text:p>5904</text:p>
          </table:table-cell>
          <table:table-cell office:value-type="string" calcext:value-type="string">
            <text:p>-46,03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.45" calcext:value-type="float">
            <text:p><text:s/>342.45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403" calcext:value-type="float">
            <text:p>243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2291-001005-COMPRA DE COMBUSTIBLE</text:p>
          </table:table-cell>
        </table:table-row>
        <table:table-row table:style-name="ro6">
          <table:table-cell office:value-type="float" office:value="5905" calcext:value-type="float">
            <text:p>5905</text:p>
          </table:table-cell>
          <table:table-cell office:value-type="string" calcext:value-type="string">
            <text:p>-46,689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9.19" calcext:value-type="float">
            <text:p><text:s/>659.19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403" calcext:value-type="float">
            <text:p>242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54914-036001-GENERADOR 5000 GASOL MONOF</text:p>
          </table:table-cell>
        </table:table-row>
        <table:table-row table:style-name="ro6">
          <table:table-cell office:value-type="float" office:value="5906" calcext:value-type="float">
            <text:p>5906</text:p>
          </table:table-cell>
          <table:table-cell office:value-type="string" calcext:value-type="string">
            <text:p>-47,814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303" calcext:value-type="float">
            <text:p>243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C 000000884-002001-HONORARIOS COMO INTERVENTOR PO</text:p>
          </table:table-cell>
        </table:table-row>
        <table:table-row table:style-name="ro6">
          <table:table-cell office:value-type="float" office:value="5907" calcext:value-type="float">
            <text:p>5907</text:p>
          </table:table-cell>
          <table:table-cell office:value-type="string" calcext:value-type="string">
            <text:p>-48,064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503" calcext:value-type="float">
            <text:p>242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435-001001-3 BOMBA MANUEL 20L- 3 KIT DESI</text:p>
          </table:table-cell>
        </table:table-row>
        <table:table-row table:style-name="ro6">
          <table:table-cell office:value-type="float" office:value="5908" calcext:value-type="float">
            <text:p>5908</text:p>
          </table:table-cell>
          <table:table-cell office:value-type="string" calcext:value-type="string">
            <text:p>-48,69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8.03" calcext:value-type="float">
            <text:p><text:s/>628.03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503" calcext:value-type="float">
            <text:p>2445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580-001001-REPOSICION DE ASFALTO EN LOS S</text:p>
          </table:table-cell>
        </table:table-row>
        <table:table-row table:style-name="ro6">
          <table:table-cell office:value-type="float" office:value="5909" calcext:value-type="float">
            <text:p>5909</text:p>
          </table:table-cell>
          <table:table-cell office:value-type="string" calcext:value-type="string">
            <text:p>-50,186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3.52" calcext:value-type="float">
            <text:p><text:s/>1,493.5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403" calcext:value-type="float">
            <text:p>244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5-001001-(42 )VIAJES VOLQUETAS POR DESA</text:p>
          </table:table-cell>
        </table:table-row>
        <table:table-row table:style-name="ro6">
          <table:table-cell office:value-type="float" office:value="5910" calcext:value-type="float">
            <text:p>5910</text:p>
          </table:table-cell>
          <table:table-cell office:value-type="string" calcext:value-type="string">
            <text:p>-53,170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4.02" calcext:value-type="float">
            <text:p><text:s/>2,984.02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303" calcext:value-type="float">
            <text:p>244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103-001001-SEMANA DE TRABAJO DESDE 09-03-</text:p>
          </table:table-cell>
        </table:table-row>
        <table:table-row table:style-name="ro6">
          <table:table-cell office:value-type="float" office:value="5911" calcext:value-type="float">
            <text:p>5911</text:p>
          </table:table-cell>
          <table:table-cell office:value-type="string" calcext:value-type="string">
            <text:p>-49,075.01</text:p>
          </table:table-cell>
          <table:table-cell office:value-type="float" office:value="4095.5" calcext:value-type="float">
            <text:p><text:s/>4,0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103" calcext:value-type="float">
            <text:p>246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820-000000-PAGO FACTURA 820 MEDIANTE TRAN</text:p>
          </table:table-cell>
        </table:table-row>
        <table:table-row table:style-name="ro6">
          <table:table-cell office:value-type="float" office:value="5912" calcext:value-type="float">
            <text:p>5912</text:p>
          </table:table-cell>
          <table:table-cell office:value-type="string" calcext:value-type="string">
            <text:p>-47,950.01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003" calcext:value-type="float">
            <text:p>26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876-000000-CANCELACION FACTURA #876 MEDIA</text:p>
          </table:table-cell>
        </table:table-row>
        <table:table-row table:style-name="ro6">
          <table:table-cell office:value-type="float" office:value="5913" calcext:value-type="float">
            <text:p>5913</text:p>
          </table:table-cell>
          <table:table-cell office:value-type="string" calcext:value-type="string">
            <text:p>-47,699.50</text:p>
          </table:table-cell>
          <table:table-cell office:value-type="float" office:value="250.51" calcext:value-type="float">
            <text:p><text:s/>25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603" calcext:value-type="float">
            <text:p>267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435-000000-CANCELACION DE FACT 435 MEDIAN</text:p>
          </table:table-cell>
        </table:table-row>
        <table:table-row table:style-name="ro6">
          <table:table-cell office:value-type="float" office:value="5914" calcext:value-type="float">
            <text:p>5914</text:p>
          </table:table-cell>
          <table:table-cell office:value-type="string" calcext:value-type="string">
            <text:p>-47,689.04</text:p>
          </table:table-cell>
          <table:table-cell office:value-type="float" office:value="10.46" calcext:value-type="float">
            <text:p><text:s/>10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803" calcext:value-type="float">
            <text:p>267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54914-000000-CI APLICA POR RETENCION</text:p>
          </table:table-cell>
        </table:table-row>
        <table:table-row table:style-name="ro6">
          <table:table-cell office:value-type="float" office:value="5915" calcext:value-type="float">
            <text:p>5915</text:p>
          </table:table-cell>
          <table:table-cell office:value-type="string" calcext:value-type="string">
            <text:p>-47,029.85</text:p>
          </table:table-cell>
          <table:table-cell office:value-type="float" office:value="659.19" calcext:value-type="float">
            <text:p><text:s/>65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003" calcext:value-type="float">
            <text:p>268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54914-000000-CI APLICA FACT#54914 PAGO TRAN</text:p>
          </table:table-cell>
        </table:table-row>
        <table:table-row table:style-name="ro6">
          <table:table-cell office:value-type="float" office:value="5916" calcext:value-type="float">
            <text:p>5916</text:p>
          </table:table-cell>
          <table:table-cell office:value-type="string" calcext:value-type="string">
            <text:p>-49,07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48.26" calcext:value-type="float">
            <text:p><text:s/>2,048.26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903" calcext:value-type="float">
            <text:p>2439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3-001001-VIAJES DESALOJOS UNIVERSIDAD G</text:p>
          </table:table-cell>
        </table:table-row>
        <table:table-row table:style-name="ro6">
          <table:table-cell office:value-type="float" office:value="5917" calcext:value-type="float">
            <text:p>5917</text:p>
          </table:table-cell>
          <table:table-cell office:value-type="string" calcext:value-type="string">
            <text:p>-49,62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" calcext:value-type="float">
            <text:p><text:s/>550.0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003" calcext:value-type="float">
            <text:p>24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2055-001001-SERV. TEC. CONSORCIO UNIVERSID</text:p>
          </table:table-cell>
        </table:table-row>
        <table:table-row table:style-name="ro6">
          <table:table-cell office:value-type="float" office:value="5918" calcext:value-type="float">
            <text:p>5918</text:p>
          </table:table-cell>
          <table:table-cell office:value-type="string" calcext:value-type="string">
            <text:p>-47,904.08</text:p>
          </table:table-cell>
          <table:table-cell office:value-type="float" office:value="1724.03" calcext:value-type="float">
            <text:p><text:s/>1,724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9" calcext:value-type="float">
            <text:p>15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103" calcext:value-type="float">
            <text:p>268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662-000000-CI APLICA FACT <text:s/>662 664 665 66</text:p>
          </table:table-cell>
        </table:table-row>
        <table:table-row table:style-name="ro6">
          <table:table-cell office:value-type="float" office:value="5919" calcext:value-type="float">
            <text:p>5919</text:p>
          </table:table-cell>
          <table:table-cell office:value-type="string" calcext:value-type="string">
            <text:p>-53,209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05.23" calcext:value-type="float">
            <text:p><text:s/>5,305.23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203" calcext:value-type="float">
            <text:p>2442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0-001101-(17 ) ARENA- (108) PIEDRA 3/4</text:p>
          </table:table-cell>
        </table:table-row>
        <table:table-row table:style-name="ro6">
          <table:table-cell office:value-type="float" office:value="5920" calcext:value-type="float">
            <text:p>5920</text:p>
          </table:table-cell>
          <table:table-cell office:value-type="string" calcext:value-type="string">
            <text:p>-55,590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1.4" calcext:value-type="float">
            <text:p><text:s/>2,381.40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103" calcext:value-type="float">
            <text:p>244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1-001001-SUB-BASE PROYECTO UNIVERSIDAD </text:p>
          </table:table-cell>
        </table:table-row>
        <table:table-row table:style-name="ro6">
          <table:table-cell office:value-type="float" office:value="5921" calcext:value-type="float">
            <text:p>5921</text:p>
          </table:table-cell>
          <table:table-cell office:value-type="string" calcext:value-type="string">
            <text:p>-56,047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7.21" calcext:value-type="float">
            <text:p><text:s/>457.2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403" calcext:value-type="float">
            <text:p>253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2387-001005-COMPRA DE COMBUSTIBLE</text:p>
          </table:table-cell>
        </table:table-row>
        <table:table-row table:style-name="ro6">
          <table:table-cell office:value-type="float" office:value="5922" calcext:value-type="float">
            <text:p>5922</text:p>
          </table:table-cell>
          <table:table-cell office:value-type="string" calcext:value-type="string">
            <text:p>-56,97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8.62" calcext:value-type="float">
            <text:p><text:s/>928.6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503" calcext:value-type="float">
            <text:p>253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159-002050-SERVICIO AUDITORIA</text:p>
          </table:table-cell>
        </table:table-row>
        <table:table-row table:style-name="ro6">
          <table:table-cell office:value-type="float" office:value="5923" calcext:value-type="float">
            <text:p>5923</text:p>
          </table:table-cell>
          <table:table-cell office:value-type="string" calcext:value-type="string">
            <text:p>-60,193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16.83" calcext:value-type="float">
            <text:p><text:s/>3,216.8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203" calcext:value-type="float">
            <text:p>252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7-001011-LLANTA12-16 5L5NHS MINICARGADO</text:p>
          </table:table-cell>
        </table:table-row>
        <table:table-row table:style-name="ro6">
          <table:table-cell office:value-type="float" office:value="5924" calcext:value-type="float">
            <text:p>5924</text:p>
          </table:table-cell>
          <table:table-cell office:value-type="string" calcext:value-type="string">
            <text:p>-60,250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303" calcext:value-type="float">
            <text:p>252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8-001011-BOTA DIELECTRICA TALLA 40</text:p>
          </table:table-cell>
        </table:table-row>
        <table:table-row table:style-name="ro6">
          <table:table-cell office:value-type="float" office:value="5925" calcext:value-type="float">
            <text:p>5925</text:p>
          </table:table-cell>
          <table:table-cell office:value-type="string" calcext:value-type="string">
            <text:p>-60,34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.89" calcext:value-type="float">
            <text:p><text:s/>98.8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403" calcext:value-type="float">
            <text:p>252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0-001011-TUBO PEAD 100/90MM</text:p>
          </table:table-cell>
        </table:table-row>
        <table:table-row table:style-name="ro6">
          <table:table-cell office:value-type="float" office:value="5926" calcext:value-type="float">
            <text:p>5926</text:p>
          </table:table-cell>
          <table:table-cell office:value-type="string" calcext:value-type="string">
            <text:p>-60,384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503" calcext:value-type="float">
            <text:p>252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1-001011-LIMPIADOR CONTACTO ELECTRONICO</text:p>
          </table:table-cell>
        </table:table-row>
        <table:table-row table:style-name="ro6">
          <table:table-cell office:value-type="float" office:value="5927" calcext:value-type="float">
            <text:p>5927</text:p>
          </table:table-cell>
          <table:table-cell office:value-type="string" calcext:value-type="string">
            <text:p>-60,55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.54" calcext:value-type="float">
            <text:p><text:s/>171.5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603" calcext:value-type="float">
            <text:p>252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2-001011-PINTURA SPRAY AZUL-CARPA 2X2 L</text:p>
          </table:table-cell>
        </table:table-row>
        <table:table-row table:style-name="ro6">
          <table:table-cell office:value-type="float" office:value="5928" calcext:value-type="float">
            <text:p>5928</text:p>
          </table:table-cell>
          <table:table-cell office:value-type="string" calcext:value-type="string">
            <text:p>-60,60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.89" calcext:value-type="float">
            <text:p><text:s/>46.8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703" calcext:value-type="float">
            <text:p>252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3-001011-JEAN TALLA 32 CON CINTA REFLEC</text:p>
          </table:table-cell>
        </table:table-row>
        <table:table-row table:style-name="ro6">
          <table:table-cell office:value-type="float" office:value="5929" calcext:value-type="float">
            <text:p>5929</text:p>
          </table:table-cell>
          <table:table-cell office:value-type="string" calcext:value-type="string">
            <text:p>-60,66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803" calcext:value-type="float">
            <text:p>252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24-001011-BOTA DIELECTRICA TALLA 40</text:p>
          </table:table-cell>
        </table:table-row>
        <table:table-row table:style-name="ro6">
          <table:table-cell office:value-type="float" office:value="5930" calcext:value-type="float">
            <text:p>5930</text:p>
          </table:table-cell>
          <table:table-cell office:value-type="string" calcext:value-type="string">
            <text:p>-60,786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.91" calcext:value-type="float">
            <text:p><text:s/>125.9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903" calcext:value-type="float">
            <text:p>252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31797624-001064-CONSUMO CELULAR MES JUNIO</text:p>
          </table:table-cell>
        </table:table-row>
        <table:table-row table:style-name="ro6">
          <table:table-cell office:value-type="float" office:value="5931" calcext:value-type="float">
            <text:p>5931</text:p>
          </table:table-cell>
          <table:table-cell office:value-type="string" calcext:value-type="string">
            <text:p>-60,946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.34" calcext:value-type="float">
            <text:p><text:s/>160.3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003" calcext:value-type="float">
            <text:p>253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1-001100-LLAVE DE TUBO 36"</text:p>
          </table:table-cell>
        </table:table-row>
        <table:table-row table:style-name="ro6">
          <table:table-cell office:value-type="float" office:value="5932" calcext:value-type="float">
            <text:p>5932</text:p>
          </table:table-cell>
          <table:table-cell office:value-type="string" calcext:value-type="string">
            <text:p>-60,94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56" calcext:value-type="float">
            <text:p><text:s/>1.56 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003" calcext:value-type="float">
            <text:p>254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JC 000049780-000000-JC APLICA TRANSACCION #245103</text:p>
          </table:table-cell>
        </table:table-row>
        <table:table-row table:style-name="ro6">
          <table:table-cell office:value-type="float" office:value="5933" calcext:value-type="float">
            <text:p>5933</text:p>
          </table:table-cell>
          <table:table-cell office:value-type="string" calcext:value-type="string">
            <text:p>-60,860.74</text:p>
          </table:table-cell>
          <table:table-cell office:value-type="float" office:value="87.19" calcext:value-type="float">
            <text:p><text:s/>87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903" calcext:value-type="float">
            <text:p>253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CI 000049780-000000-CI APLICA A FACTURA 49780 TRAN</text:p>
          </table:table-cell>
        </table:table-row>
        <table:table-row table:style-name="ro6">
          <table:table-cell office:value-type="float" office:value="5934" calcext:value-type="float">
            <text:p>5934</text:p>
          </table:table-cell>
          <table:table-cell office:value-type="string" calcext:value-type="string">
            <text:p>-59,735.74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902" calcext:value-type="float">
            <text:p>277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1-0 MANUEL NOGALES Y P :HONORARIOS COMO INTERV</text:p>
          </table:table-cell>
        </table:table-row>
        <table:table-row table:style-name="ro6">
          <table:table-cell office:value-type="float" office:value="5935" calcext:value-type="float">
            <text:p>5935</text:p>
          </table:table-cell>
          <table:table-cell office:value-type="string" calcext:value-type="string">
            <text:p>-59,107.71</text:p>
          </table:table-cell>
          <table:table-cell office:value-type="float" office:value="628.03" calcext:value-type="float">
            <text:p><text:s/>628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202" calcext:value-type="float">
            <text:p>277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6-0 SUMBA ORTEGA IVAN <text:s/>:REPOSICION DE ASFALTO E</text:p>
          </table:table-cell>
        </table:table-row>
        <table:table-row table:style-name="ro6">
          <table:table-cell office:value-type="float" office:value="5936" calcext:value-type="float">
            <text:p>5936</text:p>
          </table:table-cell>
          <table:table-cell office:value-type="string" calcext:value-type="string">
            <text:p>-48,185.43</text:p>
          </table:table-cell>
          <table:table-cell office:value-type="float" office:value="10922.28" calcext:value-type="float">
            <text:p><text:s/>10,922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102" calcext:value-type="float">
            <text:p>277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4-0 NUÑEZ CALLE JOSE A :CONSTRUCCION DE CAJAS D</text:p>
          </table:table-cell>
        </table:table-row>
        <table:table-row table:style-name="ro6">
          <table:table-cell office:value-type="float" office:value="5937" calcext:value-type="float">
            <text:p>5937</text:p>
          </table:table-cell>
          <table:table-cell office:value-type="string" calcext:value-type="string">
            <text:p>-47,295.06</text:p>
          </table:table-cell>
          <table:table-cell office:value-type="float" office:value="890.37" calcext:value-type="float">
            <text:p><text:s/>890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702" calcext:value-type="float">
            <text:p>278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3-0 TORREGASI S.A. :COMPRA DE COMBUSTIBLE</text:p>
          </table:table-cell>
        </table:table-row>
        <table:table-row table:style-name="ro6">
          <table:table-cell office:value-type="float" office:value="5938" calcext:value-type="float">
            <text:p>5938</text:p>
          </table:table-cell>
          <table:table-cell office:value-type="string" calcext:value-type="string">
            <text:p>-43,613.58</text:p>
          </table:table-cell>
          <table:table-cell office:value-type="float" office:value="3681.48" calcext:value-type="float">
            <text:p><text:s/>3,681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402" calcext:value-type="float">
            <text:p>277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7-0 SUMBA ORTEGA IVAN <text:s/>:CORTE PAVIMENTO, CANALI</text:p>
          </table:table-cell>
        </table:table-row>
        <table:table-row table:style-name="ro6">
          <table:table-cell office:value-type="float" office:value="5939" calcext:value-type="float">
            <text:p>5939</text:p>
          </table:table-cell>
          <table:table-cell office:value-type="string" calcext:value-type="string">
            <text:p>-43,384.90</text:p>
          </table:table-cell>
          <table:table-cell office:value-type="float" office:value="228.68" calcext:value-type="float">
            <text:p><text:s/>228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TRABAJOS DE OBRA CIVIL</text:p>
          </table:table-cell>
        </table:table-row>
        <table:table-row table:style-name="ro6">
          <table:table-cell office:value-type="float" office:value="5940" calcext:value-type="float">
            <text:p>5940</text:p>
          </table:table-cell>
          <table:table-cell office:value-type="string" calcext:value-type="string">
            <text:p>-42,003.65</text:p>
          </table:table-cell>
          <table:table-cell office:value-type="float" office:value="1381.25" calcext:value-type="float">
            <text:p><text:s/>1,38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CANALIZACION 4 VIAS, C</text:p>
          </table:table-cell>
        </table:table-row>
        <table:table-row table:style-name="ro6">
          <table:table-cell office:value-type="float" office:value="5941" calcext:value-type="float">
            <text:p>5941</text:p>
          </table:table-cell>
          <table:table-cell office:value-type="string" calcext:value-type="string">
            <text:p>-41,055.97</text:p>
          </table:table-cell>
          <table:table-cell office:value-type="float" office:value="947.68" calcext:value-type="float">
            <text:p><text:s/>947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CANALIZACION 4 VIAS, C</text:p>
          </table:table-cell>
        </table:table-row>
        <table:table-row table:style-name="ro6">
          <table:table-cell office:value-type="float" office:value="5942" calcext:value-type="float">
            <text:p>5942</text:p>
          </table:table-cell>
          <table:table-cell office:value-type="string" calcext:value-type="string">
            <text:p>-40,590.85</text:p>
          </table:table-cell>
          <table:table-cell office:value-type="float" office:value="465.12" calcext:value-type="float">
            <text:p><text:s/>46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602" calcext:value-type="float">
            <text:p>27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2-0 SIXTO ROYAL RIVERA :REPOSICION DE ACERA Y </text:p>
          </table:table-cell>
        </table:table-row>
        <table:table-row table:style-name="ro6">
          <table:table-cell office:value-type="float" office:value="5943" calcext:value-type="float">
            <text:p>5943</text:p>
          </table:table-cell>
          <table:table-cell office:value-type="string" calcext:value-type="string">
            <text:p>-39,529.70</text:p>
          </table:table-cell>
          <table:table-cell office:value-type="float" office:value="1061.15" calcext:value-type="float">
            <text:p><text:s/>1,061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502" calcext:value-type="float">
            <text:p>277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8-0 CONSTRUCCION MATUT :PLASTICO NEGRO 1.5MTS-M</text:p>
          </table:table-cell>
        </table:table-row>
        <table:table-row table:style-name="ro6">
          <table:table-cell office:value-type="float" office:value="5944" calcext:value-type="float">
            <text:p>5944</text:p>
          </table:table-cell>
          <table:table-cell office:value-type="string" calcext:value-type="string">
            <text:p>-37,910.66</text:p>
          </table:table-cell>
          <table:table-cell office:value-type="float" office:value="1619.04" calcext:value-type="float">
            <text:p><text:s/>1,619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402" calcext:value-type="float">
            <text:p>27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8-0 <text:s/>SALVACERO CIA. LT :CEMENTO HOLCIM FUERTE </text:p>
          </table:table-cell>
        </table:table-row>
        <table:table-row table:style-name="ro6">
          <table:table-cell office:value-type="float" office:value="5945" calcext:value-type="float">
            <text:p>5945</text:p>
          </table:table-cell>
          <table:table-cell office:value-type="string" calcext:value-type="string">
            <text:p>-37,315.09</text:p>
          </table:table-cell>
          <table:table-cell office:value-type="float" office:value="595.57" calcext:value-type="float">
            <text:p><text:s/>595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502" calcext:value-type="float">
            <text:p>27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9-0 CORDELERIA NACIONA :CORDEL RAFIA 3H CC CON</text:p>
          </table:table-cell>
        </table:table-row>
        <table:table-row table:style-name="ro6">
          <table:table-cell office:value-type="float" office:value="5946" calcext:value-type="float">
            <text:p>5946</text:p>
          </table:table-cell>
          <table:table-cell office:value-type="string" calcext:value-type="string">
            <text:p>-36,161.71</text:p>
          </table:table-cell>
          <table:table-cell office:value-type="float" office:value="1153.38" calcext:value-type="float">
            <text:p><text:s/>1,153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702" calcext:value-type="float">
            <text:p>277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9-0 CONSTRUCCION MATUT :ELECTROMALLAS- CUARTON </text:p>
          </table:table-cell>
        </table:table-row>
        <table:table-row table:style-name="ro6">
          <table:table-cell office:value-type="float" office:value="5947" calcext:value-type="float">
            <text:p>5947</text:p>
          </table:table-cell>
          <table:table-cell office:value-type="string" calcext:value-type="string">
            <text:p>-35,036.71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7802" calcext:value-type="float">
            <text:p>277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0-0 MANUEL NOGALES Y P :HONORARIOS COMO INTERV</text:p>
          </table:table-cell>
        </table:table-row>
        <table:table-row table:style-name="ro6">
          <table:table-cell office:value-type="float" office:value="5948" calcext:value-type="float">
            <text:p>5948</text:p>
          </table:table-cell>
          <table:table-cell office:value-type="string" calcext:value-type="string">
            <text:p>-34,134.71</text:p>
          </table:table-cell>
          <table:table-cell office:value-type="float" office:value="902" calcext:value-type="float">
            <text:p><text:s/>9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14 Machala - F #495: Aplicación de Anticipo (Equipos &amp; Pruebas S.A.)</text:p>
          </table:table-cell>
        </table:table-row>
        <table:table-row table:style-name="ro6">
          <table:table-cell office:value-type="float" office:value="5949" calcext:value-type="float">
            <text:p>5949</text:p>
          </table:table-cell>
          <table:table-cell office:value-type="string" calcext:value-type="string">
            <text:p>-32,820.88</text:p>
          </table:table-cell>
          <table:table-cell office:value-type="float" office:value="1313.83" calcext:value-type="float">
            <text:p><text:s/>1,313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2 Machala - F #6911: Aplicacion de Anticipo (Hohesa, Hormigones Hercules)</text:p>
          </table:table-cell>
        </table:table-row>
        <table:table-row table:style-name="ro6">
          <table:table-cell office:value-type="float" office:value="5950" calcext:value-type="float">
            <text:p>5950</text:p>
          </table:table-cell>
          <table:table-cell office:value-type="string" calcext:value-type="string">
            <text:p>-33,722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iario #1598: Reverso de Registro Contable</text:p>
          </table:table-cell>
        </table:table-row>
        <table:table-row table:style-name="ro6">
          <table:table-cell office:value-type="float" office:value="5951" calcext:value-type="float">
            <text:p>5951</text:p>
          </table:table-cell>
          <table:table-cell office:value-type="string" calcext:value-type="string">
            <text:p>-31,142.14</text:p>
          </table:table-cell>
          <table:table-cell office:value-type="float" office:value="2580.74" calcext:value-type="float">
            <text:p><text:s/>2,580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62: APLICACIÓN DE ANTICIPO</text:p>
          </table:table-cell>
        </table:table-row>
        <table:table-row table:style-name="ro6">
          <table:table-cell office:value-type="float" office:value="5952" calcext:value-type="float">
            <text:p>5952</text:p>
          </table:table-cell>
          <table:table-cell office:value-type="string" calcext:value-type="string">
            <text:p>-28,561.40</text:p>
          </table:table-cell>
          <table:table-cell office:value-type="float" office:value="2580.74" calcext:value-type="float">
            <text:p><text:s/>2,580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46: APLICACIÓN DE ANTICIPO</text:p>
          </table:table-cell>
        </table:table-row>
        <table:table-row table:style-name="ro6">
          <table:table-cell office:value-type="float" office:value="5953" calcext:value-type="float">
            <text:p>5953</text:p>
          </table:table-cell>
          <table:table-cell office:value-type="string" calcext:value-type="string">
            <text:p>-26,966.04</text:p>
          </table:table-cell>
          <table:table-cell office:value-type="float" office:value="1595.36" calcext:value-type="float">
            <text:p><text:s/>1,59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830: APLICACIÓN DE ANTICIPO</text:p>
          </table:table-cell>
        </table:table-row>
        <table:table-row table:style-name="ro6">
          <table:table-cell office:value-type="float" office:value="5954" calcext:value-type="float">
            <text:p>5954</text:p>
          </table:table-cell>
          <table:table-cell office:value-type="string" calcext:value-type="string">
            <text:p>-24,330.51</text:p>
          </table:table-cell>
          <table:table-cell office:value-type="float" office:value="2635.53" calcext:value-type="float">
            <text:p><text:s/>2,63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3 MACHALA - F #7165: APLICACIÓN DE ANTICIPO</text:p>
          </table:table-cell>
        </table:table-row>
        <table:table-row table:style-name="ro6">
          <table:table-cell office:value-type="float" office:value="5955" calcext:value-type="float">
            <text:p>5955</text:p>
          </table:table-cell>
          <table:table-cell office:value-type="string" calcext:value-type="string">
            <text:p>-25,088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7.96" calcext:value-type="float">
            <text:p><text:s/>757.9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103" calcext:value-type="float">
            <text:p>253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4-001100-MALLA HEX 1/2" 1X50M</text:p>
          </table:table-cell>
        </table:table-row>
        <table:table-row table:style-name="ro6">
          <table:table-cell office:value-type="float" office:value="5956" calcext:value-type="float">
            <text:p>5956</text:p>
          </table:table-cell>
          <table:table-cell office:value-type="string" calcext:value-type="string">
            <text:p>-25,10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78" calcext:value-type="float">
            <text:p><text:s/>19.7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203" calcext:value-type="float">
            <text:p>253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99-001100-LIQUIDO PENETRANTE 11ONZ</text:p>
          </table:table-cell>
        </table:table-row>
        <table:table-row table:style-name="ro6">
          <table:table-cell office:value-type="float" office:value="5957" calcext:value-type="float">
            <text:p>5957</text:p>
          </table:table-cell>
          <table:table-cell office:value-type="string" calcext:value-type="string">
            <text:p>-25,410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2.5" calcext:value-type="float">
            <text:p><text:s/>302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403" calcext:value-type="float">
            <text:p>247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2-001002-SERVICIO DE GUARDIANIA</text:p>
          </table:table-cell>
        </table:table-row>
        <table:table-row table:style-name="ro6">
          <table:table-cell office:value-type="float" office:value="5958" calcext:value-type="float">
            <text:p>5958</text:p>
          </table:table-cell>
          <table:table-cell office:value-type="string" calcext:value-type="string">
            <text:p>-25,905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5" calcext:value-type="float">
            <text:p><text:s/>49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503" calcext:value-type="float">
            <text:p>247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3-001002-SERVICIO GUARDIANIA</text:p>
          </table:table-cell>
        </table:table-row>
        <table:table-row table:style-name="ro6">
          <table:table-cell office:value-type="float" office:value="5959" calcext:value-type="float">
            <text:p>5959</text:p>
          </table:table-cell>
          <table:table-cell office:value-type="string" calcext:value-type="string">
            <text:p>-25,988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5" calcext:value-type="float">
            <text:p><text:s/>82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703" calcext:value-type="float">
            <text:p>247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4-001002-SERVICIO GUARDIANIA</text:p>
          </table:table-cell>
        </table:table-row>
        <table:table-row table:style-name="ro6">
          <table:table-cell office:value-type="float" office:value="5960" calcext:value-type="float">
            <text:p>5960</text:p>
          </table:table-cell>
          <table:table-cell office:value-type="string" calcext:value-type="string">
            <text:p>-27,567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8.86" calcext:value-type="float">
            <text:p><text:s/>1,578.8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803" calcext:value-type="float">
            <text:p>247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676-001001-SERVICIO TRANSPORTE DESALOJO 0</text:p>
          </table:table-cell>
        </table:table-row>
        <table:table-row table:style-name="ro6">
          <table:table-cell office:value-type="float" office:value="5961" calcext:value-type="float">
            <text:p>5961</text:p>
          </table:table-cell>
          <table:table-cell office:value-type="string" calcext:value-type="string">
            <text:p>-27,77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.16" calcext:value-type="float">
            <text:p><text:s/>211.1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903" calcext:value-type="float">
            <text:p>247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1995-001001-88 BOTELLONES DE AGUA</text:p>
          </table:table-cell>
        </table:table-row>
        <table:table-row table:style-name="ro6">
          <table:table-cell office:value-type="float" office:value="5962" calcext:value-type="float">
            <text:p>5962</text:p>
          </table:table-cell>
          <table:table-cell office:value-type="string" calcext:value-type="string">
            <text:p>-30,359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003" calcext:value-type="float">
            <text:p>248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62-001001-HORMIGON 140KG/CM2 STANDAR-28 </text:p>
          </table:table-cell>
        </table:table-row>
        <table:table-row table:style-name="ro6">
          <table:table-cell office:value-type="float" office:value="5963" calcext:value-type="float">
            <text:p>5963</text:p>
          </table:table-cell>
          <table:table-cell office:value-type="string" calcext:value-type="string">
            <text:p>-30,446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.88" calcext:value-type="float">
            <text:p><text:s/>87.8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203" calcext:value-type="float">
            <text:p>248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6-001001-MANTENIMIENTO DE LA BOMBA DE F</text:p>
          </table:table-cell>
        </table:table-row>
        <table:table-row table:style-name="ro6">
          <table:table-cell office:value-type="float" office:value="5964" calcext:value-type="float">
            <text:p>5964</text:p>
          </table:table-cell>
          <table:table-cell office:value-type="string" calcext:value-type="string">
            <text:p>-30,62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303" calcext:value-type="float">
            <text:p>248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5-001001-LOGISTICA Y MOVILIZACION: MINI</text:p>
          </table:table-cell>
        </table:table-row>
        <table:table-row table:style-name="ro6">
          <table:table-cell office:value-type="float" office:value="5965" calcext:value-type="float">
            <text:p>5965</text:p>
          </table:table-cell>
          <table:table-cell office:value-type="string" calcext:value-type="string">
            <text:p>-30,64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.19" calcext:value-type="float">
            <text:p><text:s/>19.1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303" calcext:value-type="float">
            <text:p>246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83-001100-SACO VACIO 25KG CLASICC</text:p>
          </table:table-cell>
        </table:table-row>
        <table:table-row table:style-name="ro6">
          <table:table-cell office:value-type="float" office:value="5966" calcext:value-type="float">
            <text:p>5966</text:p>
          </table:table-cell>
          <table:table-cell office:value-type="string" calcext:value-type="string">
            <text:p>-35,99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44.44" calcext:value-type="float">
            <text:p><text:s/>5,344.4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503" calcext:value-type="float">
            <text:p>246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13-002002-TUBERIA PEAD 160 X 11.80MM 1.2</text:p>
          </table:table-cell>
        </table:table-row>
        <table:table-row table:style-name="ro6">
          <table:table-cell office:value-type="float" office:value="5967" calcext:value-type="float">
            <text:p>5967</text:p>
          </table:table-cell>
          <table:table-cell office:value-type="string" calcext:value-type="string">
            <text:p>-36,32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2.94" calcext:value-type="float">
            <text:p><text:s/>332.9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603" calcext:value-type="float">
            <text:p>246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52-001001-FABRICACION DE PASADOR CON ROS</text:p>
          </table:table-cell>
        </table:table-row>
        <table:table-row table:style-name="ro6">
          <table:table-cell office:value-type="float" office:value="5968" calcext:value-type="float">
            <text:p>5968</text:p>
          </table:table-cell>
          <table:table-cell office:value-type="string" calcext:value-type="string">
            <text:p>-37,67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3" calcext:value-type="float">
            <text:p><text:s/>1,353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803" calcext:value-type="float">
            <text:p>246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48-001002-SERVICIOS DE GUARDIANA</text:p>
          </table:table-cell>
        </table:table-row>
        <table:table-row table:style-name="ro6">
          <table:table-cell office:value-type="float" office:value="5969" calcext:value-type="float">
            <text:p>5969</text:p>
          </table:table-cell>
          <table:table-cell office:value-type="string" calcext:value-type="string">
            <text:p>-51,35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678.27" calcext:value-type="float">
            <text:p><text:s/>13,678.2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703" calcext:value-type="float">
            <text:p>253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3643-001501-ADOQUIN HOLANDES 8 CM COLOR - </text:p>
          </table:table-cell>
        </table:table-row>
        <table:table-row table:style-name="ro6">
          <table:table-cell office:value-type="float" office:value="5970" calcext:value-type="float">
            <text:p>5970</text:p>
          </table:table-cell>
          <table:table-cell office:value-type="string" calcext:value-type="string">
            <text:p>-55,039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81.48" calcext:value-type="float">
            <text:p><text:s/>3,681.4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003" calcext:value-type="float">
            <text:p>245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582-001001-CORTE PAVIMENTO, CANALIZACION </text:p>
          </table:table-cell>
        </table:table-row>
        <table:table-row table:style-name="ro6">
          <table:table-cell office:value-type="float" office:value="5971" calcext:value-type="float">
            <text:p>5971</text:p>
          </table:table-cell>
          <table:table-cell office:value-type="string" calcext:value-type="string">
            <text:p>-55,124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63" calcext:value-type="float">
            <text:p><text:s/>85.6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103" calcext:value-type="float">
            <text:p>245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49780-001002-ZAKKA DESINFECTANTE AMONIO CUA</text:p>
          </table:table-cell>
        </table:table-row>
        <table:table-row table:style-name="ro6">
          <table:table-cell office:value-type="float" office:value="5972" calcext:value-type="float">
            <text:p>5972</text:p>
          </table:table-cell>
          <table:table-cell office:value-type="string" calcext:value-type="string">
            <text:p>-55,16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8" calcext:value-type="float">
            <text:p><text:s/>41.8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203" calcext:value-type="float">
            <text:p>245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27-001001-2 UNID TACHO BASURA ROJO 64CM </text:p>
          </table:table-cell>
        </table:table-row>
        <table:table-row table:style-name="ro6">
          <table:table-cell office:value-type="float" office:value="5973" calcext:value-type="float">
            <text:p>5973</text:p>
          </table:table-cell>
          <table:table-cell office:value-type="string" calcext:value-type="string">
            <text:p>-55,179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48" calcext:value-type="float">
            <text:p><text:s/>12.4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303" calcext:value-type="float">
            <text:p>245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45-001001-6 UNID. DISCO DE CORTE METAL D</text:p>
          </table:table-cell>
        </table:table-row>
        <table:table-row table:style-name="ro6">
          <table:table-cell office:value-type="float" office:value="5974" calcext:value-type="float">
            <text:p>5974</text:p>
          </table:table-cell>
          <table:table-cell office:value-type="string" calcext:value-type="string">
            <text:p>-66,10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922.28" calcext:value-type="float">
            <text:p><text:s/>10,922.2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803" calcext:value-type="float">
            <text:p>244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6-001001-CONSTRUCCION DE CAJAS DE 1X1X1</text:p>
          </table:table-cell>
        </table:table-row>
        <table:table-row table:style-name="ro6">
          <table:table-cell office:value-type="float" office:value="5975" calcext:value-type="float">
            <text:p>5975</text:p>
          </table:table-cell>
          <table:table-cell office:value-type="string" calcext:value-type="string">
            <text:p>-67,48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82.56" calcext:value-type="float">
            <text:p><text:s/>1,382.5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403" calcext:value-type="float">
            <text:p>245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94-002002-78 UNID. ANGULO 50X50X2MM - 78</text:p>
          </table:table-cell>
        </table:table-row>
        <table:table-row table:style-name="ro6">
          <table:table-cell office:value-type="float" office:value="5976" calcext:value-type="float">
            <text:p>5976</text:p>
          </table:table-cell>
          <table:table-cell office:value-type="string" calcext:value-type="string">
            <text:p>-68,409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6.1" calcext:value-type="float">
            <text:p><text:s/>926.1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503" calcext:value-type="float">
            <text:p>245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108-001101-42 UNID. SUB BASE</text:p>
          </table:table-cell>
        </table:table-row>
        <table:table-row table:style-name="ro6">
          <table:table-cell office:value-type="float" office:value="5977" calcext:value-type="float">
            <text:p>5977</text:p>
          </table:table-cell>
          <table:table-cell office:value-type="string" calcext:value-type="string">
            <text:p>-68,441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.89" calcext:value-type="float">
            <text:p><text:s/>31.8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603" calcext:value-type="float">
            <text:p>245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267-001100-5 UNID. DE LIQUIDO PENETRANTE</text:p>
          </table:table-cell>
        </table:table-row>
        <table:table-row table:style-name="ro6">
          <table:table-cell office:value-type="float" office:value="5978" calcext:value-type="float">
            <text:p>5978</text:p>
          </table:table-cell>
          <table:table-cell office:value-type="string" calcext:value-type="string">
            <text:p>-68,50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5" calcext:value-type="float">
            <text:p><text:s/>59.4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703" calcext:value-type="float">
            <text:p>245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6651-002002-MOTOROEL SAE 20W-50 SN</text:p>
          </table:table-cell>
        </table:table-row>
        <table:table-row table:style-name="ro6">
          <table:table-cell office:value-type="float" office:value="5979" calcext:value-type="float">
            <text:p>5979</text:p>
          </table:table-cell>
          <table:table-cell office:value-type="string" calcext:value-type="string">
            <text:p>-70,12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9.04" calcext:value-type="float">
            <text:p><text:s/>1,619.0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803" calcext:value-type="float">
            <text:p>245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3458-001003-CEMENTO HOLCIM FUERTE SACO 50K</text:p>
          </table:table-cell>
        </table:table-row>
        <table:table-row table:style-name="ro6">
          <table:table-cell office:value-type="float" office:value="5980" calcext:value-type="float">
            <text:p>5980</text:p>
          </table:table-cell>
          <table:table-cell office:value-type="string" calcext:value-type="string">
            <text:p>-71,181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1.15" calcext:value-type="float">
            <text:p><text:s/>1,061.1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903" calcext:value-type="float">
            <text:p>245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2910-001101-PLASTICO NEGRO 1.5MTS-MARTILLO</text:p>
          </table:table-cell>
        </table:table-row>
        <table:table-row table:style-name="ro6">
          <table:table-cell office:value-type="float" office:value="5981" calcext:value-type="float">
            <text:p>5981</text:p>
          </table:table-cell>
          <table:table-cell office:value-type="string" calcext:value-type="string">
            <text:p>-72,334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3.38" calcext:value-type="float">
            <text:p><text:s/>1,153.3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003" calcext:value-type="float">
            <text:p>246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3303-001101-ELECTROMALLAS- CUARTON SEMIDUR</text:p>
          </table:table-cell>
        </table:table-row>
        <table:table-row table:style-name="ro6">
          <table:table-cell office:value-type="float" office:value="5982" calcext:value-type="float">
            <text:p>5982</text:p>
          </table:table-cell>
          <table:table-cell office:value-type="string" calcext:value-type="string">
            <text:p>-72,53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.5" calcext:value-type="float">
            <text:p><text:s/>196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903" calcext:value-type="float">
            <text:p>246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9-001001-4 TANQUEROS DE AGUA</text:p>
          </table:table-cell>
        </table:table-row>
        <table:table-row table:style-name="ro6">
          <table:table-cell office:value-type="float" office:value="5983" calcext:value-type="float">
            <text:p>5983</text:p>
          </table:table-cell>
          <table:table-cell office:value-type="string" calcext:value-type="string">
            <text:p>-72,826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4.75" calcext:value-type="float">
            <text:p><text:s/>294.7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003" calcext:value-type="float">
            <text:p>247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40-001001-6 TANQUEROS DE AGUA</text:p>
          </table:table-cell>
        </table:table-row>
        <table:table-row table:style-name="ro6">
          <table:table-cell office:value-type="float" office:value="5984" calcext:value-type="float">
            <text:p>5984</text:p>
          </table:table-cell>
          <table:table-cell office:value-type="string" calcext:value-type="string">
            <text:p>-74,19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2.14" calcext:value-type="float">
            <text:p><text:s/>1,372.1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203" calcext:value-type="float">
            <text:p>250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1-001002-TRANSPORTE DE DESALOJO PROYECT</text:p>
          </table:table-cell>
        </table:table-row>
        <table:table-row table:style-name="ro6">
          <table:table-cell office:value-type="float" office:value="5985" calcext:value-type="float">
            <text:p>5985</text:p>
          </table:table-cell>
          <table:table-cell office:value-type="string" calcext:value-type="string">
            <text:p>-76,235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7.42" calcext:value-type="float">
            <text:p><text:s/>2,037.4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303" calcext:value-type="float">
            <text:p>250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0-001002-TRANSPORTE DE DESALOJO PROYECT</text:p>
          </table:table-cell>
        </table:table-row>
        <table:table-row table:style-name="ro6">
          <table:table-cell office:value-type="float" office:value="5986" calcext:value-type="float">
            <text:p>5986</text:p>
          </table:table-cell>
          <table:table-cell office:value-type="string" calcext:value-type="string">
            <text:p>-76,33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403" calcext:value-type="float">
            <text:p>250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6-001001-LOGISTICA Y MOVILIZACIÓN: MINI</text:p>
          </table:table-cell>
        </table:table-row>
        <table:table-row table:style-name="ro6">
          <table:table-cell office:value-type="float" office:value="5987" calcext:value-type="float">
            <text:p>5987</text:p>
          </table:table-cell>
          <table:table-cell office:value-type="string" calcext:value-type="string">
            <text:p>-76,433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503" calcext:value-type="float">
            <text:p>250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3-001001-LOGISTICA Y MOVILIZACION: MINI</text:p>
          </table:table-cell>
        </table:table-row>
        <table:table-row table:style-name="ro6">
          <table:table-cell office:value-type="float" office:value="5988" calcext:value-type="float">
            <text:p>5988</text:p>
          </table:table-cell>
          <table:table-cell office:value-type="string" calcext:value-type="string">
            <text:p>-76,699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5.66" calcext:value-type="float">
            <text:p><text:s/>265.6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603" calcext:value-type="float">
            <text:p>250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0768-001001-6 UNID CODAL DE ALUMINIO DE 3 </text:p>
          </table:table-cell>
        </table:table-row>
        <table:table-row table:style-name="ro6">
          <table:table-cell office:value-type="float" office:value="5989" calcext:value-type="float">
            <text:p>5989</text:p>
          </table:table-cell>
          <table:table-cell office:value-type="string" calcext:value-type="string">
            <text:p>-78,013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703" calcext:value-type="float">
            <text:p>250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911-001001-HORMIGON 140KG/CM2 STANDARD-28</text:p>
          </table:table-cell>
        </table:table-row>
        <table:table-row table:style-name="ro6">
          <table:table-cell office:value-type="float" office:value="5990" calcext:value-type="float">
            <text:p>5990</text:p>
          </table:table-cell>
          <table:table-cell office:value-type="string" calcext:value-type="string">
            <text:p>-78,048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61" calcext:value-type="float">
            <text:p><text:s/>35.61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803" calcext:value-type="float">
            <text:p>250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50088-001002-FUNDA DE BASURA BLANCA 18X20 P</text:p>
          </table:table-cell>
        </table:table-row>
        <table:table-row table:style-name="ro6">
          <table:table-cell office:value-type="float" office:value="5991" calcext:value-type="float">
            <text:p>5991</text:p>
          </table:table-cell>
          <table:table-cell office:value-type="string" calcext:value-type="string">
            <text:p>-78,626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7.53" calcext:value-type="float">
            <text:p><text:s/>577.5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803" calcext:value-type="float">
            <text:p>253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845-022901-MALLA ARMEX R-196 625X240X10X5</text:p>
          </table:table-cell>
        </table:table-row>
        <table:table-row table:style-name="ro6">
          <table:table-cell office:value-type="float" office:value="5992" calcext:value-type="float">
            <text:p>5992</text:p>
          </table:table-cell>
          <table:table-cell office:value-type="string" calcext:value-type="string">
            <text:p>-79,221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5.57" calcext:value-type="float">
            <text:p><text:s/>595.5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603" calcext:value-type="float">
            <text:p>253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3324-001002-CORDEL RAFIA 3H CC CON CENTRO</text:p>
          </table:table-cell>
        </table:table-row>
        <table:table-row table:style-name="ro6">
          <table:table-cell office:value-type="float" office:value="5993" calcext:value-type="float">
            <text:p>5993</text:p>
          </table:table-cell>
          <table:table-cell office:value-type="string" calcext:value-type="string">
            <text:p>-80,346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403" calcext:value-type="float">
            <text:p>248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901-002001-HONORARIOS COMO INTERVENTOR PO</text:p>
          </table:table-cell>
        </table:table-row>
        <table:table-row table:style-name="ro6">
          <table:table-cell office:value-type="float" office:value="5994" calcext:value-type="float">
            <text:p>5994</text:p>
          </table:table-cell>
          <table:table-cell office:value-type="string" calcext:value-type="string">
            <text:p>-86,99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44.92" calcext:value-type="float">
            <text:p><text:s/>6,644.9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503" calcext:value-type="float">
            <text:p>248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7-001001-CANALIZACIÓN DE 13 VIAS, CORTE</text:p>
          </table:table-cell>
        </table:table-row>
        <table:table-row table:style-name="ro6">
          <table:table-cell office:value-type="float" office:value="5995" calcext:value-type="float">
            <text:p>5995</text:p>
          </table:table-cell>
          <table:table-cell office:value-type="string" calcext:value-type="string">
            <text:p>-87,189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603" calcext:value-type="float">
            <text:p>248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0966-001001-ALQUILER MENSUAL DE SANITARIO </text:p>
          </table:table-cell>
        </table:table-row>
        <table:table-row table:style-name="ro6">
          <table:table-cell office:value-type="float" office:value="5996" calcext:value-type="float">
            <text:p>5996</text:p>
          </table:table-cell>
          <table:table-cell office:value-type="string" calcext:value-type="string">
            <text:p>-89,770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703" calcext:value-type="float">
            <text:p>248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46-001001-HORMIGON 140KG/CM2 STANDAR-28 </text:p>
          </table:table-cell>
        </table:table-row>
        <table:table-row table:style-name="ro6">
          <table:table-cell office:value-type="float" office:value="5997" calcext:value-type="float">
            <text:p>5997</text:p>
          </table:table-cell>
          <table:table-cell office:value-type="string" calcext:value-type="string">
            <text:p>-91,36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5.36" calcext:value-type="float">
            <text:p><text:s/>1,595.3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803" calcext:value-type="float">
            <text:p>248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830-001001-HORMIGON 140KG/CM2 STANDARD</text:p>
          </table:table-cell>
        </table:table-row>
        <table:table-row table:style-name="ro6">
          <table:table-cell office:value-type="float" office:value="5998" calcext:value-type="float">
            <text:p>5998</text:p>
          </table:table-cell>
          <table:table-cell office:value-type="string" calcext:value-type="string">
            <text:p>-91,64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903" calcext:value-type="float">
            <text:p>248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73-001002-ALQUILER DE GRUA</text:p>
          </table:table-cell>
        </table:table-row>
        <table:table-row table:style-name="ro6">
          <table:table-cell office:value-type="float" office:value="5999" calcext:value-type="float">
            <text:p>5999</text:p>
          </table:table-cell>
          <table:table-cell office:value-type="string" calcext:value-type="string">
            <text:p>-91,739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603" calcext:value-type="float">
            <text:p>249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7-001001-2 TANQUEROS DE AGUA</text:p>
          </table:table-cell>
        </table:table-row>
        <table:table-row table:style-name="ro6">
          <table:table-cell office:value-type="float" office:value="6000" calcext:value-type="float">
            <text:p>6000</text:p>
          </table:table-cell>
          <table:table-cell office:value-type="string" calcext:value-type="string">
            <text:p>-93,349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9.34" calcext:value-type="float">
            <text:p><text:s/>1,609.3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003" calcext:value-type="float">
            <text:p>249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8-001001-ALQUILER DE EQUIPOS (RETROEXCA</text:p>
          </table:table-cell>
        </table:table-row>
        <table:table-row table:style-name="ro6">
          <table:table-cell office:value-type="float" office:value="6001" calcext:value-type="float">
            <text:p>6001</text:p>
          </table:table-cell>
          <table:table-cell office:value-type="string" calcext:value-type="string">
            <text:p>-94,605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5.78" calcext:value-type="float">
            <text:p><text:s/>1,255.78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103" calcext:value-type="float">
            <text:p>249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9-001001-ALQUILER DE EQUIPOS (RETROEXCA</text:p>
          </table:table-cell>
        </table:table-row>
        <table:table-row table:style-name="ro6">
          <table:table-cell office:value-type="float" office:value="6002" calcext:value-type="float">
            <text:p>6002</text:p>
          </table:table-cell>
          <table:table-cell office:value-type="string" calcext:value-type="string">
            <text:p>-95,555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0.4" calcext:value-type="float">
            <text:p><text:s/>950.4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403" calcext:value-type="float">
            <text:p>249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97-001171-SERVICIO TRANSPORTE</text:p>
          </table:table-cell>
        </table:table-row>
        <table:table-row table:style-name="ro6">
          <table:table-cell office:value-type="float" office:value="6003" calcext:value-type="float">
            <text:p>6003</text:p>
          </table:table-cell>
          <table:table-cell office:value-type="string" calcext:value-type="string">
            <text:p>-96,58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6.55" calcext:value-type="float">
            <text:p><text:s/>1,026.55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003" calcext:value-type="float">
            <text:p>251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5-001011-CINTA DE ACERO, VOLQUETADA DE </text:p>
          </table:table-cell>
        </table:table-row>
        <table:table-row table:style-name="ro6">
          <table:table-cell office:value-type="float" office:value="6004" calcext:value-type="float">
            <text:p>6004</text:p>
          </table:table-cell>
          <table:table-cell office:value-type="string" calcext:value-type="string">
            <text:p>-96,64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99" calcext:value-type="float">
            <text:p><text:s/>61.99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903" calcext:value-type="float">
            <text:p>250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4-001011-TUBO EMT 4</text:p>
          </table:table-cell>
        </table:table-row>
        <table:table-row table:style-name="ro6">
          <table:table-cell office:value-type="float" office:value="6005" calcext:value-type="float">
            <text:p>6005</text:p>
          </table:table-cell>
          <table:table-cell office:value-type="string" calcext:value-type="string">
            <text:p>-96,850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.87" calcext:value-type="float">
            <text:p><text:s/>206.87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103" calcext:value-type="float">
            <text:p>251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6-001011-TABLET SAMSUNG SM T 295-PANTAL</text:p>
          </table:table-cell>
        </table:table-row>
        <table:table-row table:style-name="ro6">
          <table:table-cell office:value-type="float" office:value="6006" calcext:value-type="float">
            <text:p>6006</text:p>
          </table:table-cell>
          <table:table-cell office:value-type="string" calcext:value-type="string">
            <text:p>-96,864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2" calcext:value-type="float">
            <text:p><text:s/>13.3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303" calcext:value-type="float">
            <text:p>251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897-001011-JEAN TALLA 32 CN CINTA REFLECT</text:p>
          </table:table-cell>
        </table:table-row>
        <table:table-row table:style-name="ro6">
          <table:table-cell office:value-type="float" office:value="6007" calcext:value-type="float">
            <text:p>6007</text:p>
          </table:table-cell>
          <table:table-cell office:value-type="string" calcext:value-type="string">
            <text:p>-96,890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64" calcext:value-type="float">
            <text:p><text:s/>26.6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403" calcext:value-type="float">
            <text:p>251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09-001011-JEAN TALLA 38 CON CINTA REFLEC</text:p>
          </table:table-cell>
        </table:table-row>
        <table:table-row table:style-name="ro6">
          <table:table-cell office:value-type="float" office:value="6008" calcext:value-type="float">
            <text:p>6008</text:p>
          </table:table-cell>
          <table:table-cell office:value-type="string" calcext:value-type="string">
            <text:p>-96,94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.24" calcext:value-type="float">
            <text:p><text:s/>54.24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503" calcext:value-type="float">
            <text:p>251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0-001011-BOTA DIELECTRICA CON PUNTA DE </text:p>
          </table:table-cell>
        </table:table-row>
        <table:table-row table:style-name="ro6">
          <table:table-cell office:value-type="float" office:value="6009" calcext:value-type="float">
            <text:p>6009</text:p>
          </table:table-cell>
          <table:table-cell office:value-type="string" calcext:value-type="string">
            <text:p>-96,97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36" calcext:value-type="float">
            <text:p><text:s/>32.3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603" calcext:value-type="float">
            <text:p>251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1-001011-TRAJE DE PROTECCION KLEENGUARD</text:p>
          </table:table-cell>
        </table:table-row>
        <table:table-row table:style-name="ro6">
          <table:table-cell office:value-type="float" office:value="6010" calcext:value-type="float">
            <text:p>6010</text:p>
          </table:table-cell>
          <table:table-cell office:value-type="string" calcext:value-type="string">
            <text:p>-97,04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.33" calcext:value-type="float">
            <text:p><text:s/>63.3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703" calcext:value-type="float">
            <text:p>251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2-001011-MOCHILA MULTIUSO-JEAN TALLA 32</text:p>
          </table:table-cell>
        </table:table-row>
        <table:table-row table:style-name="ro6">
          <table:table-cell office:value-type="float" office:value="6011" calcext:value-type="float">
            <text:p>6011</text:p>
          </table:table-cell>
          <table:table-cell office:value-type="string" calcext:value-type="string">
            <text:p>-97,06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5" calcext:value-type="float">
            <text:p><text:s/>20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803" calcext:value-type="float">
            <text:p>251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3-001011-GAFAS NEMESYS -JEAN TALLA 32 C</text:p>
          </table:table-cell>
        </table:table-row>
        <table:table-row table:style-name="ro6">
          <table:table-cell office:value-type="float" office:value="6012" calcext:value-type="float">
            <text:p>6012</text:p>
          </table:table-cell>
          <table:table-cell office:value-type="string" calcext:value-type="string">
            <text:p>-97,075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12" calcext:value-type="float">
            <text:p><text:s/>14.1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1903" calcext:value-type="float">
            <text:p>251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4-001011-JEAN TALLA 36 CON CINTA REFLEC</text:p>
          </table:table-cell>
        </table:table-row>
        <table:table-row table:style-name="ro6">
          <table:table-cell office:value-type="float" office:value="6013" calcext:value-type="float">
            <text:p>6013</text:p>
          </table:table-cell>
          <table:table-cell office:value-type="string" calcext:value-type="string">
            <text:p>-97,088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2" calcext:value-type="float">
            <text:p><text:s/>13.3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003" calcext:value-type="float">
            <text:p>252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5-001011-JEAN TALLA 36 CON CINTA REFLEC</text:p>
          </table:table-cell>
        </table:table-row>
        <table:table-row table:style-name="ro6">
          <table:table-cell office:value-type="float" office:value="6014" calcext:value-type="float">
            <text:p>6014</text:p>
          </table:table-cell>
          <table:table-cell office:value-type="string" calcext:value-type="string">
            <text:p>-97,145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103" calcext:value-type="float">
            <text:p>252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414916-001011-BOTA DIELECTRICA TALLA 41</text:p>
          </table:table-cell>
        </table:table-row>
        <table:table-row table:style-name="ro6">
          <table:table-cell office:value-type="float" office:value="6015" calcext:value-type="float">
            <text:p>6015</text:p>
          </table:table-cell>
          <table:table-cell office:value-type="string" calcext:value-type="string">
            <text:p>-97,293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" calcext:value-type="float">
            <text:p><text:s/>148.50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703" calcext:value-type="float">
            <text:p>249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638-001001-3 TANQUEROS DE AGUA</text:p>
          </table:table-cell>
        </table:table-row>
        <table:table-row table:style-name="ro6">
          <table:table-cell office:value-type="float" office:value="6016" calcext:value-type="float">
            <text:p>6016</text:p>
          </table:table-cell>
          <table:table-cell office:value-type="string" calcext:value-type="string">
            <text:p>-98,723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9.23" calcext:value-type="float">
            <text:p><text:s/>1,429.23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803" calcext:value-type="float">
            <text:p>249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758-001001-TRABAJOS DE INSTALACIONES ELEC</text:p>
          </table:table-cell>
        </table:table-row>
        <table:table-row table:style-name="ro6">
          <table:table-cell office:value-type="float" office:value="6017" calcext:value-type="float">
            <text:p>6017</text:p>
          </table:table-cell>
          <table:table-cell office:value-type="string" calcext:value-type="string">
            <text:p>-98,736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2" calcext:value-type="float">
            <text:p><text:s/>13.42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903" calcext:value-type="float">
            <text:p>249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9272-003006-TUBO RIGIDO IMC 1/2 - 3/4 IPAC</text:p>
          </table:table-cell>
        </table:table-row>
        <table:table-row table:style-name="ro6">
          <table:table-cell office:value-type="float" office:value="6018" calcext:value-type="float">
            <text:p>6018</text:p>
          </table:table-cell>
          <table:table-cell office:value-type="string" calcext:value-type="string">
            <text:p>-98,887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.76" calcext:value-type="float">
            <text:p><text:s/>150.76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003" calcext:value-type="float">
            <text:p>250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1037-001001-ALQUILER POR 14 DIAS SANITARIO</text:p>
          </table:table-cell>
        </table:table-row>
        <table:table-row table:style-name="ro6">
          <table:table-cell office:value-type="float" office:value="6019" calcext:value-type="float">
            <text:p>6019</text:p>
          </table:table-cell>
          <table:table-cell office:value-type="string" calcext:value-type="string">
            <text:p>-98,639.32</text:p>
          </table:table-cell>
          <table:table-cell office:value-type="float" office:value="247.95" calcext:value-type="float">
            <text:p><text:s/>247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13" calcext:value-type="date">
            <text:p>13/07/2020</text:p>
          </table:table-cell>
          <table:table-cell office:value-type="string" calcext:value-type="string">
            <text:p>Tecnova: aplicacion saldo transaccion #278302</text:p>
          </table:table-cell>
        </table:table-row>
        <table:table-row table:style-name="ro6">
          <table:table-cell office:value-type="float" office:value="6020" calcext:value-type="float">
            <text:p>6020</text:p>
          </table:table-cell>
          <table:table-cell office:value-type="string" calcext:value-type="string">
            <text:p>-98,054.20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307002 PROVEEDOR ZURICH</text:p>
          </table:table-cell>
        </table:table-row>
        <table:table-row table:style-name="ro6">
          <table:table-cell office:value-type="float" office:value="6021" calcext:value-type="float">
            <text:p>6021</text:p>
          </table:table-cell>
          <table:table-cell office:value-type="string" calcext:value-type="string">
            <text:p>-95,772.40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274403 PROVEEDOR ZURICH</text:p>
          </table:table-cell>
        </table:table-row>
        <table:table-row table:style-name="ro6">
          <table:table-cell office:value-type="float" office:value="6022" calcext:value-type="float">
            <text:p>6022</text:p>
          </table:table-cell>
          <table:table-cell office:value-type="string" calcext:value-type="string">
            <text:p>-95,187.28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274503 PROVEEDOR ZURICH</text:p>
          </table:table-cell>
        </table:table-row>
        <table:table-row table:style-name="ro6">
          <table:table-cell office:value-type="float" office:value="6023" calcext:value-type="float">
            <text:p>6023</text:p>
          </table:table-cell>
          <table:table-cell office:value-type="string" calcext:value-type="string">
            <text:p>-92,905.48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RECLASF. CUENTA TR#306902 PROVEEDOR ZURICH</text:p>
          </table:table-cell>
        </table:table-row>
        <table:table-row table:style-name="ro6">
          <table:table-cell office:value-type="float" office:value="6024" calcext:value-type="float">
            <text:p>6024</text:p>
          </table:table-cell>
          <table:table-cell office:value-type="string" calcext:value-type="string">
            <text:p>-90,791.95</text:p>
          </table:table-cell>
          <table:table-cell office:value-type="float" office:value="2113.53" calcext:value-type="float">
            <text:p><text:s/>2,113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 Hohesa, Hormigones Hercules</text:p>
          </table:table-cell>
        </table:table-row>
        <table:table-row table:style-name="ro6">
          <table:table-cell office:value-type="float" office:value="6025" calcext:value-type="float">
            <text:p>6025</text:p>
          </table:table-cell>
          <table:table-cell office:value-type="string" calcext:value-type="string">
            <text:p>-90,389.54</text:p>
          </table:table-cell>
          <table:table-cell office:value-type="float" office:value="402.41" calcext:value-type="float">
            <text:p><text:s/>402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, CORDELERIA NACIONAL TRANSACCION#280802</text:p>
          </table:table-cell>
        </table:table-row>
        <table:table-row table:style-name="ro6">
          <table:table-cell office:value-type="float" office:value="6026" calcext:value-type="float">
            <text:p>6026</text:p>
          </table:table-cell>
          <table:table-cell office:value-type="string" calcext:value-type="string">
            <text:p>-84,758.86</text:p>
          </table:table-cell>
          <table:table-cell office:value-type="float" office:value="5630.68" calcext:value-type="float">
            <text:p><text:s/>5,630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8202</text:p>
          </table:table-cell>
        </table:table-row>
        <table:table-row table:style-name="ro6">
          <table:table-cell office:value-type="float" office:value="6027" calcext:value-type="float">
            <text:p>6027</text:p>
          </table:table-cell>
          <table:table-cell office:value-type="string" calcext:value-type="string">
            <text:p>-84,645.54</text:p>
          </table:table-cell>
          <table:table-cell office:value-type="float" office:value="113.32" calcext:value-type="float">
            <text:p><text:s/>113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Comercial Kywi</text:p>
          </table:table-cell>
        </table:table-row>
        <table:table-row table:style-name="ro6">
          <table:table-cell office:value-type="float" office:value="6028" calcext:value-type="float">
            <text:p>6028</text:p>
          </table:table-cell>
          <table:table-cell office:value-type="string" calcext:value-type="string">
            <text:p>-82,010.01</text:p>
          </table:table-cell>
          <table:table-cell office:value-type="float" office:value="2635.53" calcext:value-type="float">
            <text:p><text:s/>2,63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9302</text:p>
          </table:table-cell>
        </table:table-row>
        <table:table-row table:style-name="ro6">
          <table:table-cell office:value-type="float" office:value="6029" calcext:value-type="float">
            <text:p>6029</text:p>
          </table:table-cell>
          <table:table-cell office:value-type="string" calcext:value-type="string">
            <text:p>-79,382.37</text:p>
          </table:table-cell>
          <table:table-cell office:value-type="float" office:value="2627.64" calcext:value-type="float">
            <text:p><text:s/>2,627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ón de saldo proveedor: Hohesa, Hormigones Hercules TR#276902</text:p>
          </table:table-cell>
        </table:table-row>
        <table:table-row table:style-name="ro6">
          <table:table-cell office:value-type="float" office:value="6030" calcext:value-type="float">
            <text:p>6030</text:p>
          </table:table-cell>
          <table:table-cell office:value-type="string" calcext:value-type="string">
            <text:p>-75,428.01</text:p>
          </table:table-cell>
          <table:table-cell office:value-type="float" office:value="3954.36" calcext:value-type="float">
            <text:p><text:s/>3,954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saldo proveedor: Hohesa, Hormigones Hercules TR#278102</text:p>
          </table:table-cell>
        </table:table-row>
        <table:table-row table:style-name="ro6">
          <table:table-cell office:value-type="float" office:value="6031" calcext:value-type="float">
            <text:p>6031</text:p>
          </table:table-cell>
          <table:table-cell office:value-type="string" calcext:value-type="string">
            <text:p>-75,700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0" calcext:value-type="date">
            <text:p>30/07/2020</text:p>
          </table:table-cell>
          <table:table-cell office:value-type="string" calcext:value-type="string">
            <text:p>RECLASIF. TR #274103 PROVEEDOR RICIA</text:p>
          </table:table-cell>
        </table:table-row>
        <table:table-row table:style-name="ro6">
          <table:table-cell office:value-type="float" office:value="6032" calcext:value-type="float">
            <text:p>6032</text:p>
          </table:table-cell>
          <table:table-cell office:value-type="string" calcext:value-type="string">
            <text:p>-75,973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0" calcext:value-type="date">
            <text:p>30/07/2020</text:p>
          </table:table-cell>
          <table:table-cell office:value-type="string" calcext:value-type="string">
            <text:p>RECLASIF. TR #306602 PROVEEDOR RICIA</text:p>
          </table:table-cell>
        </table:table-row>
        <table:table-row table:style-name="ro6">
          <table:table-cell office:value-type="float" office:value="6033" calcext:value-type="float">
            <text:p>6033</text:p>
          </table:table-cell>
          <table:table-cell office:value-type="string" calcext:value-type="string">
            <text:p>-75,790.91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MOTOBOMBA, CORTADORA,C</text:p>
          </table:table-cell>
        </table:table-row>
        <table:table-row table:style-name="ro6">
          <table:table-cell office:value-type="float" office:value="6034" calcext:value-type="float">
            <text:p>6034</text:p>
          </table:table-cell>
          <table:table-cell office:value-type="string" calcext:value-type="string">
            <text:p>-75,691.91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035" calcext:value-type="float">
            <text:p>6035</text:p>
          </table:table-cell>
          <table:table-cell office:value-type="string" calcext:value-type="string">
            <text:p>-75,592.91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036" calcext:value-type="float">
            <text:p>6036</text:p>
          </table:table-cell>
          <table:table-cell office:value-type="string" calcext:value-type="string">
            <text:p>-75,533.51</text:p>
          </table:table-cell>
          <table:table-cell office:value-type="float" office:value="59.4" calcext:value-type="float">
            <text:p><text:s/>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037" calcext:value-type="float">
            <text:p>6037</text:p>
          </table:table-cell>
          <table:table-cell office:value-type="string" calcext:value-type="string">
            <text:p>-74,695.31</text:p>
          </table:table-cell>
          <table:table-cell office:value-type="float" office:value="838.2" calcext:value-type="float">
            <text:p><text:s/>83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202" calcext:value-type="float">
            <text:p>285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1-0 MARCELO NARVÁEZ AN :ALQUILER COMPACTADORA </text:p>
          </table:table-cell>
        </table:table-row>
        <table:table-row table:style-name="ro6">
          <table:table-cell office:value-type="float" office:value="6038" calcext:value-type="float">
            <text:p>6038</text:p>
          </table:table-cell>
          <table:table-cell office:value-type="string" calcext:value-type="string">
            <text:p>-69,695.31</text:p>
          </table:table-cell>
          <table:table-cell office:value-type="float" office:value="5000" calcext:value-type="float">
            <text:p><text:s/>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302" calcext:value-type="float">
            <text:p>28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2-0 NUÑEZ CALLE JOSE A :CORTES PAVIMENTO EN AC</text:p>
          </table:table-cell>
        </table:table-row>
        <table:table-row table:style-name="ro6">
          <table:table-cell office:value-type="float" office:value="6039" calcext:value-type="float">
            <text:p>6039</text:p>
          </table:table-cell>
          <table:table-cell office:value-type="string" calcext:value-type="string">
            <text:p>-64,958.65</text:p>
          </table:table-cell>
          <table:table-cell office:value-type="float" office:value="4736.66" calcext:value-type="float">
            <text:p><text:s/>4,736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302" calcext:value-type="float">
            <text:p>28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2-0 NUÑEZ CALLE JOSE A :CANALIZACION, REPOSICI</text:p>
          </table:table-cell>
        </table:table-row>
        <table:table-row table:style-name="ro6">
          <table:table-cell office:value-type="float" office:value="6040" calcext:value-type="float">
            <text:p>6040</text:p>
          </table:table-cell>
          <table:table-cell office:value-type="string" calcext:value-type="string">
            <text:p>-64,562.65</text:p>
          </table:table-cell>
          <table:table-cell office:value-type="float" office:value="396" calcext:value-type="float">
            <text:p><text:s/>3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402" calcext:value-type="float">
            <text:p>285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8-0 SANIPORT S.A. :ALQUILER MENSUAL SANITARIO </text:p>
          </table:table-cell>
        </table:table-row>
        <table:table-row table:style-name="ro6">
          <table:table-cell office:value-type="float" office:value="6041" calcext:value-type="float">
            <text:p>6041</text:p>
          </table:table-cell>
          <table:table-cell office:value-type="string" calcext:value-type="string">
            <text:p>-62,181.25</text:p>
          </table:table-cell>
          <table:table-cell office:value-type="float" office:value="2381.4" calcext:value-type="float">
            <text:p><text:s/>2,381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6-0 BRENSAM BONILLA S. :SUB-BASE PROYECTO UNIV</text:p>
          </table:table-cell>
        </table:table-row>
        <table:table-row table:style-name="ro6">
          <table:table-cell office:value-type="float" office:value="6042" calcext:value-type="float">
            <text:p>6042</text:p>
          </table:table-cell>
          <table:table-cell office:value-type="string" calcext:value-type="string">
            <text:p>-61,255.15</text:p>
          </table:table-cell>
          <table:table-cell office:value-type="float" office:value="926.1" calcext:value-type="float">
            <text:p><text:s/>926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6-0 BRENSAM BONILLA S. :42 UNID. SUB BASE</text:p>
          </table:table-cell>
        </table:table-row>
        <table:table-row table:style-name="ro6">
          <table:table-cell office:value-type="float" office:value="6043" calcext:value-type="float">
            <text:p>6043</text:p>
          </table:table-cell>
          <table:table-cell office:value-type="string" calcext:value-type="string">
            <text:p>-60,859.15</text:p>
          </table:table-cell>
          <table:table-cell office:value-type="float" office:value="396" calcext:value-type="float">
            <text:p><text:s/>3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8 TANQUEROS DE AGUA</text:p>
          </table:table-cell>
        </table:table-row>
        <table:table-row table:style-name="ro6">
          <table:table-cell office:value-type="float" office:value="6044" calcext:value-type="float">
            <text:p>6044</text:p>
          </table:table-cell>
          <table:table-cell office:value-type="string" calcext:value-type="string">
            <text:p>-60,760.15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2 TANQUEROS DE AGUA</text:p>
          </table:table-cell>
        </table:table-row>
        <table:table-row table:style-name="ro6">
          <table:table-cell office:value-type="float" office:value="6045" calcext:value-type="float">
            <text:p>6045</text:p>
          </table:table-cell>
          <table:table-cell office:value-type="string" calcext:value-type="string">
            <text:p>-60,611.65</text:p>
          </table:table-cell>
          <table:table-cell office:value-type="float" office:value="148.5" calcext:value-type="float">
            <text:p><text:s/>1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802" calcext:value-type="float">
            <text:p>28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5-0 TRANSPORTE CARGA P :3 TANQUEROS DE AGUA</text:p>
          </table:table-cell>
        </table:table-row>
        <table:table-row table:style-name="ro6">
          <table:table-cell office:value-type="float" office:value="6046" calcext:value-type="float">
            <text:p>6046</text:p>
          </table:table-cell>
          <table:table-cell office:value-type="string" calcext:value-type="string">
            <text:p>-60,327.17</text:p>
          </table:table-cell>
          <table:table-cell office:value-type="float" office:value="284.48" calcext:value-type="float">
            <text:p><text:s/>28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702" calcext:value-type="float">
            <text:p>28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8-0 GALLINO PIÑA DARWI :BRIDA CON OREJA CON PL</text:p>
          </table:table-cell>
        </table:table-row>
        <table:table-row table:style-name="ro6">
          <table:table-cell office:value-type="float" office:value="6047" calcext:value-type="float">
            <text:p>6047</text:p>
          </table:table-cell>
          <table:table-cell office:value-type="string" calcext:value-type="string">
            <text:p>-60,286.53</text:p>
          </table:table-cell>
          <table:table-cell office:value-type="float" office:value="40.64" calcext:value-type="float">
            <text:p><text:s/>40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702" calcext:value-type="float">
            <text:p>28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8-0 GALLINO PIÑA DARWI :REPARACIÓN DE ROSCA DE</text:p>
          </table:table-cell>
        </table:table-row>
        <table:table-row table:style-name="ro6">
          <table:table-cell office:value-type="float" office:value="6048" calcext:value-type="float">
            <text:p>6048</text:p>
          </table:table-cell>
          <table:table-cell office:value-type="string" calcext:value-type="string">
            <text:p>-50,469.38</text:p>
          </table:table-cell>
          <table:table-cell office:value-type="float" office:value="9817.15" calcext:value-type="float">
            <text:p><text:s/>9,817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402" calcext:value-type="float">
            <text:p>28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1-0 GRAIMAN CIA. LTDA :RIVOLA 45X45 PIETRA- HY</text:p>
          </table:table-cell>
        </table:table-row>
        <table:table-row table:style-name="ro6">
          <table:table-cell office:value-type="float" office:value="6049" calcext:value-type="float">
            <text:p>6049</text:p>
          </table:table-cell>
          <table:table-cell office:value-type="string" calcext:value-type="string">
            <text:p>-50,101.67</text:p>
          </table:table-cell>
          <table:table-cell office:value-type="float" office:value="367.71" calcext:value-type="float">
            <text:p><text:s/>367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802" calcext:value-type="float">
            <text:p>285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7-0 <text:s/>SALVACERO CIA. LT :PALLETS DE MADERA PINO</text:p>
          </table:table-cell>
        </table:table-row>
        <table:table-row table:style-name="ro6">
          <table:table-cell office:value-type="float" office:value="6050" calcext:value-type="float">
            <text:p>6050</text:p>
          </table:table-cell>
          <table:table-cell office:value-type="string" calcext:value-type="string">
            <text:p>-47,819.87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403" calcext:value-type="float">
            <text:p>274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264965-000000-CI APLICA A FACTURA 264965 - 2</text:p>
          </table:table-cell>
        </table:table-row>
        <table:table-row table:style-name="ro6">
          <table:table-cell office:value-type="float" office:value="6051" calcext:value-type="float">
            <text:p>6051</text:p>
          </table:table-cell>
          <table:table-cell office:value-type="string" calcext:value-type="string">
            <text:p>-47,546.98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103" calcext:value-type="float">
            <text:p>27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9652-000000-CI APLICA A FACTURA 9652 PAGAG</text:p>
          </table:table-cell>
        </table:table-row>
        <table:table-row table:style-name="ro6">
          <table:table-cell office:value-type="float" office:value="6052" calcext:value-type="float">
            <text:p>6052</text:p>
          </table:table-cell>
          <table:table-cell office:value-type="string" calcext:value-type="string">
            <text:p>-41,094.98</text:p>
          </table:table-cell>
          <table:table-cell office:value-type="float" office:value="6452" calcext:value-type="float">
            <text:p><text:s/>6,45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303" calcext:value-type="float">
            <text:p>27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0342-000000-CI APLICA A FACTURA #342 PAGO </text:p>
          </table:table-cell>
        </table:table-row>
        <table:table-row table:style-name="ro6">
          <table:table-cell office:value-type="float" office:value="6053" calcext:value-type="float">
            <text:p>6053</text:p>
          </table:table-cell>
          <table:table-cell office:value-type="string" calcext:value-type="string">
            <text:p>-40,509.86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503" calcext:value-type="float">
            <text:p>27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264970-000000-CI APLICA A FACTURFA #264970 P</text:p>
          </table:table-cell>
        </table:table-row>
        <table:table-row table:style-name="ro6">
          <table:table-cell office:value-type="float" office:value="6054" calcext:value-type="float">
            <text:p>6054</text:p>
          </table:table-cell>
          <table:table-cell office:value-type="string" calcext:value-type="string">
            <text:p>-40,202.06</text:p>
          </table:table-cell>
          <table:table-cell office:value-type="float" office:value="307.8" calcext:value-type="float">
            <text:p><text:s/>30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003" calcext:value-type="float">
            <text:p>27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6749-000000-CI APLICA A FACTURA #6749 - 67</text:p>
          </table:table-cell>
        </table:table-row>
        <table:table-row table:style-name="ro6">
          <table:table-cell office:value-type="float" office:value="6055" calcext:value-type="float">
            <text:p>6055</text:p>
          </table:table-cell>
          <table:table-cell office:value-type="string" calcext:value-type="string">
            <text:p>-40,183.05</text:p>
          </table:table-cell>
          <table:table-cell office:value-type="float" office:value="19.01" calcext:value-type="float">
            <text:p><text:s/>1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003" calcext:value-type="float">
            <text:p>28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5885-000000-CI APLICA A FACT #5885</text:p>
          </table:table-cell>
        </table:table-row>
        <table:table-row table:style-name="ro6">
          <table:table-cell office:value-type="float" office:value="6056" calcext:value-type="float">
            <text:p>6056</text:p>
          </table:table-cell>
          <table:table-cell office:value-type="string" calcext:value-type="string">
            <text:p>-40,182.92</text:p>
          </table:table-cell>
          <table:table-cell office:value-type="float" office:value="0.13" calcext:value-type="float">
            <text:p><text:s/>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503" calcext:value-type="float">
            <text:p>279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107952-000000-CI APLICA A FACTURA #107952</text:p>
          </table:table-cell>
        </table:table-row>
        <table:table-row table:style-name="ro6">
          <table:table-cell office:value-type="float" office:value="6057" calcext:value-type="float">
            <text:p>6057</text:p>
          </table:table-cell>
          <table:table-cell office:value-type="string" calcext:value-type="string">
            <text:p>-40,182.91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603" calcext:value-type="float">
            <text:p>27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1394-000000-CI APLICA <text:s/>A FACTURA #1394</text:p>
          </table:table-cell>
        </table:table-row>
        <table:table-row table:style-name="ro6">
          <table:table-cell office:value-type="float" office:value="6058" calcext:value-type="float">
            <text:p>6058</text:p>
          </table:table-cell>
          <table:table-cell office:value-type="string" calcext:value-type="string">
            <text:p>-40,182.90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203" calcext:value-type="float">
            <text:p>28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1231-000000-CI APLICA FACT #1231</text:p>
          </table:table-cell>
        </table:table-row>
        <table:table-row table:style-name="ro6">
          <table:table-cell office:value-type="float" office:value="6059" calcext:value-type="float">
            <text:p>6059</text:p>
          </table:table-cell>
          <table:table-cell office:value-type="string" calcext:value-type="string">
            <text:p>-40,182.89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103" calcext:value-type="float">
            <text:p>28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93043-000000-CI APLICA FACT#</text:p>
          </table:table-cell>
        </table:table-row>
        <table:table-row table:style-name="ro6">
          <table:table-cell office:value-type="float" office:value="6060" calcext:value-type="float">
            <text:p>6060</text:p>
          </table:table-cell>
          <table:table-cell office:value-type="string" calcext:value-type="string">
            <text:p>-40,119.41</text:p>
          </table:table-cell>
          <table:table-cell office:value-type="float" office:value="63.48" calcext:value-type="float">
            <text:p><text:s/>6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503" calcext:value-type="float">
            <text:p>28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0029-000000-CI APLICA A FACT #29-30</text:p>
          </table:table-cell>
        </table:table-row>
        <table:table-row table:style-name="ro6">
          <table:table-cell office:value-type="float" office:value="6061" calcext:value-type="float">
            <text:p>6061</text:p>
          </table:table-cell>
          <table:table-cell office:value-type="string" calcext:value-type="string">
            <text:p>-40,755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6.08" calcext:value-type="float">
            <text:p><text:s/>636.08 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203" calcext:value-type="float">
            <text:p>28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602-000000-FACINSER N/D # 307602: ANTICIP</text:p>
          </table:table-cell>
        </table:table-row>
        <table:table-row table:style-name="ro6">
          <table:table-cell office:value-type="float" office:value="6062" calcext:value-type="float">
            <text:p>6062</text:p>
          </table:table-cell>
          <table:table-cell office:value-type="string" calcext:value-type="string">
            <text:p>-40,119.41</text:p>
          </table:table-cell>
          <table:table-cell office:value-type="float" office:value="636.08" calcext:value-type="float">
            <text:p><text:s/>6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203" calcext:value-type="float">
            <text:p>28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602-000000-FACINSER N/D # 307602: ANTICIP</text:p>
          </table:table-cell>
        </table:table-row>
        <table:table-row table:style-name="ro6">
          <table:table-cell office:value-type="float" office:value="6063" calcext:value-type="float">
            <text:p>6063</text:p>
          </table:table-cell>
          <table:table-cell office:value-type="string" calcext:value-type="string">
            <text:p>-38,430.19</text:p>
          </table:table-cell>
          <table:table-cell office:value-type="float" office:value="1689.22" calcext:value-type="float">
            <text:p><text:s/>1,689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#22 Machala - F #6978-6980: Aplicacion de Anticipo (Hohesa, Hormigones Hercules)</text:p>
          </table:table-cell>
        </table:table-row>
        <table:table-row table:style-name="ro6">
          <table:table-cell office:value-type="float" office:value="6064" calcext:value-type="float">
            <text:p>6064</text:p>
          </table:table-cell>
          <table:table-cell office:value-type="string" calcext:value-type="string">
            <text:p>-36,845.23</text:p>
          </table:table-cell>
          <table:table-cell office:value-type="float" office:value="1584.96" calcext:value-type="float">
            <text:p><text:s/>1,58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303" calcext:value-type="float">
            <text:p>28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302-000000-IVAN SUMBA - ND #307302: APLIC</text:p>
          </table:table-cell>
        </table:table-row>
        <table:table-row table:style-name="ro6">
          <table:table-cell office:value-type="float" office:value="6065" calcext:value-type="float">
            <text:p>6065</text:p>
          </table:table-cell>
          <table:table-cell office:value-type="string" calcext:value-type="string">
            <text:p>-37,038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003" calcext:value-type="float">
            <text:p>28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6402-000000-CORDELERIA NACIONAL - ND #3064</text:p>
          </table:table-cell>
        </table:table-row>
        <table:table-row table:style-name="ro6">
          <table:table-cell office:value-type="float" office:value="6066" calcext:value-type="float">
            <text:p>6066</text:p>
          </table:table-cell>
          <table:table-cell office:value-type="string" calcext:value-type="string">
            <text:p>-36,845.23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003" calcext:value-type="float">
            <text:p>28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6402-000000-CORDELERIA NACIONAL - ND #3064</text:p>
          </table:table-cell>
        </table:table-row>
        <table:table-row table:style-name="ro6">
          <table:table-cell office:value-type="float" office:value="6067" calcext:value-type="float">
            <text:p>6067</text:p>
          </table:table-cell>
          <table:table-cell office:value-type="string" calcext:value-type="string">
            <text:p>-40,088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603" calcext:value-type="float">
            <text:p>28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502-000000-JOSE NUÑEZ - ND #307502: ANTIC</text:p>
          </table:table-cell>
        </table:table-row>
        <table:table-row table:style-name="ro6">
          <table:table-cell office:value-type="float" office:value="6068" calcext:value-type="float">
            <text:p>6068</text:p>
          </table:table-cell>
          <table:table-cell office:value-type="string" calcext:value-type="string">
            <text:p>-36,845.23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603" calcext:value-type="float">
            <text:p>28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502-000000-JOSE NUÑEZ - ND #307502: ANTIC</text:p>
          </table:table-cell>
        </table:table-row>
        <table:table-row table:style-name="ro6">
          <table:table-cell office:value-type="float" office:value="6069" calcext:value-type="float">
            <text:p>6069</text:p>
          </table:table-cell>
          <table:table-cell office:value-type="string" calcext:value-type="string">
            <text:p>-43,297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52" calcext:value-type="float">
            <text:p><text:s/>6,452.00 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#306802 MACHALA - F #342: APLICACIÓN DE ANTICIPO</text:p>
          </table:table-cell>
        </table:table-row>
        <table:table-row table:style-name="ro6">
          <table:table-cell office:value-type="float" office:value="6070" calcext:value-type="float">
            <text:p>6070</text:p>
          </table:table-cell>
          <table:table-cell office:value-type="string" calcext:value-type="string">
            <text:p>-43,024.34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23: Reverso de Asiento Contable (Ricia S.A.)</text:p>
          </table:table-cell>
        </table:table-row>
        <table:table-row table:style-name="ro6">
          <table:table-cell office:value-type="float" office:value="6071" calcext:value-type="float">
            <text:p>6071</text:p>
          </table:table-cell>
          <table:table-cell office:value-type="string" calcext:value-type="string">
            <text:p>-42,751.45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23: Reverso de Asiento Contable (Ricia S.A.)</text:p>
          </table:table-cell>
        </table:table-row>
        <table:table-row table:style-name="ro6">
          <table:table-cell office:value-type="float" office:value="6072" calcext:value-type="float">
            <text:p>6072</text:p>
          </table:table-cell>
          <table:table-cell office:value-type="string" calcext:value-type="string">
            <text:p>-42,553.45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ALQUILER MENSUAL DE SANITAR</text:p>
          </table:table-cell>
        </table:table-row>
        <table:table-row table:style-name="ro6">
          <table:table-cell office:value-type="float" office:value="6073" calcext:value-type="float">
            <text:p>6073</text:p>
          </table:table-cell>
          <table:table-cell office:value-type="string" calcext:value-type="string">
            <text:p>-42,402.69</text:p>
          </table:table-cell>
          <table:table-cell office:value-type="float" office:value="150.76" calcext:value-type="float">
            <text:p><text:s/>150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ALQUILER POR 14 DIAS SANITA</text:p>
          </table:table-cell>
        </table:table-row>
        <table:table-row table:style-name="ro6">
          <table:table-cell office:value-type="float" office:value="6074" calcext:value-type="float">
            <text:p>6074</text:p>
          </table:table-cell>
          <table:table-cell office:value-type="string" calcext:value-type="string">
            <text:p>-42,069.75</text:p>
          </table:table-cell>
          <table:table-cell office:value-type="float" office:value="332.94" calcext:value-type="float">
            <text:p><text:s/>332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602" calcext:value-type="float">
            <text:p>280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7-0 GALLINO PIÑA DARWI :FABRICACION DE PASADOR</text:p>
          </table:table-cell>
        </table:table-row>
        <table:table-row table:style-name="ro6">
          <table:table-cell office:value-type="float" office:value="6075" calcext:value-type="float">
            <text:p>6075</text:p>
          </table:table-cell>
          <table:table-cell office:value-type="string" calcext:value-type="string">
            <text:p>-41,909.41</text:p>
          </table:table-cell>
          <table:table-cell office:value-type="float" office:value="160.34" calcext:value-type="float">
            <text:p><text:s/>160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LLAVE DE TUBO 36"</text:p>
          </table:table-cell>
        </table:table-row>
        <table:table-row table:style-name="ro6">
          <table:table-cell office:value-type="float" office:value="6076" calcext:value-type="float">
            <text:p>6076</text:p>
          </table:table-cell>
          <table:table-cell office:value-type="string" calcext:value-type="string">
            <text:p>-41,877.52</text:p>
          </table:table-cell>
          <table:table-cell office:value-type="float" office:value="31.89" calcext:value-type="float">
            <text:p><text:s/>31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5 UNID. DE LIQUIDO PEN</text:p>
          </table:table-cell>
        </table:table-row>
        <table:table-row table:style-name="ro6">
          <table:table-cell office:value-type="float" office:value="6077" calcext:value-type="float">
            <text:p>6077</text:p>
          </table:table-cell>
          <table:table-cell office:value-type="string" calcext:value-type="string">
            <text:p>-41,858.33</text:p>
          </table:table-cell>
          <table:table-cell office:value-type="float" office:value="19.19" calcext:value-type="float">
            <text:p><text:s/>1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SACO VACIO 25KG CLASIC</text:p>
          </table:table-cell>
        </table:table-row>
        <table:table-row table:style-name="ro6">
          <table:table-cell office:value-type="float" office:value="6078" calcext:value-type="float">
            <text:p>6078</text:p>
          </table:table-cell>
          <table:table-cell office:value-type="string" calcext:value-type="string">
            <text:p>-41,100.37</text:p>
          </table:table-cell>
          <table:table-cell office:value-type="float" office:value="757.96" calcext:value-type="float">
            <text:p><text:s/>757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MALLA HEX 1/2" 1X50M</text:p>
          </table:table-cell>
        </table:table-row>
        <table:table-row table:style-name="ro6">
          <table:table-cell office:value-type="float" office:value="6079" calcext:value-type="float">
            <text:p>6079</text:p>
          </table:table-cell>
          <table:table-cell office:value-type="string" calcext:value-type="string">
            <text:p>-41,080.59</text:p>
          </table:table-cell>
          <table:table-cell office:value-type="float" office:value="19.78" calcext:value-type="float">
            <text:p><text:s/>19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902" calcext:value-type="float">
            <text:p>28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5-0 ALVARADO CEDEÑO AG :LIQUIDO PENETRANTE 11O</text:p>
          </table:table-cell>
        </table:table-row>
        <table:table-row table:style-name="ro6">
          <table:table-cell office:value-type="float" office:value="6080" calcext:value-type="float">
            <text:p>6080</text:p>
          </table:table-cell>
          <table:table-cell office:value-type="string" calcext:value-type="string">
            <text:p>-41,044.65</text:p>
          </table:table-cell>
          <table:table-cell office:value-type="float" office:value="35.94" calcext:value-type="float">
            <text:p><text:s/>35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002" calcext:value-type="float">
            <text:p>28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6-0 BOWEN MENDOZA JOSE :BRIDA PP90 PN16 DN80 P</text:p>
          </table:table-cell>
        </table:table-row>
        <table:table-row table:style-name="ro6">
          <table:table-cell office:value-type="float" office:value="6081" calcext:value-type="float">
            <text:p>6081</text:p>
          </table:table-cell>
          <table:table-cell office:value-type="string" calcext:value-type="string">
            <text:p>-39,662.09</text:p>
          </table:table-cell>
          <table:table-cell office:value-type="float" office:value="1382.56" calcext:value-type="float">
            <text:p><text:s/>1,382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002" calcext:value-type="float">
            <text:p>28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6-0 BOWEN MENDOZA JOSE :78 UNID. ANGULO 50X50X</text:p>
          </table:table-cell>
        </table:table-row>
        <table:table-row table:style-name="ro6">
          <table:table-cell office:value-type="float" office:value="6082" calcext:value-type="float">
            <text:p>6082</text:p>
          </table:table-cell>
          <table:table-cell office:value-type="string" calcext:value-type="string">
            <text:p>-39,565.01</text:p>
          </table:table-cell>
          <table:table-cell office:value-type="float" office:value="97.08" calcext:value-type="float">
            <text:p><text:s/>97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CONSUMO CELULAR DEL 2 MARZO </text:p>
          </table:table-cell>
        </table:table-row>
        <table:table-row table:style-name="ro6">
          <table:table-cell office:value-type="float" office:value="6083" calcext:value-type="float">
            <text:p>6083</text:p>
          </table:table-cell>
          <table:table-cell office:value-type="string" calcext:value-type="string">
            <text:p>-39,474.04</text:p>
          </table:table-cell>
          <table:table-cell office:value-type="float" office:value="90.97" calcext:value-type="float">
            <text:p><text:s/>90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CONSUMO CELULAR MES ABRIL 20</text:p>
          </table:table-cell>
        </table:table-row>
        <table:table-row table:style-name="ro6">
          <table:table-cell office:value-type="float" office:value="6084" calcext:value-type="float">
            <text:p>6084</text:p>
          </table:table-cell>
          <table:table-cell office:value-type="string" calcext:value-type="string">
            <text:p>-39,348.13</text:p>
          </table:table-cell>
          <table:table-cell office:value-type="float" office:value="125.91" calcext:value-type="float">
            <text:p><text:s/>125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CONSUMO CELULAR PERIODO 02 M</text:p>
          </table:table-cell>
        </table:table-row>
        <table:table-row table:style-name="ro6">
          <table:table-cell office:value-type="float" office:value="6085" calcext:value-type="float">
            <text:p>6085</text:p>
          </table:table-cell>
          <table:table-cell office:value-type="string" calcext:value-type="string">
            <text:p>-39,306.33</text:p>
          </table:table-cell>
          <table:table-cell office:value-type="float" office:value="41.8" calcext:value-type="float">
            <text:p><text:s/>4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2 UNID TACHO BASURA RO</text:p>
          </table:table-cell>
        </table:table-row>
        <table:table-row table:style-name="ro6">
          <table:table-cell office:value-type="float" office:value="6086" calcext:value-type="float">
            <text:p>6086</text:p>
          </table:table-cell>
          <table:table-cell office:value-type="string" calcext:value-type="string">
            <text:p>-39,293.85</text:p>
          </table:table-cell>
          <table:table-cell office:value-type="float" office:value="12.48" calcext:value-type="float">
            <text:p><text:s/>1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6 UNID. DISCO DE CORTE</text:p>
          </table:table-cell>
        </table:table-row>
        <table:table-row table:style-name="ro6">
          <table:table-cell office:value-type="float" office:value="6087" calcext:value-type="float">
            <text:p>6087</text:p>
          </table:table-cell>
          <table:table-cell office:value-type="string" calcext:value-type="string">
            <text:p>-39,028.19</text:p>
          </table:table-cell>
          <table:table-cell office:value-type="float" office:value="265.66" calcext:value-type="float">
            <text:p><text:s/>265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902" calcext:value-type="float">
            <text:p>281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3-0 GARCIA ALAÑA VICTO :6 UNID CODAL DE ALUMIN</text:p>
          </table:table-cell>
        </table:table-row>
        <table:table-row table:style-name="ro6">
          <table:table-cell office:value-type="float" office:value="6088" calcext:value-type="float">
            <text:p>6088</text:p>
          </table:table-cell>
          <table:table-cell office:value-type="string" calcext:value-type="string">
            <text:p>-28,085.57</text:p>
          </table:table-cell>
          <table:table-cell office:value-type="float" office:value="10942.62" calcext:value-type="float">
            <text:p><text:s/>10,942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202" calcext:value-type="float">
            <text:p>281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8-0 HORMIGONES Y PISOS :ADOQUIN HOLANDES 8 CM </text:p>
          </table:table-cell>
        </table:table-row>
        <table:table-row table:style-name="ro6">
          <table:table-cell office:value-type="float" office:value="6089" calcext:value-type="float">
            <text:p>6089</text:p>
          </table:table-cell>
          <table:table-cell office:value-type="string" calcext:value-type="string">
            <text:p>-26,481.73</text:p>
          </table:table-cell>
          <table:table-cell office:value-type="float" office:value="1603.84" calcext:value-type="float">
            <text:p><text:s/>1,60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302" calcext:value-type="float">
            <text:p>281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9-0 CONSTRUCCION MATUT :ELECTROMALLAS 8- 15</text:p>
          </table:table-cell>
        </table:table-row>
        <table:table-row table:style-name="ro6">
          <table:table-cell office:value-type="float" office:value="6090" calcext:value-type="float">
            <text:p>6090</text:p>
          </table:table-cell>
          <table:table-cell office:value-type="string" calcext:value-type="string">
            <text:p>-25,904.20</text:p>
          </table:table-cell>
          <table:table-cell office:value-type="float" office:value="577.53" calcext:value-type="float">
            <text:p><text:s/>577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402" calcext:value-type="float">
            <text:p>28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8-0 COMERCIAL KYWI S.A :MALLA ARMEX R-196 625X</text:p>
          </table:table-cell>
        </table:table-row>
        <table:table-row table:style-name="ro6">
          <table:table-cell office:value-type="float" office:value="6091" calcext:value-type="float">
            <text:p>6091</text:p>
          </table:table-cell>
          <table:table-cell office:value-type="string" calcext:value-type="string">
            <text:p>-25,548.84</text:p>
          </table:table-cell>
          <table:table-cell office:value-type="float" office:value="355.36" calcext:value-type="float">
            <text:p><text:s/>35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502" calcext:value-type="float">
            <text:p>28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9-0 CONSTRUCCION MATUT :PLANCHA PLYWOOD 4X8X18</text:p>
          </table:table-cell>
        </table:table-row>
        <table:table-row table:style-name="ro6">
          <table:table-cell office:value-type="float" office:value="6092" calcext:value-type="float">
            <text:p>6092</text:p>
          </table:table-cell>
          <table:table-cell office:value-type="string" calcext:value-type="string">
            <text:p>-24,998.84</text:p>
          </table:table-cell>
          <table:table-cell office:value-type="float" office:value="550" calcext:value-type="float">
            <text:p><text:s/>5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702" calcext:value-type="float">
            <text:p>281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1-0 FACINSER S.A. FRAN :SERV. TEC. CONSORCIO U</text:p>
          </table:table-cell>
        </table:table-row>
        <table:table-row table:style-name="ro6">
          <table:table-cell office:value-type="float" office:value="6093" calcext:value-type="float">
            <text:p>6093</text:p>
          </table:table-cell>
          <table:table-cell office:value-type="string" calcext:value-type="string">
            <text:p>-24,986.50</text:p>
          </table:table-cell>
          <table:table-cell office:value-type="float" office:value="12.34" calcext:value-type="float">
            <text:p><text:s/>12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402" calcext:value-type="float">
            <text:p>28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4-0 COMERCIAL KYWI S.A :ESCOBA CERDA NEGRA- CE</text:p>
          </table:table-cell>
        </table:table-row>
        <table:table-row table:style-name="ro6">
          <table:table-cell office:value-type="float" office:value="6094" calcext:value-type="float">
            <text:p>6094</text:p>
          </table:table-cell>
          <table:table-cell office:value-type="string" calcext:value-type="string">
            <text:p>-22,743.02</text:p>
          </table:table-cell>
          <table:table-cell office:value-type="float" office:value="2243.48" calcext:value-type="float">
            <text:p><text:s/>2,24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502" calcext:value-type="float">
            <text:p>286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2-0 SERVIDECONS SA :CEMENTO HOLCIM FUERTE TIPO</text:p>
          </table:table-cell>
        </table:table-row>
        <table:table-row table:style-name="ro6">
          <table:table-cell office:value-type="float" office:value="6095" calcext:value-type="float">
            <text:p>6095</text:p>
          </table:table-cell>
          <table:table-cell office:value-type="string" calcext:value-type="string">
            <text:p>-20,603.81</text:p>
          </table:table-cell>
          <table:table-cell office:value-type="float" office:value="2139.21" calcext:value-type="float">
            <text:p><text:s/>2,139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602" calcext:value-type="float">
            <text:p>279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7-0 ZURICH SEGUROS ECU :POLIZA DE SEGUROS POR </text:p>
          </table:table-cell>
        </table:table-row>
        <table:table-row table:style-name="ro6">
          <table:table-cell office:value-type="float" office:value="6096" calcext:value-type="float">
            <text:p>6096</text:p>
          </table:table-cell>
          <table:table-cell office:value-type="string" calcext:value-type="string">
            <text:p>-18,321.99</text:p>
          </table:table-cell>
          <table:table-cell office:value-type="float" office:value="2281.82" calcext:value-type="float">
            <text:p><text:s/>2,28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702" calcext:value-type="float">
            <text:p>279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8-0 ZURICH SEGUROS ECU :POLIZA DE SEGUROS POR </text:p>
          </table:table-cell>
        </table:table-row>
        <table:table-row table:style-name="ro6">
          <table:table-cell office:value-type="float" office:value="6097" calcext:value-type="float">
            <text:p>6097</text:p>
          </table:table-cell>
          <table:table-cell office:value-type="string" calcext:value-type="string">
            <text:p>-17,773.44</text:p>
          </table:table-cell>
          <table:table-cell office:value-type="float" office:value="548.55" calcext:value-type="float">
            <text:p><text:s/>548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802" calcext:value-type="float">
            <text:p>279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29-0 ZURICH SEGUROS ECU :POLIZA #1006515 POR SE</text:p>
          </table:table-cell>
        </table:table-row>
        <table:table-row table:style-name="ro6">
          <table:table-cell office:value-type="float" office:value="6098" calcext:value-type="float">
            <text:p>6098</text:p>
          </table:table-cell>
          <table:table-cell office:value-type="string" calcext:value-type="string">
            <text:p>-17,188.32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902" calcext:value-type="float">
            <text:p>279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0-0 ZURICH SEGUROS ECU :POLIZA #1006515 POR SE</text:p>
          </table:table-cell>
        </table:table-row>
        <table:table-row table:style-name="ro6">
          <table:table-cell office:value-type="float" office:value="6099" calcext:value-type="float">
            <text:p>6099</text:p>
          </table:table-cell>
          <table:table-cell office:value-type="string" calcext:value-type="string">
            <text:p>-16,641.55</text:p>
          </table:table-cell>
          <table:table-cell office:value-type="float" office:value="546.77" calcext:value-type="float">
            <text:p><text:s/>54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902" calcext:value-type="float">
            <text:p>285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3-0 <text:s/>SALVACERO CIA. LT :VARILLA CORRUGADA 12MM</text:p>
          </table:table-cell>
        </table:table-row>
        <table:table-row table:style-name="ro6">
          <table:table-cell office:value-type="float" office:value="6100" calcext:value-type="float">
            <text:p>6100</text:p>
          </table:table-cell>
          <table:table-cell office:value-type="string" calcext:value-type="string">
            <text:p>-13,006.16</text:p>
          </table:table-cell>
          <table:table-cell office:value-type="float" office:value="3635.39" calcext:value-type="float">
            <text:p><text:s/>3,635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002" calcext:value-type="float">
            <text:p>282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0-0 <text:s/>SALVACERO CIA. LT :VARILLA CORRUGADA 10MM</text:p>
          </table:table-cell>
        </table:table-row>
        <table:table-row table:style-name="ro6">
          <table:table-cell office:value-type="float" office:value="6101" calcext:value-type="float">
            <text:p>6101</text:p>
          </table:table-cell>
          <table:table-cell office:value-type="string" calcext:value-type="string">
            <text:p>-7,661.72</text:p>
          </table:table-cell>
          <table:table-cell office:value-type="float" office:value="5344.44" calcext:value-type="float">
            <text:p><text:s/>5,344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502" calcext:value-type="float">
            <text:p>282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5-0 BOWEN MENDOZA JOSE :TUBERIA PEAD 160 X 11.</text:p>
          </table:table-cell>
        </table:table-row>
        <table:table-row table:style-name="ro6">
          <table:table-cell office:value-type="float" office:value="6102" calcext:value-type="float">
            <text:p>6102</text:p>
          </table:table-cell>
          <table:table-cell office:value-type="string" calcext:value-type="string">
            <text:p>-6,711.32</text:p>
          </table:table-cell>
          <table:table-cell office:value-type="float" office:value="950.4" calcext:value-type="float">
            <text:p><text:s/>950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602" calcext:value-type="float">
            <text:p>282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6-0 CARGARAUSTRAL S.A. :DB -1070987682: Cancel</text:p>
          </table:table-cell>
        </table:table-row>
        <table:table-row table:style-name="ro6">
          <table:table-cell office:value-type="float" office:value="6103" calcext:value-type="float">
            <text:p>6103</text:p>
          </table:table-cell>
          <table:table-cell office:value-type="string" calcext:value-type="string">
            <text:p>-6,697.90</text:p>
          </table:table-cell>
          <table:table-cell office:value-type="float" office:value="13.42" calcext:value-type="float">
            <text:p><text:s/>13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702" calcext:value-type="float">
            <text:p>28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7-0 ELECTROLEG SA :TUBO RIGIDO IMC 1/2 - 3/4 I</text:p>
          </table:table-cell>
        </table:table-row>
        <table:table-row table:style-name="ro6">
          <table:table-cell office:value-type="float" office:value="6104" calcext:value-type="float">
            <text:p>6104</text:p>
          </table:table-cell>
          <table:table-cell office:value-type="string" calcext:value-type="string">
            <text:p>-6,684.48</text:p>
          </table:table-cell>
          <table:table-cell office:value-type="float" office:value="13.42" calcext:value-type="float">
            <text:p><text:s/>13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702" calcext:value-type="float">
            <text:p>28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7-0 ELECTROLEG SA :TUBO EMT FUNJI NAC 1/2 UNIO</text:p>
          </table:table-cell>
        </table:table-row>
        <table:table-row table:style-name="ro6">
          <table:table-cell office:value-type="float" office:value="6105" calcext:value-type="float">
            <text:p>6105</text:p>
          </table:table-cell>
          <table:table-cell office:value-type="string" calcext:value-type="string">
            <text:p>-5,871.81</text:p>
          </table:table-cell>
          <table:table-cell office:value-type="float" office:value="812.67" calcext:value-type="float">
            <text:p><text:s/>812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802" calcext:value-type="float">
            <text:p>28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8-0 GARCIA ALAÑA VICTO :DISCOS DE CORTE PARA H</text:p>
          </table:table-cell>
        </table:table-row>
        <table:table-row table:style-name="ro6">
          <table:table-cell office:value-type="float" office:value="6106" calcext:value-type="float">
            <text:p>6106</text:p>
          </table:table-cell>
          <table:table-cell office:value-type="string" calcext:value-type="string">
            <text:p>-5,771.61</text:p>
          </table:table-cell>
          <table:table-cell office:value-type="float" office:value="100.2" calcext:value-type="float">
            <text:p><text:s/>10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802" calcext:value-type="float">
            <text:p>28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8-0 GARCIA ALAÑA VICTO :DISCO DE CORTE P/HORMI</text:p>
          </table:table-cell>
        </table:table-row>
        <table:table-row table:style-name="ro6">
          <table:table-cell office:value-type="float" office:value="6107" calcext:value-type="float">
            <text:p>6107</text:p>
          </table:table-cell>
          <table:table-cell office:value-type="string" calcext:value-type="string">
            <text:p>-5,453.86</text:p>
          </table:table-cell>
          <table:table-cell office:value-type="float" office:value="317.75" calcext:value-type="float">
            <text:p><text:s/>317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902" calcext:value-type="float">
            <text:p>282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9-0 GURUMENDI CUJILAN <text:s/>:139 BOTELLONES DE AGUA</text:p>
          </table:table-cell>
        </table:table-row>
        <table:table-row table:style-name="ro6">
          <table:table-cell office:value-type="float" office:value="6108" calcext:value-type="float">
            <text:p>6108</text:p>
          </table:table-cell>
          <table:table-cell office:value-type="string" calcext:value-type="string">
            <text:p><text:s/>2,546.14</text:p>
          </table:table-cell>
          <table:table-cell office:value-type="float" office:value="8000" calcext:value-type="float">
            <text:p><text:s/>8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002" calcext:value-type="float">
            <text:p>28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0-0 NUÑEZ CALLE JOSE A :CANALIZACION, REPOSICI</text:p>
          </table:table-cell>
        </table:table-row>
        <table:table-row table:style-name="ro6">
          <table:table-cell office:value-type="float" office:value="6109" calcext:value-type="float">
            <text:p>6109</text:p>
          </table:table-cell>
          <table:table-cell office:value-type="string" calcext:value-type="string">
            <text:p><text:s/>3,015.53</text:p>
          </table:table-cell>
          <table:table-cell office:value-type="float" office:value="469.39" calcext:value-type="float">
            <text:p><text:s/>469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002" calcext:value-type="float">
            <text:p>28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0-0 NUÑEZ CALLE JOSE A :VIAJES DE DESALOJOS PR</text:p>
          </table:table-cell>
        </table:table-row>
        <table:table-row table:style-name="ro6">
          <table:table-cell office:value-type="float" office:value="6110" calcext:value-type="float">
            <text:p>6110</text:p>
          </table:table-cell>
          <table:table-cell office:value-type="string" calcext:value-type="string">
            <text:p><text:s/>3,357.98</text:p>
          </table:table-cell>
          <table:table-cell office:value-type="float" office:value="342.45" calcext:value-type="float">
            <text:p><text:s/>342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102" calcext:value-type="float">
            <text:p>28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1-0 TORREGASI S.A. :COMPRA DE COMBUSTIBLE</text:p>
          </table:table-cell>
        </table:table-row>
        <table:table-row table:style-name="ro6">
          <table:table-cell office:value-type="float" office:value="6111" calcext:value-type="float">
            <text:p>6111</text:p>
          </table:table-cell>
          <table:table-cell office:value-type="string" calcext:value-type="string">
            <text:p><text:s/>3,815.19</text:p>
          </table:table-cell>
          <table:table-cell office:value-type="float" office:value="457.21" calcext:value-type="float">
            <text:p><text:s/>457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102" calcext:value-type="float">
            <text:p>28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1-0 TORREGASI S.A. :COMPRA DE COMBUSTIBLE</text:p>
          </table:table-cell>
        </table:table-row>
        <table:table-row table:style-name="ro6">
          <table:table-cell office:value-type="float" office:value="6112" calcext:value-type="float">
            <text:p>6112</text:p>
          </table:table-cell>
          <table:table-cell office:value-type="string" calcext:value-type="string">
            <text:p><text:s/>3,901.02</text:p>
          </table:table-cell>
          <table:table-cell office:value-type="float" office:value="85.83" calcext:value-type="float">
            <text:p><text:s/>85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202" calcext:value-type="float">
            <text:p>283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2-0 MERGAMA S.A. :ZAKKA DESINFECTANTE AMONONIO</text:p>
          </table:table-cell>
        </table:table-row>
        <table:table-row table:style-name="ro6">
          <table:table-cell office:value-type="float" office:value="6113" calcext:value-type="float">
            <text:p>6113</text:p>
          </table:table-cell>
          <table:table-cell office:value-type="string" calcext:value-type="string">
            <text:p><text:s/>9,262.48</text:p>
          </table:table-cell>
          <table:table-cell office:value-type="float" office:value="5361.46" calcext:value-type="float">
            <text:p><text:s/>5,361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002" calcext:value-type="float">
            <text:p>286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4-0 <text:s/>SALVACERO CIA. LT :BLOQUE VICTORIA 9X20X4</text:p>
          </table:table-cell>
        </table:table-row>
        <table:table-row table:style-name="ro6">
          <table:table-cell office:value-type="float" office:value="6114" calcext:value-type="float">
            <text:p>6114</text:p>
          </table:table-cell>
          <table:table-cell office:value-type="string" calcext:value-type="string">
            <text:p><text:s/>13,358.99</text:p>
          </table:table-cell>
          <table:table-cell office:value-type="float" office:value="4096.51" calcext:value-type="float">
            <text:p><text:s/>4,09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702" calcext:value-type="float">
            <text:p>28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4-0 TORRES RONQUILLO F :SERVICIO TRANSPORTE DE</text:p>
          </table:table-cell>
        </table:table-row>
        <table:table-row table:style-name="ro6">
          <table:table-cell office:value-type="float" office:value="6115" calcext:value-type="float">
            <text:p>6115</text:p>
          </table:table-cell>
          <table:table-cell office:value-type="string" calcext:value-type="string">
            <text:p><text:s/>17,187.28</text:p>
          </table:table-cell>
          <table:table-cell office:value-type="float" office:value="3828.29" calcext:value-type="float">
            <text:p><text:s/>3,828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702" calcext:value-type="float">
            <text:p>28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4-0 TORRES RONQUILLO F :SERVICIO ALQUILER DE R</text:p>
          </table:table-cell>
        </table:table-row>
        <table:table-row table:style-name="ro6">
          <table:table-cell office:value-type="float" office:value="6116" calcext:value-type="float">
            <text:p>6116</text:p>
          </table:table-cell>
          <table:table-cell office:value-type="string" calcext:value-type="string">
            <text:p><text:s/>21,141.34</text:p>
          </table:table-cell>
          <table:table-cell office:value-type="float" office:value="3954.06" calcext:value-type="float">
            <text:p><text:s/>3,954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502" calcext:value-type="float">
            <text:p>285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5-0 COMERCIAL KYWI S.A :SELLADOR UNISEAL-ECONO</text:p>
          </table:table-cell>
        </table:table-row>
        <table:table-row table:style-name="ro6">
          <table:table-cell office:value-type="float" office:value="6117" calcext:value-type="float">
            <text:p>6117</text:p>
          </table:table-cell>
          <table:table-cell office:value-type="string" calcext:value-type="string">
            <text:p><text:s/>24,877.05</text:p>
          </table:table-cell>
          <table:table-cell office:value-type="float" office:value="3735.71" calcext:value-type="float">
            <text:p><text:s/>3,735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102" calcext:value-type="float">
            <text:p>28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9-0 <text:s/>SALVACERO CIA. LT :CEMENTO HOLCIM FUERTE </text:p>
          </table:table-cell>
        </table:table-row>
        <table:table-row table:style-name="ro6">
          <table:table-cell office:value-type="float" office:value="6118" calcext:value-type="float">
            <text:p>6118</text:p>
          </table:table-cell>
          <table:table-cell office:value-type="string" calcext:value-type="string">
            <text:p><text:s/>25,733.10</text:p>
          </table:table-cell>
          <table:table-cell office:value-type="float" office:value="856.05" calcext:value-type="float">
            <text:p><text:s/>856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302" calcext:value-type="float">
            <text:p>28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0-0 FACINSER S.A. FRAN :INSTALACION PUNTOS DE </text:p>
          </table:table-cell>
        </table:table-row>
        <table:table-row table:style-name="ro6">
          <table:table-cell office:value-type="float" office:value="6119" calcext:value-type="float">
            <text:p>6119</text:p>
          </table:table-cell>
          <table:table-cell office:value-type="string" calcext:value-type="string">
            <text:p><text:s/>25,733.11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302" calcext:value-type="float">
            <text:p>28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0-0 FACINSER S.A. FRAN :ALCANCE A FACTURA 2105</text:p>
          </table:table-cell>
        </table:table-row>
        <table:table-row table:style-name="ro6">
          <table:table-cell office:value-type="float" office:value="6120" calcext:value-type="float">
            <text:p>6120</text:p>
          </table:table-cell>
          <table:table-cell office:value-type="string" calcext:value-type="string">
            <text:p><text:s/>26,737.14</text:p>
          </table:table-cell>
          <table:table-cell office:value-type="float" office:value="1004.03" calcext:value-type="float">
            <text:p><text:s/>1,004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6602" calcext:value-type="float">
            <text:p>28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83-0 SUMBA ORTEGA IVAN <text:s/>:CORTE DE PAVIMENTO/ACE</text:p>
          </table:table-cell>
        </table:table-row>
        <table:table-row table:style-name="ro6">
          <table:table-cell office:value-type="float" office:value="6121" calcext:value-type="float">
            <text:p>6121</text:p>
          </table:table-cell>
          <table:table-cell office:value-type="string" calcext:value-type="string">
            <text:p><text:s/>28,320.89</text:p>
          </table:table-cell>
          <table:table-cell office:value-type="float" office:value="1583.75" calcext:value-type="float">
            <text:p><text:s/>1,5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302" calcext:value-type="float">
            <text:p>284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K 937-0 DEMERA MORALES SAN :55 METROS ADOQUIN</text:p>
          </table:table-cell>
        </table:table-row>
        <table:table-row table:style-name="ro6">
          <table:table-cell office:value-type="float" office:value="6122" calcext:value-type="float">
            <text:p>6122</text:p>
          </table:table-cell>
          <table:table-cell office:value-type="string" calcext:value-type="string">
            <text:p><text:s/>29,445.89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402" calcext:value-type="float">
            <text:p>284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5-0 MANUEL NOGALES Y P :HONORARIOS COMO INTERV</text:p>
          </table:table-cell>
        </table:table-row>
        <table:table-row table:style-name="ro6">
          <table:table-cell office:value-type="float" office:value="6123" calcext:value-type="float">
            <text:p>6123</text:p>
          </table:table-cell>
          <table:table-cell office:value-type="string" calcext:value-type="string">
            <text:p><text:s/>30,528.10</text:p>
          </table:table-cell>
          <table:table-cell office:value-type="float" office:value="1082.21" calcext:value-type="float">
            <text:p><text:s/>1,082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ALAMBRE GALVANIZADO-AL</text:p>
          </table:table-cell>
        </table:table-row>
        <table:table-row table:style-name="ro6">
          <table:table-cell office:value-type="float" office:value="6124" calcext:value-type="float">
            <text:p>6124</text:p>
          </table:table-cell>
          <table:table-cell office:value-type="string" calcext:value-type="string">
            <text:p><text:s/>34,091.07</text:p>
          </table:table-cell>
          <table:table-cell office:value-type="float" office:value="3562.97" calcext:value-type="float">
            <text:p><text:s/>3,56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TUBERIA PEAD 160 X 11,</text:p>
          </table:table-cell>
        </table:table-row>
        <table:table-row table:style-name="ro6">
          <table:table-cell office:value-type="float" office:value="6125" calcext:value-type="float">
            <text:p>6125</text:p>
          </table:table-cell>
          <table:table-cell office:value-type="string" calcext:value-type="string">
            <text:p><text:s/>36,941.03</text:p>
          </table:table-cell>
          <table:table-cell office:value-type="float" office:value="2849.96" calcext:value-type="float">
            <text:p><text:s/>2,849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PLAYWOOD DE 18MM -VARI</text:p>
          </table:table-cell>
        </table:table-row>
        <table:table-row table:style-name="ro6">
          <table:table-cell office:value-type="float" office:value="6126" calcext:value-type="float">
            <text:p>6126</text:p>
          </table:table-cell>
          <table:table-cell office:value-type="string" calcext:value-type="string">
            <text:p><text:s/>39,373.61</text:p>
          </table:table-cell>
          <table:table-cell office:value-type="float" office:value="2432.58" calcext:value-type="float">
            <text:p><text:s/>2,432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VARILLA CORRUGADA DE 1</text:p>
          </table:table-cell>
        </table:table-row>
        <table:table-row table:style-name="ro6">
          <table:table-cell office:value-type="float" office:value="6127" calcext:value-type="float">
            <text:p>6127</text:p>
          </table:table-cell>
          <table:table-cell office:value-type="string" calcext:value-type="string">
            <text:p><text:s/>40,201.73</text:p>
          </table:table-cell>
          <table:table-cell office:value-type="float" office:value="828.12" calcext:value-type="float">
            <text:p><text:s/>828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ADAPTADOR ROSCABLE P/L</text:p>
          </table:table-cell>
        </table:table-row>
        <table:table-row table:style-name="ro6">
          <table:table-cell office:value-type="float" office:value="6128" calcext:value-type="float">
            <text:p>6128</text:p>
          </table:table-cell>
          <table:table-cell office:value-type="string" calcext:value-type="string">
            <text:p><text:s/>40,203.42</text:p>
          </table:table-cell>
          <table:table-cell office:value-type="float" office:value="1.69" calcext:value-type="float">
            <text:p><text:s/>1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CODO ROSCABLE HH 1/2 X</text:p>
          </table:table-cell>
        </table:table-row>
        <table:table-row table:style-name="ro6">
          <table:table-cell office:value-type="float" office:value="6129" calcext:value-type="float">
            <text:p>6129</text:p>
          </table:table-cell>
          <table:table-cell office:value-type="string" calcext:value-type="string">
            <text:p><text:s/>40,368.99</text:p>
          </table:table-cell>
          <table:table-cell office:value-type="float" office:value="165.57" calcext:value-type="float">
            <text:p><text:s/>165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602" calcext:value-type="float">
            <text:p>28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6-0 BOWEN MENDOZA JOSE :PEGA TUBOS PVC KALIPEG</text:p>
          </table:table-cell>
        </table:table-row>
        <table:table-row table:style-name="ro6">
          <table:table-cell office:value-type="float" office:value="6130" calcext:value-type="float">
            <text:p>6130</text:p>
          </table:table-cell>
          <table:table-cell office:value-type="string" calcext:value-type="string">
            <text:p><text:s/>40,701.63</text:p>
          </table:table-cell>
          <table:table-cell office:value-type="float" office:value="332.64" calcext:value-type="float">
            <text:p><text:s/>33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</text:p>
          </table:table-cell>
        </table:table-row>
        <table:table-row table:style-name="ro6">
          <table:table-cell office:value-type="float" office:value="6131" calcext:value-type="float">
            <text:p>6131</text:p>
          </table:table-cell>
          <table:table-cell office:value-type="string" calcext:value-type="string">
            <text:p><text:s/>42,739.05</text:p>
          </table:table-cell>
          <table:table-cell office:value-type="float" office:value="2037.42" calcext:value-type="float">
            <text:p><text:s/>2,037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TRANSPORTE DE DESALOJO</text:p>
          </table:table-cell>
        </table:table-row>
        <table:table-row table:style-name="ro6">
          <table:table-cell office:value-type="float" office:value="6132" calcext:value-type="float">
            <text:p>6132</text:p>
          </table:table-cell>
          <table:table-cell office:value-type="string" calcext:value-type="string">
            <text:p><text:s/>44,111.19</text:p>
          </table:table-cell>
          <table:table-cell office:value-type="float" office:value="1372.14" calcext:value-type="float">
            <text:p><text:s/>1,372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702" calcext:value-type="float">
            <text:p>28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7-0 CORDOVA ARMIJOS JU :TRANSPORTE DE DESALOJO</text:p>
          </table:table-cell>
        </table:table-row>
        <table:table-row table:style-name="ro6">
          <table:table-cell office:value-type="float" office:value="6133" calcext:value-type="float">
            <text:p>6133</text:p>
          </table:table-cell>
          <table:table-cell office:value-type="string" calcext:value-type="string">
            <text:p><text:s/>45,645.06</text:p>
          </table:table-cell>
          <table:table-cell office:value-type="float" office:value="1533.87" calcext:value-type="float">
            <text:p><text:s/>1,533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4902" calcext:value-type="float">
            <text:p>284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9-0 ELECTROLEG SA :ALAMBRE GALVANIZADO- CONECT</text:p>
          </table:table-cell>
        </table:table-row>
        <table:table-row table:style-name="ro6">
          <table:table-cell office:value-type="float" office:value="6134" calcext:value-type="float">
            <text:p>6134</text:p>
          </table:table-cell>
          <table:table-cell office:value-type="string" calcext:value-type="string">
            <text:p><text:s/>45,732.94</text:p>
          </table:table-cell>
          <table:table-cell office:value-type="float" office:value="87.88" calcext:value-type="float">
            <text:p><text:s/>87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MANTENIMIENTO DE LA BO</text:p>
          </table:table-cell>
        </table:table-row>
        <table:table-row table:style-name="ro6">
          <table:table-cell office:value-type="float" office:value="6135" calcext:value-type="float">
            <text:p>6135</text:p>
          </table:table-cell>
          <table:table-cell office:value-type="string" calcext:value-type="string">
            <text:p><text:s/>45,915.82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70-0 FIGUEROA BOLAÑOS J :LOGISTICA Y MOVILIZACI</text:p>
          </table:table-cell>
        </table:table-row>
        <table:table-row table:style-name="ro6">
          <table:table-cell office:value-type="float" office:value="6136" calcext:value-type="float">
            <text:p>6136</text:p>
          </table:table-cell>
          <table:table-cell office:value-type="string" calcext:value-type="string">
            <text:p><text:s/>45,077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203" calcext:value-type="float">
            <text:p>258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19-001001-ALQUILER COMPACTADORA TIPO BAI</text:p>
          </table:table-cell>
        </table:table-row>
        <table:table-row table:style-name="ro6">
          <table:table-cell office:value-type="float" office:value="6137" calcext:value-type="float">
            <text:p>6137</text:p>
          </table:table-cell>
          <table:table-cell office:value-type="string" calcext:value-type="string">
            <text:p><text:s/>32,313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64.38" calcext:value-type="float">
            <text:p><text:s/>12,764.3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503" calcext:value-type="float">
            <text:p>266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3-001001-CANALIZACION DE MONODUCTOS, RE</text:p>
          </table:table-cell>
        </table:table-row>
        <table:table-row table:style-name="ro6">
          <table:table-cell office:value-type="float" office:value="6138" calcext:value-type="float">
            <text:p>6138</text:p>
          </table:table-cell>
          <table:table-cell office:value-type="string" calcext:value-type="string">
            <text:p><text:s/>25,44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70.19" calcext:value-type="float">
            <text:p><text:s/>6,870.1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603" calcext:value-type="float">
            <text:p>266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1-001001-SERVICIO DE TRANSPORTE DE DESA</text:p>
          </table:table-cell>
        </table:table-row>
        <table:table-row table:style-name="ro6">
          <table:table-cell office:value-type="float" office:value="6139" calcext:value-type="float">
            <text:p>6139</text:p>
          </table:table-cell>
          <table:table-cell office:value-type="string" calcext:value-type="string">
            <text:p><text:s/>23,55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89.76" calcext:value-type="float">
            <text:p><text:s/>1,889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703" calcext:value-type="float">
            <text:p>26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8-001001-DOS MANTENIMIENTOS DE 2 MINICA</text:p>
          </table:table-cell>
        </table:table-row>
        <table:table-row table:style-name="ro6">
          <table:table-cell office:value-type="float" office:value="6140" calcext:value-type="float">
            <text:p>6140</text:p>
          </table:table-cell>
          <table:table-cell office:value-type="string" calcext:value-type="string">
            <text:p><text:s/>20,06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86.91" calcext:value-type="float">
            <text:p><text:s/>3,48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803" calcext:value-type="float">
            <text:p>266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9-001001-SERVICIO ALQUILER DE RETROEXCA</text:p>
          </table:table-cell>
        </table:table-row>
        <table:table-row table:style-name="ro6">
          <table:table-cell office:value-type="float" office:value="6141" calcext:value-type="float">
            <text:p>6141</text:p>
          </table:table-cell>
          <table:table-cell office:value-type="string" calcext:value-type="string">
            <text:p><text:s/>19,738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7.66" calcext:value-type="float">
            <text:p><text:s/>327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903" calcext:value-type="float">
            <text:p>266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6-001001-GENERADOR YAMAHA- CORTADORA DE</text:p>
          </table:table-cell>
        </table:table-row>
        <table:table-row table:style-name="ro6">
          <table:table-cell office:value-type="float" office:value="6142" calcext:value-type="float">
            <text:p>6142</text:p>
          </table:table-cell>
          <table:table-cell office:value-type="string" calcext:value-type="string">
            <text:p><text:s/>19,098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0.08" calcext:value-type="float">
            <text:p><text:s/>640.0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003" calcext:value-type="float">
            <text:p>26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5-001001-MANTENIMIENTO CORRECTIVO Y PRE</text:p>
          </table:table-cell>
        </table:table-row>
        <table:table-row table:style-name="ro6">
          <table:table-cell office:value-type="float" office:value="6143" calcext:value-type="float">
            <text:p>6143</text:p>
          </table:table-cell>
          <table:table-cell office:value-type="string" calcext:value-type="string">
            <text:p><text:s/>19,03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98" calcext:value-type="float">
            <text:p><text:s/>61.9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103" calcext:value-type="float">
            <text:p>26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4-001001-MANTENIMIENTO DE CORRECCION Y </text:p>
          </table:table-cell>
        </table:table-row>
        <table:table-row table:style-name="ro6">
          <table:table-cell office:value-type="float" office:value="6144" calcext:value-type="float">
            <text:p>6144</text:p>
          </table:table-cell>
          <table:table-cell office:value-type="string" calcext:value-type="string">
            <text:p><text:s/>6,3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36.66" calcext:value-type="float">
            <text:p><text:s/>12,736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703" calcext:value-type="float">
            <text:p>25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8-001001-CANALIZACION, REPOSICION DE AC</text:p>
          </table:table-cell>
        </table:table-row>
        <table:table-row table:style-name="ro6">
          <table:table-cell office:value-type="float" office:value="6145" calcext:value-type="float">
            <text:p>6145</text:p>
          </table:table-cell>
          <table:table-cell office:value-type="string" calcext:value-type="string">
            <text:p><text:s/>6,299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703" calcext:value-type="float">
            <text:p>26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JC 000002105-000000-ALCANCE A FACTURA 2105</text:p>
          </table:table-cell>
        </table:table-row>
        <table:table-row table:style-name="ro6">
          <table:table-cell office:value-type="float" office:value="6146" calcext:value-type="float">
            <text:p>6146</text:p>
          </table:table-cell>
          <table:table-cell office:value-type="string" calcext:value-type="string">
            <text:p><text:s/>5,643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91" calcext:value-type="float">
            <text:p><text:s/>65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603" calcext:value-type="float">
            <text:p>25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6-001001-HORMIGON 140KG/CM2 STANDARD</text:p>
          </table:table-cell>
        </table:table-row>
        <table:table-row table:style-name="ro6">
          <table:table-cell office:value-type="float" office:value="6147" calcext:value-type="float">
            <text:p>6147</text:p>
          </table:table-cell>
          <table:table-cell office:value-type="string" calcext:value-type="string">
            <text:p><text:s/>4,32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703" calcext:value-type="float">
            <text:p>259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48-001001-HORMIGON140 KG/CM2 STANDARD-28</text:p>
          </table:table-cell>
        </table:table-row>
        <table:table-row table:style-name="ro6">
          <table:table-cell office:value-type="float" office:value="6148" calcext:value-type="float">
            <text:p>6148</text:p>
          </table:table-cell>
          <table:table-cell office:value-type="string" calcext:value-type="string">
            <text:p><text:s/>4,327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9" calcext:value-type="float">
            <text:p><text:s/>1.6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603" calcext:value-type="float">
            <text:p>257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0-002002-CODO ROSCABLE HH 1/2 X90</text:p>
          </table:table-cell>
        </table:table-row>
        <table:table-row table:style-name="ro6">
          <table:table-cell office:value-type="float" office:value="6149" calcext:value-type="float">
            <text:p>6149</text:p>
          </table:table-cell>
          <table:table-cell office:value-type="string" calcext:value-type="string">
            <text:p><text:s/>3,01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803" calcext:value-type="float">
            <text:p>259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83-001001-HORMIGON 140KG/CM2 STANDARD</text:p>
          </table:table-cell>
        </table:table-row>
        <table:table-row table:style-name="ro6">
          <table:table-cell office:value-type="float" office:value="6150" calcext:value-type="float">
            <text:p>6150</text:p>
          </table:table-cell>
          <table:table-cell office:value-type="string" calcext:value-type="string">
            <text:p>-940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09" calcext:value-type="float">
            <text:p><text:s/>3,954.0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403" calcext:value-type="float">
            <text:p>263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58-022901-SELLADOR UNISEAL-ECONOSEAL MAT</text:p>
          </table:table-cell>
        </table:table-row>
        <table:table-row table:style-name="ro6">
          <table:table-cell office:value-type="float" office:value="6151" calcext:value-type="float">
            <text:p>6151</text:p>
          </table:table-cell>
          <table:table-cell office:value-type="string" calcext:value-type="string">
            <text:p>-2,52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3.75" calcext:value-type="float">
            <text:p><text:s/>1,583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503" calcext:value-type="float">
            <text:p>263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207-001001-55 METROS ADOQUIN</text:p>
          </table:table-cell>
        </table:table-row>
        <table:table-row table:style-name="ro6">
          <table:table-cell office:value-type="float" office:value="6152" calcext:value-type="float">
            <text:p>6152</text:p>
          </table:table-cell>
          <table:table-cell office:value-type="string" calcext:value-type="string">
            <text:p>-2,79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49" calcext:value-type="float">
            <text:p><text:s/>272.4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603" calcext:value-type="float">
            <text:p>26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9652-001002-HOSPEDAJE HOTEL CASTELL INSTRU</text:p>
          </table:table-cell>
        </table:table-row>
        <table:table-row table:style-name="ro6">
          <table:table-cell office:value-type="float" office:value="6153" calcext:value-type="float">
            <text:p>6153</text:p>
          </table:table-cell>
          <table:table-cell office:value-type="string" calcext:value-type="string">
            <text:p>-3,652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6.05" calcext:value-type="float">
            <text:p><text:s/>856.0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003" calcext:value-type="float">
            <text:p>263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05-001001-INSTALACION PUNTOS DE ENRGIA G</text:p>
          </table:table-cell>
        </table:table-row>
        <table:table-row table:style-name="ro6">
          <table:table-cell office:value-type="float" office:value="6154" calcext:value-type="float">
            <text:p>6154</text:p>
          </table:table-cell>
          <table:table-cell office:value-type="string" calcext:value-type="string">
            <text:p>-3,693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64" calcext:value-type="float">
            <text:p><text:s/>40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103" calcext:value-type="float">
            <text:p>263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3-001001-REPARACIÓN DE ROSCA DE CILINDR</text:p>
          </table:table-cell>
        </table:table-row>
        <table:table-row table:style-name="ro6">
          <table:table-cell office:value-type="float" office:value="6155" calcext:value-type="float">
            <text:p>6155</text:p>
          </table:table-cell>
          <table:table-cell office:value-type="string" calcext:value-type="string">
            <text:p>-3,752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903" calcext:value-type="float">
            <text:p>262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191-001001-LOGISTICA Y MOVILIZACIÓN: ROLL</text:p>
          </table:table-cell>
        </table:table-row>
        <table:table-row table:style-name="ro6">
          <table:table-cell office:value-type="float" office:value="6156" calcext:value-type="float">
            <text:p>6156</text:p>
          </table:table-cell>
          <table:table-cell office:value-type="string" calcext:value-type="string">
            <text:p>-4,085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2.64" calcext:value-type="float">
            <text:p><text:s/>332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203" calcext:value-type="float">
            <text:p>263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093-001002-TRANSPORTE DESALOJO</text:p>
          </table:table-cell>
        </table:table-row>
        <table:table-row table:style-name="ro6">
          <table:table-cell office:value-type="float" office:value="6157" calcext:value-type="float">
            <text:p>6157</text:p>
          </table:table-cell>
          <table:table-cell office:value-type="string" calcext:value-type="string">
            <text:p>-4,213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.98" calcext:value-type="float">
            <text:p><text:s/>127.9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603" calcext:value-type="float">
            <text:p>263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53-001001-PLANCHA PLYWOOD 3MM - PERNO AU</text:p>
          </table:table-cell>
        </table:table-row>
        <table:table-row table:style-name="ro6">
          <table:table-cell office:value-type="float" office:value="6158" calcext:value-type="float">
            <text:p>6158</text:p>
          </table:table-cell>
          <table:table-cell office:value-type="string" calcext:value-type="string">
            <text:p>-4,49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4.48" calcext:value-type="float">
            <text:p><text:s/>284.4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303" calcext:value-type="float">
            <text:p>261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255-001001-BRIDA CON OREJA CON PLANCHA AN</text:p>
          </table:table-cell>
        </table:table-row>
        <table:table-row table:style-name="ro6">
          <table:table-cell office:value-type="float" office:value="6159" calcext:value-type="float">
            <text:p>6159</text:p>
          </table:table-cell>
          <table:table-cell office:value-type="string" calcext:value-type="string">
            <text:p>-4,84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3" calcext:value-type="float">
            <text:p><text:s/>343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403" calcext:value-type="float">
            <text:p>261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4-001001-7 TANQUEROS DE AGUA PROYECTO U</text:p>
          </table:table-cell>
        </table:table-row>
        <table:table-row table:style-name="ro6">
          <table:table-cell office:value-type="float" office:value="6160" calcext:value-type="float">
            <text:p>6160</text:p>
          </table:table-cell>
          <table:table-cell office:value-type="string" calcext:value-type="string">
            <text:p>-4,98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" calcext:value-type="float">
            <text:p><text:s/>147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503" calcext:value-type="float">
            <text:p>261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5-001001-3 TANQUEROS DE AGUA</text:p>
          </table:table-cell>
        </table:table-row>
        <table:table-row table:style-name="ro6">
          <table:table-cell office:value-type="float" office:value="6161" calcext:value-type="float">
            <text:p>6161</text:p>
          </table:table-cell>
          <table:table-cell office:value-type="string" calcext:value-type="string">
            <text:p>-5,04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603" calcext:value-type="float">
            <text:p>261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06-001001-SERVICIO TRANSPORTE DESDE CAMP</text:p>
          </table:table-cell>
        </table:table-row>
        <table:table-row table:style-name="ro6">
          <table:table-cell office:value-type="float" office:value="6162" calcext:value-type="float">
            <text:p>6162</text:p>
          </table:table-cell>
          <table:table-cell office:value-type="string" calcext:value-type="string">
            <text:p>-5,129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94" calcext:value-type="float">
            <text:p><text:s/>81.9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703" calcext:value-type="float">
            <text:p>261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4813-001002-SERVICIOS DE GUARDIANIA</text:p>
          </table:table-cell>
        </table:table-row>
        <table:table-row table:style-name="ro6">
          <table:table-cell office:value-type="float" office:value="6163" calcext:value-type="float">
            <text:p>6163</text:p>
          </table:table-cell>
          <table:table-cell office:value-type="string" calcext:value-type="string">
            <text:p>-6,459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0.33" calcext:value-type="float">
            <text:p><text:s/>1,330.3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803" calcext:value-type="float">
            <text:p>261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9-001001-SERVICIO DE ALQUILER DE CAMINO</text:p>
          </table:table-cell>
        </table:table-row>
        <table:table-row table:style-name="ro6">
          <table:table-cell office:value-type="float" office:value="6164" calcext:value-type="float">
            <text:p>6164</text:p>
          </table:table-cell>
          <table:table-cell office:value-type="string" calcext:value-type="string">
            <text:p>-6,551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.46" calcext:value-type="float">
            <text:p><text:s/>92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903" calcext:value-type="float">
            <text:p>261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0-001001-MANGUERA HIDRAULICA CON ACOPLE</text:p>
          </table:table-cell>
        </table:table-row>
        <table:table-row table:style-name="ro6">
          <table:table-cell office:value-type="float" office:value="6165" calcext:value-type="float">
            <text:p>6165</text:p>
          </table:table-cell>
          <table:table-cell office:value-type="string" calcext:value-type="string">
            <text:p>-6,805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4" calcext:value-type="float">
            <text:p><text:s/>254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003" calcext:value-type="float">
            <text:p>262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1-001001-MANGUERA HIDRAULICA DE UNA MIN</text:p>
          </table:table-cell>
        </table:table-row>
        <table:table-row table:style-name="ro6">
          <table:table-cell office:value-type="float" office:value="6166" calcext:value-type="float">
            <text:p>6166</text:p>
          </table:table-cell>
          <table:table-cell office:value-type="string" calcext:value-type="string">
            <text:p>-9,792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7.04" calcext:value-type="float">
            <text:p><text:s/>2,987.0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103" calcext:value-type="float">
            <text:p>262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2-001001-SERVICIO ALQUILER RETROEXCAVAD</text:p>
          </table:table-cell>
        </table:table-row>
        <table:table-row table:style-name="ro6">
          <table:table-cell office:value-type="float" office:value="6167" calcext:value-type="float">
            <text:p>6167</text:p>
          </table:table-cell>
          <table:table-cell office:value-type="string" calcext:value-type="string">
            <text:p>-15,98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87.44" calcext:value-type="float">
            <text:p><text:s/>6,187.4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203" calcext:value-type="float">
            <text:p>262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3-001001-SERVICIO TRANSPORTE DESALOJO D</text:p>
          </table:table-cell>
        </table:table-row>
        <table:table-row table:style-name="ro6">
          <table:table-cell office:value-type="float" office:value="6168" calcext:value-type="float">
            <text:p>6168</text:p>
          </table:table-cell>
          <table:table-cell office:value-type="string" calcext:value-type="string">
            <text:p>-16,03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.82" calcext:value-type="float">
            <text:p><text:s/>51.8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303" calcext:value-type="float">
            <text:p>262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5-001001-MANTENIMIENTO Y ACOPLE DE UNA </text:p>
          </table:table-cell>
        </table:table-row>
        <table:table-row table:style-name="ro6">
          <table:table-cell office:value-type="float" office:value="6169" calcext:value-type="float">
            <text:p>6169</text:p>
          </table:table-cell>
          <table:table-cell office:value-type="string" calcext:value-type="string">
            <text:p>-16,117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34" calcext:value-type="float">
            <text:p><text:s/>85.3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403" calcext:value-type="float">
            <text:p>262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7-001001-DESALOJO EN UN CRUCE CALLE ISI</text:p>
          </table:table-cell>
        </table:table-row>
        <table:table-row table:style-name="ro6">
          <table:table-cell office:value-type="float" office:value="6170" calcext:value-type="float">
            <text:p>6170</text:p>
          </table:table-cell>
          <table:table-cell office:value-type="string" calcext:value-type="string">
            <text:p>-17,285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68.4" calcext:value-type="float">
            <text:p><text:s/>1,168.4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503" calcext:value-type="float">
            <text:p>262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9-001001-SERVICIO ALQUILER CAMIONETA</text:p>
          </table:table-cell>
        </table:table-row>
        <table:table-row table:style-name="ro6">
          <table:table-cell office:value-type="float" office:value="6171" calcext:value-type="float">
            <text:p>6171</text:p>
          </table:table-cell>
          <table:table-cell office:value-type="string" calcext:value-type="string">
            <text:p>-19,175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89.76" calcext:value-type="float">
            <text:p><text:s/>1,889.7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603" calcext:value-type="float">
            <text:p>262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7-001001-SERVICIO MANTENIMIENTO DE 2 MI</text:p>
          </table:table-cell>
        </table:table-row>
        <table:table-row table:style-name="ro6">
          <table:table-cell office:value-type="float" office:value="6172" calcext:value-type="float">
            <text:p>6172</text:p>
          </table:table-cell>
          <table:table-cell office:value-type="string" calcext:value-type="string">
            <text:p>-30,735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59.59" calcext:value-type="float">
            <text:p><text:s/>11,559.5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803" calcext:value-type="float">
            <text:p>262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0-001001-CORTES PAVIMENTO EN ACERAS, CA</text:p>
          </table:table-cell>
        </table:table-row>
        <table:table-row table:style-name="ro6">
          <table:table-cell office:value-type="float" office:value="6173" calcext:value-type="float">
            <text:p>6173</text:p>
          </table:table-cell>
          <table:table-cell office:value-type="string" calcext:value-type="string">
            <text:p>-31,405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0.56" calcext:value-type="float">
            <text:p><text:s/>670.5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203" calcext:value-type="float">
            <text:p>25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2-001001-DESALOJO HECHO A MANO</text:p>
          </table:table-cell>
        </table:table-row>
        <table:table-row table:style-name="ro6">
          <table:table-cell office:value-type="float" office:value="6174" calcext:value-type="float">
            <text:p>6174</text:p>
          </table:table-cell>
          <table:table-cell office:value-type="string" calcext:value-type="string">
            <text:p>-32,764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58.9" calcext:value-type="float">
            <text:p><text:s/>1,358.9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303" calcext:value-type="float">
            <text:p>25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1-001001-SERVICIO ALQUILER CAMIONETA DE</text:p>
          </table:table-cell>
        </table:table-row>
        <table:table-row table:style-name="ro6">
          <table:table-cell office:value-type="float" office:value="6175" calcext:value-type="float">
            <text:p>6175</text:p>
          </table:table-cell>
          <table:table-cell office:value-type="string" calcext:value-type="string">
            <text:p>-36,593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28.29" calcext:value-type="float">
            <text:p><text:s/>3,828.2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403" calcext:value-type="float">
            <text:p>25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0-001001-SERVICIO ALQUILER DE RETROEXCA</text:p>
          </table:table-cell>
        </table:table-row>
        <table:table-row table:style-name="ro6">
          <table:table-cell office:value-type="float" office:value="6176" calcext:value-type="float">
            <text:p>6176</text:p>
          </table:table-cell>
          <table:table-cell office:value-type="string" calcext:value-type="string">
            <text:p>-40,689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6.51" calcext:value-type="float">
            <text:p><text:s/>4,096.5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503" calcext:value-type="float">
            <text:p>25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79-001001-SERVICIO TRANSPORTE DESALOJO D</text:p>
          </table:table-cell>
        </table:table-row>
        <table:table-row table:style-name="ro6">
          <table:table-cell office:value-type="float" office:value="6177" calcext:value-type="float">
            <text:p>6177</text:p>
          </table:table-cell>
          <table:table-cell office:value-type="string" calcext:value-type="string">
            <text:p>-41,00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.99" calcext:value-type="float">
            <text:p><text:s/>316.9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603" calcext:value-type="float">
            <text:p>25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8-001001-MANTENIMIENTO Y REPARACION DE </text:p>
          </table:table-cell>
        </table:table-row>
        <table:table-row table:style-name="ro6">
          <table:table-cell office:value-type="float" office:value="6178" calcext:value-type="float">
            <text:p>6178</text:p>
          </table:table-cell>
          <table:table-cell office:value-type="string" calcext:value-type="string">
            <text:p>-41,682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6.15" calcext:value-type="float">
            <text:p><text:s/>676.1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703" calcext:value-type="float">
            <text:p>255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5-001001-MANTENIMIENTO, REPARACION DE 2</text:p>
          </table:table-cell>
        </table:table-row>
        <table:table-row table:style-name="ro6">
          <table:table-cell office:value-type="float" office:value="6179" calcext:value-type="float">
            <text:p>6179</text:p>
          </table:table-cell>
          <table:table-cell office:value-type="string" calcext:value-type="string">
            <text:p>-42,078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.24" calcext:value-type="float">
            <text:p><text:s/>396.2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803" calcext:value-type="float">
            <text:p>25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7-001001-MANTENIMIENTO Y REPARACION DE </text:p>
          </table:table-cell>
        </table:table-row>
        <table:table-row table:style-name="ro6">
          <table:table-cell office:value-type="float" office:value="6180" calcext:value-type="float">
            <text:p>6180</text:p>
          </table:table-cell>
          <table:table-cell office:value-type="string" calcext:value-type="string">
            <text:p>-42,13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96" calcext:value-type="float">
            <text:p><text:s/>60.9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903" calcext:value-type="float">
            <text:p>25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6-001001-MANGUERA HIDRAULICA PARA PERFO</text:p>
          </table:table-cell>
        </table:table-row>
        <table:table-row table:style-name="ro6">
          <table:table-cell office:value-type="float" office:value="6181" calcext:value-type="float">
            <text:p>6181</text:p>
          </table:table-cell>
          <table:table-cell office:value-type="string" calcext:value-type="string">
            <text:p>-42,181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66" calcext:value-type="float">
            <text:p><text:s/>41.6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003" calcext:value-type="float">
            <text:p>25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4-001001-SERVICIO ACOPLE NUEVO PARA MAN</text:p>
          </table:table-cell>
        </table:table-row>
        <table:table-row table:style-name="ro6">
          <table:table-cell office:value-type="float" office:value="6182" calcext:value-type="float">
            <text:p>6182</text:p>
          </table:table-cell>
          <table:table-cell office:value-type="string" calcext:value-type="string">
            <text:p>-42,26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.28" calcext:value-type="float">
            <text:p><text:s/>81.2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103" calcext:value-type="float">
            <text:p>256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3-001001-CAMBIO 4 LLANTAS DE MINICARGAD</text:p>
          </table:table-cell>
        </table:table-row>
        <table:table-row table:style-name="ro6">
          <table:table-cell office:value-type="float" office:value="6183" calcext:value-type="float">
            <text:p>6183</text:p>
          </table:table-cell>
          <table:table-cell office:value-type="string" calcext:value-type="string">
            <text:p>-42,809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.77" calcext:value-type="float">
            <text:p><text:s/>546.7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203" calcext:value-type="float">
            <text:p>25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433-001003-VARILLA CORRUGADA 12MM X 12 MT</text:p>
          </table:table-cell>
        </table:table-row>
        <table:table-row table:style-name="ro6">
          <table:table-cell office:value-type="float" office:value="6184" calcext:value-type="float">
            <text:p>6184</text:p>
          </table:table-cell>
          <table:table-cell office:value-type="string" calcext:value-type="string">
            <text:p>-43,219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0.07" calcext:value-type="float">
            <text:p><text:s/>410.0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303" calcext:value-type="float">
            <text:p>25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50-001100-MALLA TEJIDA IDEAL ALAMBREC</text:p>
          </table:table-cell>
        </table:table-row>
        <table:table-row table:style-name="ro6">
          <table:table-cell office:value-type="float" office:value="6185" calcext:value-type="float">
            <text:p>6185</text:p>
          </table:table-cell>
          <table:table-cell office:value-type="string" calcext:value-type="string">
            <text:p>-48,581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61.46" calcext:value-type="float">
            <text:p><text:s/>5,361.4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403" calcext:value-type="float">
            <text:p>25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26-001003-BLOQUE VICTORIA 9X20X40 - BLOQ</text:p>
          </table:table-cell>
        </table:table-row>
        <table:table-row table:style-name="ro6">
          <table:table-cell office:value-type="float" office:value="6186" calcext:value-type="float">
            <text:p>6186</text:p>
          </table:table-cell>
          <table:table-cell office:value-type="string" calcext:value-type="string">
            <text:p>-51,208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7.65" calcext:value-type="float">
            <text:p><text:s/>2,627.6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503" calcext:value-type="float">
            <text:p>25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80-001001-HORMIGON140KG/CM2 STANDARD-28</text:p>
          </table:table-cell>
        </table:table-row>
        <table:table-row table:style-name="ro6">
          <table:table-cell office:value-type="float" office:value="6187" calcext:value-type="float">
            <text:p>6187</text:p>
          </table:table-cell>
          <table:table-cell office:value-type="string" calcext:value-type="string">
            <text:p>-51,034.08</text:p>
          </table:table-cell>
          <table:table-cell office:value-type="float" office:value="174.72" calcext:value-type="float">
            <text:p><text:s/>17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503" calcext:value-type="float">
            <text:p>26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00001026-001003-DEVOLUCION 26 PALLETS DE MADER</text:p>
          </table:table-cell>
        </table:table-row>
        <table:table-row table:style-name="ro6">
          <table:table-cell office:value-type="float" office:value="6188" calcext:value-type="float">
            <text:p>6188</text:p>
          </table:table-cell>
          <table:table-cell office:value-type="string" calcext:value-type="string">
            <text:p>-61,852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8.36" calcext:value-type="float">
            <text:p><text:s/>10,818.36 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503" calcext:value-type="float">
            <text:p>26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99-022901-PIEDRA ARRECIFE ARENA 50X10X2</text:p>
          </table:table-cell>
        </table:table-row>
        <table:table-row table:style-name="ro6">
          <table:table-cell office:value-type="float" office:value="6189" calcext:value-type="float">
            <text:p>6189</text:p>
          </table:table-cell>
          <table:table-cell office:value-type="string" calcext:value-type="string">
            <text:p>-59,804.18</text:p>
          </table:table-cell>
          <table:table-cell office:value-type="float" office:value="2048.26" calcext:value-type="float">
            <text:p><text:s/>2,048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VIAJES DESALOJOS UNIVE</text:p>
          </table:table-cell>
        </table:table-row>
        <table:table-row table:style-name="ro6">
          <table:table-cell office:value-type="float" office:value="6190" calcext:value-type="float">
            <text:p>6190</text:p>
          </table:table-cell>
          <table:table-cell office:value-type="string" calcext:value-type="string">
            <text:p>-58,310.66</text:p>
          </table:table-cell>
          <table:table-cell office:value-type="float" office:value="1493.52" calcext:value-type="float">
            <text:p><text:s/>1,49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(42 )VIAJES VOLQUETAS </text:p>
          </table:table-cell>
        </table:table-row>
        <table:table-row table:style-name="ro6">
          <table:table-cell office:value-type="float" office:value="6191" calcext:value-type="float">
            <text:p>6191</text:p>
          </table:table-cell>
          <table:table-cell office:value-type="string" calcext:value-type="string">
            <text:p>-51,665.74</text:p>
          </table:table-cell>
          <table:table-cell office:value-type="float" office:value="6644.92" calcext:value-type="float">
            <text:p><text:s/>6,644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002" calcext:value-type="float">
            <text:p>28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1-0 NUÑEZ CALLE JOSE A :CANALIZACIÓN DE 13 VIA</text:p>
          </table:table-cell>
        </table:table-row>
        <table:table-row table:style-name="ro6">
          <table:table-cell office:value-type="float" office:value="6192" calcext:value-type="float">
            <text:p>6192</text:p>
          </table:table-cell>
          <table:table-cell office:value-type="string" calcext:value-type="string">
            <text:p>-49,373.64</text:p>
          </table:table-cell>
          <table:table-cell office:value-type="float" office:value="2292.1" calcext:value-type="float">
            <text:p><text:s/>2,292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ALQUILER DE RETROEXCAV</text:p>
          </table:table-cell>
        </table:table-row>
        <table:table-row table:style-name="ro6">
          <table:table-cell office:value-type="float" office:value="6193" calcext:value-type="float">
            <text:p>6193</text:p>
          </table:table-cell>
          <table:table-cell office:value-type="string" calcext:value-type="string">
            <text:p>-48,306.84</text:p>
          </table:table-cell>
          <table:table-cell office:value-type="float" office:value="1066.8" calcext:value-type="float">
            <text:p><text:s/>1,06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ALQUILER DE CAMIONETA </text:p>
          </table:table-cell>
        </table:table-row>
        <table:table-row table:style-name="ro6">
          <table:table-cell office:value-type="float" office:value="6194" calcext:value-type="float">
            <text:p>6194</text:p>
          </table:table-cell>
          <table:table-cell office:value-type="string" calcext:value-type="string">
            <text:p>-46,727.98</text:p>
          </table:table-cell>
          <table:table-cell office:value-type="float" office:value="1578.86" calcext:value-type="float">
            <text:p><text:s/>1,578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102" calcext:value-type="float">
            <text:p>28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2-0 TORRES RONQUILLO F :SERVICIO TRANSPORTE DE</text:p>
          </table:table-cell>
        </table:table-row>
        <table:table-row table:style-name="ro6">
          <table:table-cell office:value-type="float" office:value="6195" calcext:value-type="float">
            <text:p>6195</text:p>
          </table:table-cell>
          <table:table-cell office:value-type="string" calcext:value-type="string">
            <text:p>-46,516.82</text:p>
          </table:table-cell>
          <table:table-cell office:value-type="float" office:value="211.16" calcext:value-type="float">
            <text:p><text:s/>211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202" calcext:value-type="float">
            <text:p>280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3-0 GURUMENDI CUJILAN <text:s/>:88 BOTELLONES DE AGUA </text:p>
          </table:table-cell>
        </table:table-row>
        <table:table-row table:style-name="ro6">
          <table:table-cell office:value-type="float" office:value="6196" calcext:value-type="float">
            <text:p>6196</text:p>
          </table:table-cell>
          <table:table-cell office:value-type="string" calcext:value-type="string">
            <text:p>-43,532.80</text:p>
          </table:table-cell>
          <table:table-cell office:value-type="float" office:value="2984.02" calcext:value-type="float">
            <text:p><text:s/>2,984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302" calcext:value-type="float">
            <text:p>280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4-0 LABCLEAN CIA. LTDA :SEMANA DE TRABAJO DESD</text:p>
          </table:table-cell>
        </table:table-row>
        <table:table-row table:style-name="ro6">
          <table:table-cell office:value-type="float" office:value="6197" calcext:value-type="float">
            <text:p>6197</text:p>
          </table:table-cell>
          <table:table-cell office:value-type="string" calcext:value-type="string">
            <text:p>-41,923.46</text:p>
          </table:table-cell>
          <table:table-cell office:value-type="float" office:value="1609.34" calcext:value-type="float">
            <text:p><text:s/>1,609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402" calcext:value-type="float">
            <text:p>28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5-0 CORDOVA ARMIJOS JU :ALQUILER DE EQUIPOS (R</text:p>
          </table:table-cell>
        </table:table-row>
        <table:table-row table:style-name="ro6">
          <table:table-cell office:value-type="float" office:value="6198" calcext:value-type="float">
            <text:p>6198</text:p>
          </table:table-cell>
          <table:table-cell office:value-type="string" calcext:value-type="string">
            <text:p>-40,667.68</text:p>
          </table:table-cell>
          <table:table-cell office:value-type="float" office:value="1255.78" calcext:value-type="float">
            <text:p><text:s/>1,255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402" calcext:value-type="float">
            <text:p>28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5-0 CORDOVA ARMIJOS JU :ALQUILER DE EQUIPOS (R</text:p>
          </table:table-cell>
        </table:table-row>
        <table:table-row table:style-name="ro6">
          <table:table-cell office:value-type="float" office:value="6199" calcext:value-type="float">
            <text:p>6199</text:p>
          </table:table-cell>
          <table:table-cell office:value-type="string" calcext:value-type="string">
            <text:p>-40,471.03</text:p>
          </table:table-cell>
          <table:table-cell office:value-type="float" office:value="196.65" calcext:value-type="float">
            <text:p><text:s/>196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502" calcext:value-type="float">
            <text:p>28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6-0 SANIPORT S.A. :ALQUILER MENSUAL DE SANITAR</text:p>
          </table:table-cell>
        </table:table-row>
        <table:table-row table:style-name="ro6">
          <table:table-cell office:value-type="float" office:value="6200" calcext:value-type="float">
            <text:p>6200</text:p>
          </table:table-cell>
          <table:table-cell office:value-type="string" calcext:value-type="string">
            <text:p>-42,074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03.84" calcext:value-type="float">
            <text:p><text:s/>1,603.8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003" calcext:value-type="float">
            <text:p>25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3263-001102-ELECTROMALLAS 8- 15</text:p>
          </table:table-cell>
        </table:table-row>
        <table:table-row table:style-name="ro6">
          <table:table-cell office:value-type="float" office:value="6201" calcext:value-type="float">
            <text:p>6201</text:p>
          </table:table-cell>
          <table:table-cell office:value-type="string" calcext:value-type="string">
            <text:p>-42,32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95" calcext:value-type="float">
            <text:p><text:s/>247.9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103" calcext:value-type="float">
            <text:p>25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82845-001008-BATERIAS 30H HD S3</text:p>
          </table:table-cell>
        </table:table-row>
        <table:table-row table:style-name="ro6">
          <table:table-cell office:value-type="float" office:value="6202" calcext:value-type="float">
            <text:p>6202</text:p>
          </table:table-cell>
          <table:table-cell office:value-type="string" calcext:value-type="string">
            <text:p>-44,012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9.21" calcext:value-type="float">
            <text:p><text:s/>1,689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303" calcext:value-type="float">
            <text:p>258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78-001001-HORMIGON140KG/CM2 STANDARD-28 </text:p>
          </table:table-cell>
        </table:table-row>
        <table:table-row table:style-name="ro6">
          <table:table-cell office:value-type="float" office:value="6203" calcext:value-type="float">
            <text:p>6203</text:p>
          </table:table-cell>
          <table:table-cell office:value-type="string" calcext:value-type="string">
            <text:p>-46,25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3.48" calcext:value-type="float">
            <text:p><text:s/>2,243.4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103" calcext:value-type="float">
            <text:p>26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9057-001101-CEMENTO HOLCIM FUERTE TIPO GU </text:p>
          </table:table-cell>
        </table:table-row>
        <table:table-row table:style-name="ro6">
          <table:table-cell office:value-type="float" office:value="6204" calcext:value-type="float">
            <text:p>6204</text:p>
          </table:table-cell>
          <table:table-cell office:value-type="string" calcext:value-type="string">
            <text:p>-46,584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9.01" calcext:value-type="float">
            <text:p><text:s/>329.0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203" calcext:value-type="float">
            <text:p>26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30-001001-RUEDAS LLANTAS ANTIPINCHAZO DE</text:p>
          </table:table-cell>
        </table:table-row>
        <table:table-row table:style-name="ro6">
          <table:table-cell office:value-type="float" office:value="6205" calcext:value-type="float">
            <text:p>6205</text:p>
          </table:table-cell>
          <table:table-cell office:value-type="string" calcext:value-type="string">
            <text:p>-50,320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.71" calcext:value-type="float">
            <text:p><text:s/>3,735.7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303" calcext:value-type="float">
            <text:p>26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809-001003-CEMENTO HOLCIM FUERTE TIPO GU </text:p>
          </table:table-cell>
        </table:table-row>
        <table:table-row table:style-name="ro6">
          <table:table-cell office:value-type="float" office:value="6206" calcext:value-type="float">
            <text:p>6206</text:p>
          </table:table-cell>
          <table:table-cell office:value-type="string" calcext:value-type="string">
            <text:p>-50,493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3.57" calcext:value-type="float">
            <text:p><text:s/>173.5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503" calcext:value-type="float">
            <text:p>26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47601-002001-GRAPA EMT1/2" -CONECTOR EMT3/4</text:p>
          </table:table-cell>
        </table:table-row>
        <table:table-row table:style-name="ro6">
          <table:table-cell office:value-type="float" office:value="6207" calcext:value-type="float">
            <text:p>6207</text:p>
          </table:table-cell>
          <table:table-cell office:value-type="string" calcext:value-type="string">
            <text:p>-51,240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6.55" calcext:value-type="float">
            <text:p><text:s/>746.5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603" calcext:value-type="float">
            <text:p>26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46-001001-SACO DE PIEDRA GRANITO LAVABLE</text:p>
          </table:table-cell>
        </table:table-row>
        <table:table-row table:style-name="ro6">
          <table:table-cell office:value-type="float" office:value="6208" calcext:value-type="float">
            <text:p>6208</text:p>
          </table:table-cell>
          <table:table-cell office:value-type="string" calcext:value-type="string">
            <text:p>-51,782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2.43" calcext:value-type="float">
            <text:p><text:s/>542.4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803" calcext:value-type="float">
            <text:p>26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71-001003-PALLETS DE MADERA PINO</text:p>
          </table:table-cell>
        </table:table-row>
        <table:table-row table:style-name="ro6">
          <table:table-cell office:value-type="float" office:value="6209" calcext:value-type="float">
            <text:p>6209</text:p>
          </table:table-cell>
          <table:table-cell office:value-type="string" calcext:value-type="string">
            <text:p>-52,88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02.5" calcext:value-type="float">
            <text:p><text:s/>1,102.5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103" calcext:value-type="float">
            <text:p>26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4-001101-CISCO PARA PRYECTO UG</text:p>
          </table:table-cell>
        </table:table-row>
        <table:table-row table:style-name="ro6">
          <table:table-cell office:value-type="float" office:value="6210" calcext:value-type="float">
            <text:p>6210</text:p>
          </table:table-cell>
          <table:table-cell office:value-type="string" calcext:value-type="string">
            <text:p>-54,26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5.92" calcext:value-type="float">
            <text:p><text:s/>1,375.9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203" calcext:value-type="float">
            <text:p>26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5-001101-ARENA PROYECTO UG</text:p>
          </table:table-cell>
        </table:table-row>
        <table:table-row table:style-name="ro6">
          <table:table-cell office:value-type="float" office:value="6211" calcext:value-type="float">
            <text:p>6211</text:p>
          </table:table-cell>
          <table:table-cell office:value-type="string" calcext:value-type="string">
            <text:p>-54,36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74" calcext:value-type="float">
            <text:p><text:s/>104.7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303" calcext:value-type="float">
            <text:p>26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6-001001-LUBE</text:p>
          </table:table-cell>
        </table:table-row>
        <table:table-row table:style-name="ro6">
          <table:table-cell office:value-type="float" office:value="6212" calcext:value-type="float">
            <text:p>6212</text:p>
          </table:table-cell>
          <table:table-cell office:value-type="string" calcext:value-type="string">
            <text:p>-54,575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9.47" calcext:value-type="float">
            <text:p><text:s/>209.4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403" calcext:value-type="float">
            <text:p>26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5-001001-LUBE (2)</text:p>
          </table:table-cell>
        </table:table-row>
        <table:table-row table:style-name="ro6">
          <table:table-cell office:value-type="float" office:value="6213" calcext:value-type="float">
            <text:p>6213</text:p>
          </table:table-cell>
          <table:table-cell office:value-type="string" calcext:value-type="string">
            <text:p>-54,654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2" calcext:value-type="float">
            <text:p><text:s/>79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103" calcext:value-type="float">
            <text:p>261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72-002051-SERVICIO DE TRANSPORTE</text:p>
          </table:table-cell>
        </table:table-row>
        <table:table-row table:style-name="ro6">
          <table:table-cell office:value-type="float" office:value="6214" calcext:value-type="float">
            <text:p>6214</text:p>
          </table:table-cell>
          <table:table-cell office:value-type="string" calcext:value-type="string">
            <text:p>-64,471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7.15" calcext:value-type="float">
            <text:p><text:s/>9,817.1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903" calcext:value-type="float">
            <text:p>259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7397-018501-RIVOLA 45X45 PIETRA- HYDRA 60X</text:p>
          </table:table-cell>
        </table:table-row>
        <table:table-row table:style-name="ro6">
          <table:table-cell office:value-type="float" office:value="6215" calcext:value-type="float">
            <text:p>6215</text:p>
          </table:table-cell>
          <table:table-cell office:value-type="string" calcext:value-type="string">
            <text:p>-66,005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3.87" calcext:value-type="float">
            <text:p><text:s/>1,533.8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003" calcext:value-type="float">
            <text:p>26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30100-003006-ALAMBRE GALVANIZADO- CONECTOR </text:p>
          </table:table-cell>
        </table:table-row>
        <table:table-row table:style-name="ro6">
          <table:table-cell office:value-type="float" office:value="6216" calcext:value-type="float">
            <text:p>6216</text:p>
          </table:table-cell>
          <table:table-cell office:value-type="string" calcext:value-type="string">
            <text:p>-66,896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1" calcext:value-type="float">
            <text:p><text:s/>891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103" calcext:value-type="float">
            <text:p>26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432-001171-SERVICIO DE TRANSPORTE</text:p>
          </table:table-cell>
        </table:table-row>
        <table:table-row table:style-name="ro6">
          <table:table-cell office:value-type="float" office:value="6217" calcext:value-type="float">
            <text:p>6217</text:p>
          </table:table-cell>
          <table:table-cell office:value-type="string" calcext:value-type="string">
            <text:p>-67,036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.75" calcext:value-type="float">
            <text:p><text:s/>139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203" calcext:value-type="float">
            <text:p>26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389-003001-ARCHIVADOR UNICO OFICIO- RESMA</text:p>
          </table:table-cell>
        </table:table-row>
        <table:table-row table:style-name="ro6">
          <table:table-cell office:value-type="float" office:value="6218" calcext:value-type="float">
            <text:p>6218</text:p>
          </table:table-cell>
          <table:table-cell office:value-type="string" calcext:value-type="string">
            <text:p>-67,438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2.41" calcext:value-type="float">
            <text:p><text:s/>402.4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303" calcext:value-type="float">
            <text:p>260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3348-001002-CORDEL RAFIA 3H CC CON CENTRO</text:p>
          </table:table-cell>
        </table:table-row>
        <table:table-row table:style-name="ro6">
          <table:table-cell office:value-type="float" office:value="6219" calcext:value-type="float">
            <text:p>6219</text:p>
          </table:table-cell>
          <table:table-cell office:value-type="string" calcext:value-type="string">
            <text:p>-68,028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64" calcext:value-type="float">
            <text:p><text:s/>589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903" calcext:value-type="float">
            <text:p>263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81-022901-SYKA PREMIUM 5KG</text:p>
          </table:table-cell>
        </table:table-row>
        <table:table-row table:style-name="ro6">
          <table:table-cell office:value-type="float" office:value="6220" calcext:value-type="float">
            <text:p>6220</text:p>
          </table:table-cell>
          <table:table-cell office:value-type="string" calcext:value-type="string">
            <text:p>-71,66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35.39" calcext:value-type="float">
            <text:p><text:s/>3,635.3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003" calcext:value-type="float">
            <text:p>25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608-001003-VARILLA CORRUGADA 10MM X 12 MT</text:p>
          </table:table-cell>
        </table:table-row>
        <table:table-row table:style-name="ro6">
          <table:table-cell office:value-type="float" office:value="6221" calcext:value-type="float">
            <text:p>6221</text:p>
          </table:table-cell>
          <table:table-cell office:value-type="string" calcext:value-type="string">
            <text:p>-72,746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2.21" calcext:value-type="float">
            <text:p><text:s/>1,082.2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103" calcext:value-type="float">
            <text:p>25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5-002002-ALAMBRE GALVANIZADO-ALAMBRE RE</text:p>
          </table:table-cell>
        </table:table-row>
        <table:table-row table:style-name="ro6">
          <table:table-cell office:value-type="float" office:value="6222" calcext:value-type="float">
            <text:p>6222</text:p>
          </table:table-cell>
          <table:table-cell office:value-type="string" calcext:value-type="string">
            <text:p>-76,309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62.97" calcext:value-type="float">
            <text:p><text:s/>3,562.9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203" calcext:value-type="float">
            <text:p>25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9-002002-TUBERIA PEAD 160 X 11,80MM 1.2</text:p>
          </table:table-cell>
        </table:table-row>
        <table:table-row table:style-name="ro6">
          <table:table-cell office:value-type="float" office:value="6223" calcext:value-type="float">
            <text:p>6223</text:p>
          </table:table-cell>
          <table:table-cell office:value-type="string" calcext:value-type="string">
            <text:p>-79,158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49.96" calcext:value-type="float">
            <text:p><text:s/>2,849.9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303" calcext:value-type="float">
            <text:p>25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3-002002-PLAYWOOD DE 18MM -VARILLA CORR</text:p>
          </table:table-cell>
        </table:table-row>
        <table:table-row table:style-name="ro6">
          <table:table-cell office:value-type="float" office:value="6224" calcext:value-type="float">
            <text:p>6224</text:p>
          </table:table-cell>
          <table:table-cell office:value-type="string" calcext:value-type="string">
            <text:p>-81,591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2.58" calcext:value-type="float">
            <text:p><text:s/>2,432.58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403" calcext:value-type="float">
            <text:p>25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4-002002-VARILLA CORRUGADA DE 14MM X 12</text:p>
          </table:table-cell>
        </table:table-row>
        <table:table-row table:style-name="ro6">
          <table:table-cell office:value-type="float" office:value="6225" calcext:value-type="float">
            <text:p>6225</text:p>
          </table:table-cell>
          <table:table-cell office:value-type="string" calcext:value-type="string">
            <text:p>-82,419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8.12" calcext:value-type="float">
            <text:p><text:s/>828.1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503" calcext:value-type="float">
            <text:p>25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5-002002-ADAPTADOR ROSCABLE P/LIMP 110M</text:p>
          </table:table-cell>
        </table:table-row>
        <table:table-row table:style-name="ro6">
          <table:table-cell office:value-type="float" office:value="6226" calcext:value-type="float">
            <text:p>6226</text:p>
          </table:table-cell>
          <table:table-cell office:value-type="string" calcext:value-type="string">
            <text:p>-82,58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5.57" calcext:value-type="float">
            <text:p><text:s/>165.5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703" calcext:value-type="float">
            <text:p>25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7-002002-PEGA TUBOS PVC KALIPEGA GALON </text:p>
          </table:table-cell>
        </table:table-row>
        <table:table-row table:style-name="ro6">
          <table:table-cell office:value-type="float" office:value="6227" calcext:value-type="float">
            <text:p>6227</text:p>
          </table:table-cell>
          <table:table-cell office:value-type="string" calcext:value-type="string">
            <text:p>-82,698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32" calcext:value-type="float">
            <text:p><text:s/>113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903" calcext:value-type="float">
            <text:p>257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317204-022902-ESCOBA CERDA NEGRA- CEPILLO DE</text:p>
          </table:table-cell>
        </table:table-row>
        <table:table-row table:style-name="ro6">
          <table:table-cell office:value-type="float" office:value="6228" calcext:value-type="float">
            <text:p>6228</text:p>
          </table:table-cell>
          <table:table-cell office:value-type="string" calcext:value-type="string">
            <text:p>-83,016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.75" calcext:value-type="float">
            <text:p><text:s/>317.75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003" calcext:value-type="float">
            <text:p>25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2211-001001-139 BOTELLONES DE AGUA</text:p>
          </table:table-cell>
        </table:table-row>
        <table:table-row table:style-name="ro6">
          <table:table-cell office:value-type="float" office:value="6229" calcext:value-type="float">
            <text:p>6229</text:p>
          </table:table-cell>
          <table:table-cell office:value-type="string" calcext:value-type="string">
            <text:p>-83,485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9.39" calcext:value-type="float">
            <text:p><text:s/>469.3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103" calcext:value-type="float">
            <text:p>258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9-001001-VIAJES DE DESALOJOS PROYECTO U</text:p>
          </table:table-cell>
        </table:table-row>
        <table:table-row table:style-name="ro6">
          <table:table-cell office:value-type="float" office:value="6230" calcext:value-type="float">
            <text:p>6230</text:p>
          </table:table-cell>
          <table:table-cell office:value-type="string" calcext:value-type="string">
            <text:p>-83,502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89" calcext:value-type="float">
            <text:p><text:s/>16.8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403" calcext:value-type="float">
            <text:p>260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25-001100-PILA ALCALINA MAX "C" 1.5V ENE</text:p>
          </table:table-cell>
        </table:table-row>
        <table:table-row table:style-name="ro6">
          <table:table-cell office:value-type="float" office:value="6231" calcext:value-type="float">
            <text:p>6231</text:p>
          </table:table-cell>
          <table:table-cell office:value-type="string" calcext:value-type="string">
            <text:p>-83,898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503" calcext:value-type="float">
            <text:p>26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089-001001-ALQUILER MENSUAL SANITARIO POR</text:p>
          </table:table-cell>
        </table:table-row>
        <table:table-row table:style-name="ro6">
          <table:table-cell office:value-type="float" office:value="6232" calcext:value-type="float">
            <text:p>6232</text:p>
          </table:table-cell>
          <table:table-cell office:value-type="string" calcext:value-type="string">
            <text:p>-83,90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.53" calcext:value-type="float">
            <text:p><text:s/>9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703" calcext:value-type="float">
            <text:p>260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8-001100-DISCO CORTE METAL 7" X 1/16" X</text:p>
          </table:table-cell>
        </table:table-row>
        <table:table-row table:style-name="ro6">
          <table:table-cell office:value-type="float" office:value="6233" calcext:value-type="float">
            <text:p>6233</text:p>
          </table:table-cell>
          <table:table-cell office:value-type="string" calcext:value-type="string">
            <text:p>-85,03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303" calcext:value-type="float">
            <text:p>263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C 000000919-002001-HONORARIOS COMO INTERVENTOR DE</text:p>
          </table:table-cell>
        </table:table-row>
        <table:table-row table:style-name="ro6">
          <table:table-cell office:value-type="float" office:value="6234" calcext:value-type="float">
            <text:p>6234</text:p>
          </table:table-cell>
          <table:table-cell office:value-type="string" calcext:value-type="string">
            <text:p>-85,118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5.83" calcext:value-type="float">
            <text:p><text:s/>85.8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203" calcext:value-type="float">
            <text:p>25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0644-001002-ZAKKA DESINFECTANTE AMONONIO C</text:p>
          </table:table-cell>
        </table:table-row>
        <table:table-row table:style-name="ro6">
          <table:table-cell office:value-type="float" office:value="6235" calcext:value-type="float">
            <text:p>6235</text:p>
          </table:table-cell>
          <table:table-cell office:value-type="string" calcext:value-type="string">
            <text:p>-85,132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42" calcext:value-type="float">
            <text:p><text:s/>13.4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303" calcext:value-type="float">
            <text:p>25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9615-003006-TUBO EMT FUNJI NAC 1/2 UNION E</text:p>
          </table:table-cell>
        </table:table-row>
        <table:table-row table:style-name="ro6">
          <table:table-cell office:value-type="float" office:value="6236" calcext:value-type="float">
            <text:p>6236</text:p>
          </table:table-cell>
          <table:table-cell office:value-type="string" calcext:value-type="string">
            <text:p>-85,232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2" calcext:value-type="float">
            <text:p><text:s/>100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503" calcext:value-type="float">
            <text:p>25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7-001001-DISCO DE CORTE P/HORMIGON SIMP</text:p>
          </table:table-cell>
        </table:table-row>
        <table:table-row table:style-name="ro6">
          <table:table-cell office:value-type="float" office:value="6237" calcext:value-type="float">
            <text:p>6237</text:p>
          </table:table-cell>
          <table:table-cell office:value-type="string" calcext:value-type="string">
            <text:p>-86,045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2.67" calcext:value-type="float">
            <text:p><text:s/>812.67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603" calcext:value-type="float">
            <text:p>25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4-001001-DISCOS DE CORTE PARA HORMIGON </text:p>
          </table:table-cell>
        </table:table-row>
        <table:table-row table:style-name="ro6">
          <table:table-cell office:value-type="float" office:value="6238" calcext:value-type="float">
            <text:p>6238</text:p>
          </table:table-cell>
          <table:table-cell office:value-type="string" calcext:value-type="string">
            <text:p>-86,773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8.26" calcext:value-type="float">
            <text:p><text:s/>728.2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803" calcext:value-type="float">
            <text:p>25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7-001100-MALLA HEXAGONAL 1/2" 1X50M IDE</text:p>
          </table:table-cell>
        </table:table-row>
        <table:table-row table:style-name="ro6">
          <table:table-cell office:value-type="float" office:value="6239" calcext:value-type="float">
            <text:p>6239</text:p>
          </table:table-cell>
          <table:table-cell office:value-type="string" calcext:value-type="string">
            <text:p>-87,128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5.36" calcext:value-type="float">
            <text:p><text:s/>355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903" calcext:value-type="float">
            <text:p>254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93964-001101-PLANCHA PLYWOOD 4X8X18MM-</text:p>
          </table:table-cell>
        </table:table-row>
        <table:table-row table:style-name="ro6">
          <table:table-cell office:value-type="float" office:value="6240" calcext:value-type="float">
            <text:p>6240</text:p>
          </table:table-cell>
          <table:table-cell office:value-type="string" calcext:value-type="string">
            <text:p>-87,78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91" calcext:value-type="float">
            <text:p><text:s/>65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603" calcext:value-type="float">
            <text:p>258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47-001001-HORMIGON140KG/CM2 STANDARD-28</text:p>
          </table:table-cell>
        </table:table-row>
        <table:table-row table:style-name="ro6">
          <table:table-cell office:value-type="float" office:value="6241" calcext:value-type="float">
            <text:p>6241</text:p>
          </table:table-cell>
          <table:table-cell office:value-type="string" calcext:value-type="string">
            <text:p>-88,442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6.91" calcext:value-type="float">
            <text:p><text:s/>656.9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703" calcext:value-type="float">
            <text:p>258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71-001001-HORMIGON140KG/CM2 STANDARD-28</text:p>
          </table:table-cell>
        </table:table-row>
        <table:table-row table:style-name="ro6">
          <table:table-cell office:value-type="float" office:value="6242" calcext:value-type="float">
            <text:p>6242</text:p>
          </table:table-cell>
          <table:table-cell office:value-type="string" calcext:value-type="string">
            <text:p>-91,078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903" calcext:value-type="float">
            <text:p>258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5-001001-HORMIGON140KG/CM2 STANDARD</text:p>
          </table:table-cell>
        </table:table-row>
        <table:table-row table:style-name="ro6">
          <table:table-cell office:value-type="float" office:value="6243" calcext:value-type="float">
            <text:p>6243</text:p>
          </table:table-cell>
          <table:table-cell office:value-type="string" calcext:value-type="string">
            <text:p>-93,19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3.53" calcext:value-type="float">
            <text:p><text:s/>2,113.5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003" calcext:value-type="float">
            <text:p>259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4-001001-HORMIGON210KG/CM2 ESPECIAL-7 1</text:p>
          </table:table-cell>
        </table:table-row>
        <table:table-row table:style-name="ro6">
          <table:table-cell office:value-type="float" office:value="6244" calcext:value-type="float">
            <text:p>6244</text:p>
          </table:table-cell>
          <table:table-cell office:value-type="string" calcext:value-type="string">
            <text:p>-97,146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36" calcext:value-type="float">
            <text:p><text:s/>3,954.3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103" calcext:value-type="float">
            <text:p>259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3-001001-HORMIGON210KG/CM2 ESPECIAL-7 1</text:p>
          </table:table-cell>
        </table:table-row>
        <table:table-row table:style-name="ro6">
          <table:table-cell office:value-type="float" office:value="6245" calcext:value-type="float">
            <text:p>6245</text:p>
          </table:table-cell>
          <table:table-cell office:value-type="string" calcext:value-type="string">
            <text:p>-97,547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1.32" calcext:value-type="float">
            <text:p><text:s/>401.3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203" calcext:value-type="float">
            <text:p>26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2-001001-MANTENIMIENTO CONCRETERA COLOR</text:p>
          </table:table-cell>
        </table:table-row>
        <table:table-row table:style-name="ro6">
          <table:table-cell office:value-type="float" office:value="6246" calcext:value-type="float">
            <text:p>6246</text:p>
          </table:table-cell>
          <table:table-cell office:value-type="string" calcext:value-type="string">
            <text:p>-99,983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6.31" calcext:value-type="float">
            <text:p><text:s/>2,436.31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303" calcext:value-type="float">
            <text:p>26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4915-001004-SUPREMO SATIN BLANCO- BASE SUP</text:p>
          </table:table-cell>
        </table:table-row>
        <table:table-row table:style-name="ro6">
          <table:table-cell office:value-type="float" office:value="6247" calcext:value-type="float">
            <text:p>6247</text:p>
          </table:table-cell>
          <table:table-cell office:value-type="string" calcext:value-type="string">
            <text:p>-100,201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7.99" calcext:value-type="float">
            <text:p><text:s/>217.9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403" calcext:value-type="float">
            <text:p>26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6-001100-CODO DESAGUE 45- CODO DESAGUE </text:p>
          </table:table-cell>
        </table:table-row>
        <table:table-row table:style-name="ro6">
          <table:table-cell office:value-type="float" office:value="6248" calcext:value-type="float">
            <text:p>6248</text:p>
          </table:table-cell>
          <table:table-cell office:value-type="string" calcext:value-type="string">
            <text:p>-100,800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8.84" calcext:value-type="float">
            <text:p><text:s/>598.8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503" calcext:value-type="float">
            <text:p>26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5-001100-TUBO EMT 3/4 - TUBO EMT 1"</text:p>
          </table:table-cell>
        </table:table-row>
        <table:table-row table:style-name="ro6">
          <table:table-cell office:value-type="float" office:value="6249" calcext:value-type="float">
            <text:p>6249</text:p>
          </table:table-cell>
          <table:table-cell office:value-type="string" calcext:value-type="string">
            <text:p>-100,922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92" calcext:value-type="float">
            <text:p><text:s/>121.92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803" calcext:value-type="float">
            <text:p>26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3-001001-MANTENIMIENTO DE LAS PALANCAS </text:p>
          </table:table-cell>
        </table:table-row>
        <table:table-row table:style-name="ro6">
          <table:table-cell office:value-type="float" office:value="6250" calcext:value-type="float">
            <text:p>6250</text:p>
          </table:table-cell>
          <table:table-cell office:value-type="string" calcext:value-type="string">
            <text:p>-101,95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32.29" calcext:value-type="float">
            <text:p><text:s/>1,032.29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203" calcext:value-type="float">
            <text:p>259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234-001001-HORMIGON140KG/CM2</text:p>
          </table:table-cell>
        </table:table-row>
        <table:table-row table:style-name="ro6">
          <table:table-cell office:value-type="float" office:value="6251" calcext:value-type="float">
            <text:p>6251</text:p>
          </table:table-cell>
          <table:table-cell office:value-type="string" calcext:value-type="string">
            <text:p>-103,570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6.16" calcext:value-type="float">
            <text:p><text:s/>1,616.16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903" calcext:value-type="float">
            <text:p>26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4-001001-TRABAJOS DE TOPOGRAFIA-REPLANT</text:p>
          </table:table-cell>
        </table:table-row>
        <table:table-row table:style-name="ro6">
          <table:table-cell office:value-type="float" office:value="6252" calcext:value-type="float">
            <text:p>6252</text:p>
          </table:table-cell>
          <table:table-cell office:value-type="string" calcext:value-type="string">
            <text:p>-104,574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4.03" calcext:value-type="float">
            <text:p><text:s/>1,004.03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003" calcext:value-type="float">
            <text:p>26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3-001001-CORTE DE PAVIMENTO/ACERO- ROTU</text:p>
          </table:table-cell>
        </table:table-row>
        <table:table-row table:style-name="ro6">
          <table:table-cell office:value-type="float" office:value="6253" calcext:value-type="float">
            <text:p>6253</text:p>
          </table:table-cell>
          <table:table-cell office:value-type="string" calcext:value-type="string">
            <text:p>-104,91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6.6" calcext:value-type="float">
            <text:p><text:s/>336.6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203" calcext:value-type="float">
            <text:p>26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36-001171-SERVICIO DE TRANSPORTE</text:p>
          </table:table-cell>
        </table:table-row>
        <table:table-row table:style-name="ro6">
          <table:table-cell office:value-type="float" office:value="6254" calcext:value-type="float">
            <text:p>6254</text:p>
          </table:table-cell>
          <table:table-cell office:value-type="string" calcext:value-type="string">
            <text:p>-106,160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9.2" calcext:value-type="float">
            <text:p><text:s/>1,249.2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303" calcext:value-type="float">
            <text:p>26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28-001001-ALQUILER 20 CUERPOS DE ANDAMIO</text:p>
          </table:table-cell>
        </table:table-row>
        <table:table-row table:style-name="ro6">
          <table:table-cell office:value-type="float" office:value="6255" calcext:value-type="float">
            <text:p>6255</text:p>
          </table:table-cell>
          <table:table-cell office:value-type="string" calcext:value-type="string">
            <text:p>-108,55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91.64" calcext:value-type="float">
            <text:p><text:s/>2,391.64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403" calcext:value-type="float">
            <text:p>26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1-001001-REPOSICION DE ACERA (LOZA DE C</text:p>
          </table:table-cell>
        </table:table-row>
        <table:table-row table:style-name="ro6">
          <table:table-cell office:value-type="float" office:value="6256" calcext:value-type="float">
            <text:p>6256</text:p>
          </table:table-cell>
          <table:table-cell office:value-type="string" calcext:value-type="string">
            <text:p>-108,446.39</text:p>
          </table:table-cell>
          <table:table-cell office:value-type="float" office:value="106" calcext:value-type="float">
            <text:p><text:s/>10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1" calcext:value-type="date">
            <text:p>01/08/2020</text:p>
          </table:table-cell>
          <table:table-cell office:value-type="string" calcext:value-type="string">
            <text:p>EQUIPOS Y PRUEBAS: APLICA SALDO A FAVOR F# 504 TRANSFERENCIA #14</text:p>
          </table:table-cell>
        </table:table-row>
        <table:table-row table:style-name="ro6">
          <table:table-cell office:value-type="float" office:value="6257" calcext:value-type="float">
            <text:p>6257</text:p>
          </table:table-cell>
          <table:table-cell office:value-type="string" calcext:value-type="string">
            <text:p>-80,435.41</text:p>
          </table:table-cell>
          <table:table-cell office:value-type="float" office:value="28010.98" calcext:value-type="float">
            <text:p><text:s/>28,010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303</text:p>
          </table:table-cell>
        </table:table-row>
        <table:table-row table:style-name="ro6">
          <table:table-cell office:value-type="float" office:value="6258" calcext:value-type="float">
            <text:p>6258</text:p>
          </table:table-cell>
          <table:table-cell office:value-type="string" calcext:value-type="string">
            <text:p>-73,983.41</text:p>
          </table:table-cell>
          <table:table-cell office:value-type="float" office:value="6452" calcext:value-type="float">
            <text:p><text:s/>6,45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306802</text:p>
          </table:table-cell>
        </table:table-row>
        <table:table-row table:style-name="ro6">
          <table:table-cell office:value-type="float" office:value="6259" calcext:value-type="float">
            <text:p>6259</text:p>
          </table:table-cell>
          <table:table-cell office:value-type="string" calcext:value-type="string">
            <text:p>-71,512.18</text:p>
          </table:table-cell>
          <table:table-cell office:value-type="float" office:value="2471.23" calcext:value-type="float">
            <text:p><text:s/>2,471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403</text:p>
          </table:table-cell>
        </table:table-row>
        <table:table-row table:style-name="ro6">
          <table:table-cell office:value-type="float" office:value="6260" calcext:value-type="float">
            <text:p>6260</text:p>
          </table:table-cell>
          <table:table-cell office:value-type="string" calcext:value-type="string">
            <text:p>-70,841.33</text:p>
          </table:table-cell>
          <table:table-cell office:value-type="float" office:value="670.85" calcext:value-type="float">
            <text:p><text:s/>67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 A FAVOR SUMBA ORTEGA IVAN TRAJANO F#0586 TRANSF# 40</text:p>
          </table:table-cell>
        </table:table-row>
        <table:table-row table:style-name="ro6">
          <table:table-cell office:value-type="float" office:value="6261" calcext:value-type="float">
            <text:p>6261</text:p>
          </table:table-cell>
          <table:table-cell office:value-type="string" calcext:value-type="string">
            <text:p>-69,939.33</text:p>
          </table:table-cell>
          <table:table-cell office:value-type="float" office:value="902" calcext:value-type="float">
            <text:p><text:s/>9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24" calcext:value-type="date">
            <text:p>24/08/2020</text:p>
          </table:table-cell>
          <table:table-cell office:value-type="string" calcext:value-type="string">
            <text:p>APLICACION SALDO A FAVOR EQUIPOS Y PRUEBAS S.A F#495 TRANSF#14</text:p>
          </table:table-cell>
        </table:table-row>
        <table:table-row table:style-name="ro6">
          <table:table-cell office:value-type="float" office:value="6262" calcext:value-type="float">
            <text:p>6262</text:p>
          </table:table-cell>
          <table:table-cell office:value-type="string" calcext:value-type="string">
            <text:p>-71,02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3.62" calcext:value-type="float">
            <text:p><text:s/>1,083.6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503" calcext:value-type="float">
            <text:p>277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8-001001-F# 838 TRABAJOS DE CONSTRUCCIO</text:p>
          </table:table-cell>
        </table:table-row>
        <table:table-row table:style-name="ro6">
          <table:table-cell office:value-type="float" office:value="6263" calcext:value-type="float">
            <text:p>6263</text:p>
          </table:table-cell>
          <table:table-cell office:value-type="string" calcext:value-type="string">
            <text:p>-73,606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4.01" calcext:value-type="float">
            <text:p><text:s/>2,584.0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603" calcext:value-type="float">
            <text:p>277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9-001001-F# 839 COLOCACIÓN DE ADOQUIN E</text:p>
          </table:table-cell>
        </table:table-row>
        <table:table-row table:style-name="ro6">
          <table:table-cell office:value-type="float" office:value="6264" calcext:value-type="float">
            <text:p>6264</text:p>
          </table:table-cell>
          <table:table-cell office:value-type="string" calcext:value-type="string">
            <text:p>-74,49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3.92" calcext:value-type="float">
            <text:p><text:s/>883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903" calcext:value-type="float">
            <text:p>277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006-001001-F# 006 4 PUERTAS DE MADERA DIS</text:p>
          </table:table-cell>
        </table:table-row>
        <table:table-row table:style-name="ro6">
          <table:table-cell office:value-type="float" office:value="6265" calcext:value-type="float">
            <text:p>6265</text:p>
          </table:table-cell>
          <table:table-cell office:value-type="string" calcext:value-type="string">
            <text:p>-76,30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003" calcext:value-type="float">
            <text:p>27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7-001002-CEMENTO HOLCIM FUERTE 50 KG</text:p>
          </table:table-cell>
        </table:table-row>
        <table:table-row table:style-name="ro6">
          <table:table-cell office:value-type="float" office:value="6266" calcext:value-type="float">
            <text:p>6266</text:p>
          </table:table-cell>
          <table:table-cell office:value-type="string" calcext:value-type="string">
            <text:p>-77,14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703" calcext:value-type="float">
            <text:p>26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1-001001-ALQUILER DE COMPACTADORA TIPO </text:p>
          </table:table-cell>
        </table:table-row>
        <table:table-row table:style-name="ro6">
          <table:table-cell office:value-type="float" office:value="6267" calcext:value-type="float">
            <text:p>6267</text:p>
          </table:table-cell>
          <table:table-cell office:value-type="string" calcext:value-type="string">
            <text:p>-77,418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5" calcext:value-type="float">
            <text:p><text:s/>27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803" calcext:value-type="float">
            <text:p>269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5-001001-SERVICIO TECNICO INSTALACIONES</text:p>
          </table:table-cell>
        </table:table-row>
        <table:table-row table:style-name="ro6">
          <table:table-cell office:value-type="float" office:value="6268" calcext:value-type="float">
            <text:p>6268</text:p>
          </table:table-cell>
          <table:table-cell office:value-type="string" calcext:value-type="string">
            <text:p>-78,12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6.63" calcext:value-type="float">
            <text:p><text:s/>706.6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903" calcext:value-type="float">
            <text:p>269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6-001001-SERVICIO INSTALACIONES ELECTRI</text:p>
          </table:table-cell>
        </table:table-row>
        <table:table-row table:style-name="ro6">
          <table:table-cell office:value-type="float" office:value="6269" calcext:value-type="float">
            <text:p>6269</text:p>
          </table:table-cell>
          <table:table-cell office:value-type="string" calcext:value-type="string">
            <text:p>-82,89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74.11" calcext:value-type="float">
            <text:p><text:s/>4,774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003" calcext:value-type="float">
            <text:p>270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24052-001501-ADOQUIN HOLANDES 8 CM GRIS NAT</text:p>
          </table:table-cell>
        </table:table-row>
        <table:table-row table:style-name="ro6">
          <table:table-cell office:value-type="float" office:value="6270" calcext:value-type="float">
            <text:p>6270</text:p>
          </table:table-cell>
          <table:table-cell office:value-type="string" calcext:value-type="string">
            <text:p>-83,898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9.64" calcext:value-type="float">
            <text:p><text:s/>999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903" calcext:value-type="float">
            <text:p>27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3-001002-SERVICIO DE GUARDIANIA</text:p>
          </table:table-cell>
        </table:table-row>
        <table:table-row table:style-name="ro6">
          <table:table-cell office:value-type="float" office:value="6271" calcext:value-type="float">
            <text:p>6271</text:p>
          </table:table-cell>
          <table:table-cell office:value-type="string" calcext:value-type="string">
            <text:p>-85,406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7.92" calcext:value-type="float">
            <text:p><text:s/>1,507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003" calcext:value-type="float">
            <text:p>27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518-001005-DIESEL PREMIUM- EXTRA CON ETAN</text:p>
          </table:table-cell>
        </table:table-row>
        <table:table-row table:style-name="ro6">
          <table:table-cell office:value-type="float" office:value="6272" calcext:value-type="float">
            <text:p>6272</text:p>
          </table:table-cell>
          <table:table-cell office:value-type="string" calcext:value-type="string">
            <text:p>-85,604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103" calcext:value-type="float">
            <text:p>271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28-001001-SERVICIO TRANSPORTE VIA DAULE </text:p>
          </table:table-cell>
        </table:table-row>
        <table:table-row table:style-name="ro6">
          <table:table-cell office:value-type="float" office:value="6273" calcext:value-type="float">
            <text:p>6273</text:p>
          </table:table-cell>
          <table:table-cell office:value-type="string" calcext:value-type="string">
            <text:p>-85,99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3.3" calcext:value-type="float">
            <text:p><text:s/>393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203" calcext:value-type="float">
            <text:p>27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21160-001001-ALQUILER MENSUAL SANITARIO POR</text:p>
          </table:table-cell>
        </table:table-row>
        <table:table-row table:style-name="ro6">
          <table:table-cell office:value-type="float" office:value="6274" calcext:value-type="float">
            <text:p>6274</text:p>
          </table:table-cell>
          <table:table-cell office:value-type="string" calcext:value-type="string">
            <text:p>-87,42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2.4" calcext:value-type="float">
            <text:p><text:s/>1,422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503" calcext:value-type="float">
            <text:p>27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4-001001-F#714 SERVICIO DE ALQUILER DE </text:p>
          </table:table-cell>
        </table:table-row>
        <table:table-row table:style-name="ro6">
          <table:table-cell office:value-type="float" office:value="6275" calcext:value-type="float">
            <text:p>6275</text:p>
          </table:table-cell>
          <table:table-cell office:value-type="string" calcext:value-type="string">
            <text:p>-90,85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38.14" calcext:value-type="float">
            <text:p><text:s/>3,438.1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603" calcext:value-type="float">
            <text:p>27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2-001001-F# 712 SERVICIO ALQUILER RETRO</text:p>
          </table:table-cell>
        </table:table-row>
        <table:table-row table:style-name="ro6">
          <table:table-cell office:value-type="float" office:value="6276" calcext:value-type="float">
            <text:p>6276</text:p>
          </table:table-cell>
          <table:table-cell office:value-type="string" calcext:value-type="string">
            <text:p>-90,995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7.02" calcext:value-type="float">
            <text:p><text:s/>137.0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403" calcext:value-type="float">
            <text:p>27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32088801-001064-CONSUMO CELULAR</text:p>
          </table:table-cell>
        </table:table-row>
        <table:table-row table:style-name="ro6">
          <table:table-cell office:value-type="float" office:value="6277" calcext:value-type="float">
            <text:p>6277</text:p>
          </table:table-cell>
          <table:table-cell office:value-type="string" calcext:value-type="string">
            <text:p>-91,08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.31" calcext:value-type="float">
            <text:p><text:s/>89.3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903" calcext:value-type="float">
            <text:p>28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0-001001-F# 890 COMPRA TACO DE EXPANSIO</text:p>
          </table:table-cell>
        </table:table-row>
        <table:table-row table:style-name="ro6">
          <table:table-cell office:value-type="float" office:value="6278" calcext:value-type="float">
            <text:p>6278</text:p>
          </table:table-cell>
          <table:table-cell office:value-type="string" calcext:value-type="string">
            <text:p>-92,00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19.01" calcext:value-type="float">
            <text:p><text:s/>919.0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103" calcext:value-type="float">
            <text:p>27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32-001002-F# 8232 PLYWOOD ECO 122X2.44X1</text:p>
          </table:table-cell>
        </table:table-row>
        <table:table-row table:style-name="ro6">
          <table:table-cell office:value-type="float" office:value="6279" calcext:value-type="float">
            <text:p>6279</text:p>
          </table:table-cell>
          <table:table-cell office:value-type="string" calcext:value-type="string">
            <text:p>-92,300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" calcext:value-type="float">
            <text:p><text:s/>297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203" calcext:value-type="float">
            <text:p>275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647-001004-F# 3647 ASISTENCIA TECNICA, MO</text:p>
          </table:table-cell>
        </table:table-row>
        <table:table-row table:style-name="ro6">
          <table:table-cell office:value-type="float" office:value="6280" calcext:value-type="float">
            <text:p>6280</text:p>
          </table:table-cell>
          <table:table-cell office:value-type="string" calcext:value-type="string">
            <text:p>-92,47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1.72" calcext:value-type="float">
            <text:p><text:s/>171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003" calcext:value-type="float">
            <text:p>275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1899-000000-APLICA A FACTURA 1899 ALCANCE </text:p>
          </table:table-cell>
        </table:table-row>
        <table:table-row table:style-name="ro6">
          <table:table-cell office:value-type="float" office:value="6281" calcext:value-type="float">
            <text:p>6281</text:p>
          </table:table-cell>
          <table:table-cell office:value-type="string" calcext:value-type="string">
            <text:p>-96,70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33.6" calcext:value-type="float">
            <text:p><text:s/>4,233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503" calcext:value-type="float">
            <text:p>27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8-001101-SUB BASE</text:p>
          </table:table-cell>
        </table:table-row>
        <table:table-row table:style-name="ro6">
          <table:table-cell office:value-type="float" office:value="6282" calcext:value-type="float">
            <text:p>6282</text:p>
          </table:table-cell>
          <table:table-cell office:value-type="string" calcext:value-type="string">
            <text:p>-99,079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2.94" calcext:value-type="float">
            <text:p><text:s/>2,372.9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703" calcext:value-type="float">
            <text:p>282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0-001011-F# 421010 ALCOHOL INDUSTRIAL G</text:p>
          </table:table-cell>
        </table:table-row>
        <table:table-row table:style-name="ro6">
          <table:table-cell office:value-type="float" office:value="6283" calcext:value-type="float">
            <text:p>6283</text:p>
          </table:table-cell>
          <table:table-cell office:value-type="string" calcext:value-type="string">
            <text:p>-102,885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06.18" calcext:value-type="float">
            <text:p><text:s/>3,806.1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803" calcext:value-type="float">
            <text:p>28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1-001011-F# 421011 TUBO PVC PROSCABLE 1</text:p>
          </table:table-cell>
        </table:table-row>
        <table:table-row table:style-name="ro6">
          <table:table-cell office:value-type="float" office:value="6284" calcext:value-type="float">
            <text:p>6284</text:p>
          </table:table-cell>
          <table:table-cell office:value-type="string" calcext:value-type="string">
            <text:p>-103,114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52" calcext:value-type="float">
            <text:p><text:s/>229.5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903" calcext:value-type="float">
            <text:p>28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2-001011-F# 421012 DISCO CORTE METAL PL</text:p>
          </table:table-cell>
        </table:table-row>
        <table:table-row table:style-name="ro6">
          <table:table-cell office:value-type="float" office:value="6285" calcext:value-type="float">
            <text:p>6285</text:p>
          </table:table-cell>
          <table:table-cell office:value-type="string" calcext:value-type="string">
            <text:p>-103,574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9.32" calcext:value-type="float">
            <text:p><text:s/>459.3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003" calcext:value-type="float">
            <text:p>28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3-001011-F# 421013 BAILEJO BELLOTA F CO</text:p>
          </table:table-cell>
        </table:table-row>
        <table:table-row table:style-name="ro6">
          <table:table-cell office:value-type="float" office:value="6286" calcext:value-type="float">
            <text:p>6286</text:p>
          </table:table-cell>
          <table:table-cell office:value-type="string" calcext:value-type="string">
            <text:p>-105,61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7.78" calcext:value-type="float">
            <text:p><text:s/>2,037.7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103" calcext:value-type="float">
            <text:p>28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4-001011-F# 421014 ALAMBRE RECOCIDO NEG</text:p>
          </table:table-cell>
        </table:table-row>
        <table:table-row table:style-name="ro6">
          <table:table-cell office:value-type="float" office:value="6287" calcext:value-type="float">
            <text:p>6287</text:p>
          </table:table-cell>
          <table:table-cell office:value-type="string" calcext:value-type="string">
            <text:p>-106,50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92.12" calcext:value-type="float">
            <text:p><text:s/>892.1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203" calcext:value-type="float">
            <text:p>28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5-001011-F# 421015 TRAJES DUPONT TYVEK </text:p>
          </table:table-cell>
        </table:table-row>
        <table:table-row table:style-name="ro6">
          <table:table-cell office:value-type="float" office:value="6288" calcext:value-type="float">
            <text:p>6288</text:p>
          </table:table-cell>
          <table:table-cell office:value-type="string" calcext:value-type="string">
            <text:p>-107,323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9" calcext:value-type="float">
            <text:p><text:s/>819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803" calcext:value-type="float">
            <text:p>275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9-001001-F# 589 TRABAJOS DE TOPOGRAFIA </text:p>
          </table:table-cell>
        </table:table-row>
        <table:table-row table:style-name="ro6">
          <table:table-cell office:value-type="float" office:value="6289" calcext:value-type="float">
            <text:p>6289</text:p>
          </table:table-cell>
          <table:table-cell office:value-type="string" calcext:value-type="string">
            <text:p>-110,82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3.48" calcext:value-type="float">
            <text:p><text:s/>3,503.4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403" calcext:value-type="float">
            <text:p>277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40-001001-F# 840 LEVANTAMIENTO DE ADOQUI</text:p>
          </table:table-cell>
        </table:table-row>
        <table:table-row table:style-name="ro6">
          <table:table-cell office:value-type="float" office:value="6290" calcext:value-type="float">
            <text:p>6290</text:p>
          </table:table-cell>
          <table:table-cell office:value-type="string" calcext:value-type="string">
            <text:p>-113,923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96.77" calcext:value-type="float">
            <text:p><text:s/>3,096.7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303" calcext:value-type="float">
            <text:p>277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4-001001-F# 724 SERVICIO ALQUILER RETRO</text:p>
          </table:table-cell>
        </table:table-row>
        <table:table-row table:style-name="ro6">
          <table:table-cell office:value-type="float" office:value="6291" calcext:value-type="float">
            <text:p>6291</text:p>
          </table:table-cell>
          <table:table-cell office:value-type="string" calcext:value-type="string">
            <text:p>-132,94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24.87" calcext:value-type="float">
            <text:p><text:s/>19,024.8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803" calcext:value-type="float">
            <text:p>28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2-001011-F# 421002 COMPRA DE JUEGO DE T</text:p>
          </table:table-cell>
        </table:table-row>
        <table:table-row table:style-name="ro6">
          <table:table-cell office:value-type="float" office:value="6292" calcext:value-type="float">
            <text:p>6292</text:p>
          </table:table-cell>
          <table:table-cell office:value-type="string" calcext:value-type="string">
            <text:p>-133,13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4.38" calcext:value-type="float">
            <text:p><text:s/>18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303" calcext:value-type="float">
            <text:p>28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6-001011-F# 421016 BOTA GAMOS DE MUJER </text:p>
          </table:table-cell>
        </table:table-row>
        <table:table-row table:style-name="ro6">
          <table:table-cell office:value-type="float" office:value="6293" calcext:value-type="float">
            <text:p>6293</text:p>
          </table:table-cell>
          <table:table-cell office:value-type="string" calcext:value-type="string">
            <text:p>-133,81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5.64" calcext:value-type="float">
            <text:p><text:s/>685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403" calcext:value-type="float">
            <text:p>28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7-001011-F# 421017 PALLET ANTIDERRAM 4T</text:p>
          </table:table-cell>
        </table:table-row>
        <table:table-row table:style-name="ro6">
          <table:table-cell office:value-type="float" office:value="6294" calcext:value-type="float">
            <text:p>6294</text:p>
          </table:table-cell>
          <table:table-cell office:value-type="string" calcext:value-type="string">
            <text:p>-136,10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0.71" calcext:value-type="float">
            <text:p><text:s/>2,290.7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503" calcext:value-type="float">
            <text:p>283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8-001011-F# 421018 TABLA SEMIDURA PLANC</text:p>
          </table:table-cell>
        </table:table-row>
        <table:table-row table:style-name="ro6">
          <table:table-cell office:value-type="float" office:value="6295" calcext:value-type="float">
            <text:p>6295</text:p>
          </table:table-cell>
          <table:table-cell office:value-type="string" calcext:value-type="string">
            <text:p>-143,587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78.6" calcext:value-type="float">
            <text:p><text:s/>7,478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603" calcext:value-type="float">
            <text:p>283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19-001011-F# 421019 WHIPE D HILO 2 KILOS</text:p>
          </table:table-cell>
        </table:table-row>
        <table:table-row table:style-name="ro6">
          <table:table-cell office:value-type="float" office:value="6296" calcext:value-type="float">
            <text:p>6296</text:p>
          </table:table-cell>
          <table:table-cell office:value-type="string" calcext:value-type="string">
            <text:p>-143,766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09" calcext:value-type="float">
            <text:p><text:s/>179.0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703" calcext:value-type="float">
            <text:p>28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0-001011-F# 421020 CAMISETA MANGA LARGA</text:p>
          </table:table-cell>
        </table:table-row>
        <table:table-row table:style-name="ro6">
          <table:table-cell office:value-type="float" office:value="6297" calcext:value-type="float">
            <text:p>6297</text:p>
          </table:table-cell>
          <table:table-cell office:value-type="string" calcext:value-type="string">
            <text:p>-143,855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53" calcext:value-type="float">
            <text:p><text:s/>88.5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3803" calcext:value-type="float">
            <text:p>28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3-001011-F# 421023 CASCO DE SEGURIDAD C</text:p>
          </table:table-cell>
        </table:table-row>
        <table:table-row table:style-name="ro6">
          <table:table-cell office:value-type="float" office:value="6298" calcext:value-type="float">
            <text:p>6298</text:p>
          </table:table-cell>
          <table:table-cell office:value-type="string" calcext:value-type="string">
            <text:p>-144,084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62" calcext:value-type="float">
            <text:p><text:s/>229.6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203" calcext:value-type="float">
            <text:p>273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7-001001-F# 717 MANTENIMIENTO ROTOMARTI</text:p>
          </table:table-cell>
        </table:table-row>
        <table:table-row table:style-name="ro6">
          <table:table-cell office:value-type="float" office:value="6299" calcext:value-type="float">
            <text:p>6299</text:p>
          </table:table-cell>
          <table:table-cell office:value-type="string" calcext:value-type="string">
            <text:p>-144,48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.24" calcext:value-type="float">
            <text:p><text:s/>396.2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303" calcext:value-type="float">
            <text:p>273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8-001001-F# 718 MANTENIMIENTO DE LA BAS</text:p>
          </table:table-cell>
        </table:table-row>
        <table:table-row table:style-name="ro6">
          <table:table-cell office:value-type="float" office:value="6300" calcext:value-type="float">
            <text:p>6300</text:p>
          </table:table-cell>
          <table:table-cell office:value-type="string" calcext:value-type="string">
            <text:p>-144,61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4.11" calcext:value-type="float">
            <text:p><text:s/>134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403" calcext:value-type="float">
            <text:p>273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9-001001-F# 719 MINICARGADOR CATERPILLA</text:p>
          </table:table-cell>
        </table:table-row>
        <table:table-row table:style-name="ro6">
          <table:table-cell office:value-type="float" office:value="6301" calcext:value-type="float">
            <text:p>6301</text:p>
          </table:table-cell>
          <table:table-cell office:value-type="string" calcext:value-type="string">
            <text:p>-145,296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1.58" calcext:value-type="float">
            <text:p><text:s/>681.5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703" calcext:value-type="float">
            <text:p>27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6-001001-F# 586 PROYECTO EN LA UNIVERSI</text:p>
          </table:table-cell>
        </table:table-row>
        <table:table-row table:style-name="ro6">
          <table:table-cell office:value-type="float" office:value="6302" calcext:value-type="float">
            <text:p>6302</text:p>
          </table:table-cell>
          <table:table-cell office:value-type="string" calcext:value-type="string">
            <text:p>-145,675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8.68" calcext:value-type="float">
            <text:p><text:s/>378.6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803" calcext:value-type="float">
            <text:p>27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7-001001-F# 587 PROYECTO EN LA UNIVERSI</text:p>
          </table:table-cell>
        </table:table-row>
        <table:table-row table:style-name="ro6">
          <table:table-cell office:value-type="float" office:value="6303" calcext:value-type="float">
            <text:p>6303</text:p>
          </table:table-cell>
          <table:table-cell office:value-type="string" calcext:value-type="string">
            <text:p>-146,335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0.4" calcext:value-type="float">
            <text:p><text:s/>660.4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903" calcext:value-type="float">
            <text:p>273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5-001001-F# 835 REPARACIONES DE DAÑOS E</text:p>
          </table:table-cell>
        </table:table-row>
        <table:table-row table:style-name="ro6">
          <table:table-cell office:value-type="float" office:value="6304" calcext:value-type="float">
            <text:p>6304</text:p>
          </table:table-cell>
          <table:table-cell office:value-type="string" calcext:value-type="string">
            <text:p>-147,097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2" calcext:value-type="float">
            <text:p><text:s/>762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003" calcext:value-type="float">
            <text:p>274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4-001001-F# 834 SERVICIO DE ALQUILER DE</text:p>
          </table:table-cell>
        </table:table-row>
        <table:table-row table:style-name="ro6">
          <table:table-cell office:value-type="float" office:value="6305" calcext:value-type="float">
            <text:p>6305</text:p>
          </table:table-cell>
          <table:table-cell office:value-type="string" calcext:value-type="string">
            <text:p>-150,209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11.25" calcext:value-type="float">
            <text:p><text:s/>3,111.2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303" calcext:value-type="float">
            <text:p>27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0913-003006-ALAMBRE SOLIDO AWG #12 BLANCO-</text:p>
          </table:table-cell>
        </table:table-row>
        <table:table-row table:style-name="ro6">
          <table:table-cell office:value-type="float" office:value="6306" calcext:value-type="float">
            <text:p>6306</text:p>
          </table:table-cell>
          <table:table-cell office:value-type="string" calcext:value-type="string">
            <text:p>-178,220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10.98" calcext:value-type="float">
            <text:p><text:s/>28,010.9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303" calcext:value-type="float">
            <text:p>27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1-001001-ESTRUCTURAS METALICAS: TRABAJO</text:p>
          </table:table-cell>
        </table:table-row>
        <table:table-row table:style-name="ro6">
          <table:table-cell office:value-type="float" office:value="6307" calcext:value-type="float">
            <text:p>6307</text:p>
          </table:table-cell>
          <table:table-cell office:value-type="string" calcext:value-type="string">
            <text:p>-193,595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75.22" calcext:value-type="float">
            <text:p><text:s/>15,375.2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403" calcext:value-type="float">
            <text:p>27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2-001001-ESTRUCTURAS METALICAS LOS TRAB</text:p>
          </table:table-cell>
        </table:table-row>
        <table:table-row table:style-name="ro6">
          <table:table-cell office:value-type="float" office:value="6308" calcext:value-type="float">
            <text:p>6308</text:p>
          </table:table-cell>
          <table:table-cell office:value-type="string" calcext:value-type="string">
            <text:p>-197,33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35.82" calcext:value-type="float">
            <text:p><text:s/>3,735.8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703" calcext:value-type="float">
            <text:p>268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465-001003-CEMENTO HOLCIM FUERTE TIPO GUS</text:p>
          </table:table-cell>
        </table:table-row>
        <table:table-row table:style-name="ro6">
          <table:table-cell office:value-type="float" office:value="6309" calcext:value-type="float">
            <text:p>6309</text:p>
          </table:table-cell>
          <table:table-cell office:value-type="string" calcext:value-type="string">
            <text:p>-197,67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2.14" calcext:value-type="float">
            <text:p><text:s/>342.1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803" calcext:value-type="float">
            <text:p>26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2-001100-TUBO PVC DESAGUE 76MM X 3M - C</text:p>
          </table:table-cell>
        </table:table-row>
        <table:table-row table:style-name="ro6">
          <table:table-cell office:value-type="float" office:value="6310" calcext:value-type="float">
            <text:p>6310</text:p>
          </table:table-cell>
          <table:table-cell office:value-type="string" calcext:value-type="string">
            <text:p>-198,57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6.19" calcext:value-type="float">
            <text:p><text:s/>906.1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903" calcext:value-type="float">
            <text:p>26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95331-001101-TABLA SEMIDURA- CUARTON SEMIDU</text:p>
          </table:table-cell>
        </table:table-row>
        <table:table-row table:style-name="ro6">
          <table:table-cell office:value-type="float" office:value="6311" calcext:value-type="float">
            <text:p>6311</text:p>
          </table:table-cell>
          <table:table-cell office:value-type="string" calcext:value-type="string">
            <text:p>-198,68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.6" calcext:value-type="float">
            <text:p><text:s/>105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003" calcext:value-type="float">
            <text:p>26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3-001001-CAMBIO DE UBICACION ROTULO DE </text:p>
          </table:table-cell>
        </table:table-row>
        <table:table-row table:style-name="ro6">
          <table:table-cell office:value-type="float" office:value="6312" calcext:value-type="float">
            <text:p>6312</text:p>
          </table:table-cell>
          <table:table-cell office:value-type="string" calcext:value-type="string">
            <text:p>-199,296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1.6" calcext:value-type="float">
            <text:p><text:s/>611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103" calcext:value-type="float">
            <text:p>269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2-001001-SEÑAL DE PARED- PLACAS DE RECO</text:p>
          </table:table-cell>
        </table:table-row>
        <table:table-row table:style-name="ro6">
          <table:table-cell office:value-type="float" office:value="6313" calcext:value-type="float">
            <text:p>6313</text:p>
          </table:table-cell>
          <table:table-cell office:value-type="string" calcext:value-type="string">
            <text:p>-199,879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2.6" calcext:value-type="float">
            <text:p><text:s/>582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203" calcext:value-type="float">
            <text:p>26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9-001100-MALLA EXAGONAL 1/2" 1X50M IDEA</text:p>
          </table:table-cell>
        </table:table-row>
        <table:table-row table:style-name="ro6">
          <table:table-cell office:value-type="float" office:value="6314" calcext:value-type="float">
            <text:p>6314</text:p>
          </table:table-cell>
          <table:table-cell office:value-type="string" calcext:value-type="string">
            <text:p>-199,908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9" calcext:value-type="float">
            <text:p><text:s/>28.9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303" calcext:value-type="float">
            <text:p>26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16-001001-CODO CONDUIT L/R - TUBO CONDUI</text:p>
          </table:table-cell>
        </table:table-row>
        <table:table-row table:style-name="ro6">
          <table:table-cell office:value-type="float" office:value="6315" calcext:value-type="float">
            <text:p>6315</text:p>
          </table:table-cell>
          <table:table-cell office:value-type="string" calcext:value-type="string">
            <text:p>-199,912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59" calcext:value-type="float">
            <text:p><text:s/>4.5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403" calcext:value-type="float">
            <text:p>269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22-001001-CODO CONDUIT L/R 3/4X45</text:p>
          </table:table-cell>
        </table:table-row>
        <table:table-row table:style-name="ro6">
          <table:table-cell office:value-type="float" office:value="6316" calcext:value-type="float">
            <text:p>6316</text:p>
          </table:table-cell>
          <table:table-cell office:value-type="string" calcext:value-type="string">
            <text:p>-201,826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13.81" calcext:value-type="float">
            <text:p><text:s/>1,913.8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503" calcext:value-type="float">
            <text:p>269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15-001002-CEMENTO HOLCIM FUERTE TIPO GU-</text:p>
          </table:table-cell>
        </table:table-row>
        <table:table-row table:style-name="ro6">
          <table:table-cell office:value-type="float" office:value="6317" calcext:value-type="float">
            <text:p>6317</text:p>
          </table:table-cell>
          <table:table-cell office:value-type="string" calcext:value-type="string">
            <text:p>-205,97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44.32" calcext:value-type="float">
            <text:p><text:s/>4,144.3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603" calcext:value-type="float">
            <text:p>269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309-001001-PLANCHAS GRANITO-SACO BONDEX-D</text:p>
          </table:table-cell>
        </table:table-row>
        <table:table-row table:style-name="ro6">
          <table:table-cell office:value-type="float" office:value="6318" calcext:value-type="float">
            <text:p>6318</text:p>
          </table:table-cell>
          <table:table-cell office:value-type="string" calcext:value-type="string">
            <text:p>-206,370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9.19" calcext:value-type="float">
            <text:p><text:s/>399.1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403" calcext:value-type="float">
            <text:p>270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79-001001-CORTADORA MANUAL DE PORCELANAT</text:p>
          </table:table-cell>
        </table:table-row>
        <table:table-row table:style-name="ro6">
          <table:table-cell office:value-type="float" office:value="6319" calcext:value-type="float">
            <text:p>6319</text:p>
          </table:table-cell>
          <table:table-cell office:value-type="string" calcext:value-type="string">
            <text:p>-206,720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.34" calcext:value-type="float">
            <text:p><text:s/>350.3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603" calcext:value-type="float">
            <text:p>27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2222-001001-COMPRA DE 146 BOTELLONES DE AG</text:p>
          </table:table-cell>
        </table:table-row>
        <table:table-row table:style-name="ro6">
          <table:table-cell office:value-type="float" office:value="6320" calcext:value-type="float">
            <text:p>6320</text:p>
          </table:table-cell>
          <table:table-cell office:value-type="string" calcext:value-type="string">
            <text:p>-206,86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" calcext:value-type="float">
            <text:p><text:s/>147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703" calcext:value-type="float">
            <text:p>27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1709-001001-3 TANQUEROS DE AGUA PROYECTO U</text:p>
          </table:table-cell>
        </table:table-row>
        <table:table-row table:style-name="ro6">
          <table:table-cell office:value-type="float" office:value="6321" calcext:value-type="float">
            <text:p>6321</text:p>
          </table:table-cell>
          <table:table-cell office:value-type="string" calcext:value-type="string">
            <text:p>-209,22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9.8" calcext:value-type="float">
            <text:p><text:s/>2,359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803" calcext:value-type="float">
            <text:p>27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2-001002-SERVICIOS GUARDIANIA</text:p>
          </table:table-cell>
        </table:table-row>
        <table:table-row table:style-name="ro6">
          <table:table-cell office:value-type="float" office:value="6322" calcext:value-type="float">
            <text:p>6322</text:p>
          </table:table-cell>
          <table:table-cell office:value-type="string" calcext:value-type="string">
            <text:p>-210,352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003" calcext:value-type="float">
            <text:p>28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C 000000929-002001-F# 929 HONORARIOS COMO INTERVE</text:p>
          </table:table-cell>
        </table:table-row>
        <table:table-row table:style-name="ro6">
          <table:table-cell office:value-type="float" office:value="6323" calcext:value-type="float">
            <text:p>6323</text:p>
          </table:table-cell>
          <table:table-cell office:value-type="string" calcext:value-type="string">
            <text:p>-211,87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8.96" calcext:value-type="float">
            <text:p><text:s/>1,518.9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103" calcext:value-type="float">
            <text:p>28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4-001011-F# 421004 COMPRA <text:s/>CINTA PARA E</text:p>
          </table:table-cell>
        </table:table-row>
        <table:table-row table:style-name="ro6">
          <table:table-cell office:value-type="float" office:value="6324" calcext:value-type="float">
            <text:p>6324</text:p>
          </table:table-cell>
          <table:table-cell office:value-type="string" calcext:value-type="string">
            <text:p>-228,21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339.84" calcext:value-type="float">
            <text:p><text:s/>16,339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203" calcext:value-type="float">
            <text:p>282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5-001011-F# 421005 CEMENTO HOLCIN SACO </text:p>
          </table:table-cell>
        </table:table-row>
        <table:table-row table:style-name="ro6">
          <table:table-cell office:value-type="float" office:value="6325" calcext:value-type="float">
            <text:p>6325</text:p>
          </table:table-cell>
          <table:table-cell office:value-type="string" calcext:value-type="string">
            <text:p>-231,198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87.12" calcext:value-type="float">
            <text:p><text:s/>2,987.1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303" calcext:value-type="float">
            <text:p>28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6-001011-F# 421006 CEMENTO HOLCIN SACO </text:p>
          </table:table-cell>
        </table:table-row>
        <table:table-row table:style-name="ro6">
          <table:table-cell office:value-type="float" office:value="6326" calcext:value-type="float">
            <text:p>6326</text:p>
          </table:table-cell>
          <table:table-cell office:value-type="string" calcext:value-type="string">
            <text:p>-462,89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1692.96" calcext:value-type="float">
            <text:p><text:s/>231,692.9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403" calcext:value-type="float">
            <text:p>28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7-001011-F# 421007 TUBERIA PEAD 160MM X</text:p>
          </table:table-cell>
        </table:table-row>
        <table:table-row table:style-name="ro6">
          <table:table-cell office:value-type="float" office:value="6327" calcext:value-type="float">
            <text:p>6327</text:p>
          </table:table-cell>
          <table:table-cell office:value-type="string" calcext:value-type="string">
            <text:p>-465,660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68.99" calcext:value-type="float">
            <text:p><text:s/>2,768.9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503" calcext:value-type="float">
            <text:p>28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8-001011-F# 421008 GUANTE LATEX TALLA M</text:p>
          </table:table-cell>
        </table:table-row>
        <table:table-row table:style-name="ro6">
          <table:table-cell office:value-type="float" office:value="6328" calcext:value-type="float">
            <text:p>6328</text:p>
          </table:table-cell>
          <table:table-cell office:value-type="string" calcext:value-type="string">
            <text:p>-471,397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37.13" calcext:value-type="float">
            <text:p><text:s/>5,737.1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603" calcext:value-type="float">
            <text:p>28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9-001011-F# 421009 <text:s/>PORTA CREDENCIAL DE</text:p>
          </table:table-cell>
        </table:table-row>
        <table:table-row table:style-name="ro6">
          <table:table-cell office:value-type="float" office:value="6329" calcext:value-type="float">
            <text:p>6329</text:p>
          </table:table-cell>
          <table:table-cell office:value-type="string" calcext:value-type="string">
            <text:p>-473,211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103" calcext:value-type="float">
            <text:p>270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70-001002-CEMENTO HOLCIM FUERTE TIPO GU </text:p>
          </table:table-cell>
        </table:table-row>
        <table:table-row table:style-name="ro6">
          <table:table-cell office:value-type="float" office:value="6330" calcext:value-type="float">
            <text:p>6330</text:p>
          </table:table-cell>
          <table:table-cell office:value-type="string" calcext:value-type="string">
            <text:p>-473,357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.65" calcext:value-type="float">
            <text:p><text:s/>145.6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203" calcext:value-type="float">
            <text:p>270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85-001100-MALLA HEXAGONAL 1/2" 1X50M IDE</text:p>
          </table:table-cell>
        </table:table-row>
        <table:table-row table:style-name="ro6">
          <table:table-cell office:value-type="float" office:value="6331" calcext:value-type="float">
            <text:p>6331</text:p>
          </table:table-cell>
          <table:table-cell office:value-type="string" calcext:value-type="string">
            <text:p>-473,54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.2" calcext:value-type="float">
            <text:p><text:s/>186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303" calcext:value-type="float">
            <text:p>270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93-001100-DISCO CORTE METAL 7" X 1/16" 7</text:p>
          </table:table-cell>
        </table:table-row>
        <table:table-row table:style-name="ro6">
          <table:table-cell office:value-type="float" office:value="6332" calcext:value-type="float">
            <text:p>6332</text:p>
          </table:table-cell>
          <table:table-cell office:value-type="string" calcext:value-type="string">
            <text:p>-475,597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54.53" calcext:value-type="float">
            <text:p><text:s/>2,054.53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703" calcext:value-type="float">
            <text:p>27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56-001100-F# 61556 COMPRA MAXIEMPASTE EX</text:p>
          </table:table-cell>
        </table:table-row>
        <table:table-row table:style-name="ro6">
          <table:table-cell office:value-type="float" office:value="6333" calcext:value-type="float">
            <text:p>6333</text:p>
          </table:table-cell>
          <table:table-cell office:value-type="string" calcext:value-type="string">
            <text:p>-476,317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19.84" calcext:value-type="float">
            <text:p><text:s/>719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203" calcext:value-type="float">
            <text:p>28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1-001011-F# 421001 COMPRA TABLET SAMSUN</text:p>
          </table:table-cell>
        </table:table-row>
        <table:table-row table:style-name="ro6">
          <table:table-cell office:value-type="float" office:value="6334" calcext:value-type="float">
            <text:p>6334</text:p>
          </table:table-cell>
          <table:table-cell office:value-type="string" calcext:value-type="string">
            <text:p>-536,063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745.48" calcext:value-type="float">
            <text:p><text:s/>59,745.4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303" calcext:value-type="float">
            <text:p>28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4-001011-F# 421024 UNION PVC DESAGUUE 1</text:p>
          </table:table-cell>
        </table:table-row>
        <table:table-row table:style-name="ro6">
          <table:table-cell office:value-type="float" office:value="6335" calcext:value-type="float">
            <text:p>6335</text:p>
          </table:table-cell>
          <table:table-cell office:value-type="string" calcext:value-type="string">
            <text:p>-543,310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47.11" calcext:value-type="float">
            <text:p><text:s/>7,247.1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403" calcext:value-type="float">
            <text:p>28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5-001011-F# 421025 COMPRA DE TIRA SEMID</text:p>
          </table:table-cell>
        </table:table-row>
        <table:table-row table:style-name="ro6">
          <table:table-cell office:value-type="float" office:value="6336" calcext:value-type="float">
            <text:p>6336</text:p>
          </table:table-cell>
          <table:table-cell office:value-type="string" calcext:value-type="string">
            <text:p>-543,89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7.25" calcext:value-type="float">
            <text:p><text:s/>587.2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803" calcext:value-type="float">
            <text:p>27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3-001001-F# 713 SERVICIO DE ALQUILER TR</text:p>
          </table:table-cell>
        </table:table-row>
        <table:table-row table:style-name="ro6">
          <table:table-cell office:value-type="float" office:value="6337" calcext:value-type="float">
            <text:p>6337</text:p>
          </table:table-cell>
          <table:table-cell office:value-type="string" calcext:value-type="string">
            <text:p>-550,682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84.85" calcext:value-type="float">
            <text:p><text:s/>6,784.8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903" calcext:value-type="float">
            <text:p>27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1-001001-F# 711 SERVICIO DE TRANSPORTE </text:p>
          </table:table-cell>
        </table:table-row>
        <table:table-row table:style-name="ro6">
          <table:table-cell office:value-type="float" office:value="6338" calcext:value-type="float">
            <text:p>6338</text:p>
          </table:table-cell>
          <table:table-cell office:value-type="string" calcext:value-type="string">
            <text:p>-550,739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503" calcext:value-type="float">
            <text:p>28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2-001011-F# 421022 COMPRA BOTA DIELECTR</text:p>
          </table:table-cell>
        </table:table-row>
        <table:table-row table:style-name="ro6">
          <table:table-cell office:value-type="float" office:value="6339" calcext:value-type="float">
            <text:p>6339</text:p>
          </table:table-cell>
          <table:table-cell office:value-type="string" calcext:value-type="string">
            <text:p>-550,85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.8" calcext:value-type="float">
            <text:p><text:s/>111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1603" calcext:value-type="float">
            <text:p>281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21-001011-F# 421021 COMPRA DE PLATINA 2 </text:p>
          </table:table-cell>
        </table:table-row>
        <table:table-row table:style-name="ro6">
          <table:table-cell office:value-type="float" office:value="6340" calcext:value-type="float">
            <text:p>6340</text:p>
          </table:table-cell>
          <table:table-cell office:value-type="string" calcext:value-type="string">
            <text:p>-551,030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9.09" calcext:value-type="float">
            <text:p><text:s/>179.0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2003" calcext:value-type="float">
            <text:p>28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421003-001011-F# 421003 COMPRA GUANTES NITRA</text:p>
          </table:table-cell>
        </table:table-row>
        <table:table-row table:style-name="ro6">
          <table:table-cell office:value-type="float" office:value="6341" calcext:value-type="float">
            <text:p>6341</text:p>
          </table:table-cell>
          <table:table-cell office:value-type="string" calcext:value-type="string">
            <text:p>-551,932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303" calcext:value-type="float">
            <text:p>275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95-001201-F#495 TOMA CURADA Y ROTURA DE </text:p>
          </table:table-cell>
        </table:table-row>
        <table:table-row table:style-name="ro6">
          <table:table-cell office:value-type="float" office:value="6342" calcext:value-type="float">
            <text:p>6342</text:p>
          </table:table-cell>
          <table:table-cell office:value-type="string" calcext:value-type="string">
            <text:p>-553,543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11.81" calcext:value-type="float">
            <text:p><text:s/>1,611.8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403" calcext:value-type="float">
            <text:p>275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557-001005-F# 2557 DIESEL PREMIUM- EXTRA </text:p>
          </table:table-cell>
        </table:table-row>
        <table:table-row table:style-name="ro6">
          <table:table-cell office:value-type="float" office:value="6343" calcext:value-type="float">
            <text:p>6343</text:p>
          </table:table-cell>
          <table:table-cell office:value-type="string" calcext:value-type="string">
            <text:p>-558,152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08.58" calcext:value-type="float">
            <text:p><text:s/>4,608.5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503" calcext:value-type="float">
            <text:p>275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3-001001-F# 723 SERVICIO TRANSPORTE DES</text:p>
          </table:table-cell>
        </table:table-row>
        <table:table-row table:style-name="ro6">
          <table:table-cell office:value-type="float" office:value="6344" calcext:value-type="float">
            <text:p>6344</text:p>
          </table:table-cell>
          <table:table-cell office:value-type="string" calcext:value-type="string">
            <text:p>-558,274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.92" calcext:value-type="float">
            <text:p><text:s/>121.9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603" calcext:value-type="float">
            <text:p>275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0-001001-F# 720 CAMBIO DE LAS BOTAS PAR</text:p>
          </table:table-cell>
        </table:table-row>
        <table:table-row table:style-name="ro6">
          <table:table-cell office:value-type="float" office:value="6345" calcext:value-type="float">
            <text:p>6345</text:p>
          </table:table-cell>
          <table:table-cell office:value-type="string" calcext:value-type="string">
            <text:p>-558,518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.84" calcext:value-type="float">
            <text:p><text:s/>243.8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703" calcext:value-type="float">
            <text:p>27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1-001001-F# 721 MANTENIMIENTO Y ADAPTAC</text:p>
          </table:table-cell>
        </table:table-row>
        <table:table-row table:style-name="ro6">
          <table:table-cell office:value-type="float" office:value="6346" calcext:value-type="float">
            <text:p>6346</text:p>
          </table:table-cell>
          <table:table-cell office:value-type="string" calcext:value-type="string">
            <text:p>-569,33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18.36" calcext:value-type="float">
            <text:p><text:s/>10,818.3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703" calcext:value-type="float">
            <text:p>271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28-022901-PIEDRA ARRECIFE ARENA 50X10X2</text:p>
          </table:table-cell>
        </table:table-row>
        <table:table-row table:style-name="ro6">
          <table:table-cell office:value-type="float" office:value="6347" calcext:value-type="float">
            <text:p>6347</text:p>
          </table:table-cell>
          <table:table-cell office:value-type="string" calcext:value-type="string">
            <text:p>-570,326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" calcext:value-type="float">
            <text:p><text:s/>99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803" calcext:value-type="float">
            <text:p>27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9-001101-TRANSPORTE DE CISCO</text:p>
          </table:table-cell>
        </table:table-row>
        <table:table-row table:style-name="ro6">
          <table:table-cell office:value-type="float" office:value="6348" calcext:value-type="float">
            <text:p>6348</text:p>
          </table:table-cell>
          <table:table-cell office:value-type="string" calcext:value-type="string">
            <text:p>-570,956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0.3" calcext:value-type="float">
            <text:p><text:s/>630.3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903" calcext:value-type="float">
            <text:p>271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0-001002-PLYWOOD ECO 122 - TABLAS SEMID</text:p>
          </table:table-cell>
        </table:table-row>
        <table:table-row table:style-name="ro6">
          <table:table-cell office:value-type="float" office:value="6349" calcext:value-type="float">
            <text:p>6349</text:p>
          </table:table-cell>
          <table:table-cell office:value-type="string" calcext:value-type="string">
            <text:p>-571,267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0.61" calcext:value-type="float">
            <text:p><text:s/>310.6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103" calcext:value-type="float">
            <text:p>27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1-001001-CODAL ALUMINIO 6 MTS (REGLETA)</text:p>
          </table:table-cell>
        </table:table-row>
        <table:table-row table:style-name="ro6">
          <table:table-cell office:value-type="float" office:value="6350" calcext:value-type="float">
            <text:p>6350</text:p>
          </table:table-cell>
          <table:table-cell office:value-type="string" calcext:value-type="string">
            <text:p>-571,86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4.36" calcext:value-type="float">
            <text:p><text:s/>594.36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003" calcext:value-type="float">
            <text:p>273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5-001001-F# 715 MANTENIMIENTO DEL MINIC</text:p>
          </table:table-cell>
        </table:table-row>
        <table:table-row table:style-name="ro6">
          <table:table-cell office:value-type="float" office:value="6351" calcext:value-type="float">
            <text:p>6351</text:p>
          </table:table-cell>
          <table:table-cell office:value-type="string" calcext:value-type="string">
            <text:p>-572,039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.8" calcext:value-type="float">
            <text:p><text:s/>177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103" calcext:value-type="float">
            <text:p>273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6-001001-F# 716 FABRICACION DE 3 ACOPLE</text:p>
          </table:table-cell>
        </table:table-row>
        <table:table-row table:style-name="ro6">
          <table:table-cell office:value-type="float" office:value="6352" calcext:value-type="float">
            <text:p>6352</text:p>
          </table:table-cell>
          <table:table-cell office:value-type="string" calcext:value-type="string">
            <text:p>-573,258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9.2" calcext:value-type="float">
            <text:p><text:s/>1,219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803" calcext:value-type="float">
            <text:p>276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5-001001-F# 18335 ALQUILER 20 CUERPOS D</text:p>
          </table:table-cell>
        </table:table-row>
        <table:table-row table:style-name="ro6">
          <table:table-cell office:value-type="float" office:value="6353" calcext:value-type="float">
            <text:p>6353</text:p>
          </table:table-cell>
          <table:table-cell office:value-type="string" calcext:value-type="string">
            <text:p>-573,985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6.44" calcext:value-type="float">
            <text:p><text:s/>726.4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903" calcext:value-type="float">
            <text:p>276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6-001001-F# 18336 ALQUILER DE COMPACTAD</text:p>
          </table:table-cell>
        </table:table-row>
        <table:table-row table:style-name="ro6">
          <table:table-cell office:value-type="float" office:value="6354" calcext:value-type="float">
            <text:p>6354</text:p>
          </table:table-cell>
          <table:table-cell office:value-type="string" calcext:value-type="string">
            <text:p>-574,561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5.91" calcext:value-type="float">
            <text:p><text:s/>575.91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103" calcext:value-type="float">
            <text:p>277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35-001001-F# 1535 COMPRA 20 METROS ADOQU</text:p>
          </table:table-cell>
        </table:table-row>
        <table:table-row table:style-name="ro6">
          <table:table-cell office:value-type="float" office:value="6355" calcext:value-type="float">
            <text:p>6355</text:p>
          </table:table-cell>
          <table:table-cell office:value-type="string" calcext:value-type="string">
            <text:p>-576,01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0.98" calcext:value-type="float">
            <text:p><text:s/>1,450.9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203" calcext:value-type="float">
            <text:p>277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5-001001-F# 725 SERVICIO DE ALQUILER DE</text:p>
          </table:table-cell>
        </table:table-row>
        <table:table-row table:style-name="ro6">
          <table:table-cell office:value-type="float" office:value="6356" calcext:value-type="float">
            <text:p>6356</text:p>
          </table:table-cell>
          <table:table-cell office:value-type="string" calcext:value-type="string">
            <text:p>-578,850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38.65" calcext:value-type="float">
            <text:p><text:s/>2,838.6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903" calcext:value-type="float">
            <text:p>275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1-001001-F# 591 CORTE DE PAVIMENTO-ROTU</text:p>
          </table:table-cell>
        </table:table-row>
        <table:table-row table:style-name="ro6">
          <table:table-cell office:value-type="float" office:value="6357" calcext:value-type="float">
            <text:p>6357</text:p>
          </table:table-cell>
          <table:table-cell office:value-type="string" calcext:value-type="string">
            <text:p>-580,090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9.67" calcext:value-type="float">
            <text:p><text:s/>1,239.6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003" calcext:value-type="float">
            <text:p>276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0-001001-F# 590 TRABAJOS DEL 16 AL 30 D</text:p>
          </table:table-cell>
        </table:table-row>
        <table:table-row table:style-name="ro6">
          <table:table-cell office:value-type="float" office:value="6358" calcext:value-type="float">
            <text:p>6358</text:p>
          </table:table-cell>
          <table:table-cell office:value-type="string" calcext:value-type="string">
            <text:p>-580,99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58" calcext:value-type="float">
            <text:p><text:s/>903.5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103" calcext:value-type="float">
            <text:p>276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8-001001-F# 588 RETIRO DE ADOQUINES PEA</text:p>
          </table:table-cell>
        </table:table-row>
        <table:table-row table:style-name="ro6">
          <table:table-cell office:value-type="float" office:value="6359" calcext:value-type="float">
            <text:p>6359</text:p>
          </table:table-cell>
          <table:table-cell office:value-type="string" calcext:value-type="string">
            <text:p>-581,19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" calcext:value-type="float">
            <text:p><text:s/>198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303" calcext:value-type="float">
            <text:p>276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2-001001-F# 3112 ALQUILER DE RODILLO DO</text:p>
          </table:table-cell>
        </table:table-row>
        <table:table-row table:style-name="ro6">
          <table:table-cell office:value-type="float" office:value="6360" calcext:value-type="float">
            <text:p>6360</text:p>
          </table:table-cell>
          <table:table-cell office:value-type="string" calcext:value-type="string">
            <text:p>-581,63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0" calcext:value-type="float">
            <text:p><text:s/>44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403" calcext:value-type="float">
            <text:p>276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1-001001-F# 3111 ALQUILER DE UNA CONCRE</text:p>
          </table:table-cell>
        </table:table-row>
        <table:table-row table:style-name="ro6">
          <table:table-cell office:value-type="float" office:value="6361" calcext:value-type="float">
            <text:p>6361</text:p>
          </table:table-cell>
          <table:table-cell office:value-type="string" calcext:value-type="string">
            <text:p>-582,07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0" calcext:value-type="float">
            <text:p><text:s/>440.0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503" calcext:value-type="float">
            <text:p>276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0-001001-F# 3110 ALQUILER DE UNA CONCRE</text:p>
          </table:table-cell>
        </table:table-row>
        <table:table-row table:style-name="ro6">
          <table:table-cell office:value-type="float" office:value="6362" calcext:value-type="float">
            <text:p>6362</text:p>
          </table:table-cell>
          <table:table-cell office:value-type="string" calcext:value-type="string">
            <text:p>-582,910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8.2" calcext:value-type="float">
            <text:p><text:s/>838.2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603" calcext:value-type="float">
            <text:p>276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4-001001-F# 18334 ALQUILER DE COMPACTAD</text:p>
          </table:table-cell>
        </table:table-row>
        <table:table-row table:style-name="ro6">
          <table:table-cell office:value-type="float" office:value="6363" calcext:value-type="float">
            <text:p>6363</text:p>
          </table:table-cell>
          <table:table-cell office:value-type="string" calcext:value-type="string">
            <text:p>-584,72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38" calcext:value-type="float">
            <text:p><text:s/>1,814.38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103" calcext:value-type="float">
            <text:p>278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65-001002-F# 8265 COMPRA DE 240 SACOS DE</text:p>
          </table:table-cell>
        </table:table-row>
        <table:table-row table:style-name="ro6">
          <table:table-cell office:value-type="float" office:value="6364" calcext:value-type="float">
            <text:p>6364</text:p>
          </table:table-cell>
          <table:table-cell office:value-type="string" calcext:value-type="string">
            <text:p>-586,31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7.6" calcext:value-type="float">
            <text:p><text:s/>1,587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203" calcext:value-type="float">
            <text:p>278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20-001101-F# 120 <text:s/>SUB BASE</text:p>
          </table:table-cell>
        </table:table-row>
        <table:table-row table:style-name="ro6">
          <table:table-cell office:value-type="float" office:value="6365" calcext:value-type="float">
            <text:p>6365</text:p>
          </table:table-cell>
          <table:table-cell office:value-type="string" calcext:value-type="string">
            <text:p>-587,426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4.29" calcext:value-type="float">
            <text:p><text:s/>1,114.2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303" calcext:value-type="float">
            <text:p>278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1209-003006-F# 31209 CONECTOR EMT 1/2 IMPO</text:p>
          </table:table-cell>
        </table:table-row>
        <table:table-row table:style-name="ro6">
          <table:table-cell office:value-type="float" office:value="6366" calcext:value-type="float">
            <text:p>6366</text:p>
          </table:table-cell>
          <table:table-cell office:value-type="string" calcext:value-type="string">
            <text:p>-588,08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4.42" calcext:value-type="float">
            <text:p><text:s/>654.4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403" calcext:value-type="float">
            <text:p>278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2118-001001-F# 2118 REFLECTOR LED DE 100W </text:p>
          </table:table-cell>
        </table:table-row>
        <table:table-row table:style-name="ro6">
          <table:table-cell office:value-type="float" office:value="6367" calcext:value-type="float">
            <text:p>6367</text:p>
          </table:table-cell>
          <table:table-cell office:value-type="string" calcext:value-type="string">
            <text:p>-588,493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2.74" calcext:value-type="float">
            <text:p><text:s/>412.7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503" calcext:value-type="float">
            <text:p>278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27-001001-F# 1527 RESINA 15 KILOS - SELL</text:p>
          </table:table-cell>
        </table:table-row>
        <table:table-row table:style-name="ro6">
          <table:table-cell office:value-type="float" office:value="6368" calcext:value-type="float">
            <text:p>6368</text:p>
          </table:table-cell>
          <table:table-cell office:value-type="string" calcext:value-type="string">
            <text:p>-588,522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.45" calcext:value-type="float">
            <text:p><text:s/>28.4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603" calcext:value-type="float">
            <text:p>27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49-001002-F# 8349 PORCELANA CAOBA LATINA</text:p>
          </table:table-cell>
        </table:table-row>
        <table:table-row table:style-name="ro6">
          <table:table-cell office:value-type="float" office:value="6369" calcext:value-type="float">
            <text:p>6369</text:p>
          </table:table-cell>
          <table:table-cell office:value-type="string" calcext:value-type="string">
            <text:p>-588,607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.89" calcext:value-type="float">
            <text:p><text:s/>84.8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803" calcext:value-type="float">
            <text:p>27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905-001001-F# 905 COMPRA TAPON HEMBRA DE </text:p>
          </table:table-cell>
        </table:table-row>
        <table:table-row table:style-name="ro6">
          <table:table-cell office:value-type="float" office:value="6370" calcext:value-type="float">
            <text:p>6370</text:p>
          </table:table-cell>
          <table:table-cell office:value-type="string" calcext:value-type="string">
            <text:p>-590,88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78.04" calcext:value-type="float">
            <text:p><text:s/>2,278.0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903" calcext:value-type="float">
            <text:p>27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43-001001-F# 343 CANALES METALICOS TIPO </text:p>
          </table:table-cell>
        </table:table-row>
        <table:table-row table:style-name="ro6">
          <table:table-cell office:value-type="float" office:value="6371" calcext:value-type="float">
            <text:p>6371</text:p>
          </table:table-cell>
          <table:table-cell office:value-type="string" calcext:value-type="string">
            <text:p>-590,903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74" calcext:value-type="float">
            <text:p><text:s/>18.7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003" calcext:value-type="float">
            <text:p>27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469-001100-F# 61469 COMPRA CODO DESAGUE 5</text:p>
          </table:table-cell>
        </table:table-row>
        <table:table-row table:style-name="ro6">
          <table:table-cell office:value-type="float" office:value="6372" calcext:value-type="float">
            <text:p>6372</text:p>
          </table:table-cell>
          <table:table-cell office:value-type="string" calcext:value-type="string">
            <text:p>-591,346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3.15" calcext:value-type="float">
            <text:p><text:s/>443.15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203" calcext:value-type="float">
            <text:p>27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25-001100-F# 61525 COMPRA CUARTON SEMIDU</text:p>
          </table:table-cell>
        </table:table-row>
        <table:table-row table:style-name="ro6">
          <table:table-cell office:value-type="float" office:value="6373" calcext:value-type="float">
            <text:p>6373</text:p>
          </table:table-cell>
          <table:table-cell office:value-type="string" calcext:value-type="string">
            <text:p>-591,619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" calcext:value-type="float">
            <text:p><text:s/>272.8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303" calcext:value-type="float">
            <text:p>27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41-022901-F# 1941 COMPRA 3 SELLADOR UNIS</text:p>
          </table:table-cell>
        </table:table-row>
        <table:table-row table:style-name="ro6">
          <table:table-cell office:value-type="float" office:value="6374" calcext:value-type="float">
            <text:p>6374</text:p>
          </table:table-cell>
          <table:table-cell office:value-type="string" calcext:value-type="string">
            <text:p>-591,922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3.19" calcext:value-type="float">
            <text:p><text:s/>303.19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703" calcext:value-type="float">
            <text:p>28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63-001002-OC# 1944 F# 8363 COMPRA CEMENT</text:p>
          </table:table-cell>
        </table:table-row>
        <table:table-row table:style-name="ro6">
          <table:table-cell office:value-type="float" office:value="6375" calcext:value-type="float">
            <text:p>6375</text:p>
          </table:table-cell>
          <table:table-cell office:value-type="string" calcext:value-type="string">
            <text:p>-590,929.37</text:p>
          </table:table-cell>
          <table:table-cell office:value-type="float" office:value="993.6" calcext:value-type="float">
            <text:p><text:s/>993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603" calcext:value-type="float">
            <text:p>26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845-001501-ADOQUIN HOLANDES 8 CM COLOR</text:p>
          </table:table-cell>
        </table:table-row>
        <table:table-row table:style-name="ro6">
          <table:table-cell office:value-type="float" office:value="6376" calcext:value-type="float">
            <text:p>6376</text:p>
          </table:table-cell>
          <table:table-cell office:value-type="string" calcext:value-type="string">
            <text:p>-588,537.73</text:p>
          </table:table-cell>
          <table:table-cell office:value-type="float" office:value="2391.64" calcext:value-type="float">
            <text:p><text:s/>2,391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103" calcext:value-type="float">
            <text:p>284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307402-000000-JOSE NUÑEZ CALLE - N/D # 30740</text:p>
          </table:table-cell>
        </table:table-row>
        <table:table-row table:style-name="ro6">
          <table:table-cell office:value-type="float" office:value="6377" calcext:value-type="float">
            <text:p>6377</text:p>
          </table:table-cell>
          <table:table-cell office:value-type="string" calcext:value-type="string">
            <text:p>-577,547.65</text:p>
          </table:table-cell>
          <table:table-cell office:value-type="float" office:value="10990.08" calcext:value-type="float">
            <text:p><text:s/>10,990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803" calcext:value-type="float">
            <text:p>274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17950-022901-NC APLICA A FACTURA 1899 POR C</text:p>
          </table:table-cell>
        </table:table-row>
        <table:table-row table:style-name="ro6">
          <table:table-cell office:value-type="float" office:value="6378" calcext:value-type="float">
            <text:p>6378</text:p>
          </table:table-cell>
          <table:table-cell office:value-type="string" calcext:value-type="string">
            <text:p>-577,546.84</text:p>
          </table:table-cell>
          <table:table-cell office:value-type="float" office:value="0.81" calcext:value-type="float">
            <text:p><text:s/>0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803" calcext:value-type="float">
            <text:p>28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153-001002-APLICA F# 8363 NOTA DE CREDITO</text:p>
          </table:table-cell>
        </table:table-row>
        <table:table-row table:style-name="ro6">
          <table:table-cell office:value-type="float" office:value="6379" calcext:value-type="float">
            <text:p>6379</text:p>
          </table:table-cell>
          <table:table-cell office:value-type="string" calcext:value-type="string">
            <text:p>-576,935.24</text:p>
          </table:table-cell>
          <table:table-cell office:value-type="float" office:value="611.6" calcext:value-type="float">
            <text:p><text:s/>611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603" calcext:value-type="float">
            <text:p>28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0732-000000-CI APLICA FACT #732 FACTURA PA</text:p>
          </table:table-cell>
        </table:table-row>
        <table:table-row table:style-name="ro6">
          <table:table-cell office:value-type="float" office:value="6380" calcext:value-type="float">
            <text:p>6380</text:p>
          </table:table-cell>
          <table:table-cell office:value-type="string" calcext:value-type="string">
            <text:p>-576,173.15</text:p>
          </table:table-cell>
          <table:table-cell office:value-type="float" office:value="762.09" calcext:value-type="float">
            <text:p><text:s/>762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703" calcext:value-type="float">
            <text:p>284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8072-000001-GRAIMAN - F #8072: REVERSO DE </text:p>
          </table:table-cell>
        </table:table-row>
        <table:table-row table:style-name="ro6">
          <table:table-cell office:value-type="float" office:value="6381" calcext:value-type="float">
            <text:p>6381</text:p>
          </table:table-cell>
          <table:table-cell office:value-type="string" calcext:value-type="string">
            <text:p>-576,366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103" calcext:value-type="float">
            <text:p>28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321802-000000-CORDELERIA NACIONAL - NC #3218</text:p>
          </table:table-cell>
        </table:table-row>
        <table:table-row table:style-name="ro6">
          <table:table-cell office:value-type="float" office:value="6382" calcext:value-type="float">
            <text:p>6382</text:p>
          </table:table-cell>
          <table:table-cell office:value-type="string" calcext:value-type="string">
            <text:p>-576,173.15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103" calcext:value-type="float">
            <text:p>28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321802-000000-CORDELERIA NACIONAL - NC #3218</text:p>
          </table:table-cell>
        </table:table-row>
        <table:table-row table:style-name="ro6">
          <table:table-cell office:value-type="float" office:value="6383" calcext:value-type="float">
            <text:p>6383</text:p>
          </table:table-cell>
          <table:table-cell office:value-type="string" calcext:value-type="string">
            <text:p>-576,209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203" calcext:value-type="float">
            <text:p>285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0895-000001-JANETH CHUNGA - TR #895: REGUL</text:p>
          </table:table-cell>
        </table:table-row>
        <table:table-row table:style-name="ro6">
          <table:table-cell office:value-type="float" office:value="6384" calcext:value-type="float">
            <text:p>6384</text:p>
          </table:table-cell>
          <table:table-cell office:value-type="string" calcext:value-type="string">
            <text:p>-576,173.15</text:p>
          </table:table-cell>
          <table:table-cell office:value-type="float" office:value="35.99" calcext:value-type="float">
            <text:p><text:s/>35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aneth Chunga - Chk #895: Aplicación de Anticipo</text:p>
          </table:table-cell>
        </table:table-row>
        <table:table-row table:style-name="ro6">
          <table:table-cell office:value-type="float" office:value="6385" calcext:value-type="float">
            <text:p>6385</text:p>
          </table:table-cell>
          <table:table-cell office:value-type="string" calcext:value-type="string">
            <text:p>-576,175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6" calcext:value-type="float">
            <text:p><text:s/>2.60 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703" calcext:value-type="float">
            <text:p>285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C 000000001-000000-JOSE MIÑO: REGULARIZACIÓN DE S</text:p>
          </table:table-cell>
        </table:table-row>
        <table:table-row table:style-name="ro6">
          <table:table-cell office:value-type="float" office:value="6386" calcext:value-type="float">
            <text:p>6386</text:p>
          </table:table-cell>
          <table:table-cell office:value-type="string" calcext:value-type="string">
            <text:p>-576,173.15</text:p>
          </table:table-cell>
          <table:table-cell office:value-type="float" office:value="2.6" calcext:value-type="float">
            <text:p><text:s/>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Jose Miño: Aplicación de Anticipo a Proveedor</text:p>
          </table:table-cell>
        </table:table-row>
        <table:table-row table:style-name="ro6">
          <table:table-cell office:value-type="float" office:value="6387" calcext:value-type="float">
            <text:p>6387</text:p>
          </table:table-cell>
          <table:table-cell office:value-type="string" calcext:value-type="string">
            <text:p>-575,537.07</text:p>
          </table:table-cell>
          <table:table-cell office:value-type="float" office:value="636.08" calcext:value-type="float">
            <text:p><text:s/>6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7602 MACHALA - F #2118: APLICACIÓN DE ANTICIPO</text:p>
          </table:table-cell>
        </table:table-row>
        <table:table-row table:style-name="ro6">
          <table:table-cell office:value-type="float" office:value="6388" calcext:value-type="float">
            <text:p>6388</text:p>
          </table:table-cell>
          <table:table-cell office:value-type="string" calcext:value-type="string">
            <text:p>-576,48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52.38" calcext:value-type="float">
            <text:p><text:s/>952.3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0202" calcext:value-type="float">
            <text:p>260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865-0 SUDAMTEL CIA. LTDA :</text:p>
          </table:table-cell>
        </table:table-row>
        <table:table-row table:style-name="ro6">
          <table:table-cell office:value-type="float" office:value="6389" calcext:value-type="float">
            <text:p>6389</text:p>
          </table:table-cell>
          <table:table-cell office:value-type="string" calcext:value-type="string">
            <text:p>-576,569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.47" calcext:value-type="float">
            <text:p><text:s/>80.47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9202" calcext:value-type="float">
            <text:p>269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01-0 JORCHU SA :</text:p>
          </table:table-cell>
        </table:table-row>
        <table:table-row table:style-name="ro6">
          <table:table-cell office:value-type="float" office:value="6390" calcext:value-type="float">
            <text:p>6390</text:p>
          </table:table-cell>
          <table:table-cell office:value-type="string" calcext:value-type="string">
            <text:p>-576,726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.14" calcext:value-type="float">
            <text:p><text:s/>156.14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0502" calcext:value-type="float">
            <text:p>270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14-0 CONECEL S.A. :</text:p>
          </table:table-cell>
        </table:table-row>
        <table:table-row table:style-name="ro6">
          <table:table-cell office:value-type="float" office:value="6391" calcext:value-type="float">
            <text:p>6391</text:p>
          </table:table-cell>
          <table:table-cell office:value-type="string" calcext:value-type="string">
            <text:p>-577,311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1902" calcext:value-type="float">
            <text:p>27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26-0 ZURICH SEGUROS ECU :</text:p>
          </table:table-cell>
        </table:table-row>
        <table:table-row table:style-name="ro6">
          <table:table-cell office:value-type="float" office:value="6392" calcext:value-type="float">
            <text:p>6392</text:p>
          </table:table-cell>
          <table:table-cell office:value-type="string" calcext:value-type="string">
            <text:p>-577,399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7.88" calcext:value-type="float">
            <text:p><text:s/>87.8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3" calcext:value-type="float">
            <text:p>6393</text:p>
          </table:table-cell>
          <table:table-cell office:value-type="string" calcext:value-type="string">
            <text:p>-577,581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4" calcext:value-type="float">
            <text:p>6394</text:p>
          </table:table-cell>
          <table:table-cell office:value-type="string" calcext:value-type="string">
            <text:p>-577,764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5" calcext:value-type="float">
            <text:p>6395</text:p>
          </table:table-cell>
          <table:table-cell office:value-type="string" calcext:value-type="string">
            <text:p>-577,863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6" calcext:value-type="float">
            <text:p>6396</text:p>
          </table:table-cell>
          <table:table-cell office:value-type="string" calcext:value-type="string">
            <text:p>-577,96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" calcext:value-type="float">
            <text:p><text:s/>99.0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7" calcext:value-type="float">
            <text:p>6397</text:p>
          </table:table-cell>
          <table:table-cell office:value-type="string" calcext:value-type="string">
            <text:p>-578,022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.4" calcext:value-type="float">
            <text:p><text:s/>59.4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002" calcext:value-type="float">
            <text:p>28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0-0 FIGUEROA BOLAÑOS J :</text:p>
          </table:table-cell>
        </table:table-row>
        <table:table-row table:style-name="ro6">
          <table:table-cell office:value-type="float" office:value="6398" calcext:value-type="float">
            <text:p>6398</text:p>
          </table:table-cell>
          <table:table-cell office:value-type="string" calcext:value-type="string">
            <text:p>-580,403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1.4" calcext:value-type="float">
            <text:p><text:s/>2,381.4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6-0 BRENSAM BONILLA S. :</text:p>
          </table:table-cell>
        </table:table-row>
        <table:table-row table:style-name="ro6">
          <table:table-cell office:value-type="float" office:value="6399" calcext:value-type="float">
            <text:p>6399</text:p>
          </table:table-cell>
          <table:table-cell office:value-type="string" calcext:value-type="string">
            <text:p>-581,329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26.1" calcext:value-type="float">
            <text:p><text:s/>926.10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5602" calcext:value-type="float">
            <text:p>285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76-0 BRENSAM BONILLA S. :</text:p>
          </table:table-cell>
        </table:table-row>
        <table:table-row table:style-name="ro6">
          <table:table-cell office:value-type="float" office:value="6400" calcext:value-type="float">
            <text:p>6400</text:p>
          </table:table-cell>
          <table:table-cell office:value-type="string" calcext:value-type="string">
            <text:p>-580,423.53</text:p>
          </table:table-cell>
          <table:table-cell office:value-type="float" office:value="906.19" calcext:value-type="float">
            <text:p><text:s/>906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202" calcext:value-type="float">
            <text:p>301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7-0 CONSTRUCCION MATUT :TABLA SEMIDURA- CUART</text:p>
          </table:table-cell>
        </table:table-row>
        <table:table-row table:style-name="ro6">
          <table:table-cell office:value-type="float" office:value="6401" calcext:value-type="float">
            <text:p>6401</text:p>
          </table:table-cell>
          <table:table-cell office:value-type="string" calcext:value-type="string">
            <text:p>-579,833.89</text:p>
          </table:table-cell>
          <table:table-cell office:value-type="float" office:value="589.64" calcext:value-type="float">
            <text:p><text:s/>589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102" calcext:value-type="float">
            <text:p>301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6-0 COMERCIAL KYWI S.A :SYKA PREMIUM 5KG</text:p>
          </table:table-cell>
        </table:table-row>
        <table:table-row table:style-name="ro6">
          <table:table-cell office:value-type="float" office:value="6402" calcext:value-type="float">
            <text:p>6402</text:p>
          </table:table-cell>
          <table:table-cell office:value-type="string" calcext:value-type="string">
            <text:p>-576,098.07</text:p>
          </table:table-cell>
          <table:table-cell office:value-type="float" office:value="3735.82" calcext:value-type="float">
            <text:p><text:s/>3,735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202" calcext:value-type="float">
            <text:p>303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6-0 <text:s/>SALVACERO CIA. LT :CEMENTO HOLCIM FUERTE </text:p>
          </table:table-cell>
        </table:table-row>
        <table:table-row table:style-name="ro6">
          <table:table-cell office:value-type="float" office:value="6403" calcext:value-type="float">
            <text:p>6403</text:p>
          </table:table-cell>
          <table:table-cell office:value-type="string" calcext:value-type="string">
            <text:p>-574,356.02</text:p>
          </table:table-cell>
          <table:table-cell office:value-type="float" office:value="1742.05" calcext:value-type="float">
            <text:p><text:s/>1,742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502" calcext:value-type="float">
            <text:p>303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8-0 HORMIGONES Y PISOS :ADOQUIN HOLANDES 8 CM </text:p>
          </table:table-cell>
        </table:table-row>
        <table:table-row table:style-name="ro6">
          <table:table-cell office:value-type="float" office:value="6404" calcext:value-type="float">
            <text:p>6404</text:p>
          </table:table-cell>
          <table:table-cell office:value-type="string" calcext:value-type="string">
            <text:p>-573,627.76</text:p>
          </table:table-cell>
          <table:table-cell office:value-type="float" office:value="728.26" calcext:value-type="float">
            <text:p><text:s/>728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MALLA HEXAGONAL 1/2" 1</text:p>
          </table:table-cell>
        </table:table-row>
        <table:table-row table:style-name="ro6">
          <table:table-cell office:value-type="float" office:value="6405" calcext:value-type="float">
            <text:p>6405</text:p>
          </table:table-cell>
          <table:table-cell office:value-type="string" calcext:value-type="string">
            <text:p>-573,618.23</text:p>
          </table:table-cell>
          <table:table-cell office:value-type="float" office:value="9.53" calcext:value-type="float">
            <text:p><text:s/>9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DISCO CORTE METAL 7" X</text:p>
          </table:table-cell>
        </table:table-row>
        <table:table-row table:style-name="ro6">
          <table:table-cell office:value-type="float" office:value="6406" calcext:value-type="float">
            <text:p>6406</text:p>
          </table:table-cell>
          <table:table-cell office:value-type="string" calcext:value-type="string">
            <text:p>-573,601.34</text:p>
          </table:table-cell>
          <table:table-cell office:value-type="float" office:value="16.89" calcext:value-type="float">
            <text:p><text:s/>16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PILA ALCALINA MAX "C" </text:p>
          </table:table-cell>
        </table:table-row>
        <table:table-row table:style-name="ro6">
          <table:table-cell office:value-type="float" office:value="6407" calcext:value-type="float">
            <text:p>6407</text:p>
          </table:table-cell>
          <table:table-cell office:value-type="string" calcext:value-type="string">
            <text:p>-573,191.27</text:p>
          </table:table-cell>
          <table:table-cell office:value-type="float" office:value="410.07" calcext:value-type="float">
            <text:p><text:s/>410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602" calcext:value-type="float">
            <text:p>303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9-0 ALVARADO CEDEÑO AG :MALLA TEJIDA IDEAL ALA</text:p>
          </table:table-cell>
        </table:table-row>
        <table:table-row table:style-name="ro6">
          <table:table-cell office:value-type="float" office:value="6408" calcext:value-type="float">
            <text:p>6408</text:p>
          </table:table-cell>
          <table:table-cell office:value-type="string" calcext:value-type="string">
            <text:p>-567,886.04</text:p>
          </table:table-cell>
          <table:table-cell office:value-type="float" office:value="5305.23" calcext:value-type="float">
            <text:p><text:s/>5,305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(17 ) ARENA- (108) PIE</text:p>
          </table:table-cell>
        </table:table-row>
        <table:table-row table:style-name="ro6">
          <table:table-cell office:value-type="float" office:value="6409" calcext:value-type="float">
            <text:p>6409</text:p>
          </table:table-cell>
          <table:table-cell office:value-type="string" calcext:value-type="string">
            <text:p>-566,783.54</text:p>
          </table:table-cell>
          <table:table-cell office:value-type="float" office:value="1102.5" calcext:value-type="float">
            <text:p><text:s/>1,10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CISCO PARA PRYECTO UG</text:p>
          </table:table-cell>
        </table:table-row>
        <table:table-row table:style-name="ro6">
          <table:table-cell office:value-type="float" office:value="6410" calcext:value-type="float">
            <text:p>6410</text:p>
          </table:table-cell>
          <table:table-cell office:value-type="string" calcext:value-type="string">
            <text:p>-565,407.62</text:p>
          </table:table-cell>
          <table:table-cell office:value-type="float" office:value="1375.92" calcext:value-type="float">
            <text:p><text:s/>1,375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702" calcext:value-type="float">
            <text:p>303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0-0 BRENSAM BONILLA S. :ARENA PROYECTO UG</text:p>
          </table:table-cell>
        </table:table-row>
        <table:table-row table:style-name="ro6">
          <table:table-cell office:value-type="float" office:value="6411" calcext:value-type="float">
            <text:p>6411</text:p>
          </table:table-cell>
          <table:table-cell office:value-type="string" calcext:value-type="string">
            <text:p>-565,105.12</text:p>
          </table:table-cell>
          <table:table-cell office:value-type="float" office:value="302.5" calcext:value-type="float">
            <text:p><text:s/>30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 DE GUARDIANIA</text:p>
          </table:table-cell>
        </table:table-row>
        <table:table-row table:style-name="ro6">
          <table:table-cell office:value-type="float" office:value="6412" calcext:value-type="float">
            <text:p>6412</text:p>
          </table:table-cell>
          <table:table-cell office:value-type="string" calcext:value-type="string">
            <text:p>-564,610.12</text:p>
          </table:table-cell>
          <table:table-cell office:value-type="float" office:value="495" calcext:value-type="float">
            <text:p><text:s/>4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 GUARDIANIA</text:p>
          </table:table-cell>
        </table:table-row>
        <table:table-row table:style-name="ro6">
          <table:table-cell office:value-type="float" office:value="6413" calcext:value-type="float">
            <text:p>6413</text:p>
          </table:table-cell>
          <table:table-cell office:value-type="string" calcext:value-type="string">
            <text:p>-564,527.62</text:p>
          </table:table-cell>
          <table:table-cell office:value-type="float" office:value="82.5" calcext:value-type="float">
            <text:p><text:s/>8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 GUARDIANIA</text:p>
          </table:table-cell>
        </table:table-row>
        <table:table-row table:style-name="ro6">
          <table:table-cell office:value-type="float" office:value="6414" calcext:value-type="float">
            <text:p>6414</text:p>
          </table:table-cell>
          <table:table-cell office:value-type="string" calcext:value-type="string">
            <text:p>-563,174.62</text:p>
          </table:table-cell>
          <table:table-cell office:value-type="float" office:value="1353" calcext:value-type="float">
            <text:p><text:s/>1,35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S DE GUARDIANA</text:p>
          </table:table-cell>
        </table:table-row>
        <table:table-row table:style-name="ro6">
          <table:table-cell office:value-type="float" office:value="6415" calcext:value-type="float">
            <text:p>6415</text:p>
          </table:table-cell>
          <table:table-cell office:value-type="string" calcext:value-type="string">
            <text:p>-563,092.68</text:p>
          </table:table-cell>
          <table:table-cell office:value-type="float" office:value="81.94" calcext:value-type="float">
            <text:p><text:s/>8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802" calcext:value-type="float">
            <text:p>303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1-0 CAJAMARCA PROTECTI :SERVICIOS DE GUARDIANI</text:p>
          </table:table-cell>
        </table:table-row>
        <table:table-row table:style-name="ro6">
          <table:table-cell office:value-type="float" office:value="6416" calcext:value-type="float">
            <text:p>6416</text:p>
          </table:table-cell>
          <table:table-cell office:value-type="string" calcext:value-type="string">
            <text:p>-562,201.68</text:p>
          </table:table-cell>
          <table:table-cell office:value-type="float" office:value="891" calcext:value-type="float">
            <text:p><text:s/>89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902" calcext:value-type="float">
            <text:p>303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2-0 CARGARAUSTRAL S.A. :SERVICIO DE TRANSPORTE</text:p>
          </table:table-cell>
        </table:table-row>
        <table:table-row table:style-name="ro6">
          <table:table-cell office:value-type="float" office:value="6417" calcext:value-type="float">
            <text:p>6417</text:p>
          </table:table-cell>
          <table:table-cell office:value-type="string" calcext:value-type="string">
            <text:p>-561,865.08</text:p>
          </table:table-cell>
          <table:table-cell office:value-type="float" office:value="336.6" calcext:value-type="float">
            <text:p><text:s/>33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902" calcext:value-type="float">
            <text:p>303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2-0 CARGARAUSTRAL S.A. :SERVICIO DE TRANSPORTE</text:p>
          </table:table-cell>
        </table:table-row>
        <table:table-row table:style-name="ro6">
          <table:table-cell office:value-type="float" office:value="6418" calcext:value-type="float">
            <text:p>6418</text:p>
          </table:table-cell>
          <table:table-cell office:value-type="string" calcext:value-type="string">
            <text:p>-561,536.07</text:p>
          </table:table-cell>
          <table:table-cell office:value-type="float" office:value="329.01" calcext:value-type="float">
            <text:p><text:s/>32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RUEDAS LLANTAS ANTIPIN</text:p>
          </table:table-cell>
        </table:table-row>
        <table:table-row table:style-name="ro6">
          <table:table-cell office:value-type="float" office:value="6419" calcext:value-type="float">
            <text:p>6419</text:p>
          </table:table-cell>
          <table:table-cell office:value-type="string" calcext:value-type="string">
            <text:p>-560,789.52</text:p>
          </table:table-cell>
          <table:table-cell office:value-type="float" office:value="746.55" calcext:value-type="float">
            <text:p><text:s/>746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SACO DE PIEDRA GRANITO</text:p>
          </table:table-cell>
        </table:table-row>
        <table:table-row table:style-name="ro6">
          <table:table-cell office:value-type="float" office:value="6420" calcext:value-type="float">
            <text:p>6420</text:p>
          </table:table-cell>
          <table:table-cell office:value-type="string" calcext:value-type="string">
            <text:p>-560,661.54</text:p>
          </table:table-cell>
          <table:table-cell office:value-type="float" office:value="127.98" calcext:value-type="float">
            <text:p><text:s/>127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002" calcext:value-type="float">
            <text:p>304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3-0 GARCIA ALAÑA VICTO :PLANCHA PLYWOOD 3MM - </text:p>
          </table:table-cell>
        </table:table-row>
        <table:table-row table:style-name="ro6">
          <table:table-cell office:value-type="float" office:value="6421" calcext:value-type="float">
            <text:p>6421</text:p>
          </table:table-cell>
          <table:table-cell office:value-type="string" calcext:value-type="string">
            <text:p>-554,101.95</text:p>
          </table:table-cell>
          <table:table-cell office:value-type="float" office:value="6559.59" calcext:value-type="float">
            <text:p><text:s/>6,559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CORTES PAVIMENTO EN AC</text:p>
          </table:table-cell>
        </table:table-row>
        <table:table-row table:style-name="ro6">
          <table:table-cell office:value-type="float" office:value="6422" calcext:value-type="float">
            <text:p>6422</text:p>
          </table:table-cell>
          <table:table-cell office:value-type="string" calcext:value-type="string">
            <text:p>-551,710.31</text:p>
          </table:table-cell>
          <table:table-cell office:value-type="float" office:value="2391.64" calcext:value-type="float">
            <text:p><text:s/>2,391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REPOSICION DE ACERA (L</text:p>
          </table:table-cell>
        </table:table-row>
        <table:table-row table:style-name="ro6">
          <table:table-cell office:value-type="float" office:value="6423" calcext:value-type="float">
            <text:p>6423</text:p>
          </table:table-cell>
          <table:table-cell office:value-type="string" calcext:value-type="string">
            <text:p>-546,710.31</text:p>
          </table:table-cell>
          <table:table-cell office:value-type="float" office:value="5000" calcext:value-type="float">
            <text:p><text:s/>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102" calcext:value-type="float">
            <text:p>304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4-0 NUÑEZ CALLE JOSE A :CANALIZACION DE MONODU</text:p>
          </table:table-cell>
        </table:table-row>
        <table:table-row table:style-name="ro6">
          <table:table-cell office:value-type="float" office:value="6424" calcext:value-type="float">
            <text:p>6424</text:p>
          </table:table-cell>
          <table:table-cell office:value-type="string" calcext:value-type="string">
            <text:p>-544,274.00</text:p>
          </table:table-cell>
          <table:table-cell office:value-type="float" office:value="2436.31" calcext:value-type="float">
            <text:p><text:s/>2,436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302" calcext:value-type="float">
            <text:p>305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5-0 PINTUSARIATO S.A. :SUPREMO SATIN BLANCO- </text:p>
          </table:table-cell>
        </table:table-row>
        <table:table-row table:style-name="ro6">
          <table:table-cell office:value-type="float" office:value="6425" calcext:value-type="float">
            <text:p>6425</text:p>
          </table:table-cell>
          <table:table-cell office:value-type="string" calcext:value-type="string">
            <text:p>-542,915.10</text:p>
          </table:table-cell>
          <table:table-cell office:value-type="float" office:value="1358.9" calcext:value-type="float">
            <text:p><text:s/>1,358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LQUILER CAMI</text:p>
          </table:table-cell>
        </table:table-row>
        <table:table-row table:style-name="ro6">
          <table:table-cell office:value-type="float" office:value="6426" calcext:value-type="float">
            <text:p>6426</text:p>
          </table:table-cell>
          <table:table-cell office:value-type="string" calcext:value-type="string">
            <text:p>-542,244.54</text:p>
          </table:table-cell>
          <table:table-cell office:value-type="float" office:value="670.56" calcext:value-type="float">
            <text:p><text:s/>670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ESALOJO HECHO A MANO</text:p>
          </table:table-cell>
        </table:table-row>
        <table:table-row table:style-name="ro6">
          <table:table-cell office:value-type="float" office:value="6427" calcext:value-type="float">
            <text:p>6427</text:p>
          </table:table-cell>
          <table:table-cell office:value-type="string" calcext:value-type="string">
            <text:p>-542,163.26</text:p>
          </table:table-cell>
          <table:table-cell office:value-type="float" office:value="81.28" calcext:value-type="float">
            <text:p><text:s/>81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CAMBIO 4 LLANTAS DE MI</text:p>
          </table:table-cell>
        </table:table-row>
        <table:table-row table:style-name="ro6">
          <table:table-cell office:value-type="float" office:value="6428" calcext:value-type="float">
            <text:p>6428</text:p>
          </table:table-cell>
          <table:table-cell office:value-type="string" calcext:value-type="string">
            <text:p>-542,121.60</text:p>
          </table:table-cell>
          <table:table-cell office:value-type="float" office:value="41.66" calcext:value-type="float">
            <text:p><text:s/>41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COPLE NUEVO </text:p>
          </table:table-cell>
        </table:table-row>
        <table:table-row table:style-name="ro6">
          <table:table-cell office:value-type="float" office:value="6429" calcext:value-type="float">
            <text:p>6429</text:p>
          </table:table-cell>
          <table:table-cell office:value-type="string" calcext:value-type="string">
            <text:p>-541,445.45</text:p>
          </table:table-cell>
          <table:table-cell office:value-type="float" office:value="676.15" calcext:value-type="float">
            <text:p><text:s/>676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, REPARAC</text:p>
          </table:table-cell>
        </table:table-row>
        <table:table-row table:style-name="ro6">
          <table:table-cell office:value-type="float" office:value="6430" calcext:value-type="float">
            <text:p>6430</text:p>
          </table:table-cell>
          <table:table-cell office:value-type="string" calcext:value-type="string">
            <text:p>-541,384.49</text:p>
          </table:table-cell>
          <table:table-cell office:value-type="float" office:value="60.96" calcext:value-type="float">
            <text:p><text:s/>6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GUERA HIDRAULICA PA</text:p>
          </table:table-cell>
        </table:table-row>
        <table:table-row table:style-name="ro6">
          <table:table-cell office:value-type="float" office:value="6431" calcext:value-type="float">
            <text:p>6431</text:p>
          </table:table-cell>
          <table:table-cell office:value-type="string" calcext:value-type="string">
            <text:p>-540,988.25</text:p>
          </table:table-cell>
          <table:table-cell office:value-type="float" office:value="396.24" calcext:value-type="float">
            <text:p><text:s/>39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Y REPARA</text:p>
          </table:table-cell>
        </table:table-row>
        <table:table-row table:style-name="ro6">
          <table:table-cell office:value-type="float" office:value="6432" calcext:value-type="float">
            <text:p>6432</text:p>
          </table:table-cell>
          <table:table-cell office:value-type="string" calcext:value-type="string">
            <text:p>-540,671.26</text:p>
          </table:table-cell>
          <table:table-cell office:value-type="float" office:value="316.99" calcext:value-type="float">
            <text:p><text:s/>316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Y REPARA</text:p>
          </table:table-cell>
        </table:table-row>
        <table:table-row table:style-name="ro6">
          <table:table-cell office:value-type="float" office:value="6433" calcext:value-type="float">
            <text:p>6433</text:p>
          </table:table-cell>
          <table:table-cell office:value-type="string" calcext:value-type="string">
            <text:p>-539,340.93</text:p>
          </table:table-cell>
          <table:table-cell office:value-type="float" office:value="1330.33" calcext:value-type="float">
            <text:p><text:s/>1,330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DE ALQUILER D</text:p>
          </table:table-cell>
        </table:table-row>
        <table:table-row table:style-name="ro6">
          <table:table-cell office:value-type="float" office:value="6434" calcext:value-type="float">
            <text:p>6434</text:p>
          </table:table-cell>
          <table:table-cell office:value-type="string" calcext:value-type="string">
            <text:p>-539,248.47</text:p>
          </table:table-cell>
          <table:table-cell office:value-type="float" office:value="92.46" calcext:value-type="float">
            <text:p><text:s/>92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GUERA HIDRAULICA CO</text:p>
          </table:table-cell>
        </table:table-row>
        <table:table-row table:style-name="ro6">
          <table:table-cell office:value-type="float" office:value="6435" calcext:value-type="float">
            <text:p>6435</text:p>
          </table:table-cell>
          <table:table-cell office:value-type="string" calcext:value-type="string">
            <text:p>-538,994.47</text:p>
          </table:table-cell>
          <table:table-cell office:value-type="float" office:value="254" calcext:value-type="float">
            <text:p><text:s/>2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GUERA HIDRAULICA DE</text:p>
          </table:table-cell>
        </table:table-row>
        <table:table-row table:style-name="ro6">
          <table:table-cell office:value-type="float" office:value="6436" calcext:value-type="float">
            <text:p>6436</text:p>
          </table:table-cell>
          <table:table-cell office:value-type="string" calcext:value-type="string">
            <text:p>-536,007.43</text:p>
          </table:table-cell>
          <table:table-cell office:value-type="float" office:value="2987.04" calcext:value-type="float">
            <text:p><text:s/>2,98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LQUILER RETR</text:p>
          </table:table-cell>
        </table:table-row>
        <table:table-row table:style-name="ro6">
          <table:table-cell office:value-type="float" office:value="6437" calcext:value-type="float">
            <text:p>6437</text:p>
          </table:table-cell>
          <table:table-cell office:value-type="string" calcext:value-type="string">
            <text:p>-529,819.99</text:p>
          </table:table-cell>
          <table:table-cell office:value-type="float" office:value="6187.44" calcext:value-type="float">
            <text:p><text:s/>6,18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TRANSPORTE DE</text:p>
          </table:table-cell>
        </table:table-row>
        <table:table-row table:style-name="ro6">
          <table:table-cell office:value-type="float" office:value="6438" calcext:value-type="float">
            <text:p>6438</text:p>
          </table:table-cell>
          <table:table-cell office:value-type="string" calcext:value-type="string">
            <text:p>-529,768.17</text:p>
          </table:table-cell>
          <table:table-cell office:value-type="float" office:value="51.82" calcext:value-type="float">
            <text:p><text:s/>51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Y ACOPLE</text:p>
          </table:table-cell>
        </table:table-row>
        <table:table-row table:style-name="ro6">
          <table:table-cell office:value-type="float" office:value="6439" calcext:value-type="float">
            <text:p>6439</text:p>
          </table:table-cell>
          <table:table-cell office:value-type="string" calcext:value-type="string">
            <text:p>-529,682.83</text:p>
          </table:table-cell>
          <table:table-cell office:value-type="float" office:value="85.34" calcext:value-type="float">
            <text:p><text:s/>85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ESALOJO EN UN CRUCE C</text:p>
          </table:table-cell>
        </table:table-row>
        <table:table-row table:style-name="ro6">
          <table:table-cell office:value-type="float" office:value="6440" calcext:value-type="float">
            <text:p>6440</text:p>
          </table:table-cell>
          <table:table-cell office:value-type="string" calcext:value-type="string">
            <text:p>-527,793.07</text:p>
          </table:table-cell>
          <table:table-cell office:value-type="float" office:value="1889.76" calcext:value-type="float">
            <text:p><text:s/>1,889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DOS MANTENIMIENTOS DE </text:p>
          </table:table-cell>
        </table:table-row>
        <table:table-row table:style-name="ro6">
          <table:table-cell office:value-type="float" office:value="6441" calcext:value-type="float">
            <text:p>6441</text:p>
          </table:table-cell>
          <table:table-cell office:value-type="string" calcext:value-type="string">
            <text:p>-524,306.16</text:p>
          </table:table-cell>
          <table:table-cell office:value-type="float" office:value="3486.91" calcext:value-type="float">
            <text:p><text:s/>3,486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SERVICIO ALQUILER DE R</text:p>
          </table:table-cell>
        </table:table-row>
        <table:table-row table:style-name="ro6">
          <table:table-cell office:value-type="float" office:value="6442" calcext:value-type="float">
            <text:p>6442</text:p>
          </table:table-cell>
          <table:table-cell office:value-type="string" calcext:value-type="string">
            <text:p>-524,184.24</text:p>
          </table:table-cell>
          <table:table-cell office:value-type="float" office:value="121.92" calcext:value-type="float">
            <text:p><text:s/>12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202" calcext:value-type="float">
            <text:p>304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5-0 TORRES RONQUILLO F :MANTENIMIENTO DE LAS P</text:p>
          </table:table-cell>
        </table:table-row>
        <table:table-row table:style-name="ro6">
          <table:table-cell office:value-type="float" office:value="6443" calcext:value-type="float">
            <text:p>6443</text:p>
          </table:table-cell>
          <table:table-cell office:value-type="string" calcext:value-type="string">
            <text:p>-523,987.74</text:p>
          </table:table-cell>
          <table:table-cell office:value-type="float" office:value="196.5" calcext:value-type="float">
            <text:p><text:s/>19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302" calcext:value-type="float">
            <text:p>304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6-0 TRANSPORTE CARGA P :4 TANQUEROS DE AGUA</text:p>
          </table:table-cell>
        </table:table-row>
        <table:table-row table:style-name="ro6">
          <table:table-cell office:value-type="float" office:value="6444" calcext:value-type="float">
            <text:p>6444</text:p>
          </table:table-cell>
          <table:table-cell office:value-type="string" calcext:value-type="string">
            <text:p>-523,692.99</text:p>
          </table:table-cell>
          <table:table-cell office:value-type="float" office:value="294.75" calcext:value-type="float">
            <text:p><text:s/>294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302" calcext:value-type="float">
            <text:p>304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6-0 TRANSPORTE CARGA P :6 TANQUEROS DE AGUA</text:p>
          </table:table-cell>
        </table:table-row>
        <table:table-row table:style-name="ro6">
          <table:table-cell office:value-type="float" office:value="6445" calcext:value-type="float">
            <text:p>6445</text:p>
          </table:table-cell>
          <table:table-cell office:value-type="string" calcext:value-type="string">
            <text:p>-523,483.52</text:p>
          </table:table-cell>
          <table:table-cell office:value-type="float" office:value="209.47" calcext:value-type="float">
            <text:p><text:s/>209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402" calcext:value-type="float">
            <text:p>304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7-0 JC PORTAL DRILLING :LUBE (2)</text:p>
          </table:table-cell>
        </table:table-row>
        <table:table-row table:style-name="ro6">
          <table:table-cell office:value-type="float" office:value="6446" calcext:value-type="float">
            <text:p>6446</text:p>
          </table:table-cell>
          <table:table-cell office:value-type="string" calcext:value-type="string">
            <text:p>-523,378.78</text:p>
          </table:table-cell>
          <table:table-cell office:value-type="float" office:value="104.74" calcext:value-type="float">
            <text:p><text:s/>104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402" calcext:value-type="float">
            <text:p>304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7-0 JC PORTAL DRILLING :LUBE</text:p>
          </table:table-cell>
        </table:table-row>
        <table:table-row table:style-name="ro6">
          <table:table-cell office:value-type="float" office:value="6447" calcext:value-type="float">
            <text:p>6447</text:p>
          </table:table-cell>
          <table:table-cell office:value-type="string" calcext:value-type="string">
            <text:p>-523,319.33</text:p>
          </table:table-cell>
          <table:table-cell office:value-type="float" office:value="59.45" calcext:value-type="float">
            <text:p><text:s/>59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502" calcext:value-type="float">
            <text:p>304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8-0 SWISSOIL DEL ECUAD :MOTOROEL SAE 20W-50 SN</text:p>
          </table:table-cell>
        </table:table-row>
        <table:table-row table:style-name="ro6">
          <table:table-cell office:value-type="float" office:value="6448" calcext:value-type="float">
            <text:p>6448</text:p>
          </table:table-cell>
          <table:table-cell office:value-type="string" calcext:value-type="string">
            <text:p>-518,545.22</text:p>
          </table:table-cell>
          <table:table-cell office:value-type="float" office:value="4774.11" calcext:value-type="float">
            <text:p><text:s/>4,774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702" calcext:value-type="float">
            <text:p>304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99-0 HORMIGONES Y PISOS :ADOQUIN HOLANDES 8 CM </text:p>
          </table:table-cell>
        </table:table-row>
        <table:table-row table:style-name="ro6">
          <table:table-cell office:value-type="float" office:value="6449" calcext:value-type="float">
            <text:p>6449</text:p>
          </table:table-cell>
          <table:table-cell office:value-type="string" calcext:value-type="string">
            <text:p>-517,115.99</text:p>
          </table:table-cell>
          <table:table-cell office:value-type="float" office:value="1429.23" calcext:value-type="float">
            <text:p><text:s/>1,429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902" calcext:value-type="float">
            <text:p>304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1-0 ANCASCORP S.A. :TRABAJOS DE INSTALACIONES</text:p>
          </table:table-cell>
        </table:table-row>
        <table:table-row table:style-name="ro6">
          <table:table-cell office:value-type="float" office:value="6450" calcext:value-type="float">
            <text:p>6450</text:p>
          </table:table-cell>
          <table:table-cell office:value-type="string" calcext:value-type="string">
            <text:p>-516,840.99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902" calcext:value-type="float">
            <text:p>305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8-0 TRANSPORTE PESADO <text:s/>:ALQUILER DE GRUA</text:p>
          </table:table-cell>
        </table:table-row>
        <table:table-row table:style-name="ro6">
          <table:table-cell office:value-type="float" office:value="6451" calcext:value-type="float">
            <text:p>6451</text:p>
          </table:table-cell>
          <table:table-cell office:value-type="string" calcext:value-type="string">
            <text:p>-516,735.39</text:p>
          </table:table-cell>
          <table:table-cell office:value-type="float" office:value="105.6" calcext:value-type="float">
            <text:p><text:s/>10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1002" calcext:value-type="float">
            <text:p>301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39-0 CHRISTIAN LABANDA <text:s/>:CAMBIO DE UBICACION R</text:p>
          </table:table-cell>
        </table:table-row>
        <table:table-row table:style-name="ro6">
          <table:table-cell office:value-type="float" office:value="6452" calcext:value-type="float">
            <text:p>6452</text:p>
          </table:table-cell>
          <table:table-cell office:value-type="string" calcext:value-type="string">
            <text:p>-516,561.82</text:p>
          </table:table-cell>
          <table:table-cell office:value-type="float" office:value="173.57" calcext:value-type="float">
            <text:p><text:s/>173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002" calcext:value-type="float">
            <text:p>305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2-0 JORCHU SA :GRAPA EMT1/2" -CONECTOR EMT3/4</text:p>
          </table:table-cell>
        </table:table-row>
        <table:table-row table:style-name="ro6">
          <table:table-cell office:value-type="float" office:value="6453" calcext:value-type="float">
            <text:p>6453</text:p>
          </table:table-cell>
          <table:table-cell office:value-type="string" calcext:value-type="string">
            <text:p>-516,422.07</text:p>
          </table:table-cell>
          <table:table-cell office:value-type="float" office:value="139.75" calcext:value-type="float">
            <text:p><text:s/>139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102" calcext:value-type="float">
            <text:p>305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3-0 SUKER S.A. :ARCHIVADOR UNICO OFICIO- RESM</text:p>
          </table:table-cell>
        </table:table-row>
        <table:table-row table:style-name="ro6">
          <table:table-cell office:value-type="float" office:value="6454" calcext:value-type="float">
            <text:p>6454</text:p>
          </table:table-cell>
          <table:table-cell office:value-type="string" calcext:value-type="string">
            <text:p>-514,508.26</text:p>
          </table:table-cell>
          <table:table-cell office:value-type="float" office:value="1913.81" calcext:value-type="float">
            <text:p><text:s/>1,913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5202" calcext:value-type="float">
            <text:p>305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4-0 COMERCIALIZADORA O :CEMENTO HOLCIM FUERTE</text:p>
          </table:table-cell>
        </table:table-row>
        <table:table-row table:style-name="ro6">
          <table:table-cell office:value-type="float" office:value="6455" calcext:value-type="float">
            <text:p>6455</text:p>
          </table:table-cell>
          <table:table-cell office:value-type="string" calcext:value-type="string">
            <text:p>-503,689.90</text:p>
          </table:table-cell>
          <table:table-cell office:value-type="float" office:value="10818.36" calcext:value-type="float">
            <text:p><text:s/>10,818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8802" calcext:value-type="float">
            <text:p>30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2-0 COMERCIAL KYWI S.A :PIEDRA ARRECIFE ARENA</text:p>
          </table:table-cell>
        </table:table-row>
        <table:table-row table:style-name="ro6">
          <table:table-cell office:value-type="float" office:value="6456" calcext:value-type="float">
            <text:p>6456</text:p>
          </table:table-cell>
          <table:table-cell office:value-type="string" calcext:value-type="string">
            <text:p>-502,761.28</text:p>
          </table:table-cell>
          <table:table-cell office:value-type="float" office:value="928.62" calcext:value-type="float">
            <text:p><text:s/>928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002" calcext:value-type="float">
            <text:p>306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9-0 KRESTON AUDIT SERV :SERVICIO AUDITORIA</text:p>
          </table:table-cell>
        </table:table-row>
        <table:table-row table:style-name="ro6">
          <table:table-cell office:value-type="float" office:value="6457" calcext:value-type="float">
            <text:p>6457</text:p>
          </table:table-cell>
          <table:table-cell office:value-type="string" calcext:value-type="string">
            <text:p>-498,616.96</text:p>
          </table:table-cell>
          <table:table-cell office:value-type="float" office:value="4144.32" calcext:value-type="float">
            <text:p><text:s/>4,1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302" calcext:value-type="float">
            <text:p>306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0-0 DEMERA MORALES SAN :PLANCHAS GRANITO-SACO</text:p>
          </table:table-cell>
        </table:table-row>
        <table:table-row table:style-name="ro6">
          <table:table-cell office:value-type="float" office:value="6458" calcext:value-type="float">
            <text:p>6458</text:p>
          </table:table-cell>
          <table:table-cell office:value-type="string" calcext:value-type="string">
            <text:p>-492,164.97</text:p>
          </table:table-cell>
          <table:table-cell office:value-type="float" office:value="6451.99" calcext:value-type="float">
            <text:p><text:s/>6,451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702" calcext:value-type="float">
            <text:p>306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1-0 LIGORGURO FALCONES :ESTRUCTURAS METALICAS</text:p>
          </table:table-cell>
        </table:table-row>
        <table:table-row table:style-name="ro6">
          <table:table-cell office:value-type="float" office:value="6459" calcext:value-type="float">
            <text:p>6459</text:p>
          </table:table-cell>
          <table:table-cell office:value-type="string" calcext:value-type="string">
            <text:p>-490,657.05</text:p>
          </table:table-cell>
          <table:table-cell office:value-type="float" office:value="1507.92" calcext:value-type="float">
            <text:p><text:s/>1,507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402" calcext:value-type="float">
            <text:p>318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3-0 TORREGASI S.A. :DIESEL PREMIUM- EXTRA CON</text:p>
          </table:table-cell>
        </table:table-row>
        <table:table-row table:style-name="ro6">
          <table:table-cell office:value-type="float" office:value="6460" calcext:value-type="float">
            <text:p>6460</text:p>
          </table:table-cell>
          <table:table-cell office:value-type="string" calcext:value-type="string">
            <text:p>-488,842.67</text:p>
          </table:table-cell>
          <table:table-cell office:value-type="float" office:value="1814.38" calcext:value-type="float">
            <text:p><text:s/>1,8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502" calcext:value-type="float">
            <text:p>318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4-0 COMERCIALIZADORA O :CEMENTO HOLCIM FUERTE</text:p>
          </table:table-cell>
        </table:table-row>
        <table:table-row table:style-name="ro6">
          <table:table-cell office:value-type="float" office:value="6461" calcext:value-type="float">
            <text:p>6461</text:p>
          </table:table-cell>
          <table:table-cell office:value-type="string" calcext:value-type="string">
            <text:p>-488,257.67</text:p>
          </table:table-cell>
          <table:table-cell office:value-type="float" office:value="585" calcext:value-type="float">
            <text:p><text:s/>5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602" calcext:value-type="float">
            <text:p>318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5-0 ZURICH SEGUROS ECU :POLIZA #1006515 POR S</text:p>
          </table:table-cell>
        </table:table-row>
        <table:table-row table:style-name="ro6">
          <table:table-cell office:value-type="float" office:value="6462" calcext:value-type="float">
            <text:p>6462</text:p>
          </table:table-cell>
          <table:table-cell office:value-type="string" calcext:value-type="string">
            <text:p>-485,390.67</text:p>
          </table:table-cell>
          <table:table-cell office:value-type="float" office:value="2867" calcext:value-type="float">
            <text:p><text:s/>2,86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702" calcext:value-type="float">
            <text:p>318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6-0 ZURICH SEGUROS ECU :POLIZA DE SEGUROS POR</text:p>
          </table:table-cell>
        </table:table-row>
        <table:table-row table:style-name="ro6">
          <table:table-cell office:value-type="float" office:value="6463" calcext:value-type="float">
            <text:p>6463</text:p>
          </table:table-cell>
          <table:table-cell office:value-type="string" calcext:value-type="string">
            <text:p>-484,760.37</text:p>
          </table:table-cell>
          <table:table-cell office:value-type="float" office:value="630.3" calcext:value-type="float">
            <text:p><text:s/>63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802" calcext:value-type="float">
            <text:p>31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7-0 COMERCIALIZADORA O :PLYWOOD ECO 122 - TAB</text:p>
          </table:table-cell>
        </table:table-row>
        <table:table-row table:style-name="ro6">
          <table:table-cell office:value-type="float" office:value="6464" calcext:value-type="float">
            <text:p>6464</text:p>
          </table:table-cell>
          <table:table-cell office:value-type="string" calcext:value-type="string">
            <text:p>-482,945.99</text:p>
          </table:table-cell>
          <table:table-cell office:value-type="float" office:value="1814.38" calcext:value-type="float">
            <text:p><text:s/>1,8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802" calcext:value-type="float">
            <text:p>318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7-0 COMERCIALIZADORA O :CEMENTO HOLCIM FUERTE</text:p>
          </table:table-cell>
        </table:table-row>
        <table:table-row table:style-name="ro6">
          <table:table-cell office:value-type="float" office:value="6465" calcext:value-type="float">
            <text:p>6465</text:p>
          </table:table-cell>
          <table:table-cell office:value-type="string" calcext:value-type="string">
            <text:p>-482,812.14</text:p>
          </table:table-cell>
          <table:table-cell office:value-type="float" office:value="133.85" calcext:value-type="float">
            <text:p><text:s/>133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902" calcext:value-type="float">
            <text:p>318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8-0 CONECEL S.A. :CONSUMO CELULAR</text:p>
          </table:table-cell>
        </table:table-row>
        <table:table-row table:style-name="ro6">
          <table:table-cell office:value-type="float" office:value="6466" calcext:value-type="float">
            <text:p>6466</text:p>
          </table:table-cell>
          <table:table-cell office:value-type="string" calcext:value-type="string">
            <text:p>-482,537.14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002" calcext:value-type="float">
            <text:p>319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9-0 FACINSER S.A. FRAN :SERVICIO TECNICO INST</text:p>
          </table:table-cell>
        </table:table-row>
        <table:table-row table:style-name="ro6">
          <table:table-cell office:value-type="float" office:value="6467" calcext:value-type="float">
            <text:p>6467</text:p>
          </table:table-cell>
          <table:table-cell office:value-type="string" calcext:value-type="string">
            <text:p>-481,830.51</text:p>
          </table:table-cell>
          <table:table-cell office:value-type="float" office:value="706.63" calcext:value-type="float">
            <text:p><text:s/>706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002" calcext:value-type="float">
            <text:p>319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9-0 FACINSER S.A. FRAN :SERVICIO INSTALACIONE</text:p>
          </table:table-cell>
        </table:table-row>
        <table:table-row table:style-name="ro6">
          <table:table-cell office:value-type="float" office:value="6468" calcext:value-type="float">
            <text:p>6468</text:p>
          </table:table-cell>
          <table:table-cell office:value-type="string" calcext:value-type="string">
            <text:p>-474,066.13</text:p>
          </table:table-cell>
          <table:table-cell office:value-type="float" office:value="7764.38" calcext:value-type="float">
            <text:p><text:s/>7,76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102" calcext:value-type="float">
            <text:p>319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0-0 NUÑEZ CALLE JOSE A :CANALIZACION DE MONOD</text:p>
          </table:table-cell>
        </table:table-row>
        <table:table-row table:style-name="ro6">
          <table:table-cell office:value-type="float" office:value="6469" calcext:value-type="float">
            <text:p>6469</text:p>
          </table:table-cell>
          <table:table-cell office:value-type="string" calcext:value-type="string">
            <text:p>-473,672.83</text:p>
          </table:table-cell>
          <table:table-cell office:value-type="float" office:value="393.3" calcext:value-type="float">
            <text:p><text:s/>393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202" calcext:value-type="float">
            <text:p>319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1-0 SANIPORT S.A. :ALQUILER MENSUAL SANITARIO</text:p>
          </table:table-cell>
        </table:table-row>
        <table:table-row table:style-name="ro6">
          <table:table-cell office:value-type="float" office:value="6470" calcext:value-type="float">
            <text:p>6470</text:p>
          </table:table-cell>
          <table:table-cell office:value-type="string" calcext:value-type="string">
            <text:p>-466,802.64</text:p>
          </table:table-cell>
          <table:table-cell office:value-type="float" office:value="6870.19" calcext:value-type="float">
            <text:p><text:s/>6,870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SERVICIO DE TRANSPORT</text:p>
          </table:table-cell>
        </table:table-row>
        <table:table-row table:style-name="ro6">
          <table:table-cell office:value-type="float" office:value="6471" calcext:value-type="float">
            <text:p>6471</text:p>
          </table:table-cell>
          <table:table-cell office:value-type="string" calcext:value-type="string">
            <text:p>-466,401.32</text:p>
          </table:table-cell>
          <table:table-cell office:value-type="float" office:value="401.32" calcext:value-type="float">
            <text:p><text:s/>401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MANTENIMIENTO CONCRET</text:p>
          </table:table-cell>
        </table:table-row>
        <table:table-row table:style-name="ro6">
          <table:table-cell office:value-type="float" office:value="6472" calcext:value-type="float">
            <text:p>6472</text:p>
          </table:table-cell>
          <table:table-cell office:value-type="string" calcext:value-type="string">
            <text:p>-466,339.34</text:p>
          </table:table-cell>
          <table:table-cell office:value-type="float" office:value="61.98" calcext:value-type="float">
            <text:p><text:s/>61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MANTENIMIENTO DE CORR</text:p>
          </table:table-cell>
        </table:table-row>
        <table:table-row table:style-name="ro6">
          <table:table-cell office:value-type="float" office:value="6473" calcext:value-type="float">
            <text:p>6473</text:p>
          </table:table-cell>
          <table:table-cell office:value-type="string" calcext:value-type="string">
            <text:p>-465,699.26</text:p>
          </table:table-cell>
          <table:table-cell office:value-type="float" office:value="640.08" calcext:value-type="float">
            <text:p><text:s/>640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MANTENIMIENTO CORRECT</text:p>
          </table:table-cell>
        </table:table-row>
        <table:table-row table:style-name="ro6">
          <table:table-cell office:value-type="float" office:value="6474" calcext:value-type="float">
            <text:p>6474</text:p>
          </table:table-cell>
          <table:table-cell office:value-type="string" calcext:value-type="string">
            <text:p>-465,371.60</text:p>
          </table:table-cell>
          <table:table-cell office:value-type="float" office:value="327.66" calcext:value-type="float">
            <text:p><text:s/>327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GENERADOR YAMAHA- COR</text:p>
          </table:table-cell>
        </table:table-row>
        <table:table-row table:style-name="ro6">
          <table:table-cell office:value-type="float" office:value="6475" calcext:value-type="float">
            <text:p>6475</text:p>
          </table:table-cell>
          <table:table-cell office:value-type="string" calcext:value-type="string">
            <text:p>-463,481.84</text:p>
          </table:table-cell>
          <table:table-cell office:value-type="float" office:value="1889.76" calcext:value-type="float">
            <text:p><text:s/>1,889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SERVICIO MANTENIMIENT</text:p>
          </table:table-cell>
        </table:table-row>
        <table:table-row table:style-name="ro6">
          <table:table-cell office:value-type="float" office:value="6476" calcext:value-type="float">
            <text:p>6476</text:p>
          </table:table-cell>
          <table:table-cell office:value-type="string" calcext:value-type="string">
            <text:p>-462,313.44</text:p>
          </table:table-cell>
          <table:table-cell office:value-type="float" office:value="1168.4" calcext:value-type="float">
            <text:p><text:s/>1,16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302" calcext:value-type="float">
            <text:p>319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2-0 TORRES RONQUILLO F :SERVICIO ALQUILER CAM</text:p>
          </table:table-cell>
        </table:table-row>
        <table:table-row table:style-name="ro6">
          <table:table-cell office:value-type="float" office:value="6477" calcext:value-type="float">
            <text:p>6477</text:p>
          </table:table-cell>
          <table:table-cell office:value-type="string" calcext:value-type="string">
            <text:p>-462,166.44</text:p>
          </table:table-cell>
          <table:table-cell office:value-type="float" office:value="147" calcext:value-type="float">
            <text:p><text:s/>1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402" calcext:value-type="float">
            <text:p>319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3-0 TRANSPORTE CARGA P :3 TANQUEROS DE AGUA P</text:p>
          </table:table-cell>
        </table:table-row>
        <table:table-row table:style-name="ro6">
          <table:table-cell office:value-type="float" office:value="6478" calcext:value-type="float">
            <text:p>6478</text:p>
          </table:table-cell>
          <table:table-cell office:value-type="string" calcext:value-type="string">
            <text:p>-462,137.54</text:p>
          </table:table-cell>
          <table:table-cell office:value-type="float" office:value="28.9" calcext:value-type="float">
            <text:p><text:s/>28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502" calcext:value-type="float">
            <text:p>319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4-0 TUBERIAS PACIFICO <text:s/>:CODO CONDUIT L/R - TU</text:p>
          </table:table-cell>
        </table:table-row>
        <table:table-row table:style-name="ro6">
          <table:table-cell office:value-type="float" office:value="6479" calcext:value-type="float">
            <text:p>6479</text:p>
          </table:table-cell>
          <table:table-cell office:value-type="string" calcext:value-type="string">
            <text:p>-462,132.95</text:p>
          </table:table-cell>
          <table:table-cell office:value-type="float" office:value="4.59" calcext:value-type="float">
            <text:p><text:s/>4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502" calcext:value-type="float">
            <text:p>319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4-0 TUBERIAS PACIFICO <text:s/>:CODO CONDUIT L/R 3/4X</text:p>
          </table:table-cell>
        </table:table-row>
        <table:table-row table:style-name="ro6">
          <table:table-cell office:value-type="float" office:value="6480" calcext:value-type="float">
            <text:p>6480</text:p>
          </table:table-cell>
          <table:table-cell office:value-type="string" calcext:value-type="string">
            <text:p>-461,934.95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602" calcext:value-type="float">
            <text:p>319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5-0 WILFRIDO ZAMBRANO <text:s/>:SERVICIO TRANSPORTE V</text:p>
          </table:table-cell>
        </table:table-row>
        <table:table-row table:style-name="ro6">
          <table:table-cell office:value-type="float" office:value="6481" calcext:value-type="float">
            <text:p>6481</text:p>
          </table:table-cell>
          <table:table-cell office:value-type="string" calcext:value-type="string">
            <text:p>-460,323.14</text:p>
          </table:table-cell>
          <table:table-cell office:value-type="float" office:value="1611.81" calcext:value-type="float">
            <text:p><text:s/>1,611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702" calcext:value-type="float">
            <text:p>319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6-0 TORREGASI S.A. :F# 2557 DIESEL PREMIUM- E</text:p>
          </table:table-cell>
        </table:table-row>
        <table:table-row table:style-name="ro6">
          <table:table-cell office:value-type="float" office:value="6482" calcext:value-type="float">
            <text:p>6482</text:p>
          </table:table-cell>
          <table:table-cell office:value-type="string" calcext:value-type="string">
            <text:p>-459,198.14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802" calcext:value-type="float">
            <text:p>319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7-0 MANUEL NOGALES Y P :F# 929 HONORARIOS COM</text:p>
          </table:table-cell>
        </table:table-row>
        <table:table-row table:style-name="ro6">
          <table:table-cell office:value-type="float" office:value="6483" calcext:value-type="float">
            <text:p>6483</text:p>
          </table:table-cell>
          <table:table-cell office:value-type="string" calcext:value-type="string">
            <text:p>-456,359.49</text:p>
          </table:table-cell>
          <table:table-cell office:value-type="float" office:value="2838.65" calcext:value-type="float">
            <text:p><text:s/>2,838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9902" calcext:value-type="float">
            <text:p>319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8-0 SUMBA ORTEGA IVAN <text:s/>:F# 591 CORTE DE PAVIM</text:p>
          </table:table-cell>
        </table:table-row>
        <table:table-row table:style-name="ro6">
          <table:table-cell office:value-type="float" office:value="6484" calcext:value-type="float">
            <text:p>6484</text:p>
          </table:table-cell>
          <table:table-cell office:value-type="string" calcext:value-type="string">
            <text:p>-455,119.82</text:p>
          </table:table-cell>
          <table:table-cell office:value-type="float" office:value="1239.67" calcext:value-type="float">
            <text:p><text:s/>1,239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002" calcext:value-type="float">
            <text:p>320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29-0 SUMBA ORTEGA IVAN <text:s/>:F# 590 TRABAJOS DEL 1</text:p>
          </table:table-cell>
        </table:table-row>
        <table:table-row table:style-name="ro6">
          <table:table-cell office:value-type="float" office:value="6485" calcext:value-type="float">
            <text:p>6485</text:p>
          </table:table-cell>
          <table:table-cell office:value-type="string" calcext:value-type="string">
            <text:p>-454,216.24</text:p>
          </table:table-cell>
          <table:table-cell office:value-type="float" office:value="903.58" calcext:value-type="float">
            <text:p><text:s/>903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102" calcext:value-type="float">
            <text:p>320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0-0 SUMBA ORTEGA IVAN <text:s/>:F# 588 RETIRO DE ADOQ</text:p>
          </table:table-cell>
        </table:table-row>
        <table:table-row table:style-name="ro6">
          <table:table-cell office:value-type="float" office:value="6486" calcext:value-type="float">
            <text:p>6486</text:p>
          </table:table-cell>
          <table:table-cell office:value-type="string" calcext:value-type="string">
            <text:p>-453,397.24</text:p>
          </table:table-cell>
          <table:table-cell office:value-type="float" office:value="819" calcext:value-type="float">
            <text:p><text:s/>81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202" calcext:value-type="float">
            <text:p>320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1-0 SUMBA ORTEGA IVAN <text:s/>:</text:p>
          </table:table-cell>
        </table:table-row>
        <table:table-row table:style-name="ro6">
          <table:table-cell office:value-type="float" office:value="6487" calcext:value-type="float">
            <text:p>6487</text:p>
          </table:table-cell>
          <table:table-cell office:value-type="string" calcext:value-type="string">
            <text:p>-452,875.24</text:p>
          </table:table-cell>
          <table:table-cell office:value-type="float" office:value="522" calcext:value-type="float">
            <text:p><text:s/>52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302" calcext:value-type="float">
            <text:p>320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2-0 NAOMI ABIGAIL ZAMB :F# 006 4 PUERTAS DE M</text:p>
          </table:table-cell>
        </table:table-row>
        <table:table-row table:style-name="ro6">
          <table:table-cell office:value-type="float" office:value="6488" calcext:value-type="float">
            <text:p>6488</text:p>
          </table:table-cell>
          <table:table-cell office:value-type="string" calcext:value-type="string">
            <text:p>-452,524.90</text:p>
          </table:table-cell>
          <table:table-cell office:value-type="float" office:value="350.34" calcext:value-type="float">
            <text:p><text:s/>350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502" calcext:value-type="float">
            <text:p>320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4-0 GURUMENDI CUJILAN <text:s/>:COMPRA DE 146 BOTELLO</text:p>
          </table:table-cell>
        </table:table-row>
        <table:table-row table:style-name="ro6">
          <table:table-cell office:value-type="float" office:value="6489" calcext:value-type="float">
            <text:p>6489</text:p>
          </table:table-cell>
          <table:table-cell office:value-type="string" calcext:value-type="string">
            <text:p>-450,165.10</text:p>
          </table:table-cell>
          <table:table-cell office:value-type="float" office:value="2359.8" calcext:value-type="float">
            <text:p><text:s/>2,35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602" calcext:value-type="float">
            <text:p>32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5-0 CAJAMARCA PROTECTI :SERVICIOS GUARDIANIA</text:p>
          </table:table-cell>
        </table:table-row>
        <table:table-row table:style-name="ro6">
          <table:table-cell office:value-type="float" office:value="6490" calcext:value-type="float">
            <text:p>6490</text:p>
          </table:table-cell>
          <table:table-cell office:value-type="string" calcext:value-type="string">
            <text:p>-449,165.46</text:p>
          </table:table-cell>
          <table:table-cell office:value-type="float" office:value="999.64" calcext:value-type="float">
            <text:p><text:s/>999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602" calcext:value-type="float">
            <text:p>32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5-0 CAJAMARCA PROTECTI :SERVICIO DE GUARDIANI</text:p>
          </table:table-cell>
        </table:table-row>
        <table:table-row table:style-name="ro6">
          <table:table-cell office:value-type="float" office:value="6491" calcext:value-type="float">
            <text:p>6491</text:p>
          </table:table-cell>
          <table:table-cell office:value-type="string" calcext:value-type="string">
            <text:p>-448,752.72</text:p>
          </table:table-cell>
          <table:table-cell office:value-type="float" office:value="412.74" calcext:value-type="float">
            <text:p><text:s/>412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102" calcext:value-type="float">
            <text:p>318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1-0 DEMERA MORALES SAN :F# 1527 RESINA 15 KIL</text:p>
          </table:table-cell>
        </table:table-row>
        <table:table-row table:style-name="ro6">
          <table:table-cell office:value-type="float" office:value="6492" calcext:value-type="float">
            <text:p>6492</text:p>
          </table:table-cell>
          <table:table-cell office:value-type="string" calcext:value-type="string">
            <text:p>-448,176.81</text:p>
          </table:table-cell>
          <table:table-cell office:value-type="float" office:value="575.91" calcext:value-type="float">
            <text:p><text:s/>575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18202" calcext:value-type="float">
            <text:p>318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2-0 DEMERA MORALES SAN :F# 1535 COMPRA 20 MET</text:p>
          </table:table-cell>
        </table:table-row>
        <table:table-row table:style-name="ro6">
          <table:table-cell office:value-type="float" office:value="6493" calcext:value-type="float">
            <text:p>6493</text:p>
          </table:table-cell>
          <table:table-cell office:value-type="string" calcext:value-type="string">
            <text:p>-446,927.61</text:p>
          </table:table-cell>
          <table:table-cell office:value-type="float" office:value="1249.2" calcext:value-type="float">
            <text:p><text:s/>1,24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202" calcext:value-type="float">
            <text:p>321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3-0 MARCELO NARVÁEZ AN :ALQUILER 20 CUERPOS D</text:p>
          </table:table-cell>
        </table:table-row>
        <table:table-row table:style-name="ro6">
          <table:table-cell office:value-type="float" office:value="6494" calcext:value-type="float">
            <text:p>6494</text:p>
          </table:table-cell>
          <table:table-cell office:value-type="string" calcext:value-type="string">
            <text:p>-446,089.41</text:p>
          </table:table-cell>
          <table:table-cell office:value-type="float" office:value="838.2" calcext:value-type="float">
            <text:p><text:s/>83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302" calcext:value-type="float">
            <text:p>321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4-0 MARCELO NARVÁEZ AN :ALQUILER DE COMPACTAD</text:p>
          </table:table-cell>
        </table:table-row>
        <table:table-row table:style-name="ro6">
          <table:table-cell office:value-type="float" office:value="6495" calcext:value-type="float">
            <text:p>6495</text:p>
          </table:table-cell>
          <table:table-cell office:value-type="string" calcext:value-type="string">
            <text:p>-433,779.55</text:p>
          </table:table-cell>
          <table:table-cell office:value-type="float" office:value="12309.86" calcext:value-type="float">
            <text:p><text:s/>12,309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6: CANJE EFECTUADO EN ABRIL/2017</text:p>
          </table:table-cell>
        </table:table-row>
        <table:table-row table:style-name="ro6">
          <table:table-cell office:value-type="float" office:value="6496" calcext:value-type="float">
            <text:p>6496</text:p>
          </table:table-cell>
          <table:table-cell office:value-type="string" calcext:value-type="string">
            <text:p>-433,779.53</text:p>
          </table:table-cell>
          <table:table-cell office:value-type="float" office:value="0.02" calcext:value-type="float">
            <text:p><text:s/>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1" calcext:value-type="date">
            <text:p>01/09/2020</text:p>
          </table:table-cell>
          <table:table-cell office:value-type="string" calcext:value-type="string">
            <text:p>Comercial Kywi Aplicación de saldo a favor TR# 20 aplica a F# 1858</text:p>
          </table:table-cell>
        </table:table-row>
        <table:table-row table:style-name="ro6">
          <table:table-cell office:value-type="float" office:value="6497" calcext:value-type="float">
            <text:p>6497</text:p>
          </table:table-cell>
          <table:table-cell office:value-type="string" calcext:value-type="string">
            <text:p>-433,028.78</text:p>
          </table:table-cell>
          <table:table-cell office:value-type="float" office:value="750.75" calcext:value-type="float">
            <text:p><text:s/>750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6498" calcext:value-type="float">
            <text:p>6498</text:p>
          </table:table-cell>
          <table:table-cell office:value-type="string" calcext:value-type="string">
            <text:p>-431,151.88</text:p>
          </table:table-cell>
          <table:table-cell office:value-type="float" office:value="1876.9" calcext:value-type="float">
            <text:p><text:s/>1,876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6499" calcext:value-type="float">
            <text:p>6499</text:p>
          </table:table-cell>
          <table:table-cell office:value-type="string" calcext:value-type="string">
            <text:p>-428,103.81</text:p>
          </table:table-cell>
          <table:table-cell office:value-type="float" office:value="3048.07" calcext:value-type="float">
            <text:p><text:s/>3,048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PABLO LIGORGURO APLICACIÓN DE SALDO A FAVOR F#346 TR#141</text:p>
          </table:table-cell>
        </table:table-row>
        <table:table-row table:style-name="ro6">
          <table:table-cell office:value-type="float" office:value="6500" calcext:value-type="float">
            <text:p>6500</text:p>
          </table:table-cell>
          <table:table-cell office:value-type="string" calcext:value-type="string">
            <text:p>-427,832.73</text:p>
          </table:table-cell>
          <table:table-cell office:value-type="float" office:value="271.08" calcext:value-type="float">
            <text:p><text:s/>271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7" calcext:value-type="date">
            <text:p>07/09/2020</text:p>
          </table:table-cell>
          <table:table-cell office:value-type="string" calcext:value-type="string">
            <text:p>KITTON SA APLICACIÓN DE SALDO A FAVOR F# 4909 TR# 143</text:p>
          </table:table-cell>
        </table:table-row>
        <table:table-row table:style-name="ro6">
          <table:table-cell office:value-type="float" office:value="6501" calcext:value-type="float">
            <text:p>6501</text:p>
          </table:table-cell>
          <table:table-cell office:value-type="string" calcext:value-type="string">
            <text:p>-426,159.06</text:p>
          </table:table-cell>
          <table:table-cell office:value-type="float" office:value="1673.67" calcext:value-type="float">
            <text:p><text:s/>1,673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KITTON SA APLICACION DE SALDO A FAVOR TR# 139 F# 4895</text:p>
          </table:table-cell>
        </table:table-row>
        <table:table-row table:style-name="ro6">
          <table:table-cell office:value-type="float" office:value="6502" calcext:value-type="float">
            <text:p>6502</text:p>
          </table:table-cell>
          <table:table-cell office:value-type="string" calcext:value-type="string">
            <text:p>-426,025.55</text:p>
          </table:table-cell>
          <table:table-cell office:value-type="float" office:value="133.51" calcext:value-type="float">
            <text:p><text:s/>133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6503" calcext:value-type="float">
            <text:p>6503</text:p>
          </table:table-cell>
          <table:table-cell office:value-type="string" calcext:value-type="string">
            <text:p>-425,582.90</text:p>
          </table:table-cell>
          <table:table-cell office:value-type="float" office:value="442.65" calcext:value-type="float">
            <text:p><text:s/>442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6504" calcext:value-type="float">
            <text:p>6504</text:p>
          </table:table-cell>
          <table:table-cell office:value-type="string" calcext:value-type="string">
            <text:p>-425,092.53</text:p>
          </table:table-cell>
          <table:table-cell office:value-type="float" office:value="490.37" calcext:value-type="float">
            <text:p><text:s/>490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6505" calcext:value-type="float">
            <text:p>6505</text:p>
          </table:table-cell>
          <table:table-cell office:value-type="string" calcext:value-type="string">
            <text:p>-425,057.84</text:p>
          </table:table-cell>
          <table:table-cell office:value-type="float" office:value="34.69" calcext:value-type="float">
            <text:p><text:s/>34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6506" calcext:value-type="float">
            <text:p>6506</text:p>
          </table:table-cell>
          <table:table-cell office:value-type="string" calcext:value-type="string">
            <text:p>-424,957.42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51</text:p>
          </table:table-cell>
        </table:table-row>
        <table:table-row table:style-name="ro6">
          <table:table-cell office:value-type="float" office:value="6507" calcext:value-type="float">
            <text:p>6507</text:p>
          </table:table-cell>
          <table:table-cell office:value-type="string" calcext:value-type="string">
            <text:p>-424,947.13</text:p>
          </table:table-cell>
          <table:table-cell office:value-type="float" office:value="10.29" calcext:value-type="float">
            <text:p><text:s/>10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33</text:p>
          </table:table-cell>
        </table:table-row>
        <table:table-row table:style-name="ro6">
          <table:table-cell office:value-type="float" office:value="6508" calcext:value-type="float">
            <text:p>6508</text:p>
          </table:table-cell>
          <table:table-cell office:value-type="string" calcext:value-type="string">
            <text:p>-424,771.66</text:p>
          </table:table-cell>
          <table:table-cell office:value-type="float" office:value="175.47" calcext:value-type="float">
            <text:p><text:s/>175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2" calcext:value-type="date">
            <text:p>22/09/2020</text:p>
          </table:table-cell>
          <table:table-cell office:value-type="string" calcext:value-type="string">
            <text:p>GRAIMAN CIA APLICACIÓN DE SALDO A FAVOR F# 19435 TR# 154</text:p>
          </table:table-cell>
        </table:table-row>
        <table:table-row table:style-name="ro6">
          <table:table-cell office:value-type="float" office:value="6509" calcext:value-type="float">
            <text:p>6509</text:p>
          </table:table-cell>
          <table:table-cell office:value-type="string" calcext:value-type="string">
            <text:p>-422,710.97</text:p>
          </table:table-cell>
          <table:table-cell office:value-type="float" office:value="2060.69" calcext:value-type="float">
            <text:p><text:s/>2,060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 348 TR# 141</text:p>
          </table:table-cell>
        </table:table-row>
        <table:table-row table:style-name="ro6">
          <table:table-cell office:value-type="float" office:value="6510" calcext:value-type="float">
            <text:p>6510</text:p>
          </table:table-cell>
          <table:table-cell office:value-type="string" calcext:value-type="string">
            <text:p>-432,411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01.02" calcext:value-type="float">
            <text:p><text:s/>9,701.02 </text:p>
          </table:table-cell>
          <table:table-cell/>
          <table:table-cell office:value-type="float" office:value="1766" calcext:value-type="float">
            <text:p>17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Ligorguro Pablo: Regularizac. Anticipo 70% OC 2103 CK# 33543 girado por relacionada Tn</text:p>
          </table:table-cell>
        </table:table-row>
        <table:table-row table:style-name="ro6">
          <table:table-cell office:value-type="float" office:value="6511" calcext:value-type="float">
            <text:p>6511</text:p>
          </table:table-cell>
          <table:table-cell office:value-type="string" calcext:value-type="string">
            <text:p>-427,492.10</text:p>
          </table:table-cell>
          <table:table-cell office:value-type="float" office:value="4919.89" calcext:value-type="float">
            <text:p><text:s/>4,919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349 TR# 51</text:p>
          </table:table-cell>
        </table:table-row>
        <table:table-row table:style-name="ro6">
          <table:table-cell office:value-type="float" office:value="6512" calcext:value-type="float">
            <text:p>6512</text:p>
          </table:table-cell>
          <table:table-cell office:value-type="string" calcext:value-type="string">
            <text:p>-427,292.10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EDWIN MENDEZ COGOLLO APLICACION SALDO A FAVOR F# 628 TR# 137</text:p>
          </table:table-cell>
        </table:table-row>
        <table:table-row table:style-name="ro6">
          <table:table-cell office:value-type="float" office:value="6513" calcext:value-type="float">
            <text:p>6513</text:p>
          </table:table-cell>
          <table:table-cell office:value-type="string" calcext:value-type="string">
            <text:p>-425,310.25</text:p>
          </table:table-cell>
          <table:table-cell office:value-type="float" office:value="1981.85" calcext:value-type="float">
            <text:p><text:s/>1,98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Union Cementera Nacional Aplicacion saldo favor TR# 201 F# 701</text:p>
          </table:table-cell>
        </table:table-row>
        <table:table-row table:style-name="ro6">
          <table:table-cell office:value-type="float" office:value="6514" calcext:value-type="float">
            <text:p>6514</text:p>
          </table:table-cell>
          <table:table-cell office:value-type="string" calcext:value-type="string">
            <text:p>-416,633.75</text:p>
          </table:table-cell>
          <table:table-cell office:value-type="float" office:value="8676.5" calcext:value-type="float">
            <text:p><text:s/>8,67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Tecnovias SA Aplicacion saldo a favor TR# 100 F# 3377</text:p>
          </table:table-cell>
        </table:table-row>
        <table:table-row table:style-name="ro6">
          <table:table-cell office:value-type="float" office:value="6515" calcext:value-type="float">
            <text:p>6515</text:p>
          </table:table-cell>
          <table:table-cell office:value-type="string" calcext:value-type="string">
            <text:p>-415,937.94</text:p>
          </table:table-cell>
          <table:table-cell office:value-type="float" office:value="695.81" calcext:value-type="float">
            <text:p><text:s/>69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Union Cementera Nacional Aplicacion saldo a favor TR# 202 F# 770</text:p>
          </table:table-cell>
        </table:table-row>
        <table:table-row table:style-name="ro6">
          <table:table-cell office:value-type="float" office:value="6516" calcext:value-type="float">
            <text:p>6516</text:p>
          </table:table-cell>
          <table:table-cell office:value-type="string" calcext:value-type="string">
            <text:p>-414,739.52</text:p>
          </table:table-cell>
          <table:table-cell office:value-type="float" office:value="1198.42" calcext:value-type="float">
            <text:p><text:s/>1,198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302" calcext:value-type="float">
            <text:p>328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5-0 ELECTRONICA SIGLO <text:s/>:ELECTRONICA SIGLO21 F</text:p>
          </table:table-cell>
        </table:table-row>
        <table:table-row table:style-name="ro6">
          <table:table-cell office:value-type="float" office:value="6517" calcext:value-type="float">
            <text:p>6517</text:p>
          </table:table-cell>
          <table:table-cell office:value-type="string" calcext:value-type="string">
            <text:p>-410,226.66</text:p>
          </table:table-cell>
          <table:table-cell office:value-type="float" office:value="4512.86" calcext:value-type="float">
            <text:p><text:s/>4,51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002" calcext:value-type="float">
            <text:p>328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2-0 LIGORGURO FALCONES :LIGORGURO PABLO F# 34</text:p>
          </table:table-cell>
        </table:table-row>
        <table:table-row table:style-name="ro6">
          <table:table-cell office:value-type="float" office:value="6518" calcext:value-type="float">
            <text:p>6518</text:p>
          </table:table-cell>
          <table:table-cell office:value-type="string" calcext:value-type="string">
            <text:p>-408,524.44</text:p>
          </table:table-cell>
          <table:table-cell office:value-type="float" office:value="1702.22" calcext:value-type="float">
            <text:p><text:s/>1,702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102" calcext:value-type="float">
            <text:p>328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3-0 LIGORGURO FALCONES :LIGORGURO PABLO F# 34</text:p>
          </table:table-cell>
        </table:table-row>
        <table:table-row table:style-name="ro6">
          <table:table-cell office:value-type="float" office:value="6519" calcext:value-type="float">
            <text:p>6519</text:p>
          </table:table-cell>
          <table:table-cell office:value-type="string" calcext:value-type="string">
            <text:p>-407,508.44</text:p>
          </table:table-cell>
          <table:table-cell office:value-type="float" office:value="1016" calcext:value-type="float">
            <text:p><text:s/>1,0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202" calcext:value-type="float">
            <text:p>328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4-0 LIGORGURO FALCONES :LIGORGURO PABLO F# 34</text:p>
          </table:table-cell>
        </table:table-row>
        <table:table-row table:style-name="ro6">
          <table:table-cell office:value-type="float" office:value="6520" calcext:value-type="float">
            <text:p>6520</text:p>
          </table:table-cell>
          <table:table-cell office:value-type="string" calcext:value-type="string">
            <text:p>-407,395.97</text:p>
          </table:table-cell>
          <table:table-cell office:value-type="float" office:value="112.47" calcext:value-type="float">
            <text:p><text:s/>112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802" calcext:value-type="float">
            <text:p>327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0-0 CONECEL S.A. :CONECEL F# 3084 CONSUMO CEL</text:p>
          </table:table-cell>
        </table:table-row>
        <table:table-row table:style-name="ro6">
          <table:table-cell office:value-type="float" office:value="6521" calcext:value-type="float">
            <text:p>6521</text:p>
          </table:table-cell>
          <table:table-cell office:value-type="string" calcext:value-type="string">
            <text:p>-406,434.43</text:p>
          </table:table-cell>
          <table:table-cell office:value-type="float" office:value="961.54" calcext:value-type="float">
            <text:p><text:s/>961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902" calcext:value-type="float">
            <text:p>327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1-0 TORREGASI S.A. :TORREGASI SA F# 2651 DIES</text:p>
          </table:table-cell>
        </table:table-row>
        <table:table-row table:style-name="ro6">
          <table:table-cell office:value-type="float" office:value="6522" calcext:value-type="float">
            <text:p>6522</text:p>
          </table:table-cell>
          <table:table-cell office:value-type="string" calcext:value-type="string">
            <text:p>-405,309.43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002" calcext:value-type="float">
            <text:p>331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0-0 MANUEL NOGALES Y P :</text:p>
          </table:table-cell>
        </table:table-row>
        <table:table-row table:style-name="ro6">
          <table:table-cell office:value-type="float" office:value="6523" calcext:value-type="float">
            <text:p>6523</text:p>
          </table:table-cell>
          <table:table-cell office:value-type="string" calcext:value-type="string">
            <text:p>-405,339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97" calcext:value-type="float">
            <text:p><text:s/>29.97 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103" calcext:value-type="float">
            <text:p>30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COMERCIAL KYWI: REGULARIZACION</text:p>
          </table:table-cell>
        </table:table-row>
        <table:table-row table:style-name="ro6">
          <table:table-cell office:value-type="float" office:value="6524" calcext:value-type="float">
            <text:p>6524</text:p>
          </table:table-cell>
          <table:table-cell office:value-type="string" calcext:value-type="string">
            <text:p>-405,321.77</text:p>
          </table:table-cell>
          <table:table-cell office:value-type="float" office:value="17.63" calcext:value-type="float">
            <text:p><text:s/>17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mercial Kywi: Aplicación de Anticipo Años Anteriores</text:p>
          </table:table-cell>
        </table:table-row>
        <table:table-row table:style-name="ro6">
          <table:table-cell office:value-type="float" office:value="6525" calcext:value-type="float">
            <text:p>6525</text:p>
          </table:table-cell>
          <table:table-cell office:value-type="string" calcext:value-type="string">
            <text:p>-405,321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303" calcext:value-type="float">
            <text:p>30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CONECEL: REGULARIZACION DE SAL</text:p>
          </table:table-cell>
        </table:table-row>
        <table:table-row table:style-name="ro6">
          <table:table-cell office:value-type="float" office:value="6526" calcext:value-type="float">
            <text:p>6526</text:p>
          </table:table-cell>
          <table:table-cell office:value-type="string" calcext:value-type="string">
            <text:p>-405,321.77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necel - TR #167: Reclasificación Registro de Transferencia</text:p>
          </table:table-cell>
        </table:table-row>
        <table:table-row table:style-name="ro6">
          <table:table-cell office:value-type="float" office:value="6527" calcext:value-type="float">
            <text:p>6527</text:p>
          </table:table-cell>
          <table:table-cell office:value-type="string" calcext:value-type="string">
            <text:p>-405,321.76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raiman: Aplicación de Anticipo</text:p>
          </table:table-cell>
        </table:table-row>
        <table:table-row table:style-name="ro6">
          <table:table-cell office:value-type="float" office:value="6528" calcext:value-type="float">
            <text:p>6528</text:p>
          </table:table-cell>
          <table:table-cell office:value-type="string" calcext:value-type="string">
            <text:p>-405,322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1" calcext:value-type="float">
            <text:p><text:s/>0.31 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403" calcext:value-type="float">
            <text:p>30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GRAIMAN: REGULARIZACION DE SAL</text:p>
          </table:table-cell>
        </table:table-row>
        <table:table-row table:style-name="ro6">
          <table:table-cell office:value-type="float" office:value="6529" calcext:value-type="float">
            <text:p>6529</text:p>
          </table:table-cell>
          <table:table-cell office:value-type="string" calcext:value-type="string">
            <text:p>-405,321.77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503" calcext:value-type="float">
            <text:p>30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002-000002-GRAIMAN: REGULARIZACION DE SAL</text:p>
          </table:table-cell>
        </table:table-row>
        <table:table-row table:style-name="ro6">
          <table:table-cell office:value-type="float" office:value="6530" calcext:value-type="float">
            <text:p>6530</text:p>
          </table:table-cell>
          <table:table-cell office:value-type="string" calcext:value-type="string">
            <text:p>-404,741.25</text:p>
          </table:table-cell>
          <table:table-cell office:value-type="float" office:value="580.52" calcext:value-type="float">
            <text:p><text:s/>58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osé Rendon - TR #140: Aplicación de Anticipo</text:p>
          </table:table-cell>
        </table:table-row>
        <table:table-row table:style-name="ro6">
          <table:table-cell office:value-type="float" office:value="6531" calcext:value-type="float">
            <text:p>6531</text:p>
          </table:table-cell>
          <table:table-cell office:value-type="string" calcext:value-type="string">
            <text:p>-404,741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603" calcext:value-type="float">
            <text:p>30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JOSE RENDON: REGULARIZACION DE</text:p>
          </table:table-cell>
        </table:table-row>
        <table:table-row table:style-name="ro6">
          <table:table-cell office:value-type="float" office:value="6532" calcext:value-type="float">
            <text:p>6532</text:p>
          </table:table-cell>
          <table:table-cell office:value-type="string" calcext:value-type="string">
            <text:p>-404,74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" calcext:value-type="float">
            <text:p><text:s/>0.40 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703" calcext:value-type="float">
            <text:p>30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RICIA: REGULARIZACION DE SALDO</text:p>
          </table:table-cell>
        </table:table-row>
        <table:table-row table:style-name="ro6">
          <table:table-cell office:value-type="float" office:value="6533" calcext:value-type="float">
            <text:p>6533</text:p>
          </table:table-cell>
          <table:table-cell office:value-type="string" calcext:value-type="string">
            <text:p>-404,741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803" calcext:value-type="float">
            <text:p>30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JONATHAN CARRERA: REGULARIZACI</text:p>
          </table:table-cell>
        </table:table-row>
        <table:table-row table:style-name="ro6">
          <table:table-cell office:value-type="float" office:value="6534" calcext:value-type="float">
            <text:p>6534</text:p>
          </table:table-cell>
          <table:table-cell office:value-type="string" calcext:value-type="string">
            <text:p>-404,741.66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onathan Carrera: Aplicación de Saldo</text:p>
          </table:table-cell>
        </table:table-row>
        <table:table-row table:style-name="ro6">
          <table:table-cell office:value-type="float" office:value="6535" calcext:value-type="float">
            <text:p>6535</text:p>
          </table:table-cell>
          <table:table-cell office:value-type="string" calcext:value-type="string">
            <text:p>-407,023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6" calcext:value-type="float">
            <text:p>6536</text:p>
          </table:table-cell>
          <table:table-cell office:value-type="string" calcext:value-type="string">
            <text:p>-407,608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7" calcext:value-type="float">
            <text:p>6537</text:p>
          </table:table-cell>
          <table:table-cell office:value-type="string" calcext:value-type="string">
            <text:p>-409,89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8" calcext:value-type="float">
            <text:p>6538</text:p>
          </table:table-cell>
          <table:table-cell office:value-type="string" calcext:value-type="string">
            <text:p>-410,475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Reverso diario # 1624 Reclasific. cuenta proveedor Zurich</text:p>
          </table:table-cell>
        </table:table-row>
        <table:table-row table:style-name="ro6">
          <table:table-cell office:value-type="float" office:value="6539" calcext:value-type="float">
            <text:p>6539</text:p>
          </table:table-cell>
          <table:table-cell office:value-type="string" calcext:value-type="string">
            <text:p>-400,774.48</text:p>
          </table:table-cell>
          <table:table-cell office:value-type="float" office:value="9701.02" calcext:value-type="float">
            <text:p><text:s/>9,70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903" calcext:value-type="float">
            <text:p>30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333543-000000-LIGORGURO CI APLICA OC 2103 CK</text:p>
          </table:table-cell>
        </table:table-row>
        <table:table-row table:style-name="ro6">
          <table:table-cell office:value-type="float" office:value="6540" calcext:value-type="float">
            <text:p>6540</text:p>
          </table:table-cell>
          <table:table-cell office:value-type="string" calcext:value-type="string">
            <text:p>-400,591.60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1" calcext:value-type="float">
            <text:p>6541</text:p>
          </table:table-cell>
          <table:table-cell office:value-type="string" calcext:value-type="string">
            <text:p>-400,503.72</text:p>
          </table:table-cell>
          <table:table-cell office:value-type="float" office:value="87.88" calcext:value-type="float">
            <text:p><text:s/>87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MANTENIMIENTO DE LA B</text:p>
          </table:table-cell>
        </table:table-row>
        <table:table-row table:style-name="ro6">
          <table:table-cell office:value-type="float" office:value="6542" calcext:value-type="float">
            <text:p>6542</text:p>
          </table:table-cell>
          <table:table-cell office:value-type="string" calcext:value-type="string">
            <text:p>-400,404.72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3" calcext:value-type="float">
            <text:p>6543</text:p>
          </table:table-cell>
          <table:table-cell office:value-type="string" calcext:value-type="string">
            <text:p>-400,305.72</text:p>
          </table:table-cell>
          <table:table-cell office:value-type="float" office:value="99" calcext:value-type="float">
            <text:p><text:s/>9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4" calcext:value-type="float">
            <text:p>6544</text:p>
          </table:table-cell>
          <table:table-cell office:value-type="string" calcext:value-type="string">
            <text:p>-400,246.32</text:p>
          </table:table-cell>
          <table:table-cell office:value-type="float" office:value="59.4" calcext:value-type="float">
            <text:p><text:s/>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LOGISTICA Y MOVILIZAC</text:p>
          </table:table-cell>
        </table:table-row>
        <table:table-row table:style-name="ro6">
          <table:table-cell office:value-type="float" office:value="6545" calcext:value-type="float">
            <text:p>6545</text:p>
          </table:table-cell>
          <table:table-cell office:value-type="string" calcext:value-type="string">
            <text:p>-398,686.98</text:p>
          </table:table-cell>
          <table:table-cell office:value-type="float" office:value="1559.34" calcext:value-type="float">
            <text:p><text:s/>1,559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502" calcext:value-type="float">
            <text:p>326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4-0 COMERCIAL KYWI S.A :COMERCIAL KYWI F# 201</text:p>
          </table:table-cell>
        </table:table-row>
        <table:table-row table:style-name="ro6">
          <table:table-cell office:value-type="float" office:value="6546" calcext:value-type="float">
            <text:p>6546</text:p>
          </table:table-cell>
          <table:table-cell office:value-type="string" calcext:value-type="string">
            <text:p>-391,902.13</text:p>
          </table:table-cell>
          <table:table-cell office:value-type="float" office:value="6784.85" calcext:value-type="float">
            <text:p><text:s/>6,784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1 SERVICIO DE TR</text:p>
          </table:table-cell>
        </table:table-row>
        <table:table-row table:style-name="ro6">
          <table:table-cell office:value-type="float" office:value="6547" calcext:value-type="float">
            <text:p>6547</text:p>
          </table:table-cell>
          <table:table-cell office:value-type="string" calcext:value-type="string">
            <text:p>-388,463.99</text:p>
          </table:table-cell>
          <table:table-cell office:value-type="float" office:value="3438.14" calcext:value-type="float">
            <text:p><text:s/>3,438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2 SERVICIO ALQUI</text:p>
          </table:table-cell>
        </table:table-row>
        <table:table-row table:style-name="ro6">
          <table:table-cell office:value-type="float" office:value="6548" calcext:value-type="float">
            <text:p>6548</text:p>
          </table:table-cell>
          <table:table-cell office:value-type="string" calcext:value-type="string">
            <text:p>-387,876.74</text:p>
          </table:table-cell>
          <table:table-cell office:value-type="float" office:value="587.25" calcext:value-type="float">
            <text:p><text:s/>587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3 SERVICIO DE AL</text:p>
          </table:table-cell>
        </table:table-row>
        <table:table-row table:style-name="ro6">
          <table:table-cell office:value-type="float" office:value="6549" calcext:value-type="float">
            <text:p>6549</text:p>
          </table:table-cell>
          <table:table-cell office:value-type="string" calcext:value-type="string">
            <text:p>-386,454.34</text:p>
          </table:table-cell>
          <table:table-cell office:value-type="float" office:value="1422.4" calcext:value-type="float">
            <text:p><text:s/>1,42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714 SERVICIO DE ALQ</text:p>
          </table:table-cell>
        </table:table-row>
        <table:table-row table:style-name="ro6">
          <table:table-cell office:value-type="float" office:value="6550" calcext:value-type="float">
            <text:p>6550</text:p>
          </table:table-cell>
          <table:table-cell office:value-type="string" calcext:value-type="string">
            <text:p>-385,859.98</text:p>
          </table:table-cell>
          <table:table-cell office:value-type="float" office:value="594.36" calcext:value-type="float">
            <text:p><text:s/>594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5 MANTENIMIENTO </text:p>
          </table:table-cell>
        </table:table-row>
        <table:table-row table:style-name="ro6">
          <table:table-cell office:value-type="float" office:value="6551" calcext:value-type="float">
            <text:p>6551</text:p>
          </table:table-cell>
          <table:table-cell office:value-type="string" calcext:value-type="string">
            <text:p>-385,682.18</text:p>
          </table:table-cell>
          <table:table-cell office:value-type="float" office:value="177.8" calcext:value-type="float">
            <text:p><text:s/>17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6 FABRICACION DE</text:p>
          </table:table-cell>
        </table:table-row>
        <table:table-row table:style-name="ro6">
          <table:table-cell office:value-type="float" office:value="6552" calcext:value-type="float">
            <text:p>6552</text:p>
          </table:table-cell>
          <table:table-cell office:value-type="string" calcext:value-type="string">
            <text:p>-385,452.56</text:p>
          </table:table-cell>
          <table:table-cell office:value-type="float" office:value="229.62" calcext:value-type="float">
            <text:p><text:s/>229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7 MANTENIMIENTO </text:p>
          </table:table-cell>
        </table:table-row>
        <table:table-row table:style-name="ro6">
          <table:table-cell office:value-type="float" office:value="6553" calcext:value-type="float">
            <text:p>6553</text:p>
          </table:table-cell>
          <table:table-cell office:value-type="string" calcext:value-type="string">
            <text:p>-385,056.32</text:p>
          </table:table-cell>
          <table:table-cell office:value-type="float" office:value="396.24" calcext:value-type="float">
            <text:p><text:s/>39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8 MANTENIMIENTO </text:p>
          </table:table-cell>
        </table:table-row>
        <table:table-row table:style-name="ro6">
          <table:table-cell office:value-type="float" office:value="6554" calcext:value-type="float">
            <text:p>6554</text:p>
          </table:table-cell>
          <table:table-cell office:value-type="string" calcext:value-type="string">
            <text:p>-384,922.21</text:p>
          </table:table-cell>
          <table:table-cell office:value-type="float" office:value="134.11" calcext:value-type="float">
            <text:p><text:s/>134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19 MINICARGADOR C</text:p>
          </table:table-cell>
        </table:table-row>
        <table:table-row table:style-name="ro6">
          <table:table-cell office:value-type="float" office:value="6555" calcext:value-type="float">
            <text:p>6555</text:p>
          </table:table-cell>
          <table:table-cell office:value-type="string" calcext:value-type="string">
            <text:p>-384,800.29</text:p>
          </table:table-cell>
          <table:table-cell office:value-type="float" office:value="121.92" calcext:value-type="float">
            <text:p><text:s/>12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20 CAMBIO DE LAS </text:p>
          </table:table-cell>
        </table:table-row>
        <table:table-row table:style-name="ro6">
          <table:table-cell office:value-type="float" office:value="6556" calcext:value-type="float">
            <text:p>6556</text:p>
          </table:table-cell>
          <table:table-cell office:value-type="string" calcext:value-type="string">
            <text:p>-384,556.45</text:p>
          </table:table-cell>
          <table:table-cell office:value-type="float" office:value="243.84" calcext:value-type="float">
            <text:p><text:s/>24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002" calcext:value-type="float">
            <text:p>327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8-0 TORRES RONQUILLO F :F# 721 MANTENIMIENTO </text:p>
          </table:table-cell>
        </table:table-row>
        <table:table-row table:style-name="ro6">
          <table:table-cell office:value-type="float" office:value="6557" calcext:value-type="float">
            <text:p>6557</text:p>
          </table:table-cell>
          <table:table-cell office:value-type="string" calcext:value-type="string">
            <text:p>-384,426.09</text:p>
          </table:table-cell>
          <table:table-cell office:value-type="float" office:value="130.36" calcext:value-type="float">
            <text:p><text:s/>130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802" calcext:value-type="float">
            <text:p>326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6-0 CONECEL S.A. :CONECEL F# 32137687 CONSUMO</text:p>
          </table:table-cell>
        </table:table-row>
        <table:table-row table:style-name="ro6">
          <table:table-cell office:value-type="float" office:value="6558" calcext:value-type="float">
            <text:p>6558</text:p>
          </table:table-cell>
          <table:table-cell office:value-type="string" calcext:value-type="string">
            <text:p>-384,269.95</text:p>
          </table:table-cell>
          <table:table-cell office:value-type="float" office:value="156.14" calcext:value-type="float">
            <text:p><text:s/>156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902" calcext:value-type="float">
            <text:p>326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7-0 CONECEL S.A. :CONSUMO CELULAR FEBRERO 202</text:p>
          </table:table-cell>
        </table:table-row>
        <table:table-row table:style-name="ro6">
          <table:table-cell office:value-type="float" office:value="6559" calcext:value-type="float">
            <text:p>6559</text:p>
          </table:table-cell>
          <table:table-cell office:value-type="string" calcext:value-type="string">
            <text:p>-381,888.55</text:p>
          </table:table-cell>
          <table:table-cell office:value-type="float" office:value="2381.4" calcext:value-type="float">
            <text:p><text:s/>2,381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402" calcext:value-type="float">
            <text:p>328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6-0 BRENSAM BONILLA S. :SUB-BASE PROYECTO UNI</text:p>
          </table:table-cell>
        </table:table-row>
        <table:table-row table:style-name="ro6">
          <table:table-cell office:value-type="float" office:value="6560" calcext:value-type="float">
            <text:p>6560</text:p>
          </table:table-cell>
          <table:table-cell office:value-type="string" calcext:value-type="string">
            <text:p>-380,962.45</text:p>
          </table:table-cell>
          <table:table-cell office:value-type="float" office:value="926.1" calcext:value-type="float">
            <text:p><text:s/>926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402" calcext:value-type="float">
            <text:p>328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6-0 BRENSAM BONILLA S. :42 UNID. SUB BASE</text:p>
          </table:table-cell>
        </table:table-row>
        <table:table-row table:style-name="ro6">
          <table:table-cell office:value-type="float" office:value="6561" calcext:value-type="float">
            <text:p>6561</text:p>
          </table:table-cell>
          <table:table-cell office:value-type="string" calcext:value-type="string">
            <text:p>-379,456.19</text:p>
          </table:table-cell>
          <table:table-cell office:value-type="float" office:value="1506.26" calcext:value-type="float">
            <text:p><text:s/>1,506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502" calcext:value-type="float">
            <text:p>328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7-0 GEDEQUIP S.A. :GEDEQUIP F# 676 MANTENIMIE</text:p>
          </table:table-cell>
        </table:table-row>
        <table:table-row table:style-name="ro6">
          <table:table-cell office:value-type="float" office:value="6562" calcext:value-type="float">
            <text:p>6562</text:p>
          </table:table-cell>
          <table:table-cell office:value-type="string" calcext:value-type="string">
            <text:p>-379,016.19</text:p>
          </table:table-cell>
          <table:table-cell office:value-type="float" office:value="440" calcext:value-type="float">
            <text:p><text:s/>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602" calcext:value-type="float">
            <text:p>328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8-0 VINITALY S.A. :F# 3110 ALQUILER DE UNA CO</text:p>
          </table:table-cell>
        </table:table-row>
        <table:table-row table:style-name="ro6">
          <table:table-cell office:value-type="float" office:value="6563" calcext:value-type="float">
            <text:p>6563</text:p>
          </table:table-cell>
          <table:table-cell office:value-type="string" calcext:value-type="string">
            <text:p>-378,461.79</text:p>
          </table:table-cell>
          <table:table-cell office:value-type="float" office:value="554.4" calcext:value-type="float">
            <text:p><text:s/>55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CARGARAUSTRAL SA F# 4</text:p>
          </table:table-cell>
        </table:table-row>
        <table:table-row table:style-name="ro6">
          <table:table-cell office:value-type="float" office:value="6564" calcext:value-type="float">
            <text:p>6564</text:p>
          </table:table-cell>
          <table:table-cell office:value-type="string" calcext:value-type="string">
            <text:p>-377,214.39</text:p>
          </table:table-cell>
          <table:table-cell office:value-type="float" office:value="1247.4" calcext:value-type="float">
            <text:p><text:s/>1,247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CARGARAUSTRAL SA F# 4</text:p>
          </table:table-cell>
        </table:table-row>
        <table:table-row table:style-name="ro6">
          <table:table-cell office:value-type="float" office:value="6565" calcext:value-type="float">
            <text:p>6565</text:p>
          </table:table-cell>
          <table:table-cell office:value-type="string" calcext:value-type="string">
            <text:p>-376,976.79</text:p>
          </table:table-cell>
          <table:table-cell office:value-type="float" office:value="237.6" calcext:value-type="float">
            <text:p><text:s/>23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702" calcext:value-type="float">
            <text:p>328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79-0 CARGARAUSTRAL S.A. :CARGARAUSTRAL SA F# 4</text:p>
          </table:table-cell>
        </table:table-row>
        <table:table-row table:style-name="ro6">
          <table:table-cell office:value-type="float" office:value="6566" calcext:value-type="float">
            <text:p>6566</text:p>
          </table:table-cell>
          <table:table-cell office:value-type="string" calcext:value-type="string">
            <text:p>-376,679.23</text:p>
          </table:table-cell>
          <table:table-cell office:value-type="float" office:value="297.56" calcext:value-type="float">
            <text:p><text:s/>297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802" calcext:value-type="float">
            <text:p>328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0-0 GURUMENDI CUJILAN <text:s/>:GURUMENDI WASHINGTON </text:p>
          </table:table-cell>
        </table:table-row>
        <table:table-row table:style-name="ro6">
          <table:table-cell office:value-type="float" office:value="6567" calcext:value-type="float">
            <text:p>6567</text:p>
          </table:table-cell>
          <table:table-cell office:value-type="string" calcext:value-type="string">
            <text:p>-374,652.88</text:p>
          </table:table-cell>
          <table:table-cell office:value-type="float" office:value="2026.35" calcext:value-type="float">
            <text:p><text:s/>2,026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8902" calcext:value-type="float">
            <text:p>328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1-0 BOWEN MENDOZA JOSE :BOWEN MENDOZA JOSE F#</text:p>
          </table:table-cell>
        </table:table-row>
        <table:table-row table:style-name="ro6">
          <table:table-cell office:value-type="float" office:value="6568" calcext:value-type="float">
            <text:p>6568</text:p>
          </table:table-cell>
          <table:table-cell office:value-type="string" calcext:value-type="string">
            <text:p>-374,634.54</text:p>
          </table:table-cell>
          <table:table-cell office:value-type="float" office:value="18.34" calcext:value-type="float">
            <text:p><text:s/>18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002" calcext:value-type="float">
            <text:p>329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2-0 FACINSER S.A. FRAN :F# 2118 REFLECTOR LED</text:p>
          </table:table-cell>
        </table:table-row>
        <table:table-row table:style-name="ro6">
          <table:table-cell office:value-type="float" office:value="6569" calcext:value-type="float">
            <text:p>6569</text:p>
          </table:table-cell>
          <table:table-cell office:value-type="string" calcext:value-type="string">
            <text:p>-373,570.41</text:p>
          </table:table-cell>
          <table:table-cell office:value-type="float" office:value="1064.13" calcext:value-type="float">
            <text:p><text:s/>1,064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002" calcext:value-type="float">
            <text:p>329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2-0 FACINSER S.A. FRAN :FACINSER SA F# 2120 C</text:p>
          </table:table-cell>
        </table:table-row>
        <table:table-row table:style-name="ro6">
          <table:table-cell office:value-type="float" office:value="6570" calcext:value-type="float">
            <text:p>6570</text:p>
          </table:table-cell>
          <table:table-cell office:value-type="string" calcext:value-type="string">
            <text:p>-371,515.88</text:p>
          </table:table-cell>
          <table:table-cell office:value-type="float" office:value="2054.53" calcext:value-type="float">
            <text:p><text:s/>2,054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102" calcext:value-type="float">
            <text:p>329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3-0 SERVIDECONS SA :F# 61556 COMPRA MAXIEMPAS</text:p>
          </table:table-cell>
        </table:table-row>
        <table:table-row table:style-name="ro6">
          <table:table-cell office:value-type="float" office:value="6571" calcext:value-type="float">
            <text:p>6571</text:p>
          </table:table-cell>
          <table:table-cell office:value-type="string" calcext:value-type="string">
            <text:p>-370,654.08</text:p>
          </table:table-cell>
          <table:table-cell office:value-type="float" office:value="861.8" calcext:value-type="float">
            <text:p><text:s/>861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102" calcext:value-type="float">
            <text:p>329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3-0 SERVIDECONS SA :SERVIDECONS SA F# 61972 C</text:p>
          </table:table-cell>
        </table:table-row>
        <table:table-row table:style-name="ro6">
          <table:table-cell office:value-type="float" office:value="6572" calcext:value-type="float">
            <text:p>6572</text:p>
          </table:table-cell>
          <table:table-cell office:value-type="string" calcext:value-type="string">
            <text:p>-370,196.88</text:p>
          </table:table-cell>
          <table:table-cell office:value-type="float" office:value="457.2" calcext:value-type="float">
            <text:p><text:s/>457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202" calcext:value-type="float">
            <text:p>329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4-0 BOWEN MENDOZA JOSE :BOWEN MENDOZA JOSE F#</text:p>
          </table:table-cell>
        </table:table-row>
        <table:table-row table:style-name="ro6">
          <table:table-cell office:value-type="float" office:value="6573" calcext:value-type="float">
            <text:p>6573</text:p>
          </table:table-cell>
          <table:table-cell office:value-type="string" calcext:value-type="string">
            <text:p>-369,797.69</text:p>
          </table:table-cell>
          <table:table-cell office:value-type="float" office:value="399.19" calcext:value-type="float">
            <text:p><text:s/>39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CORTADORA MANUAL DE P</text:p>
          </table:table-cell>
        </table:table-row>
        <table:table-row table:style-name="ro6">
          <table:table-cell office:value-type="float" office:value="6574" calcext:value-type="float">
            <text:p>6574</text:p>
          </table:table-cell>
          <table:table-cell office:value-type="string" calcext:value-type="string">
            <text:p>-369,708.38</text:p>
          </table:table-cell>
          <table:table-cell office:value-type="float" office:value="89.31" calcext:value-type="float">
            <text:p><text:s/>89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F# 890 COMPRA TACO DE</text:p>
          </table:table-cell>
        </table:table-row>
        <table:table-row table:style-name="ro6">
          <table:table-cell office:value-type="float" office:value="6575" calcext:value-type="float">
            <text:p>6575</text:p>
          </table:table-cell>
          <table:table-cell office:value-type="string" calcext:value-type="string">
            <text:p>-369,397.77</text:p>
          </table:table-cell>
          <table:table-cell office:value-type="float" office:value="310.61" calcext:value-type="float">
            <text:p><text:s/>310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CODAL ALUMINIO 6 MTS </text:p>
          </table:table-cell>
        </table:table-row>
        <table:table-row table:style-name="ro6">
          <table:table-cell office:value-type="float" office:value="6576" calcext:value-type="float">
            <text:p>6576</text:p>
          </table:table-cell>
          <table:table-cell office:value-type="string" calcext:value-type="string">
            <text:p>-369,312.88</text:p>
          </table:table-cell>
          <table:table-cell office:value-type="float" office:value="84.89" calcext:value-type="float">
            <text:p><text:s/>84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302" calcext:value-type="float">
            <text:p>329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5-0 GARCIA ALAÑA VICTO :F# 905 COMPRA TAPON H</text:p>
          </table:table-cell>
        </table:table-row>
        <table:table-row table:style-name="ro6">
          <table:table-cell office:value-type="float" office:value="6577" calcext:value-type="float">
            <text:p>6577</text:p>
          </table:table-cell>
          <table:table-cell office:value-type="string" calcext:value-type="string">
            <text:p>-364,704.30</text:p>
          </table:table-cell>
          <table:table-cell office:value-type="float" office:value="4608.58" calcext:value-type="float">
            <text:p><text:s/>4,608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F# 723 SERVICIO TRANS</text:p>
          </table:table-cell>
        </table:table-row>
        <table:table-row table:style-name="ro6">
          <table:table-cell office:value-type="float" office:value="6578" calcext:value-type="float">
            <text:p>6578</text:p>
          </table:table-cell>
          <table:table-cell office:value-type="string" calcext:value-type="string">
            <text:p>-361,607.53</text:p>
          </table:table-cell>
          <table:table-cell office:value-type="float" office:value="3096.77" calcext:value-type="float">
            <text:p><text:s/>3,09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F# 724 SERVICIO ALQUI</text:p>
          </table:table-cell>
        </table:table-row>
        <table:table-row table:style-name="ro6">
          <table:table-cell office:value-type="float" office:value="6579" calcext:value-type="float">
            <text:p>6579</text:p>
          </table:table-cell>
          <table:table-cell office:value-type="string" calcext:value-type="string">
            <text:p>-360,156.55</text:p>
          </table:table-cell>
          <table:table-cell office:value-type="float" office:value="1450.98" calcext:value-type="float">
            <text:p><text:s/>1,450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402" calcext:value-type="float">
            <text:p>329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6-0 TORRES RONQUILLO F :F# 725 SERVICIO DE AL</text:p>
          </table:table-cell>
        </table:table-row>
        <table:table-row table:style-name="ro6">
          <table:table-cell office:value-type="float" office:value="6580" calcext:value-type="float">
            <text:p>6580</text:p>
          </table:table-cell>
          <table:table-cell office:value-type="string" calcext:value-type="string">
            <text:p>-348,156.55</text:p>
          </table:table-cell>
          <table:table-cell office:value-type="float" office:value="12000" calcext:value-type="float">
            <text:p><text:s/>12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502" calcext:value-type="float">
            <text:p>329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7-0 BOWEN MENDOZA JOSE :BOWEN MENDOZA JOSE F#</text:p>
          </table:table-cell>
        </table:table-row>
        <table:table-row table:style-name="ro6">
          <table:table-cell office:value-type="float" office:value="6581" calcext:value-type="float">
            <text:p>6581</text:p>
          </table:table-cell>
          <table:table-cell office:value-type="string" calcext:value-type="string">
            <text:p>-347,763.25</text:p>
          </table:table-cell>
          <table:table-cell office:value-type="float" office:value="393.3" calcext:value-type="float">
            <text:p><text:s/>393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702" calcext:value-type="float">
            <text:p>329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8-0 SANIPORT S.A. :SANIPORT SA F# 21324 ALQUI</text:p>
          </table:table-cell>
        </table:table-row>
        <table:table-row table:style-name="ro6">
          <table:table-cell office:value-type="float" office:value="6582" calcext:value-type="float">
            <text:p>6582</text:p>
          </table:table-cell>
          <table:table-cell office:value-type="string" calcext:value-type="string">
            <text:p>-347,734.80</text:p>
          </table:table-cell>
          <table:table-cell office:value-type="float" office:value="28.45" calcext:value-type="float">
            <text:p><text:s/>28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F# 8349 PORCELANA CAO</text:p>
          </table:table-cell>
        </table:table-row>
        <table:table-row table:style-name="ro6">
          <table:table-cell office:value-type="float" office:value="6583" calcext:value-type="float">
            <text:p>6583</text:p>
          </table:table-cell>
          <table:table-cell office:value-type="string" calcext:value-type="string">
            <text:p>-347,432.42</text:p>
          </table:table-cell>
          <table:table-cell office:value-type="float" office:value="302.38" calcext:value-type="float">
            <text:p><text:s/>302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OC# 1944 F# 8363 COMP</text:p>
          </table:table-cell>
        </table:table-row>
        <table:table-row table:style-name="ro6">
          <table:table-cell office:value-type="float" office:value="6584" calcext:value-type="float">
            <text:p>6584</text:p>
          </table:table-cell>
          <table:table-cell office:value-type="string" calcext:value-type="string">
            <text:p>-346,824.78</text:p>
          </table:table-cell>
          <table:table-cell office:value-type="float" office:value="607.64" calcext:value-type="float">
            <text:p><text:s/>607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REDO </text:p>
          </table:table-cell>
        </table:table-row>
        <table:table-row table:style-name="ro6">
          <table:table-cell office:value-type="float" office:value="6585" calcext:value-type="float">
            <text:p>6585</text:p>
          </table:table-cell>
          <table:table-cell office:value-type="string" calcext:value-type="string">
            <text:p>-345,917.58</text:p>
          </table:table-cell>
          <table:table-cell office:value-type="float" office:value="907.2" calcext:value-type="float">
            <text:p><text:s/>907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REDO </text:p>
          </table:table-cell>
        </table:table-row>
        <table:table-row table:style-name="ro6">
          <table:table-cell office:value-type="float" office:value="6586" calcext:value-type="float">
            <text:p>6586</text:p>
          </table:table-cell>
          <table:table-cell office:value-type="string" calcext:value-type="string">
            <text:p>-345,710.86</text:p>
          </table:table-cell>
          <table:table-cell office:value-type="float" office:value="206.72" calcext:value-type="float">
            <text:p><text:s/>20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REDO </text:p>
          </table:table-cell>
        </table:table-row>
        <table:table-row table:style-name="ro6">
          <table:table-cell office:value-type="float" office:value="6587" calcext:value-type="float">
            <text:p>6587</text:p>
          </table:table-cell>
          <table:table-cell office:value-type="string" calcext:value-type="string">
            <text:p>-344,803.66</text:p>
          </table:table-cell>
          <table:table-cell office:value-type="float" office:value="907.2" calcext:value-type="float">
            <text:p><text:s/>907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802" calcext:value-type="float">
            <text:p>329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89-0 COMERCIALIZADORA O :COMERC. ORTIZLOFFREDO</text:p>
          </table:table-cell>
        </table:table-row>
        <table:table-row table:style-name="ro6">
          <table:table-cell office:value-type="float" office:value="6588" calcext:value-type="float">
            <text:p>6588</text:p>
          </table:table-cell>
          <table:table-cell office:value-type="string" calcext:value-type="string">
            <text:p>-344,441.74</text:p>
          </table:table-cell>
          <table:table-cell office:value-type="float" office:value="361.92" calcext:value-type="float">
            <text:p><text:s/>36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9902" calcext:value-type="float">
            <text:p>329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0-0 NAOMI ABIGAIL ZAMB :F# 006 4 PUERTAS DE M</text:p>
          </table:table-cell>
        </table:table-row>
        <table:table-row table:style-name="ro6">
          <table:table-cell office:value-type="float" office:value="6589" calcext:value-type="float">
            <text:p>6589</text:p>
          </table:table-cell>
          <table:table-cell office:value-type="string" calcext:value-type="string">
            <text:p>-344,241.70</text:p>
          </table:table-cell>
          <table:table-cell office:value-type="float" office:value="200.04" calcext:value-type="float">
            <text:p><text:s/>200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COMERCIAL KYWI F# 197</text:p>
          </table:table-cell>
        </table:table-row>
        <table:table-row table:style-name="ro6">
          <table:table-cell office:value-type="float" office:value="6590" calcext:value-type="float">
            <text:p>6590</text:p>
          </table:table-cell>
          <table:table-cell office:value-type="string" calcext:value-type="string">
            <text:p>-344,111.16</text:p>
          </table:table-cell>
          <table:table-cell office:value-type="float" office:value="130.54" calcext:value-type="float">
            <text:p><text:s/>130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COMERCIAL KYWI SA F# </text:p>
          </table:table-cell>
        </table:table-row>
        <table:table-row table:style-name="ro6">
          <table:table-cell office:value-type="float" office:value="6591" calcext:value-type="float">
            <text:p>6591</text:p>
          </table:table-cell>
          <table:table-cell office:value-type="string" calcext:value-type="string">
            <text:p>-343,850.46</text:p>
          </table:table-cell>
          <table:table-cell office:value-type="float" office:value="260.7" calcext:value-type="float">
            <text:p><text:s/>26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002" calcext:value-type="float">
            <text:p>330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1-0 COMERCIAL KYWI S.A :COMERCIAL KYWI F# 200</text:p>
          </table:table-cell>
        </table:table-row>
        <table:table-row table:style-name="ro6">
          <table:table-cell office:value-type="float" office:value="6592" calcext:value-type="float">
            <text:p>6592</text:p>
          </table:table-cell>
          <table:table-cell office:value-type="string" calcext:value-type="string">
            <text:p>-343,769.99</text:p>
          </table:table-cell>
          <table:table-cell office:value-type="float" office:value="80.47" calcext:value-type="float">
            <text:p><text:s/>8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10 DISCO SIERRA CIRCULAR MADER</text:p>
          </table:table-cell>
        </table:table-row>
        <table:table-row table:style-name="ro6">
          <table:table-cell office:value-type="float" office:value="6593" calcext:value-type="float">
            <text:p>6593</text:p>
          </table:table-cell>
          <table:table-cell office:value-type="string" calcext:value-type="string">
            <text:p>-343,121.52</text:p>
          </table:table-cell>
          <table:table-cell office:value-type="float" office:value="648.47" calcext:value-type="float">
            <text:p><text:s/>648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JORCHU SA F# 48575 COMPRA OJO </text:p>
          </table:table-cell>
        </table:table-row>
        <table:table-row table:style-name="ro6">
          <table:table-cell office:value-type="float" office:value="6594" calcext:value-type="float">
            <text:p>6594</text:p>
          </table:table-cell>
          <table:table-cell office:value-type="string" calcext:value-type="string">
            <text:p>-342,972.97</text:p>
          </table:table-cell>
          <table:table-cell office:value-type="float" office:value="148.55" calcext:value-type="float">
            <text:p><text:s/>148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102" calcext:value-type="float">
            <text:p>330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2-0 JORCHU SA :JORCHU SA F# 48549 COMPRA 9 LA</text:p>
          </table:table-cell>
        </table:table-row>
        <table:table-row table:style-name="ro6">
          <table:table-cell office:value-type="float" office:value="6595" calcext:value-type="float">
            <text:p>6595</text:p>
          </table:table-cell>
          <table:table-cell office:value-type="string" calcext:value-type="string">
            <text:p>-342,786.77</text:p>
          </table:table-cell>
          <table:table-cell office:value-type="float" office:value="186.2" calcext:value-type="float">
            <text:p><text:s/>18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202" calcext:value-type="float">
            <text:p>330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3-0 ALVARADO CEDEÑO AG :DISCO CORTE METAL 7" </text:p>
          </table:table-cell>
        </table:table-row>
        <table:table-row table:style-name="ro6">
          <table:table-cell office:value-type="float" office:value="6596" calcext:value-type="float">
            <text:p>6596</text:p>
          </table:table-cell>
          <table:table-cell office:value-type="string" calcext:value-type="string">
            <text:p>-342,641.12</text:p>
          </table:table-cell>
          <table:table-cell office:value-type="float" office:value="145.65" calcext:value-type="float">
            <text:p><text:s/>14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202" calcext:value-type="float">
            <text:p>330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3-0 ALVARADO CEDEÑO AG :MALLA HEXAGONAL 1/2" </text:p>
          </table:table-cell>
        </table:table-row>
        <table:table-row table:style-name="ro6">
          <table:table-cell office:value-type="float" office:value="6597" calcext:value-type="float">
            <text:p>6597</text:p>
          </table:table-cell>
          <table:table-cell office:value-type="string" calcext:value-type="string">
            <text:p>-339,529.87</text:p>
          </table:table-cell>
          <table:table-cell office:value-type="float" office:value="3111.25" calcext:value-type="float">
            <text:p><text:s/>3,11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ALAMBRE SOLIDO AWG #12 BLA</text:p>
          </table:table-cell>
        </table:table-row>
        <table:table-row table:style-name="ro6">
          <table:table-cell office:value-type="float" office:value="6598" calcext:value-type="float">
            <text:p>6598</text:p>
          </table:table-cell>
          <table:table-cell office:value-type="string" calcext:value-type="string">
            <text:p>-338,415.58</text:p>
          </table:table-cell>
          <table:table-cell office:value-type="float" office:value="1114.29" calcext:value-type="float">
            <text:p><text:s/>1,114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F# 31209 CONECTOR EMT 1/2 </text:p>
          </table:table-cell>
        </table:table-row>
        <table:table-row table:style-name="ro6">
          <table:table-cell office:value-type="float" office:value="6599" calcext:value-type="float">
            <text:p>6599</text:p>
          </table:table-cell>
          <table:table-cell office:value-type="string" calcext:value-type="string">
            <text:p>-338,366.66</text:p>
          </table:table-cell>
          <table:table-cell office:value-type="float" office:value="48.92" calcext:value-type="float">
            <text:p><text:s/>48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302" calcext:value-type="float">
            <text:p>330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4-0 ELECTROLEG SA :ELECTROLEG SA F# 31489 COM</text:p>
          </table:table-cell>
        </table:table-row>
        <table:table-row table:style-name="ro6">
          <table:table-cell office:value-type="float" office:value="6600" calcext:value-type="float">
            <text:p>6600</text:p>
          </table:table-cell>
          <table:table-cell office:value-type="string" calcext:value-type="string">
            <text:p>-338,252.28</text:p>
          </table:table-cell>
          <table:table-cell office:value-type="float" office:value="114.38" calcext:value-type="float">
            <text:p><text:s/>1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F# 838 TRABAJOS DE CO</text:p>
          </table:table-cell>
        </table:table-row>
        <table:table-row table:style-name="ro6">
          <table:table-cell office:value-type="float" office:value="6601" calcext:value-type="float">
            <text:p>6601</text:p>
          </table:table-cell>
          <table:table-cell office:value-type="string" calcext:value-type="string">
            <text:p>-335,668.27</text:p>
          </table:table-cell>
          <table:table-cell office:value-type="float" office:value="2584.01" calcext:value-type="float">
            <text:p><text:s/>2,584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F# 839 COLOCACIÓN DE </text:p>
          </table:table-cell>
        </table:table-row>
        <table:table-row table:style-name="ro6">
          <table:table-cell office:value-type="float" office:value="6602" calcext:value-type="float">
            <text:p>6602</text:p>
          </table:table-cell>
          <table:table-cell office:value-type="string" calcext:value-type="string">
            <text:p>-332,164.79</text:p>
          </table:table-cell>
          <table:table-cell office:value-type="float" office:value="3503.48" calcext:value-type="float">
            <text:p><text:s/>3,503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402" calcext:value-type="float">
            <text:p>330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5-0 NUÑEZ CALLE JOSE A :F# 840 LEVANTAMIENTO </text:p>
          </table:table-cell>
        </table:table-row>
        <table:table-row table:style-name="ro6">
          <table:table-cell office:value-type="float" office:value="6603" calcext:value-type="float">
            <text:p>6603</text:p>
          </table:table-cell>
          <table:table-cell office:value-type="string" calcext:value-type="string">
            <text:p>-332,095.99</text:p>
          </table:table-cell>
          <table:table-cell office:value-type="float" office:value="68.8" calcext:value-type="float">
            <text:p><text:s/>6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0502" calcext:value-type="float">
            <text:p>330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96-0 EQUIPOS &amp; PRUEBAS <text:s/>:EQUIPOS Y PRUEBAS F# </text:p>
          </table:table-cell>
        </table:table-row>
        <table:table-row table:style-name="ro6">
          <table:table-cell office:value-type="float" office:value="6604" calcext:value-type="float">
            <text:p>6604</text:p>
          </table:table-cell>
          <table:table-cell office:value-type="string" calcext:value-type="string">
            <text:p>-335,180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84.58" calcext:value-type="float">
            <text:p><text:s/>3,084.5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303" calcext:value-type="float">
            <text:p>292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7-001001-FRANCISCO TORRES F# 727 SERVIC</text:p>
          </table:table-cell>
        </table:table-row>
        <table:table-row table:style-name="ro6">
          <table:table-cell office:value-type="float" office:value="6605" calcext:value-type="float">
            <text:p>6605</text:p>
          </table:table-cell>
          <table:table-cell office:value-type="string" calcext:value-type="string">
            <text:p>-335,725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4.5" calcext:value-type="float">
            <text:p><text:s/>544.5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203" calcext:value-type="float">
            <text:p>29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8-001171-CARGARAUSTRAL SA F# 498 SERVIC</text:p>
          </table:table-cell>
        </table:table-row>
        <table:table-row table:style-name="ro6">
          <table:table-cell office:value-type="float" office:value="6606" calcext:value-type="float">
            <text:p>6606</text:p>
          </table:table-cell>
          <table:table-cell office:value-type="string" calcext:value-type="string">
            <text:p>-336,12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6" calcext:value-type="float">
            <text:p><text:s/>396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303" calcext:value-type="float">
            <text:p>29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9-001171-CARGARAUSTRAL SA F# 499 SERVIC</text:p>
          </table:table-cell>
        </table:table-row>
        <table:table-row table:style-name="ro6">
          <table:table-cell office:value-type="float" office:value="6607" calcext:value-type="float">
            <text:p>6607</text:p>
          </table:table-cell>
          <table:table-cell office:value-type="string" calcext:value-type="string">
            <text:p>-336,39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7.2" calcext:value-type="float">
            <text:p><text:s/>27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403" calcext:value-type="float">
            <text:p>29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0-001171-CARGARAUSTRAL SA F# 500 SERVIC</text:p>
          </table:table-cell>
        </table:table-row>
        <table:table-row table:style-name="ro6">
          <table:table-cell office:value-type="float" office:value="6608" calcext:value-type="float">
            <text:p>6608</text:p>
          </table:table-cell>
          <table:table-cell office:value-type="string" calcext:value-type="string">
            <text:p>-339,641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803" calcext:value-type="float">
            <text:p>30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307502-000000-NUÑEZ CALLE JOSE JC AFECTA CI#</text:p>
          </table:table-cell>
        </table:table-row>
        <table:table-row table:style-name="ro6">
          <table:table-cell office:value-type="float" office:value="6609" calcext:value-type="float">
            <text:p>6609</text:p>
          </table:table-cell>
          <table:table-cell office:value-type="string" calcext:value-type="string">
            <text:p>-341,498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903" calcext:value-type="float">
            <text:p>30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49544-000000-FACINSER CI POR ND# 649544 AFE</text:p>
          </table:table-cell>
        </table:table-row>
        <table:table-row table:style-name="ro6">
          <table:table-cell office:value-type="float" office:value="6610" calcext:value-type="float">
            <text:p>6610</text:p>
          </table:table-cell>
          <table:table-cell office:value-type="string" calcext:value-type="string">
            <text:p>-343,316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7.9" calcext:value-type="float">
            <text:p><text:s/>1,817.9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003" calcext:value-type="float">
            <text:p>30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61497-000000-FACINSER CI POR ND # 661497 AN</text:p>
          </table:table-cell>
        </table:table-row>
        <table:table-row table:style-name="ro6">
          <table:table-cell office:value-type="float" office:value="6611" calcext:value-type="float">
            <text:p>6611</text:p>
          </table:table-cell>
          <table:table-cell office:value-type="string" calcext:value-type="string">
            <text:p>-343,480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4.93" calcext:value-type="float">
            <text:p><text:s/>164.9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103" calcext:value-type="float">
            <text:p>29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4-001011-TELCONET F# 423934 COMPRA 1 BO</text:p>
          </table:table-cell>
        </table:table-row>
        <table:table-row table:style-name="ro6">
          <table:table-cell office:value-type="float" office:value="6612" calcext:value-type="float">
            <text:p>6612</text:p>
          </table:table-cell>
          <table:table-cell office:value-type="string" calcext:value-type="string">
            <text:p>-343,56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6" calcext:value-type="float">
            <text:p><text:s/>88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203" calcext:value-type="float">
            <text:p>29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0-001011-TELCONET F# 423930 COMPRA 1 CA</text:p>
          </table:table-cell>
        </table:table-row>
        <table:table-row table:style-name="ro6">
          <table:table-cell office:value-type="float" office:value="6613" calcext:value-type="float">
            <text:p>6613</text:p>
          </table:table-cell>
          <table:table-cell office:value-type="string" calcext:value-type="string">
            <text:p>-343,630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.63" calcext:value-type="float">
            <text:p><text:s/>61.6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303" calcext:value-type="float">
            <text:p>29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9-001011-TELCONET F# 423929 COMPRA COMP</text:p>
          </table:table-cell>
        </table:table-row>
        <table:table-row table:style-name="ro6">
          <table:table-cell office:value-type="float" office:value="6614" calcext:value-type="float">
            <text:p>6614</text:p>
          </table:table-cell>
          <table:table-cell office:value-type="string" calcext:value-type="string">
            <text:p>-343,80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4" calcext:value-type="float">
            <text:p><text:s/>176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803" calcext:value-type="float">
            <text:p>299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3-001101-BRENSAM BONILLA F# 123 COMPRA </text:p>
          </table:table-cell>
        </table:table-row>
        <table:table-row table:style-name="ro6">
          <table:table-cell office:value-type="float" office:value="6615" calcext:value-type="float">
            <text:p>6615</text:p>
          </table:table-cell>
          <table:table-cell office:value-type="string" calcext:value-type="string">
            <text:p>-343,866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.8" calcext:value-type="float">
            <text:p><text:s/>5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903" calcext:value-type="float">
            <text:p>29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745-001001-VIBARCAL F# 1745 TANQUERO DE A</text:p>
          </table:table-cell>
        </table:table-row>
        <table:table-row table:style-name="ro6">
          <table:table-cell office:value-type="float" office:value="6616" calcext:value-type="float">
            <text:p>6616</text:p>
          </table:table-cell>
          <table:table-cell office:value-type="string" calcext:value-type="string">
            <text:p>-343,979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79" calcext:value-type="float">
            <text:p><text:s/>113.7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003" calcext:value-type="float">
            <text:p>30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73-001001-CARRERA LLAGUNO JONATHAN F# 12</text:p>
          </table:table-cell>
        </table:table-row>
        <table:table-row table:style-name="ro6">
          <table:table-cell office:value-type="float" office:value="6617" calcext:value-type="float">
            <text:p>6617</text:p>
          </table:table-cell>
          <table:table-cell office:value-type="string" calcext:value-type="string">
            <text:p>-345,836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103" calcext:value-type="float">
            <text:p>30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2-001001-FACINSER SA F# 2112 SERVICIO T</text:p>
          </table:table-cell>
        </table:table-row>
        <table:table-row table:style-name="ro6">
          <table:table-cell office:value-type="float" office:value="6618" calcext:value-type="float">
            <text:p>6618</text:p>
          </table:table-cell>
          <table:table-cell office:value-type="string" calcext:value-type="string">
            <text:p>-349,079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203" calcext:value-type="float">
            <text:p>30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32-001001-NUÑEZ CALLE JOSE F# 832 ALQUIL</text:p>
          </table:table-cell>
        </table:table-row>
        <table:table-row table:style-name="ro6">
          <table:table-cell office:value-type="float" office:value="6619" calcext:value-type="float">
            <text:p>6619</text:p>
          </table:table-cell>
          <table:table-cell office:value-type="string" calcext:value-type="string">
            <text:p>-357,473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93.94" calcext:value-type="float">
            <text:p><text:s/>8,393.9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403" calcext:value-type="float">
            <text:p>29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3-001011-TELCONET F# 423933 COMPRA 15 V</text:p>
          </table:table-cell>
        </table:table-row>
        <table:table-row table:style-name="ro6">
          <table:table-cell office:value-type="float" office:value="6620" calcext:value-type="float">
            <text:p>6620</text:p>
          </table:table-cell>
          <table:table-cell office:value-type="string" calcext:value-type="string">
            <text:p>-357,67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3.84" calcext:value-type="float">
            <text:p><text:s/>203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503" calcext:value-type="float">
            <text:p>29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3-001011-TELCONET F# 423923 COMPRA 12 C</text:p>
          </table:table-cell>
        </table:table-row>
        <table:table-row table:style-name="ro6">
          <table:table-cell office:value-type="float" office:value="6621" calcext:value-type="float">
            <text:p>6621</text:p>
          </table:table-cell>
          <table:table-cell office:value-type="string" calcext:value-type="string">
            <text:p>-357,717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603" calcext:value-type="float">
            <text:p>297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8-001011-TELCONET F# 423928 COMPRA 1 GA</text:p>
          </table:table-cell>
        </table:table-row>
        <table:table-row table:style-name="ro6">
          <table:table-cell office:value-type="float" office:value="6622" calcext:value-type="float">
            <text:p>6622</text:p>
          </table:table-cell>
          <table:table-cell office:value-type="string" calcext:value-type="string">
            <text:p>-357,77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2" calcext:value-type="float">
            <text:p><text:s/>60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703" calcext:value-type="float">
            <text:p>29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7-001011-TELCONET F# 423927 COMPRA 2 JE</text:p>
          </table:table-cell>
        </table:table-row>
        <table:table-row table:style-name="ro6">
          <table:table-cell office:value-type="float" office:value="6623" calcext:value-type="float">
            <text:p>6623</text:p>
          </table:table-cell>
          <table:table-cell office:value-type="string" calcext:value-type="string">
            <text:p>-357,834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803" calcext:value-type="float">
            <text:p>29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2-001011-TELCONET F# 423922 COMPRA 1 BO</text:p>
          </table:table-cell>
        </table:table-row>
        <table:table-row table:style-name="ro6">
          <table:table-cell office:value-type="float" office:value="6624" calcext:value-type="float">
            <text:p>6624</text:p>
          </table:table-cell>
          <table:table-cell office:value-type="string" calcext:value-type="string">
            <text:p>-357,92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7" calcext:value-type="float">
            <text:p><text:s/>88.2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903" calcext:value-type="float">
            <text:p>29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1-001011-TELCONET F# 423931 COMPRA 1 CA</text:p>
          </table:table-cell>
        </table:table-row>
        <table:table-row table:style-name="ro6">
          <table:table-cell office:value-type="float" office:value="6625" calcext:value-type="float">
            <text:p>6625</text:p>
          </table:table-cell>
          <table:table-cell office:value-type="string" calcext:value-type="string">
            <text:p>-357,963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003" calcext:value-type="float">
            <text:p>29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6-001011-TELCONET F# 423926 COMPRA 1 GA</text:p>
          </table:table-cell>
        </table:table-row>
        <table:table-row table:style-name="ro6">
          <table:table-cell office:value-type="float" office:value="6626" calcext:value-type="float">
            <text:p>6626</text:p>
          </table:table-cell>
          <table:table-cell office:value-type="string" calcext:value-type="string">
            <text:p>-358,003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103" calcext:value-type="float">
            <text:p>29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5-001011-TELCONET F# 423925 COMPRA 1 GA</text:p>
          </table:table-cell>
        </table:table-row>
        <table:table-row table:style-name="ro6">
          <table:table-cell office:value-type="float" office:value="6627" calcext:value-type="float">
            <text:p>6627</text:p>
          </table:table-cell>
          <table:table-cell office:value-type="string" calcext:value-type="string">
            <text:p>-354,822.64</text:p>
          </table:table-cell>
          <table:table-cell office:value-type="float" office:value="3180.84" calcext:value-type="float">
            <text:p><text:s/>3,180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903" calcext:value-type="float">
            <text:p>29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138-000000-HORMIGONES HERCULES REGULARIZA</text:p>
          </table:table-cell>
        </table:table-row>
        <table:table-row table:style-name="ro6">
          <table:table-cell office:value-type="float" office:value="6628" calcext:value-type="float">
            <text:p>6628</text:p>
          </table:table-cell>
          <table:table-cell office:value-type="string" calcext:value-type="string">
            <text:p>-351,641.80</text:p>
          </table:table-cell>
          <table:table-cell office:value-type="float" office:value="3180.84" calcext:value-type="float">
            <text:p><text:s/>3,180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003" calcext:value-type="float">
            <text:p>29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138-000000-UNION CEMENTERA TR#138 APLICA </text:p>
          </table:table-cell>
        </table:table-row>
        <table:table-row table:style-name="ro6">
          <table:table-cell office:value-type="float" office:value="6629" calcext:value-type="float">
            <text:p>6629</text:p>
          </table:table-cell>
          <table:table-cell office:value-type="string" calcext:value-type="string">
            <text:p>-351,412.33</text:p>
          </table:table-cell>
          <table:table-cell office:value-type="float" office:value="229.47" calcext:value-type="float">
            <text:p><text:s/>229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403" calcext:value-type="float">
            <text:p>30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09984-002002-SWISSOIL NC APLICA F# 59058 CO</text:p>
          </table:table-cell>
        </table:table-row>
        <table:table-row table:style-name="ro6">
          <table:table-cell office:value-type="float" office:value="6630" calcext:value-type="float">
            <text:p>6630</text:p>
          </table:table-cell>
          <table:table-cell office:value-type="string" calcext:value-type="string">
            <text:p>-344,079.40</text:p>
          </table:table-cell>
          <table:table-cell office:value-type="float" office:value="7332.93" calcext:value-type="float">
            <text:p><text:s/>7,332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703" calcext:value-type="float">
            <text:p>289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345-000000-PABLO LIGORGURO FALCONES CI AP</text:p>
          </table:table-cell>
        </table:table-row>
        <table:table-row table:style-name="ro6">
          <table:table-cell office:value-type="float" office:value="6631" calcext:value-type="float">
            <text:p>6631</text:p>
          </table:table-cell>
          <table:table-cell office:value-type="string" calcext:value-type="string">
            <text:p>-342,261.50</text:p>
          </table:table-cell>
          <table:table-cell office:value-type="float" office:value="1817.9" calcext:value-type="float">
            <text:p><text:s/>1,8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003" calcext:value-type="float">
            <text:p>30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61497-000000-FACINSER CI POR ND # 661497 AN</text:p>
          </table:table-cell>
        </table:table-row>
        <table:table-row table:style-name="ro6">
          <table:table-cell office:value-type="float" office:value="6632" calcext:value-type="float">
            <text:p>6632</text:p>
          </table:table-cell>
          <table:table-cell office:value-type="string" calcext:value-type="string">
            <text:p>-339,018.43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603" calcext:value-type="float">
            <text:p>30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56793-000000-NUÑEZ CALLE JOSE CI POR ND# 65</text:p>
          </table:table-cell>
        </table:table-row>
        <table:table-row table:style-name="ro6">
          <table:table-cell office:value-type="float" office:value="6633" calcext:value-type="float">
            <text:p>6633</text:p>
          </table:table-cell>
          <table:table-cell office:value-type="string" calcext:value-type="string">
            <text:p>-335,775.36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803" calcext:value-type="float">
            <text:p>30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307502-000000-NUÑEZ CALLE JOSE JC AFECTA CI#</text:p>
          </table:table-cell>
        </table:table-row>
        <table:table-row table:style-name="ro6">
          <table:table-cell office:value-type="float" office:value="6634" calcext:value-type="float">
            <text:p>6634</text:p>
          </table:table-cell>
          <table:table-cell office:value-type="string" calcext:value-type="string">
            <text:p>-333,918.54</text:p>
          </table:table-cell>
          <table:table-cell office:value-type="float" office:value="1856.82" calcext:value-type="float">
            <text:p><text:s/>1,856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903" calcext:value-type="float">
            <text:p>30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49544-000000-FACINSER CI POR ND# 649544 AFE</text:p>
          </table:table-cell>
        </table:table-row>
        <table:table-row table:style-name="ro6">
          <table:table-cell office:value-type="float" office:value="6635" calcext:value-type="float">
            <text:p>6635</text:p>
          </table:table-cell>
          <table:table-cell office:value-type="string" calcext:value-type="string">
            <text:p>-333,885.05</text:p>
          </table:table-cell>
          <table:table-cell office:value-type="float" office:value="33.49" calcext:value-type="float">
            <text:p><text:s/>33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503" calcext:value-type="float">
            <text:p>287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000014432-001007-ELECTROLEG NC# 14432 AFECTA F#</text:p>
          </table:table-cell>
        </table:table-row>
        <table:table-row table:style-name="ro6">
          <table:table-cell office:value-type="float" office:value="6636" calcext:value-type="float">
            <text:p>6636</text:p>
          </table:table-cell>
          <table:table-cell office:value-type="string" calcext:value-type="string">
            <text:p>-331,607.01</text:p>
          </table:table-cell>
          <table:table-cell office:value-type="float" office:value="2278.04" calcext:value-type="float">
            <text:p><text:s/>2,278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202" calcext:value-type="float">
            <text:p>324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2-0 LIGORGURO FALCONES :F# 343 CANALES METALI</text:p>
          </table:table-cell>
        </table:table-row>
        <table:table-row table:style-name="ro6">
          <table:table-cell office:value-type="float" office:value="6637" calcext:value-type="float">
            <text:p>6637</text:p>
          </table:table-cell>
          <table:table-cell office:value-type="string" calcext:value-type="string">
            <text:p>-331,388.32</text:p>
          </table:table-cell>
          <table:table-cell office:value-type="float" office:value="218.69" calcext:value-type="float">
            <text:p><text:s/>218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402" calcext:value-type="float">
            <text:p>324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4-0 JESUS MESIAS GUIRA :JESUS GUIRACOCHA F# 1</text:p>
          </table:table-cell>
        </table:table-row>
        <table:table-row table:style-name="ro6">
          <table:table-cell office:value-type="float" office:value="6638" calcext:value-type="float">
            <text:p>6638</text:p>
          </table:table-cell>
          <table:table-cell office:value-type="string" calcext:value-type="string">
            <text:p>-331,115.52</text:p>
          </table:table-cell>
          <table:table-cell office:value-type="float" office:value="272.8" calcext:value-type="float">
            <text:p><text:s/>272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502" calcext:value-type="float">
            <text:p>32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5-0 COMERCIAL KYWI S.A :F# 1941 COMPRA 3 SELL</text:p>
          </table:table-cell>
        </table:table-row>
        <table:table-row table:style-name="ro6">
          <table:table-cell office:value-type="float" office:value="6639" calcext:value-type="float">
            <text:p>6639</text:p>
          </table:table-cell>
          <table:table-cell office:value-type="string" calcext:value-type="string">
            <text:p>-331,100.78</text:p>
          </table:table-cell>
          <table:table-cell office:value-type="float" office:value="14.74" calcext:value-type="float">
            <text:p><text:s/>14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602" calcext:value-type="float">
            <text:p>32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6-0 HENK CENTENO FREDD :HENK CENTENO FREDDY F</text:p>
          </table:table-cell>
        </table:table-row>
        <table:table-row table:style-name="ro6">
          <table:table-cell office:value-type="float" office:value="6640" calcext:value-type="float">
            <text:p>6640</text:p>
          </table:table-cell>
          <table:table-cell office:value-type="string" calcext:value-type="string">
            <text:p>-324,065.10</text:p>
          </table:table-cell>
          <table:table-cell office:value-type="float" office:value="7035.68" calcext:value-type="float">
            <text:p><text:s/>7,035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702" calcext:value-type="float">
            <text:p>324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7-0 ALCIVAR BRICIO HUM :ALCIVAR BRICIO HUMBER</text:p>
          </table:table-cell>
        </table:table-row>
        <table:table-row table:style-name="ro6">
          <table:table-cell office:value-type="float" office:value="6641" calcext:value-type="float">
            <text:p>6641</text:p>
          </table:table-cell>
          <table:table-cell office:value-type="string" calcext:value-type="string">
            <text:p>-323,686.42</text:p>
          </table:table-cell>
          <table:table-cell office:value-type="float" office:value="378.68" calcext:value-type="float">
            <text:p><text:s/>378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7102" calcext:value-type="float">
            <text:p>327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9-0 SUMBA ORTEGA IVAN <text:s/>:F# 587 PROYECTO EN LA</text:p>
          </table:table-cell>
        </table:table-row>
        <table:table-row table:style-name="ro6">
          <table:table-cell office:value-type="float" office:value="6642" calcext:value-type="float">
            <text:p>6642</text:p>
          </table:table-cell>
          <table:table-cell office:value-type="string" calcext:value-type="string">
            <text:p>-322,848.22</text:p>
          </table:table-cell>
          <table:table-cell office:value-type="float" office:value="838.2" calcext:value-type="float">
            <text:p><text:s/>838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602" calcext:value-type="float">
            <text:p>323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7-0 MARCELO NARVÁEZ AN :F# 18334 ALQUILER DE </text:p>
          </table:table-cell>
        </table:table-row>
        <table:table-row table:style-name="ro6">
          <table:table-cell office:value-type="float" office:value="6643" calcext:value-type="float">
            <text:p>6643</text:p>
          </table:table-cell>
          <table:table-cell office:value-type="string" calcext:value-type="string">
            <text:p>-321,629.02</text:p>
          </table:table-cell>
          <table:table-cell office:value-type="float" office:value="1219.2" calcext:value-type="float">
            <text:p><text:s/>1,21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702" calcext:value-type="float">
            <text:p>323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8-0 MARCELO NARVÁEZ AN :F# 18335 ALQUILER 20 </text:p>
          </table:table-cell>
        </table:table-row>
        <table:table-row table:style-name="ro6">
          <table:table-cell office:value-type="float" office:value="6644" calcext:value-type="float">
            <text:p>6644</text:p>
          </table:table-cell>
          <table:table-cell office:value-type="string" calcext:value-type="string">
            <text:p>-320,902.58</text:p>
          </table:table-cell>
          <table:table-cell office:value-type="float" office:value="726.44" calcext:value-type="float">
            <text:p><text:s/>726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802" calcext:value-type="float">
            <text:p>323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9-0 MARCELO NARVÁEZ AN :F# 18336 ALQUILER DE </text:p>
          </table:table-cell>
        </table:table-row>
        <table:table-row table:style-name="ro6">
          <table:table-cell office:value-type="float" office:value="6645" calcext:value-type="float">
            <text:p>6645</text:p>
          </table:table-cell>
          <table:table-cell office:value-type="string" calcext:value-type="string">
            <text:p>-320,843.18</text:p>
          </table:table-cell>
          <table:table-cell office:value-type="float" office:value="59.4" calcext:value-type="float">
            <text:p><text:s/>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002" calcext:value-type="float">
            <text:p>32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9-0 WILFRIDO ZAMBRANO <text:s/>:SERVICIO TRANSPORTE D</text:p>
          </table:table-cell>
        </table:table-row>
        <table:table-row table:style-name="ro6">
          <table:table-cell office:value-type="float" office:value="6646" calcext:value-type="float">
            <text:p>6646</text:p>
          </table:table-cell>
          <table:table-cell office:value-type="string" calcext:value-type="string">
            <text:p>-316,609.58</text:p>
          </table:table-cell>
          <table:table-cell office:value-type="float" office:value="4233.6" calcext:value-type="float">
            <text:p><text:s/>4,233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SUB BASE</text:p>
          </table:table-cell>
        </table:table-row>
        <table:table-row table:style-name="ro6">
          <table:table-cell office:value-type="float" office:value="6647" calcext:value-type="float">
            <text:p>6647</text:p>
          </table:table-cell>
          <table:table-cell office:value-type="string" calcext:value-type="string">
            <text:p>-315,619.58</text:p>
          </table:table-cell>
          <table:table-cell office:value-type="float" office:value="990" calcext:value-type="float">
            <text:p><text:s/>9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TRANSPORTE DE CISCO</text:p>
          </table:table-cell>
        </table:table-row>
        <table:table-row table:style-name="ro6">
          <table:table-cell office:value-type="float" office:value="6648" calcext:value-type="float">
            <text:p>6648</text:p>
          </table:table-cell>
          <table:table-cell office:value-type="string" calcext:value-type="string">
            <text:p>-314,031.98</text:p>
          </table:table-cell>
          <table:table-cell office:value-type="float" office:value="1587.6" calcext:value-type="float">
            <text:p><text:s/>1,58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102" calcext:value-type="float">
            <text:p>325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0-0 BRENSAM BONILLA S. :F# 120 <text:s/>SUB BASE</text:p>
          </table:table-cell>
        </table:table-row>
        <table:table-row table:style-name="ro6">
          <table:table-cell office:value-type="float" office:value="6649" calcext:value-type="float">
            <text:p>6649</text:p>
          </table:table-cell>
          <table:table-cell office:value-type="string" calcext:value-type="string">
            <text:p>-312,217.56</text:p>
          </table:table-cell>
          <table:table-cell office:value-type="float" office:value="1814.42" calcext:value-type="float">
            <text:p><text:s/>1,814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302" calcext:value-type="float">
            <text:p>325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2-0 COMERCIALIZADORA O :COMERC. ORTIZLOFREDO </text:p>
          </table:table-cell>
        </table:table-row>
        <table:table-row table:style-name="ro6">
          <table:table-cell office:value-type="float" office:value="6650" calcext:value-type="float">
            <text:p>6650</text:p>
          </table:table-cell>
          <table:table-cell office:value-type="string" calcext:value-type="string">
            <text:p>-310,403.14</text:p>
          </table:table-cell>
          <table:table-cell office:value-type="float" office:value="1814.42" calcext:value-type="float">
            <text:p><text:s/>1,814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302" calcext:value-type="float">
            <text:p>325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2-0 COMERCIALIZADORA O :COMERC. ORTIZLOFREDO </text:p>
          </table:table-cell>
        </table:table-row>
        <table:table-row table:style-name="ro6">
          <table:table-cell office:value-type="float" office:value="6651" calcext:value-type="float">
            <text:p>6651</text:p>
          </table:table-cell>
          <table:table-cell office:value-type="string" calcext:value-type="string">
            <text:p>-309,484.13</text:p>
          </table:table-cell>
          <table:table-cell office:value-type="float" office:value="919.01" calcext:value-type="float">
            <text:p><text:s/>91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402" calcext:value-type="float">
            <text:p>325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3-0 COMERCIALIZADORA O :F# 8232 PLYWOOD ECO 1</text:p>
          </table:table-cell>
        </table:table-row>
        <table:table-row table:style-name="ro6">
          <table:table-cell office:value-type="float" office:value="6652" calcext:value-type="float">
            <text:p>6652</text:p>
          </table:table-cell>
          <table:table-cell office:value-type="string" calcext:value-type="string">
            <text:p>-307,669.75</text:p>
          </table:table-cell>
          <table:table-cell office:value-type="float" office:value="1814.38" calcext:value-type="float">
            <text:p><text:s/>1,814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402" calcext:value-type="float">
            <text:p>325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3-0 COMERCIALIZADORA O :F# 8265 COMPRA DE 240</text:p>
          </table:table-cell>
        </table:table-row>
        <table:table-row table:style-name="ro6">
          <table:table-cell office:value-type="float" office:value="6653" calcext:value-type="float">
            <text:p>6653</text:p>
          </table:table-cell>
          <table:table-cell office:value-type="string" calcext:value-type="string">
            <text:p>-307,229.75</text:p>
          </table:table-cell>
          <table:table-cell office:value-type="float" office:value="440" calcext:value-type="float">
            <text:p><text:s/>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602" calcext:value-type="float">
            <text:p>325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5-0 VINITALY S.A. :F# 3111 ALQUILER DE UNA CO</text:p>
          </table:table-cell>
        </table:table-row>
        <table:table-row table:style-name="ro6">
          <table:table-cell office:value-type="float" office:value="6654" calcext:value-type="float">
            <text:p>6654</text:p>
          </table:table-cell>
          <table:table-cell office:value-type="string" calcext:value-type="string">
            <text:p>-307,031.75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602" calcext:value-type="float">
            <text:p>325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5-0 VINITALY S.A. :F# 3112 ALQUILER DE RODILL</text:p>
          </table:table-cell>
        </table:table-row>
        <table:table-row table:style-name="ro6">
          <table:table-cell office:value-type="float" office:value="6655" calcext:value-type="float">
            <text:p>6655</text:p>
          </table:table-cell>
          <table:table-cell office:value-type="string" calcext:value-type="string">
            <text:p>-306,432.91</text:p>
          </table:table-cell>
          <table:table-cell office:value-type="float" office:value="598.84" calcext:value-type="float">
            <text:p><text:s/>598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TUBO EMT 3/4 - TUBO E</text:p>
          </table:table-cell>
        </table:table-row>
        <table:table-row table:style-name="ro6">
          <table:table-cell office:value-type="float" office:value="6656" calcext:value-type="float">
            <text:p>6656</text:p>
          </table:table-cell>
          <table:table-cell office:value-type="string" calcext:value-type="string">
            <text:p>-306,214.92</text:p>
          </table:table-cell>
          <table:table-cell office:value-type="float" office:value="217.99" calcext:value-type="float">
            <text:p><text:s/>217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CODO DESAGUE 45- CODO</text:p>
          </table:table-cell>
        </table:table-row>
        <table:table-row table:style-name="ro6">
          <table:table-cell office:value-type="float" office:value="6657" calcext:value-type="float">
            <text:p>6657</text:p>
          </table:table-cell>
          <table:table-cell office:value-type="string" calcext:value-type="string">
            <text:p>-305,872.78</text:p>
          </table:table-cell>
          <table:table-cell office:value-type="float" office:value="342.14" calcext:value-type="float">
            <text:p><text:s/>342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TUBO PVC DESAGUE 76MM</text:p>
          </table:table-cell>
        </table:table-row>
        <table:table-row table:style-name="ro6">
          <table:table-cell office:value-type="float" office:value="6658" calcext:value-type="float">
            <text:p>6658</text:p>
          </table:table-cell>
          <table:table-cell office:value-type="string" calcext:value-type="string">
            <text:p>-305,290.18</text:p>
          </table:table-cell>
          <table:table-cell office:value-type="float" office:value="582.6" calcext:value-type="float">
            <text:p><text:s/>58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702" calcext:value-type="float">
            <text:p>325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6-0 ALVARADO CEDEÑO AG :MALLA EXAGONAL 1/2" 1</text:p>
          </table:table-cell>
        </table:table-row>
        <table:table-row table:style-name="ro6">
          <table:table-cell office:value-type="float" office:value="6659" calcext:value-type="float">
            <text:p>6659</text:p>
          </table:table-cell>
          <table:table-cell office:value-type="string" calcext:value-type="string">
            <text:p>-305,279.45</text:p>
          </table:table-cell>
          <table:table-cell office:value-type="float" office:value="10.73" calcext:value-type="float">
            <text:p><text:s/>10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802" calcext:value-type="float">
            <text:p>325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7-0 SUMBA ORTEGA IVAN <text:s/>:F# 586 PROYECTO EN LA</text:p>
          </table:table-cell>
        </table:table-row>
        <table:table-row table:style-name="ro6">
          <table:table-cell office:value-type="float" office:value="6660" calcext:value-type="float">
            <text:p>6660</text:p>
          </table:table-cell>
          <table:table-cell office:value-type="string" calcext:value-type="string">
            <text:p>-304,936.45</text:p>
          </table:table-cell>
          <table:table-cell office:value-type="float" office:value="343" calcext:value-type="float">
            <text:p><text:s/>34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902" calcext:value-type="float">
            <text:p>325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8-0 TRANSPORTE CARGA P :7 TANQUEROS DE AGUA P</text:p>
          </table:table-cell>
        </table:table-row>
        <table:table-row table:style-name="ro6">
          <table:table-cell office:value-type="float" office:value="6661" calcext:value-type="float">
            <text:p>6661</text:p>
          </table:table-cell>
          <table:table-cell office:value-type="string" calcext:value-type="string">
            <text:p>-304,789.45</text:p>
          </table:table-cell>
          <table:table-cell office:value-type="float" office:value="147" calcext:value-type="float">
            <text:p><text:s/>1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902" calcext:value-type="float">
            <text:p>325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8-0 TRANSPORTE CARGA P :3 TANQUEROS DE AGUA</text:p>
          </table:table-cell>
        </table:table-row>
        <table:table-row table:style-name="ro6">
          <table:table-cell office:value-type="float" office:value="6662" calcext:value-type="float">
            <text:p>6662</text:p>
          </table:table-cell>
          <table:table-cell office:value-type="string" calcext:value-type="string">
            <text:p>-303,812.68</text:p>
          </table:table-cell>
          <table:table-cell office:value-type="float" office:value="976.77" calcext:value-type="float">
            <text:p><text:s/>976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002" calcext:value-type="float">
            <text:p>326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9-0 TORREGASI S.A. :TORREGASI SA F# 2606 DIES</text:p>
          </table:table-cell>
        </table:table-row>
        <table:table-row table:style-name="ro6">
          <table:table-cell office:value-type="float" office:value="6663" calcext:value-type="float">
            <text:p>6663</text:p>
          </table:table-cell>
          <table:table-cell office:value-type="string" calcext:value-type="string">
            <text:p>-303,515.68</text:p>
          </table:table-cell>
          <table:table-cell office:value-type="float" office:value="297" calcext:value-type="float">
            <text:p><text:s/>29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102" calcext:value-type="float">
            <text:p>326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0-0 SALCEDO MOTORS S.A :F# 3647 ASISTENCIA TE</text:p>
          </table:table-cell>
        </table:table-row>
        <table:table-row table:style-name="ro6">
          <table:table-cell office:value-type="float" office:value="6664" calcext:value-type="float">
            <text:p>6664</text:p>
          </table:table-cell>
          <table:table-cell office:value-type="string" calcext:value-type="string">
            <text:p>-303,496.94</text:p>
          </table:table-cell>
          <table:table-cell office:value-type="float" office:value="18.74" calcext:value-type="float">
            <text:p><text:s/>18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202" calcext:value-type="float">
            <text:p>326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1-0 SERVIDECONS SA :F# 61469 COMPRA CODO DESA</text:p>
          </table:table-cell>
        </table:table-row>
        <table:table-row table:style-name="ro6">
          <table:table-cell office:value-type="float" office:value="6665" calcext:value-type="float">
            <text:p>6665</text:p>
          </table:table-cell>
          <table:table-cell office:value-type="string" calcext:value-type="string">
            <text:p>-303,053.79</text:p>
          </table:table-cell>
          <table:table-cell office:value-type="float" office:value="443.15" calcext:value-type="float">
            <text:p><text:s/>443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202" calcext:value-type="float">
            <text:p>326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1-0 SERVIDECONS SA :F# 61525 COMPRA CUARTON S</text:p>
          </table:table-cell>
        </table:table-row>
        <table:table-row table:style-name="ro6">
          <table:table-cell office:value-type="float" office:value="6666" calcext:value-type="float">
            <text:p>6666</text:p>
          </table:table-cell>
          <table:table-cell office:value-type="string" calcext:value-type="string">
            <text:p>-302,974.59</text:p>
          </table:table-cell>
          <table:table-cell office:value-type="float" office:value="79.2" calcext:value-type="float">
            <text:p><text:s/>7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302" calcext:value-type="float">
            <text:p>326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2-0 TRANS- NARVAEZ CIA :SERVICIO DE TRANSPORT</text:p>
          </table:table-cell>
        </table:table-row>
        <table:table-row table:style-name="ro6">
          <table:table-cell office:value-type="float" office:value="6667" calcext:value-type="float">
            <text:p>6667</text:p>
          </table:table-cell>
          <table:table-cell office:value-type="string" calcext:value-type="string">
            <text:p>-302,791.71</text:p>
          </table:table-cell>
          <table:table-cell office:value-type="float" office:value="182.88" calcext:value-type="float">
            <text:p><text:s/>182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402" calcext:value-type="float">
            <text:p>326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3-0 FIGUEROA BOLAÑOS J :MOTOBOMBA, CORTADORA,</text:p>
          </table:table-cell>
        </table:table-row>
        <table:table-row table:style-name="ro6">
          <table:table-cell office:value-type="float" office:value="6668" calcext:value-type="float">
            <text:p>6668</text:p>
          </table:table-cell>
          <table:table-cell office:value-type="string" calcext:value-type="string">
            <text:p>-303,487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403" calcext:value-type="float">
            <text:p>291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1-021001-UNION CEMENTERA NACIONAL F# 51</text:p>
          </table:table-cell>
        </table:table-row>
        <table:table-row table:style-name="ro6">
          <table:table-cell office:value-type="float" office:value="6669" calcext:value-type="float">
            <text:p>6669</text:p>
          </table:table-cell>
          <table:table-cell office:value-type="string" calcext:value-type="string">
            <text:p>-303,617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36" calcext:value-type="float">
            <text:p><text:s/>130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503" calcext:value-type="float">
            <text:p>291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32137687-001064-CONECEL F# 32137687 CONSUMO CE</text:p>
          </table:table-cell>
        </table:table-row>
        <table:table-row table:style-name="ro6">
          <table:table-cell office:value-type="float" office:value="6670" calcext:value-type="float">
            <text:p>6670</text:p>
          </table:table-cell>
          <table:table-cell office:value-type="string" calcext:value-type="string">
            <text:p>-303,83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8.69" calcext:value-type="float">
            <text:p><text:s/>218.6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603" calcext:value-type="float">
            <text:p>291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390-001001-JESUS GUIRACOCHA F# 1390 SIEMB</text:p>
          </table:table-cell>
        </table:table-row>
        <table:table-row table:style-name="ro6">
          <table:table-cell office:value-type="float" office:value="6671" calcext:value-type="float">
            <text:p>6671</text:p>
          </table:table-cell>
          <table:table-cell office:value-type="string" calcext:value-type="string">
            <text:p>-304,066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9.47" calcext:value-type="float">
            <text:p><text:s/>229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303" calcext:value-type="float">
            <text:p>30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058-002002-SWISSOIL F# 59058 COMPRA HIDRA</text:p>
          </table:table-cell>
        </table:table-row>
        <table:table-row table:style-name="ro6">
          <table:table-cell office:value-type="float" office:value="6672" calcext:value-type="float">
            <text:p>6672</text:p>
          </table:table-cell>
          <table:table-cell office:value-type="string" calcext:value-type="string">
            <text:p>-304,914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8.04" calcext:value-type="float">
            <text:p><text:s/>848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903" calcext:value-type="float">
            <text:p>28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00-001002-COMERC. ORTIZLOFREDO F# 8800 C</text:p>
          </table:table-cell>
        </table:table-row>
        <table:table-row table:style-name="ro6">
          <table:table-cell office:value-type="float" office:value="6673" calcext:value-type="float">
            <text:p>6673</text:p>
          </table:table-cell>
          <table:table-cell office:value-type="string" calcext:value-type="string">
            <text:p>-305,821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003" calcext:value-type="float">
            <text:p>29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82-001002-COMERC. ORTIZLOFREDO F# 8782 C</text:p>
          </table:table-cell>
        </table:table-row>
        <table:table-row table:style-name="ro6">
          <table:table-cell office:value-type="float" office:value="6674" calcext:value-type="float">
            <text:p>6674</text:p>
          </table:table-cell>
          <table:table-cell office:value-type="string" calcext:value-type="string">
            <text:p>-306,278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7.2" calcext:value-type="float">
            <text:p><text:s/>45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103" calcext:value-type="float">
            <text:p>29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54-002002-BOWEN MENDOZA JOSE F# 354 CANA</text:p>
          </table:table-cell>
        </table:table-row>
        <table:table-row table:style-name="ro6">
          <table:table-cell office:value-type="float" office:value="6675" calcext:value-type="float">
            <text:p>6675</text:p>
          </table:table-cell>
          <table:table-cell office:value-type="string" calcext:value-type="string">
            <text:p>-307,255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6.77" calcext:value-type="float">
            <text:p><text:s/>976.7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503" calcext:value-type="float">
            <text:p>28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606-001005-TORREGASI SA F# 2606 DIESEL PR</text:p>
          </table:table-cell>
        </table:table-row>
        <table:table-row table:style-name="ro6">
          <table:table-cell office:value-type="float" office:value="6676" calcext:value-type="float">
            <text:p>6676</text:p>
          </table:table-cell>
          <table:table-cell office:value-type="string" calcext:value-type="string">
            <text:p>-331,347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092.23" calcext:value-type="float">
            <text:p><text:s/>24,092.2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203" calcext:value-type="float">
            <text:p>28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30-002002-BOWEN MENDOZA JOSE F# 330 COMP</text:p>
          </table:table-cell>
        </table:table-row>
        <table:table-row table:style-name="ro6">
          <table:table-cell office:value-type="float" office:value="6677" calcext:value-type="float">
            <text:p>6677</text:p>
          </table:table-cell>
          <table:table-cell office:value-type="string" calcext:value-type="string">
            <text:p>-331,547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.04" calcext:value-type="float">
            <text:p><text:s/>200.0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303" calcext:value-type="float">
            <text:p>28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77-022901-COMERCIAL KYWI F# 1977 COMPRA </text:p>
          </table:table-cell>
        </table:table-row>
        <table:table-row table:style-name="ro6">
          <table:table-cell office:value-type="float" office:value="6678" calcext:value-type="float">
            <text:p>6678</text:p>
          </table:table-cell>
          <table:table-cell office:value-type="string" calcext:value-type="string">
            <text:p>-332,611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4.13" calcext:value-type="float">
            <text:p><text:s/>1,064.1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603" calcext:value-type="float">
            <text:p>28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120-001001-FACINSER SA F# 2120 COMPRA MAT</text:p>
          </table:table-cell>
        </table:table-row>
        <table:table-row table:style-name="ro6">
          <table:table-cell office:value-type="float" office:value="6679" calcext:value-type="float">
            <text:p>6679</text:p>
          </table:table-cell>
          <table:table-cell office:value-type="string" calcext:value-type="string">
            <text:p>-333,473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1.8" calcext:value-type="float">
            <text:p><text:s/>861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703" calcext:value-type="float">
            <text:p>28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1972-001100-SERVIDECONS SA F# 61972 COMPRA</text:p>
          </table:table-cell>
        </table:table-row>
        <table:table-row table:style-name="ro6">
          <table:table-cell office:value-type="float" office:value="6680" calcext:value-type="float">
            <text:p>6680</text:p>
          </table:table-cell>
          <table:table-cell office:value-type="string" calcext:value-type="string">
            <text:p>-335,287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42" calcext:value-type="float">
            <text:p><text:s/>1,814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803" calcext:value-type="float">
            <text:p>28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7-001002-COMERC. ORTIZLOFREDO ECORLOFF </text:p>
          </table:table-cell>
        </table:table-row>
        <table:table-row table:style-name="ro6">
          <table:table-cell office:value-type="float" office:value="6681" calcext:value-type="float">
            <text:p>6681</text:p>
          </table:table-cell>
          <table:table-cell office:value-type="string" calcext:value-type="string">
            <text:p>-335,43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8.55" calcext:value-type="float">
            <text:p><text:s/>148.5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903" calcext:value-type="float">
            <text:p>28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49-002001-JORCHU SA F# 48549 COMPRA 9 LA</text:p>
          </table:table-cell>
        </table:table-row>
        <table:table-row table:style-name="ro6">
          <table:table-cell office:value-type="float" office:value="6682" calcext:value-type="float">
            <text:p>6682</text:p>
          </table:table-cell>
          <table:table-cell office:value-type="string" calcext:value-type="string">
            <text:p>-336,084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8.47" calcext:value-type="float">
            <text:p><text:s/>648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003" calcext:value-type="float">
            <text:p>28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75-002001-JORCHU SA F# 48575 COMPRA OJO </text:p>
          </table:table-cell>
        </table:table-row>
        <table:table-row table:style-name="ro6">
          <table:table-cell office:value-type="float" office:value="6683" calcext:value-type="float">
            <text:p>6683</text:p>
          </table:table-cell>
          <table:table-cell office:value-type="string" calcext:value-type="string">
            <text:p>-343,120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35.68" calcext:value-type="float">
            <text:p><text:s/>7,035.6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103" calcext:value-type="float">
            <text:p>28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539-001001-ALCIVAR BRICIO HUMBERTO F# 453</text:p>
          </table:table-cell>
        </table:table-row>
        <table:table-row table:style-name="ro6">
          <table:table-cell office:value-type="float" office:value="6684" calcext:value-type="float">
            <text:p>6684</text:p>
          </table:table-cell>
          <table:table-cell office:value-type="string" calcext:value-type="string">
            <text:p>-344,794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3.67" calcext:value-type="float">
            <text:p><text:s/>1,673.6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203" calcext:value-type="float">
            <text:p>28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895-006206-KITTON SA F# 4895 COMPRA 4 TAZ</text:p>
          </table:table-cell>
        </table:table-row>
        <table:table-row table:style-name="ro6">
          <table:table-cell office:value-type="float" office:value="6685" calcext:value-type="float">
            <text:p>6685</text:p>
          </table:table-cell>
          <table:table-cell office:value-type="string" calcext:value-type="string">
            <text:p>-344,924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0.54" calcext:value-type="float">
            <text:p><text:s/>130.5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303" calcext:value-type="float">
            <text:p>28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84-022901-COMERCIAL KYWI SA F# 1984 OC# </text:p>
          </table:table-cell>
        </table:table-row>
        <table:table-row table:style-name="ro6">
          <table:table-cell office:value-type="float" office:value="6686" calcext:value-type="float">
            <text:p>6686</text:p>
          </table:table-cell>
          <table:table-cell office:value-type="string" calcext:value-type="string">
            <text:p>-345,007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.41" calcext:value-type="float">
            <text:p><text:s/>82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403" calcext:value-type="float">
            <text:p>287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1489-003006-ELECTROLEG SA F# 31489 COMPRA </text:p>
          </table:table-cell>
        </table:table-row>
        <table:table-row table:style-name="ro6">
          <table:table-cell office:value-type="float" office:value="6687" calcext:value-type="float">
            <text:p>6687</text:p>
          </table:table-cell>
          <table:table-cell office:value-type="string" calcext:value-type="string">
            <text:p>-364,023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015.92" calcext:value-type="float">
            <text:p><text:s/>19,015.9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703" calcext:value-type="float">
            <text:p>28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73-001104-ELECTMB SA F# 573 COMPRA UPS O</text:p>
          </table:table-cell>
        </table:table-row>
        <table:table-row table:style-name="ro6">
          <table:table-cell office:value-type="float" office:value="6688" calcext:value-type="float">
            <text:p>6688</text:p>
          </table:table-cell>
          <table:table-cell office:value-type="string" calcext:value-type="string">
            <text:p>-366,049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26.35" calcext:value-type="float">
            <text:p><text:s/>2,026.3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803" calcext:value-type="float">
            <text:p>287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341-002002-BOWEN MENDOZA JOSE F# 341 COMP</text:p>
          </table:table-cell>
        </table:table-row>
        <table:table-row table:style-name="ro6">
          <table:table-cell office:value-type="float" office:value="6689" calcext:value-type="float">
            <text:p>6689</text:p>
          </table:table-cell>
          <table:table-cell office:value-type="string" calcext:value-type="string">
            <text:p>-366,32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1.08" calcext:value-type="float">
            <text:p><text:s/>271.0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903" calcext:value-type="float">
            <text:p>28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909-006206-KITTON SA F# 4909 COMPRA 5 APL</text:p>
          </table:table-cell>
        </table:table-row>
        <table:table-row table:style-name="ro6">
          <table:table-cell office:value-type="float" office:value="6690" calcext:value-type="float">
            <text:p>6690</text:p>
          </table:table-cell>
          <table:table-cell office:value-type="string" calcext:value-type="string">
            <text:p>-366,335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.74" calcext:value-type="float">
            <text:p><text:s/>14.7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503" calcext:value-type="float">
            <text:p>28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2727-001001-HENK CENTENO FREDDY F# 82727 C</text:p>
          </table:table-cell>
        </table:table-row>
        <table:table-row table:style-name="ro6">
          <table:table-cell office:value-type="float" office:value="6691" calcext:value-type="float">
            <text:p>6691</text:p>
          </table:table-cell>
          <table:table-cell office:value-type="string" calcext:value-type="string">
            <text:p>-367,24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003" calcext:value-type="float">
            <text:p>28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680-001002-COMERC. ORTIZLOFREDO ECORLOFF </text:p>
          </table:table-cell>
        </table:table-row>
        <table:table-row table:style-name="ro6">
          <table:table-cell office:value-type="float" office:value="6692" calcext:value-type="float">
            <text:p>6692</text:p>
          </table:table-cell>
          <table:table-cell office:value-type="string" calcext:value-type="string">
            <text:p>-368,37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0.31" calcext:value-type="float">
            <text:p><text:s/>1,130.3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103" calcext:value-type="float">
            <text:p>28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313-001100-SERVIDECONS SA F# 62313 COMPRA</text:p>
          </table:table-cell>
        </table:table-row>
        <table:table-row table:style-name="ro6">
          <table:table-cell office:value-type="float" office:value="6693" calcext:value-type="float">
            <text:p>6693</text:p>
          </table:table-cell>
          <table:table-cell office:value-type="string" calcext:value-type="string">
            <text:p>-368,980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7.64" calcext:value-type="float">
            <text:p><text:s/>607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203" calcext:value-type="float">
            <text:p>28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8-001002-COMERC. ORTIZLOFREDO F# 8548 C</text:p>
          </table:table-cell>
        </table:table-row>
        <table:table-row table:style-name="ro6">
          <table:table-cell office:value-type="float" office:value="6694" calcext:value-type="float">
            <text:p>6694</text:p>
          </table:table-cell>
          <table:table-cell office:value-type="string" calcext:value-type="string">
            <text:p>-369,277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.56" calcext:value-type="float">
            <text:p><text:s/>297.5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303" calcext:value-type="float">
            <text:p>28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31-001001-GURUMENDI WASHINGTON F# 12231 </text:p>
          </table:table-cell>
        </table:table-row>
        <table:table-row table:style-name="ro6">
          <table:table-cell office:value-type="float" office:value="6695" calcext:value-type="float">
            <text:p>6695</text:p>
          </table:table-cell>
          <table:table-cell office:value-type="string" calcext:value-type="string">
            <text:p>-369,63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2.8" calcext:value-type="float">
            <text:p><text:s/>352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203" calcext:value-type="float">
            <text:p>29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2-001101-BRENSAM BONILLA F# 122 COMPRA </text:p>
          </table:table-cell>
        </table:table-row>
        <table:table-row table:style-name="ro6">
          <table:table-cell office:value-type="float" office:value="6696" calcext:value-type="float">
            <text:p>6696</text:p>
          </table:table-cell>
          <table:table-cell office:value-type="string" calcext:value-type="string">
            <text:p>-369,837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.72" calcext:value-type="float">
            <text:p><text:s/>20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303" calcext:value-type="float">
            <text:p>29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5-001002-COMERC. ORTIZLOFREDO ECORLOFF </text:p>
          </table:table-cell>
        </table:table-row>
        <table:table-row table:style-name="ro6">
          <table:table-cell office:value-type="float" office:value="6697" calcext:value-type="float">
            <text:p>6697</text:p>
          </table:table-cell>
          <table:table-cell office:value-type="string" calcext:value-type="string">
            <text:p>-370,895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8.41" calcext:value-type="float">
            <text:p><text:s/>1,058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503" calcext:value-type="float">
            <text:p>29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984-001002-COMERC. ORTIZLOFFREDO F# 8984 </text:p>
          </table:table-cell>
        </table:table-row>
        <table:table-row table:style-name="ro6">
          <table:table-cell office:value-type="float" office:value="6698" calcext:value-type="float">
            <text:p>6698</text:p>
          </table:table-cell>
          <table:table-cell office:value-type="string" calcext:value-type="string">
            <text:p>-370,992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.53" calcext:value-type="float">
            <text:p><text:s/>96.5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003" calcext:value-type="float">
            <text:p>29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1-001011-TELCONET F# 423941 COMPRA 30 C</text:p>
          </table:table-cell>
        </table:table-row>
        <table:table-row table:style-name="ro6">
          <table:table-cell office:value-type="float" office:value="6699" calcext:value-type="float">
            <text:p>6699</text:p>
          </table:table-cell>
          <table:table-cell office:value-type="string" calcext:value-type="string">
            <text:p>-371,071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.58" calcext:value-type="float">
            <text:p><text:s/>78.5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103" calcext:value-type="float">
            <text:p>299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0-001011-TELCONET F# 423940 COMPRA 33 V</text:p>
          </table:table-cell>
        </table:table-row>
        <table:table-row table:style-name="ro6">
          <table:table-cell office:value-type="float" office:value="6700" calcext:value-type="float">
            <text:p>6700</text:p>
          </table:table-cell>
          <table:table-cell office:value-type="string" calcext:value-type="string">
            <text:p>-374,565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94.13" calcext:value-type="float">
            <text:p><text:s/>3,494.1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203" calcext:value-type="float">
            <text:p>29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1-001011-TELCONET F# 423921 COMPRA 3 VO</text:p>
          </table:table-cell>
        </table:table-row>
        <table:table-row table:style-name="ro6">
          <table:table-cell office:value-type="float" office:value="6701" calcext:value-type="float">
            <text:p>6701</text:p>
          </table:table-cell>
          <table:table-cell office:value-type="string" calcext:value-type="string">
            <text:p>-374,621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303" calcext:value-type="float">
            <text:p>29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4-001011-TELCONET F# 424004 COMPRA 1 BO</text:p>
          </table:table-cell>
        </table:table-row>
        <table:table-row table:style-name="ro6">
          <table:table-cell office:value-type="float" office:value="6702" calcext:value-type="float">
            <text:p>6702</text:p>
          </table:table-cell>
          <table:table-cell office:value-type="string" calcext:value-type="string">
            <text:p>-374,678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403" calcext:value-type="float">
            <text:p>29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2-001011-TELCONET F# 424002 COMPRA 1 BO</text:p>
          </table:table-cell>
        </table:table-row>
        <table:table-row table:style-name="ro6">
          <table:table-cell office:value-type="float" office:value="6703" calcext:value-type="float">
            <text:p>6703</text:p>
          </table:table-cell>
          <table:table-cell office:value-type="string" calcext:value-type="string">
            <text:p>-374,718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.96" calcext:value-type="float">
            <text:p><text:s/>39.9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503" calcext:value-type="float">
            <text:p>29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3-001011-TELCONET F# 424003 COMPRA 3 JE</text:p>
          </table:table-cell>
        </table:table-row>
        <table:table-row table:style-name="ro6">
          <table:table-cell office:value-type="float" office:value="6704" calcext:value-type="float">
            <text:p>6704</text:p>
          </table:table-cell>
          <table:table-cell office:value-type="string" calcext:value-type="string">
            <text:p>-374,74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.64" calcext:value-type="float">
            <text:p><text:s/>26.6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603" calcext:value-type="float">
            <text:p>29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4001-001011-TELCONET F# 424001 COMPRA 2 JE</text:p>
          </table:table-cell>
        </table:table-row>
        <table:table-row table:style-name="ro6">
          <table:table-cell office:value-type="float" office:value="6705" calcext:value-type="float">
            <text:p>6705</text:p>
          </table:table-cell>
          <table:table-cell office:value-type="string" calcext:value-type="string">
            <text:p>-374,835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" calcext:value-type="float">
            <text:p><text:s/>90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403" calcext:value-type="float">
            <text:p>292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945-002001-JORCHU SA F# 48945 COMPRA 3 CA</text:p>
          </table:table-cell>
        </table:table-row>
        <table:table-row table:style-name="ro6">
          <table:table-cell office:value-type="float" office:value="6706" calcext:value-type="float">
            <text:p>6706</text:p>
          </table:table-cell>
          <table:table-cell office:value-type="string" calcext:value-type="string">
            <text:p>-375,010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.47" calcext:value-type="float">
            <text:p><text:s/>175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503" calcext:value-type="float">
            <text:p>292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9435-018501-GRAIMAN F# 19435 COMPRA CERAMI</text:p>
          </table:table-cell>
        </table:table-row>
        <table:table-row table:style-name="ro6">
          <table:table-cell office:value-type="float" office:value="6707" calcext:value-type="float">
            <text:p>6707</text:p>
          </table:table-cell>
          <table:table-cell office:value-type="string" calcext:value-type="string">
            <text:p>-375,027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7" calcext:value-type="float">
            <text:p><text:s/>16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603" calcext:value-type="float">
            <text:p>292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41-001100-SERVIDECONS SA F# 62741 COMPRA</text:p>
          </table:table-cell>
        </table:table-row>
        <table:table-row table:style-name="ro6">
          <table:table-cell office:value-type="float" office:value="6708" calcext:value-type="float">
            <text:p>6708</text:p>
          </table:table-cell>
          <table:table-cell office:value-type="string" calcext:value-type="string">
            <text:p>-375,035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.39" calcext:value-type="float">
            <text:p><text:s/>8.3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703" calcext:value-type="float">
            <text:p>292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39-001100-SERVIDECONS SA F# 62739 COMPRA</text:p>
          </table:table-cell>
        </table:table-row>
        <table:table-row table:style-name="ro6">
          <table:table-cell office:value-type="float" office:value="6709" calcext:value-type="float">
            <text:p>6709</text:p>
          </table:table-cell>
          <table:table-cell office:value-type="string" calcext:value-type="string">
            <text:p>-376,234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8.42" calcext:value-type="float">
            <text:p><text:s/>1,198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603" calcext:value-type="float">
            <text:p>29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879648-005002-ELECTRONICA SIGLO21 F# 879648 </text:p>
          </table:table-cell>
        </table:table-row>
        <table:table-row table:style-name="ro6">
          <table:table-cell office:value-type="float" office:value="6710" calcext:value-type="float">
            <text:p>6710</text:p>
          </table:table-cell>
          <table:table-cell office:value-type="string" calcext:value-type="string">
            <text:p>-376,49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0.7" calcext:value-type="float">
            <text:p><text:s/>260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403" calcext:value-type="float">
            <text:p>29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02-022901-COMERCIAL KYWI F# 2002 OC 2049</text:p>
          </table:table-cell>
        </table:table-row>
        <table:table-row table:style-name="ro6">
          <table:table-cell office:value-type="float" office:value="6711" calcext:value-type="float">
            <text:p>6711</text:p>
          </table:table-cell>
          <table:table-cell office:value-type="string" calcext:value-type="string">
            <text:p>-376,72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5.88" calcext:value-type="float">
            <text:p><text:s/>225.8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703" calcext:value-type="float">
            <text:p>290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59324-002002-SWISSOIL F# 59324 COMPRA HIDRA</text:p>
          </table:table-cell>
        </table:table-row>
        <table:table-row table:style-name="ro6">
          <table:table-cell office:value-type="float" office:value="6712" calcext:value-type="float">
            <text:p>6712</text:p>
          </table:table-cell>
          <table:table-cell office:value-type="string" calcext:value-type="string">
            <text:p>-432,293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572.26" calcext:value-type="float">
            <text:p><text:s/>55,572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803" calcext:value-type="float">
            <text:p>293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226-001001-MERCHAN ZAMBRANO LUIS F# 226 F</text:p>
          </table:table-cell>
        </table:table-row>
        <table:table-row table:style-name="ro6">
          <table:table-cell office:value-type="float" office:value="6713" calcext:value-type="float">
            <text:p>6713</text:p>
          </table:table-cell>
          <table:table-cell office:value-type="string" calcext:value-type="string">
            <text:p>-432,619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6.7" calcext:value-type="float">
            <text:p><text:s/>326.7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903" calcext:value-type="float">
            <text:p>293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1-001171-CARGARAUSTRAL SA F# 491 SERVIC</text:p>
          </table:table-cell>
        </table:table-row>
        <table:table-row table:style-name="ro6">
          <table:table-cell office:value-type="float" office:value="6714" calcext:value-type="float">
            <text:p>6714</text:p>
          </table:table-cell>
          <table:table-cell office:value-type="string" calcext:value-type="string">
            <text:p>-433,415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5.96" calcext:value-type="float">
            <text:p><text:s/>795.9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003" calcext:value-type="float">
            <text:p>294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2-001171-CARGARAUSTRAL SA F# 492 SERVIC</text:p>
          </table:table-cell>
        </table:table-row>
        <table:table-row table:style-name="ro6">
          <table:table-cell office:value-type="float" office:value="6715" calcext:value-type="float">
            <text:p>6715</text:p>
          </table:table-cell>
          <table:table-cell office:value-type="string" calcext:value-type="string">
            <text:p>-434,009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4" calcext:value-type="float">
            <text:p><text:s/>594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103" calcext:value-type="float">
            <text:p>294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3-001171-CARGARAUSTRAL SA F# 493 SERVIC</text:p>
          </table:table-cell>
        </table:table-row>
        <table:table-row table:style-name="ro6">
          <table:table-cell office:value-type="float" office:value="6716" calcext:value-type="float">
            <text:p>6716</text:p>
          </table:table-cell>
          <table:table-cell office:value-type="string" calcext:value-type="string">
            <text:p>-434,463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3.82" calcext:value-type="float">
            <text:p><text:s/>453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203" calcext:value-type="float">
            <text:p>294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84-001001-EDISON CONDOR F# 884 VIAJE DE </text:p>
          </table:table-cell>
        </table:table-row>
        <table:table-row table:style-name="ro6">
          <table:table-cell office:value-type="float" office:value="6717" calcext:value-type="float">
            <text:p>6717</text:p>
          </table:table-cell>
          <table:table-cell office:value-type="string" calcext:value-type="string">
            <text:p>-436,292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8.8" calcext:value-type="float">
            <text:p><text:s/>1,82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303" calcext:value-type="float">
            <text:p>294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8-001001-TORRES RONQUILLO FRANCISCO F# </text:p>
          </table:table-cell>
        </table:table-row>
        <table:table-row table:style-name="ro6">
          <table:table-cell office:value-type="float" office:value="6718" calcext:value-type="float">
            <text:p>6718</text:p>
          </table:table-cell>
          <table:table-cell office:value-type="string" calcext:value-type="string">
            <text:p>-436,881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9.28" calcext:value-type="float">
            <text:p><text:s/>589.28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403" calcext:value-type="float">
            <text:p>294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9-001001-TORRES RONQUILLO FRANCISCO F# </text:p>
          </table:table-cell>
        </table:table-row>
        <table:table-row table:style-name="ro6">
          <table:table-cell office:value-type="float" office:value="6719" calcext:value-type="float">
            <text:p>6719</text:p>
          </table:table-cell>
          <table:table-cell office:value-type="string" calcext:value-type="string">
            <text:p>-437,475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4.36" calcext:value-type="float">
            <text:p><text:s/>594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503" calcext:value-type="float">
            <text:p>294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0-001001-TORRES RONQUILLO FRANCISCO F# </text:p>
          </table:table-cell>
        </table:table-row>
        <table:table-row table:style-name="ro6">
          <table:table-cell office:value-type="float" office:value="6720" calcext:value-type="float">
            <text:p>6720</text:p>
          </table:table-cell>
          <table:table-cell office:value-type="string" calcext:value-type="string">
            <text:p>-437,719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3.84" calcext:value-type="float">
            <text:p><text:s/>243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603" calcext:value-type="float">
            <text:p>294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31-001001-TORRES RONQUILLO FRANCISCO F# </text:p>
          </table:table-cell>
        </table:table-row>
        <table:table-row table:style-name="ro6">
          <table:table-cell office:value-type="float" office:value="6721" calcext:value-type="float">
            <text:p>6721</text:p>
          </table:table-cell>
          <table:table-cell office:value-type="string" calcext:value-type="string">
            <text:p>-441,309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89.91" calcext:value-type="float">
            <text:p><text:s/>3,589.9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703" calcext:value-type="float">
            <text:p>294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2-001001-NUÑEZ CALLE JOSÉ F# 842 TRABAJ</text:p>
          </table:table-cell>
        </table:table-row>
        <table:table-row table:style-name="ro6">
          <table:table-cell office:value-type="float" office:value="6722" calcext:value-type="float">
            <text:p>6722</text:p>
          </table:table-cell>
          <table:table-cell office:value-type="string" calcext:value-type="string">
            <text:p>-443,460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51.05" calcext:value-type="float">
            <text:p><text:s/>2,151.0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803" calcext:value-type="float">
            <text:p>294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3-001001-NUÑEZ CALLE JOSÉ F# 843 TRABAJ</text:p>
          </table:table-cell>
        </table:table-row>
        <table:table-row table:style-name="ro6">
          <table:table-cell office:value-type="float" office:value="6723" calcext:value-type="float">
            <text:p>6723</text:p>
          </table:table-cell>
          <table:table-cell office:value-type="string" calcext:value-type="string">
            <text:p>-443,867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6.4" calcext:value-type="float">
            <text:p><text:s/>406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903" calcext:value-type="float">
            <text:p>294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28-001001-MENDEZ COGOLLO EDWIN F# 628 RE</text:p>
          </table:table-cell>
        </table:table-row>
        <table:table-row table:style-name="ro6">
          <table:table-cell office:value-type="float" office:value="6724" calcext:value-type="float">
            <text:p>6724</text:p>
          </table:table-cell>
          <table:table-cell office:value-type="string" calcext:value-type="string">
            <text:p>-444,104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.49" calcext:value-type="float">
            <text:p><text:s/>237.4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503" calcext:value-type="float">
            <text:p>300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4539-000000-ALCIVAR BRICIO HUMBERTO AFECTA</text:p>
          </table:table-cell>
        </table:table-row>
        <table:table-row table:style-name="ro6">
          <table:table-cell office:value-type="float" office:value="6725" calcext:value-type="float">
            <text:p>6725</text:p>
          </table:table-cell>
          <table:table-cell office:value-type="string" calcext:value-type="string">
            <text:p>-453,537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32.75" calcext:value-type="float">
            <text:p><text:s/>9,432.7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003" calcext:value-type="float">
            <text:p>293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9-001001-LIGORGURO PABLO F# 349 FABRICA</text:p>
          </table:table-cell>
        </table:table-row>
        <table:table-row table:style-name="ro6">
          <table:table-cell office:value-type="float" office:value="6726" calcext:value-type="float">
            <text:p>6726</text:p>
          </table:table-cell>
          <table:table-cell office:value-type="string" calcext:value-type="string">
            <text:p>-459,302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4.85" calcext:value-type="float">
            <text:p><text:s/>5,764.8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103" calcext:value-type="float">
            <text:p>293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8-001001-LIGORGURO PABLO F# 348 ACERO E</text:p>
          </table:table-cell>
        </table:table-row>
        <table:table-row table:style-name="ro6">
          <table:table-cell office:value-type="float" office:value="6727" calcext:value-type="float">
            <text:p>6727</text:p>
          </table:table-cell>
          <table:table-cell office:value-type="string" calcext:value-type="string">
            <text:p>-460,318.2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6" calcext:value-type="float">
            <text:p><text:s/>1,016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203" calcext:value-type="float">
            <text:p>293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7-001001-LIGORGURO PABLO F# 347 FABRICA</text:p>
          </table:table-cell>
        </table:table-row>
        <table:table-row table:style-name="ro6">
          <table:table-cell office:value-type="float" office:value="6728" calcext:value-type="float">
            <text:p>6728</text:p>
          </table:table-cell>
          <table:table-cell office:value-type="string" calcext:value-type="string">
            <text:p>-461,279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61.54" calcext:value-type="float">
            <text:p><text:s/>961.5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303" calcext:value-type="float">
            <text:p>293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651-001005-TORREGASI SA F# 2651 DIESEL PR</text:p>
          </table:table-cell>
        </table:table-row>
        <table:table-row table:style-name="ro6">
          <table:table-cell office:value-type="float" office:value="6729" calcext:value-type="float">
            <text:p>6729</text:p>
          </table:table-cell>
          <table:table-cell office:value-type="string" calcext:value-type="string">
            <text:p>-461,626.6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.87" calcext:value-type="float">
            <text:p><text:s/>346.8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603" calcext:value-type="float">
            <text:p>295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10-001002-CAJAMARCA F# 5110 SERVICIOS DE</text:p>
          </table:table-cell>
        </table:table-row>
        <table:table-row table:style-name="ro6">
          <table:table-cell office:value-type="float" office:value="6730" calcext:value-type="float">
            <text:p>6730</text:p>
          </table:table-cell>
          <table:table-cell office:value-type="string" calcext:value-type="string">
            <text:p>-463,986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9.8" calcext:value-type="float">
            <text:p><text:s/>2,359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703" calcext:value-type="float">
            <text:p>295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09-001002-CAJAMARCA F# 5109 SERVICIOS DE</text:p>
          </table:table-cell>
        </table:table-row>
        <table:table-row table:style-name="ro6">
          <table:table-cell office:value-type="float" office:value="6731" calcext:value-type="float">
            <text:p>6731</text:p>
          </table:table-cell>
          <table:table-cell office:value-type="string" calcext:value-type="string">
            <text:p>-469,491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4.69" calcext:value-type="float">
            <text:p><text:s/>5,504.6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103" calcext:value-type="float">
            <text:p>292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6-001001-FRANCISCO TORRES F# 726 SERVIC</text:p>
          </table:table-cell>
        </table:table-row>
        <table:table-row table:style-name="ro6">
          <table:table-cell office:value-type="float" office:value="6732" calcext:value-type="float">
            <text:p>6732</text:p>
          </table:table-cell>
          <table:table-cell office:value-type="string" calcext:value-type="string">
            <text:p>-469,377.34</text:p>
          </table:table-cell>
          <table:table-cell office:value-type="float" office:value="113.79" calcext:value-type="float">
            <text:p><text:s/>113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arrera Llaguno Jonathan Aplicacion saldo a favor TR# 203 F# 12273</text:p>
          </table:table-cell>
        </table:table-row>
        <table:table-row table:style-name="ro6">
          <table:table-cell office:value-type="float" office:value="6733" calcext:value-type="float">
            <text:p>6733</text:p>
          </table:table-cell>
          <table:table-cell office:value-type="string" calcext:value-type="string">
            <text:p>-467,520.52</text:p>
          </table:table-cell>
          <table:table-cell office:value-type="float" office:value="1856.82" calcext:value-type="float">
            <text:p><text:s/>1,856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acinser SA Aplicacion de saldo a favor TR# 649544 aplica a F# 000002112</text:p>
          </table:table-cell>
        </table:table-row>
        <table:table-row table:style-name="ro6">
          <table:table-cell office:value-type="float" office:value="6734" calcext:value-type="float">
            <text:p>6734</text:p>
          </table:table-cell>
          <table:table-cell office:value-type="string" calcext:value-type="string">
            <text:p>-472,468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48.45" calcext:value-type="float">
            <text:p><text:s/>4,948.4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403" calcext:value-type="float">
            <text:p>28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6-001001-LIGORGURO PABLO F# 346 ACERO E</text:p>
          </table:table-cell>
        </table:table-row>
        <table:table-row table:style-name="ro6">
          <table:table-cell office:value-type="float" office:value="6735" calcext:value-type="float">
            <text:p>6735</text:p>
          </table:table-cell>
          <table:table-cell office:value-type="string" calcext:value-type="string">
            <text:p>-472,706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7.6" calcext:value-type="float">
            <text:p><text:s/>237.6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003" calcext:value-type="float">
            <text:p>28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3-001171-CARGARAUSTRAL SA F# 473 SERVIC</text:p>
          </table:table-cell>
        </table:table-row>
        <table:table-row table:style-name="ro6">
          <table:table-cell office:value-type="float" office:value="6736" calcext:value-type="float">
            <text:p>6736</text:p>
          </table:table-cell>
          <table:table-cell office:value-type="string" calcext:value-type="string">
            <text:p>-473,260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4.4" calcext:value-type="float">
            <text:p><text:s/>554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803" calcext:value-type="float">
            <text:p>28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69-001171-CARGARAUSTRAL SA F# 469 SERVIC</text:p>
          </table:table-cell>
        </table:table-row>
        <table:table-row table:style-name="ro6">
          <table:table-cell office:value-type="float" office:value="6737" calcext:value-type="float">
            <text:p>6737</text:p>
          </table:table-cell>
          <table:table-cell office:value-type="string" calcext:value-type="string">
            <text:p>-474,508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7.4" calcext:value-type="float">
            <text:p><text:s/>1,247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903" calcext:value-type="float">
            <text:p>28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2-001171-CARGARAUSTRAL SA F# 472 SERVIC</text:p>
          </table:table-cell>
        </table:table-row>
        <table:table-row table:style-name="ro6">
          <table:table-cell office:value-type="float" office:value="6738" calcext:value-type="float">
            <text:p>6738</text:p>
          </table:table-cell>
          <table:table-cell office:value-type="string" calcext:value-type="string">
            <text:p>-474,901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3.3" calcext:value-type="float">
            <text:p><text:s/>393.3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203" calcext:value-type="float">
            <text:p>28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21324-001001-SANIPORT SA F# 21324 ALQUILER </text:p>
          </table:table-cell>
        </table:table-row>
        <table:table-row table:style-name="ro6">
          <table:table-cell office:value-type="float" office:value="6739" calcext:value-type="float">
            <text:p>6739</text:p>
          </table:table-cell>
          <table:table-cell office:value-type="string" calcext:value-type="string">
            <text:p>-475,076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4.8" calcext:value-type="float">
            <text:p><text:s/>174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303" calcext:value-type="float">
            <text:p>28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4-001201-EQUIPOS Y PRUEBAS F# 504 TOMA </text:p>
          </table:table-cell>
        </table:table-row>
        <table:table-row table:style-name="ro6">
          <table:table-cell office:value-type="float" office:value="6740" calcext:value-type="float">
            <text:p>6740</text:p>
          </table:table-cell>
          <table:table-cell office:value-type="string" calcext:value-type="string">
            <text:p>-479,548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71.72" calcext:value-type="float">
            <text:p><text:s/>4,471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403" calcext:value-type="float">
            <text:p>28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9-001001-FACINSER SA F# 2119 SERVICIO T</text:p>
          </table:table-cell>
        </table:table-row>
        <table:table-row table:style-name="ro6">
          <table:table-cell office:value-type="float" office:value="6741" calcext:value-type="float">
            <text:p>6741</text:p>
          </table:table-cell>
          <table:table-cell office:value-type="string" calcext:value-type="string">
            <text:p>-481,530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703" calcext:value-type="float">
            <text:p>293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01-021001-UNION CEMENTERA NACIONAL F# 70</text:p>
          </table:table-cell>
        </table:table-row>
        <table:table-row table:style-name="ro6">
          <table:table-cell office:value-type="float" office:value="6742" calcext:value-type="float">
            <text:p>6742</text:p>
          </table:table-cell>
          <table:table-cell office:value-type="string" calcext:value-type="string">
            <text:p>-482,588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8.4" calcext:value-type="float">
            <text:p><text:s/>1,058.4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803" calcext:value-type="float">
            <text:p>292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5-001101-BRENSAM BONILLA F# 125 <text:s/>SUB BA</text:p>
          </table:table-cell>
        </table:table-row>
        <table:table-row table:style-name="ro6">
          <table:table-cell office:value-type="float" office:value="6743" calcext:value-type="float">
            <text:p>6743</text:p>
          </table:table-cell>
          <table:table-cell office:value-type="string" calcext:value-type="string">
            <text:p>-482,70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47" calcext:value-type="float">
            <text:p><text:s/>112.4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903" calcext:value-type="float">
            <text:p>292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3084-001138-CONECEL F# 3084 CONSUMO CELULA</text:p>
          </table:table-cell>
        </table:table-row>
        <table:table-row table:style-name="ro6">
          <table:table-cell office:value-type="float" office:value="6744" calcext:value-type="float">
            <text:p>6744</text:p>
          </table:table-cell>
          <table:table-cell office:value-type="string" calcext:value-type="string">
            <text:p>-483,608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703" calcext:value-type="float">
            <text:p>291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24-001002-COMERC. ORTIZLOFREDO ECORLOFF </text:p>
          </table:table-cell>
        </table:table-row>
        <table:table-row table:style-name="ro6">
          <table:table-cell office:value-type="float" office:value="6745" calcext:value-type="float">
            <text:p>6745</text:p>
          </table:table-cell>
          <table:table-cell office:value-type="string" calcext:value-type="string">
            <text:p>-483,653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.89" calcext:value-type="float">
            <text:p><text:s/>44.8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203" calcext:value-type="float">
            <text:p>29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24-001011-TELCONET F# 423924 COMPRA 1 GA</text:p>
          </table:table-cell>
        </table:table-row>
        <table:table-row table:style-name="ro6">
          <table:table-cell office:value-type="float" office:value="6746" calcext:value-type="float">
            <text:p>6746</text:p>
          </table:table-cell>
          <table:table-cell office:value-type="string" calcext:value-type="string">
            <text:p>-483,74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.27" calcext:value-type="float">
            <text:p><text:s/>88.2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303" calcext:value-type="float">
            <text:p>29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2-001011-TELCONET F# 423932 COMPRA 1 CA</text:p>
          </table:table-cell>
        </table:table-row>
        <table:table-row table:style-name="ro6">
          <table:table-cell office:value-type="float" office:value="6747" calcext:value-type="float">
            <text:p>6747</text:p>
          </table:table-cell>
          <table:table-cell office:value-type="string" calcext:value-type="string">
            <text:p>-485,072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0.81" calcext:value-type="float">
            <text:p><text:s/>1,330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403" calcext:value-type="float">
            <text:p>29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6-001011-TELCONET F# 423936 COMPRA 20 P</text:p>
          </table:table-cell>
        </table:table-row>
        <table:table-row table:style-name="ro6">
          <table:table-cell office:value-type="float" office:value="6748" calcext:value-type="float">
            <text:p>6748</text:p>
          </table:table-cell>
          <table:table-cell office:value-type="string" calcext:value-type="string">
            <text:p>-485,128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503" calcext:value-type="float">
            <text:p>298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8-001011-TELCONET F# 423938 COMPRA 1 BO</text:p>
          </table:table-cell>
        </table:table-row>
        <table:table-row table:style-name="ro6">
          <table:table-cell office:value-type="float" office:value="6749" calcext:value-type="float">
            <text:p>6749</text:p>
          </table:table-cell>
          <table:table-cell office:value-type="string" calcext:value-type="string">
            <text:p>-485,269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.83" calcext:value-type="float">
            <text:p><text:s/>140.8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603" calcext:value-type="float">
            <text:p>298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7-001011-TELCONET F# 423937 COMPRA 1 CA</text:p>
          </table:table-cell>
        </table:table-row>
        <table:table-row table:style-name="ro6">
          <table:table-cell office:value-type="float" office:value="6750" calcext:value-type="float">
            <text:p>6750</text:p>
          </table:table-cell>
          <table:table-cell office:value-type="string" calcext:value-type="string">
            <text:p>-485,41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.83" calcext:value-type="float">
            <text:p><text:s/>140.8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703" calcext:value-type="float">
            <text:p>298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5-001011-TELCONET F# 423935 COMPRA 1 CA</text:p>
          </table:table-cell>
        </table:table-row>
        <table:table-row table:style-name="ro6">
          <table:table-cell office:value-type="float" office:value="6751" calcext:value-type="float">
            <text:p>6751</text:p>
          </table:table-cell>
          <table:table-cell office:value-type="string" calcext:value-type="string">
            <text:p>-487,56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54.8" calcext:value-type="float">
            <text:p><text:s/>2,154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803" calcext:value-type="float">
            <text:p>29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39-001011-TELCONET F# 423939 COMPRA 11 V</text:p>
          </table:table-cell>
        </table:table-row>
        <table:table-row table:style-name="ro6">
          <table:table-cell office:value-type="float" office:value="6752" calcext:value-type="float">
            <text:p>6752</text:p>
          </table:table-cell>
          <table:table-cell office:value-type="string" calcext:value-type="string">
            <text:p>-487,774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.8" calcext:value-type="float">
            <text:p><text:s/>208.8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8903" calcext:value-type="float">
            <text:p>29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423942-001011-TELCONET F# 423942 COMPRA 4 PL</text:p>
          </table:table-cell>
        </table:table-row>
        <table:table-row table:style-name="ro6">
          <table:table-cell office:value-type="float" office:value="6753" calcext:value-type="float">
            <text:p>6753</text:p>
          </table:table-cell>
          <table:table-cell office:value-type="string" calcext:value-type="string">
            <text:p>-487,884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0.71" calcext:value-type="float">
            <text:p><text:s/>110.7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803" calcext:value-type="float">
            <text:p>291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5529-001008-TECNOVA SA F# 85529 COMPRA 2 B</text:p>
          </table:table-cell>
        </table:table-row>
        <table:table-row table:style-name="ro6">
          <table:table-cell office:value-type="float" office:value="6754" calcext:value-type="float">
            <text:p>6754</text:p>
          </table:table-cell>
          <table:table-cell office:value-type="string" calcext:value-type="string">
            <text:p>-489,44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59.34" calcext:value-type="float">
            <text:p><text:s/>1,559.3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903" calcext:value-type="float">
            <text:p>291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15-022901-COMERCIAL KYWI F# 2015 COMPRA </text:p>
          </table:table-cell>
        </table:table-row>
        <table:table-row table:style-name="ro6">
          <table:table-cell office:value-type="float" office:value="6755" calcext:value-type="float">
            <text:p>6755</text:p>
          </table:table-cell>
          <table:table-cell office:value-type="string" calcext:value-type="string">
            <text:p>-490,139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203" calcext:value-type="float">
            <text:p>295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70-021001-UNION CEMENTERA NACIONAL F# 77</text:p>
          </table:table-cell>
        </table:table-row>
        <table:table-row table:style-name="ro6">
          <table:table-cell office:value-type="float" office:value="6756" calcext:value-type="float">
            <text:p>6756</text:p>
          </table:table-cell>
          <table:table-cell office:value-type="string" calcext:value-type="string">
            <text:p>-503,805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665.49" calcext:value-type="float">
            <text:p><text:s/>13,665.4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303" calcext:value-type="float">
            <text:p>295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3377-001001-TECNOVIAS SA F# 3377 COMPRA 67</text:p>
          </table:table-cell>
        </table:table-row>
        <table:table-row table:style-name="ro6">
          <table:table-cell office:value-type="float" office:value="6757" calcext:value-type="float">
            <text:p>6757</text:p>
          </table:table-cell>
          <table:table-cell office:value-type="string" calcext:value-type="string">
            <text:p>-504,780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5.36" calcext:value-type="float">
            <text:p><text:s/>975.3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403" calcext:value-type="float">
            <text:p>293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81-001001-CORDOVA ARMIJOS JUAN F# 781 AL</text:p>
          </table:table-cell>
        </table:table-row>
        <table:table-row table:style-name="ro6">
          <table:table-cell office:value-type="float" office:value="6758" calcext:value-type="float">
            <text:p>6758</text:p>
          </table:table-cell>
          <table:table-cell office:value-type="string" calcext:value-type="string">
            <text:p>-504,938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7.54" calcext:value-type="float">
            <text:p><text:s/>157.5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503" calcext:value-type="float">
            <text:p>293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22892-003001-SUKER F# 22892 COMPRA 20 PAPEL</text:p>
          </table:table-cell>
        </table:table-row>
        <table:table-row table:style-name="ro6">
          <table:table-cell office:value-type="float" office:value="6759" calcext:value-type="float">
            <text:p>6759</text:p>
          </table:table-cell>
          <table:table-cell office:value-type="string" calcext:value-type="string">
            <text:p>-510,69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0.57" calcext:value-type="float">
            <text:p><text:s/>5,760.5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603" calcext:value-type="float">
            <text:p>293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23-001001-FACINSER SA F# 2123 SERVICIO T</text:p>
          </table:table-cell>
        </table:table-row>
        <table:table-row table:style-name="ro6">
          <table:table-cell office:value-type="float" office:value="6760" calcext:value-type="float">
            <text:p>6760</text:p>
          </table:table-cell>
          <table:table-cell office:value-type="string" calcext:value-type="string">
            <text:p>-510,73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.97" calcext:value-type="float">
            <text:p><text:s/>32.9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403" calcext:value-type="float">
            <text:p>295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32119-003006-ELECTROLEG SA F# 32119 COMPRA </text:p>
          </table:table-cell>
        </table:table-row>
        <table:table-row table:style-name="ro6">
          <table:table-cell office:value-type="float" office:value="6761" calcext:value-type="float">
            <text:p>6761</text:p>
          </table:table-cell>
          <table:table-cell office:value-type="string" calcext:value-type="string">
            <text:p>-511,639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7.2" calcext:value-type="float">
            <text:p><text:s/>907.2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803" calcext:value-type="float">
            <text:p>29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9-001002-COMERC. ORTIZLOFFREDO F# 8719 </text:p>
          </table:table-cell>
        </table:table-row>
        <table:table-row table:style-name="ro6">
          <table:table-cell office:value-type="float" office:value="6762" calcext:value-type="float">
            <text:p>6762</text:p>
          </table:table-cell>
          <table:table-cell office:value-type="string" calcext:value-type="string">
            <text:p>-512,129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0.37" calcext:value-type="float">
            <text:p><text:s/>490.3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903" calcext:value-type="float">
            <text:p>29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97151-001101-CONTRUCC. MATUTE F# 97151 COMP</text:p>
          </table:table-cell>
        </table:table-row>
        <table:table-row table:style-name="ro6">
          <table:table-cell office:value-type="float" office:value="6763" calcext:value-type="float">
            <text:p>6763</text:p>
          </table:table-cell>
          <table:table-cell office:value-type="string" calcext:value-type="string">
            <text:p>-512,164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69" calcext:value-type="float">
            <text:p><text:s/>34.69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003" calcext:value-type="float">
            <text:p>29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97186-001101-CONTRUCC. MATUTE JIMENEZ F# 97</text:p>
          </table:table-cell>
        </table:table-row>
        <table:table-row table:style-name="ro6">
          <table:table-cell office:value-type="float" office:value="6764" calcext:value-type="float">
            <text:p>6764</text:p>
          </table:table-cell>
          <table:table-cell office:value-type="string" calcext:value-type="string">
            <text:p>-513,289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003" calcext:value-type="float">
            <text:p>295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C 000000945-002001-MANUEL NOGALES F# 945 HONORARI</text:p>
          </table:table-cell>
        </table:table-row>
        <table:table-row table:style-name="ro6">
          <table:table-cell office:value-type="float" office:value="6765" calcext:value-type="float">
            <text:p>6765</text:p>
          </table:table-cell>
          <table:table-cell office:value-type="string" calcext:value-type="string">
            <text:p>-518,721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32.55" calcext:value-type="float">
            <text:p><text:s/>5,432.5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503" calcext:value-type="float">
            <text:p>28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5-001001-LIGORGURO PABLO F# 345 ACERO E</text:p>
          </table:table-cell>
        </table:table-row>
        <table:table-row table:style-name="ro6">
          <table:table-cell office:value-type="float" office:value="6766" calcext:value-type="float">
            <text:p>6766</text:p>
          </table:table-cell>
          <table:table-cell office:value-type="string" calcext:value-type="string">
            <text:p>-521,853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31.37" calcext:value-type="float">
            <text:p><text:s/>3,131.3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603" calcext:value-type="float">
            <text:p>28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1-001001-NUÑEZ CALLE JOSÉ F# 841 COLOCA</text:p>
          </table:table-cell>
        </table:table-row>
        <table:table-row table:style-name="ro6">
          <table:table-cell office:value-type="float" office:value="6767" calcext:value-type="float">
            <text:p>6767</text:p>
          </table:table-cell>
          <table:table-cell office:value-type="string" calcext:value-type="string">
            <text:p>-522,433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0.51" calcext:value-type="float">
            <text:p><text:s/>580.5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003" calcext:value-type="float">
            <text:p>286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167459-001001-RENDON DE LA CUADRA JOSE F# 16</text:p>
          </table:table-cell>
        </table:table-row>
        <table:table-row table:style-name="ro6">
          <table:table-cell office:value-type="float" office:value="6768" calcext:value-type="float">
            <text:p>6768</text:p>
          </table:table-cell>
          <table:table-cell office:value-type="string" calcext:value-type="string">
            <text:p>-523,009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.16" calcext:value-type="float">
            <text:p><text:s/>576.1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903" calcext:value-type="float">
            <text:p>285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4905-001008-TECNOVA SA F# 84905 COMPRA BAT</text:p>
          </table:table-cell>
        </table:table-row>
        <table:table-row table:style-name="ro6">
          <table:table-cell office:value-type="float" office:value="6769" calcext:value-type="float">
            <text:p>6769</text:p>
          </table:table-cell>
          <table:table-cell office:value-type="string" calcext:value-type="string">
            <text:p>-524,82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4.42" calcext:value-type="float">
            <text:p><text:s/>1,814.4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103" calcext:value-type="float">
            <text:p>28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18-001002-COMERC. ORTIZLOFREDO ECORLOFF </text:p>
          </table:table-cell>
        </table:table-row>
        <table:table-row table:style-name="ro6">
          <table:table-cell office:value-type="float" office:value="6770" calcext:value-type="float">
            <text:p>6770</text:p>
          </table:table-cell>
          <table:table-cell office:value-type="string" calcext:value-type="string">
            <text:p>-560,40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582.72" calcext:value-type="float">
            <text:p><text:s/>35,582.7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803" calcext:value-type="float">
            <text:p>295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041-001002-VIADIRECTA CONSTRUCCIONES F# 4</text:p>
          </table:table-cell>
        </table:table-row>
        <table:table-row table:style-name="ro6">
          <table:table-cell office:value-type="float" office:value="6771" calcext:value-type="float">
            <text:p>6771</text:p>
          </table:table-cell>
          <table:table-cell office:value-type="string" calcext:value-type="string">
            <text:p>-563,034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7.65" calcext:value-type="float">
            <text:p><text:s/>2,627.65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603" calcext:value-type="float">
            <text:p>29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6788-001001-HORMIGONES HERCULES F# 6788 CO</text:p>
          </table:table-cell>
        </table:table-row>
        <table:table-row table:style-name="ro6">
          <table:table-cell office:value-type="float" office:value="6772" calcext:value-type="float">
            <text:p>6772</text:p>
          </table:table-cell>
          <table:table-cell office:value-type="string" calcext:value-type="string">
            <text:p>-566,215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80.84" calcext:value-type="float">
            <text:p><text:s/>3,180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903" calcext:value-type="float">
            <text:p>29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138-000000-HORMIGONES HERCULES REGULARIZA</text:p>
          </table:table-cell>
        </table:table-row>
        <table:table-row table:style-name="ro6">
          <table:table-cell office:value-type="float" office:value="6773" calcext:value-type="float">
            <text:p>6773</text:p>
          </table:table-cell>
          <table:table-cell office:value-type="string" calcext:value-type="string">
            <text:p>-567,72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6.26" calcext:value-type="float">
            <text:p><text:s/>1,506.26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003" calcext:value-type="float">
            <text:p>292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76-001001-GEDEQUIP F# 676 MANTENIMIENTO </text:p>
          </table:table-cell>
        </table:table-row>
        <table:table-row table:style-name="ro6">
          <table:table-cell office:value-type="float" office:value="6774" calcext:value-type="float">
            <text:p>6774</text:p>
          </table:table-cell>
          <table:table-cell office:value-type="string" calcext:value-type="string">
            <text:p>-568,914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92.82" calcext:value-type="float">
            <text:p><text:s/>1,192.82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103" calcext:value-type="float">
            <text:p>291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451-021001-UNION CEMENTERA NACIONAL F# 45</text:p>
          </table:table-cell>
        </table:table-row>
        <table:table-row table:style-name="ro6">
          <table:table-cell office:value-type="float" office:value="6775" calcext:value-type="float">
            <text:p>6775</text:p>
          </table:table-cell>
          <table:table-cell office:value-type="string" calcext:value-type="string">
            <text:p>-569,610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203" calcext:value-type="float">
            <text:p>291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0-021001-UNION CEMENTERA NACIONAL F# 51</text:p>
          </table:table-cell>
        </table:table-row>
        <table:table-row table:style-name="ro6">
          <table:table-cell office:value-type="float" office:value="6776" calcext:value-type="float">
            <text:p>6776</text:p>
          </table:table-cell>
          <table:table-cell office:value-type="string" calcext:value-type="string">
            <text:p>-570,206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6.41" calcext:value-type="float">
            <text:p><text:s/>596.41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303" calcext:value-type="float">
            <text:p>291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2-021001-UNION CEMENTERA F# 512 COMPRA </text:p>
          </table:table-cell>
        </table:table-row>
        <table:table-row table:style-name="ro6">
          <table:table-cell office:value-type="float" office:value="6777" calcext:value-type="float">
            <text:p>6777</text:p>
          </table:table-cell>
          <table:table-cell office:value-type="string" calcext:value-type="string">
            <text:p>-567,036.71</text:p>
          </table:table-cell>
          <table:table-cell office:value-type="float" office:value="3169.92" calcext:value-type="float">
            <text:p><text:s/>3,169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Topic Grandados LJubica: Aplicación saldo a favor TR# 219 a Fact# 1214</text:p>
          </table:table-cell>
        </table:table-row>
        <table:table-row table:style-name="ro6">
          <table:table-cell office:value-type="float" office:value="6778" calcext:value-type="float">
            <text:p>6778</text:p>
          </table:table-cell>
          <table:table-cell office:value-type="string" calcext:value-type="string">
            <text:p>-566,291.20</text:p>
          </table:table-cell>
          <table:table-cell office:value-type="float" office:value="745.51" calcext:value-type="float">
            <text:p><text:s/>745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79" calcext:value-type="float">
            <text:p>6779</text:p>
          </table:table-cell>
          <table:table-cell office:value-type="string" calcext:value-type="string">
            <text:p>-559,781.20</text:p>
          </table:table-cell>
          <table:table-cell office:value-type="float" office:value="6510" calcext:value-type="float">
            <text:p><text:s/>6,5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Sumba Ortega Ivan: Aplicación de saldo a favor TR# 165 F# 602</text:p>
          </table:table-cell>
        </table:table-row>
        <table:table-row table:style-name="ro6">
          <table:table-cell office:value-type="float" office:value="6780" calcext:value-type="float">
            <text:p>6780</text:p>
          </table:table-cell>
          <table:table-cell office:value-type="string" calcext:value-type="string">
            <text:p>-559,085.39</text:p>
          </table:table-cell>
          <table:table-cell office:value-type="float" office:value="695.81" calcext:value-type="float">
            <text:p><text:s/>69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81" calcext:value-type="float">
            <text:p>6781</text:p>
          </table:table-cell>
          <table:table-cell office:value-type="string" calcext:value-type="string">
            <text:p>-557,594.37</text:p>
          </table:table-cell>
          <table:table-cell office:value-type="float" office:value="1491.02" calcext:value-type="float">
            <text:p><text:s/>1,49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6782" calcext:value-type="float">
            <text:p>6782</text:p>
          </table:table-cell>
          <table:table-cell office:value-type="string" calcext:value-type="string">
            <text:p>-556,202.75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83" calcext:value-type="float">
            <text:p>6783</text:p>
          </table:table-cell>
          <table:table-cell office:value-type="string" calcext:value-type="string">
            <text:p>-554,811.13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6784" calcext:value-type="float">
            <text:p>6784</text:p>
          </table:table-cell>
          <table:table-cell office:value-type="string" calcext:value-type="string">
            <text:p>-553,419.51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6785" calcext:value-type="float">
            <text:p>6785</text:p>
          </table:table-cell>
          <table:table-cell office:value-type="string" calcext:value-type="string">
            <text:p>-552,428.58</text:p>
          </table:table-cell>
          <table:table-cell office:value-type="float" office:value="990.93" calcext:value-type="float">
            <text:p><text:s/>990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1 F# 981</text:p>
          </table:table-cell>
        </table:table-row>
        <table:table-row table:style-name="ro6">
          <table:table-cell office:value-type="float" office:value="6786" calcext:value-type="float">
            <text:p>6786</text:p>
          </table:table-cell>
          <table:table-cell office:value-type="string" calcext:value-type="string">
            <text:p>-551,036.96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6787" calcext:value-type="float">
            <text:p>6787</text:p>
          </table:table-cell>
          <table:table-cell office:value-type="string" calcext:value-type="string">
            <text:p>-551,011.31</text:p>
          </table:table-cell>
          <table:table-cell office:value-type="float" office:value="25.65" calcext:value-type="float">
            <text:p><text:s/>2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6">
          <table:table-cell office:value-type="float" office:value="6788" calcext:value-type="float">
            <text:p>6788</text:p>
          </table:table-cell>
          <table:table-cell office:value-type="string" calcext:value-type="string">
            <text:p>-550,786.53</text:p>
          </table:table-cell>
          <table:table-cell office:value-type="float" office:value="224.78" calcext:value-type="float">
            <text:p><text:s/>22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6">
          <table:table-cell office:value-type="float" office:value="6789" calcext:value-type="float">
            <text:p>6789</text:p>
          </table:table-cell>
          <table:table-cell office:value-type="string" calcext:value-type="string">
            <text:p>-547,006.51</text:p>
          </table:table-cell>
          <table:table-cell office:value-type="float" office:value="3780.02" calcext:value-type="float">
            <text:p><text:s/>3,78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87 aplica Fact# 2239</text:p>
          </table:table-cell>
        </table:table-row>
        <table:table-row table:style-name="ro6">
          <table:table-cell office:value-type="float" office:value="6790" calcext:value-type="float">
            <text:p>6790</text:p>
          </table:table-cell>
          <table:table-cell office:value-type="string" calcext:value-type="string">
            <text:p>-546,159.51</text:p>
          </table:table-cell>
          <table:table-cell office:value-type="float" office:value="847" calcext:value-type="float">
            <text:p><text:s/>8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Equipos y Pruebas SA: Aplicación de saldo a favor TR# 222 a F# 519</text:p>
          </table:table-cell>
        </table:table-row>
        <table:table-row table:style-name="ro6">
          <table:table-cell office:value-type="float" office:value="6791" calcext:value-type="float">
            <text:p>6791</text:p>
          </table:table-cell>
          <table:table-cell office:value-type="string" calcext:value-type="string">
            <text:p>-542,537.03</text:p>
          </table:table-cell>
          <table:table-cell office:value-type="float" office:value="3622.48" calcext:value-type="float">
            <text:p><text:s/>3,62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148 aplica F# 2240</text:p>
          </table:table-cell>
        </table:table-row>
        <table:table-row table:style-name="ro6">
          <table:table-cell office:value-type="float" office:value="6792" calcext:value-type="float">
            <text:p>6792</text:p>
          </table:table-cell>
          <table:table-cell office:value-type="string" calcext:value-type="string">
            <text:p>-540,555.18</text:p>
          </table:table-cell>
          <table:table-cell office:value-type="float" office:value="1981.85" calcext:value-type="float">
            <text:p><text:s/>1,98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Union Cementera Nacional: Aplicacion saldo a favor TR# 220 F# 1123</text:p>
          </table:table-cell>
        </table:table-row>
        <table:table-row table:style-name="ro6">
          <table:table-cell office:value-type="float" office:value="6793" calcext:value-type="float">
            <text:p>6793</text:p>
          </table:table-cell>
          <table:table-cell office:value-type="string" calcext:value-type="string">
            <text:p>-535,095.18</text:p>
          </table:table-cell>
          <table:table-cell office:value-type="float" office:value="5460" calcext:value-type="float">
            <text:p><text:s/>5,4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Ligorguro Pablo: Aplicación saldo a favor TR# 54 aplica F# 358</text:p>
          </table:table-cell>
        </table:table-row>
        <table:table-row table:style-name="ro6">
          <table:table-cell office:value-type="float" office:value="6794" calcext:value-type="float">
            <text:p>6794</text:p>
          </table:table-cell>
          <table:table-cell office:value-type="string" calcext:value-type="string">
            <text:p>-533,277.28</text:p>
          </table:table-cell>
          <table:table-cell office:value-type="float" office:value="1817.9" calcext:value-type="float">
            <text:p><text:s/>1,8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Facinser SA: Aplicacion saldo a favor aplica a F# 2127 TR# 301003</text:p>
          </table:table-cell>
        </table:table-row>
        <table:table-row table:style-name="ro6">
          <table:table-cell office:value-type="float" office:value="6795" calcext:value-type="float">
            <text:p>6795</text:p>
          </table:table-cell>
          <table:table-cell office:value-type="string" calcext:value-type="string">
            <text:p>-532,581.47</text:p>
          </table:table-cell>
          <table:table-cell office:value-type="float" office:value="695.81" calcext:value-type="float">
            <text:p><text:s/>69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6796" calcext:value-type="float">
            <text:p>6796</text:p>
          </table:table-cell>
          <table:table-cell office:value-type="string" calcext:value-type="string">
            <text:p>-531,189.85</text:p>
          </table:table-cell>
          <table:table-cell office:value-type="float" office:value="1391.62" calcext:value-type="float">
            <text:p><text:s/>1,39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6797" calcext:value-type="float">
            <text:p>6797</text:p>
          </table:table-cell>
          <table:table-cell office:value-type="string" calcext:value-type="string">
            <text:p>-521,488.83</text:p>
          </table:table-cell>
          <table:table-cell office:value-type="float" office:value="9701.02" calcext:value-type="float">
            <text:p><text:s/>9,70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gorguro Pablo: Aplicac. saldo a favor F# 364 aplica CK# 33543 girado por relacionada Tn</text:p>
          </table:table-cell>
        </table:table-row>
        <table:table-row table:style-name="ro6">
          <table:table-cell office:value-type="float" office:value="6798" calcext:value-type="float">
            <text:p>6798</text:p>
          </table:table-cell>
          <table:table-cell office:value-type="string" calcext:value-type="string">
            <text:p>-496,488.83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102" calcext:value-type="float">
            <text:p>337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4-0 VIADIRECTA CONSTRU :</text:p>
          </table:table-cell>
        </table:table-row>
        <table:table-row table:style-name="ro6">
          <table:table-cell office:value-type="float" office:value="6799" calcext:value-type="float">
            <text:p>6799</text:p>
          </table:table-cell>
          <table:table-cell office:value-type="string" calcext:value-type="string">
            <text:p>-496,181.68</text:p>
          </table:table-cell>
          <table:table-cell office:value-type="float" office:value="307.15" calcext:value-type="float">
            <text:p><text:s/>307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402" calcext:value-type="float">
            <text:p>337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7-0 GURUMENDI CUJILAN <text:s/>:GURUMENDI WASHINGTON </text:p>
          </table:table-cell>
        </table:table-row>
        <table:table-row table:style-name="ro6">
          <table:table-cell office:value-type="float" office:value="6800" calcext:value-type="float">
            <text:p>6800</text:p>
          </table:table-cell>
          <table:table-cell office:value-type="string" calcext:value-type="string">
            <text:p>-495,706.48</text:p>
          </table:table-cell>
          <table:table-cell office:value-type="float" office:value="475.2" calcext:value-type="float">
            <text:p><text:s/>47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502" calcext:value-type="float">
            <text:p>337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8-0 TRANSPORTE CARGA P :VIBARCAL F# 1773 TANQ</text:p>
          </table:table-cell>
        </table:table-row>
        <table:table-row table:style-name="ro6">
          <table:table-cell office:value-type="float" office:value="6801" calcext:value-type="float">
            <text:p>6801</text:p>
          </table:table-cell>
          <table:table-cell office:value-type="string" calcext:value-type="string">
            <text:p>-495,521.41</text:p>
          </table:table-cell>
          <table:table-cell office:value-type="float" office:value="185.07" calcext:value-type="float">
            <text:p><text:s/>185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302" calcext:value-type="float">
            <text:p>337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6-0 COMERCIAL KYWI S.A :COMERCIAL KYWI PAGO F</text:p>
          </table:table-cell>
        </table:table-row>
        <table:table-row table:style-name="ro6">
          <table:table-cell office:value-type="float" office:value="6802" calcext:value-type="float">
            <text:p>6802</text:p>
          </table:table-cell>
          <table:table-cell office:value-type="string" calcext:value-type="string">
            <text:p>-495,521.40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302" calcext:value-type="float">
            <text:p>337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6-0 COMERCIAL KYWI S.A :COMERCIAL KYWI PAGO F</text:p>
          </table:table-cell>
        </table:table-row>
        <table:table-row table:style-name="ro6">
          <table:table-cell office:value-type="float" office:value="6803" calcext:value-type="float">
            <text:p>6803</text:p>
          </table:table-cell>
          <table:table-cell office:value-type="string" calcext:value-type="string">
            <text:p>-491,601.52</text:p>
          </table:table-cell>
          <table:table-cell office:value-type="float" office:value="3919.88" calcext:value-type="float">
            <text:p><text:s/>3,919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802" calcext:value-type="float">
            <text:p>337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1-0 PRIN-IT S.A. :</text:p>
          </table:table-cell>
        </table:table-row>
        <table:table-row table:style-name="ro6">
          <table:table-cell office:value-type="float" office:value="6804" calcext:value-type="float">
            <text:p>6804</text:p>
          </table:table-cell>
          <table:table-cell office:value-type="string" calcext:value-type="string">
            <text:p>-487,845.01</text:p>
          </table:table-cell>
          <table:table-cell office:value-type="float" office:value="3756.51" calcext:value-type="float">
            <text:p><text:s/>3,75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902" calcext:value-type="float">
            <text:p>337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2-0 PRIN-IT S.A. :</text:p>
          </table:table-cell>
        </table:table-row>
        <table:table-row table:style-name="ro6">
          <table:table-cell office:value-type="float" office:value="6805" calcext:value-type="float">
            <text:p>6805</text:p>
          </table:table-cell>
          <table:table-cell office:value-type="string" calcext:value-type="string">
            <text:p>-484,978.03</text:p>
          </table:table-cell>
          <table:table-cell office:value-type="float" office:value="2866.98" calcext:value-type="float">
            <text:p><text:s/>2,86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002" calcext:value-type="float">
            <text:p>338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3-0 ZURICH SEGUROS ECU :</text:p>
          </table:table-cell>
        </table:table-row>
        <table:table-row table:style-name="ro6">
          <table:table-cell office:value-type="float" office:value="6806" calcext:value-type="float">
            <text:p>6806</text:p>
          </table:table-cell>
          <table:table-cell office:value-type="string" calcext:value-type="string">
            <text:p>-484,686.65</text:p>
          </table:table-cell>
          <table:table-cell office:value-type="float" office:value="291.38" calcext:value-type="float">
            <text:p><text:s/>291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102" calcext:value-type="float">
            <text:p>338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4-0 PINTUSARIATO S.A. :</text:p>
          </table:table-cell>
        </table:table-row>
        <table:table-row table:style-name="ro6">
          <table:table-cell office:value-type="float" office:value="6807" calcext:value-type="float">
            <text:p>6807</text:p>
          </table:table-cell>
          <table:table-cell office:value-type="string" calcext:value-type="string">
            <text:p>-483,094.80</text:p>
          </table:table-cell>
          <table:table-cell office:value-type="float" office:value="1591.85" calcext:value-type="float">
            <text:p><text:s/>1,59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202" calcext:value-type="float">
            <text:p>338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5-0 LIGORGURO FALCONES :LIGORGURO PABLO F# 35</text:p>
          </table:table-cell>
        </table:table-row>
        <table:table-row table:style-name="ro6">
          <table:table-cell office:value-type="float" office:value="6808" calcext:value-type="float">
            <text:p>6808</text:p>
          </table:table-cell>
          <table:table-cell office:value-type="string" calcext:value-type="string">
            <text:p>-480,590.37</text:p>
          </table:table-cell>
          <table:table-cell office:value-type="float" office:value="2504.43" calcext:value-type="float">
            <text:p><text:s/>2,504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302" calcext:value-type="float">
            <text:p>338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6-0 LIGORGURO FALCONES :LIGORGURO PABLO F# 35</text:p>
          </table:table-cell>
        </table:table-row>
        <table:table-row table:style-name="ro6">
          <table:table-cell office:value-type="float" office:value="6809" calcext:value-type="float">
            <text:p>6809</text:p>
          </table:table-cell>
          <table:table-cell office:value-type="string" calcext:value-type="string">
            <text:p>-478,116.09</text:p>
          </table:table-cell>
          <table:table-cell office:value-type="float" office:value="2474.28" calcext:value-type="float">
            <text:p><text:s/>2,474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602" calcext:value-type="float">
            <text:p>338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9-0 BRENSAM BONILLA S. :</text:p>
          </table:table-cell>
        </table:table-row>
        <table:table-row table:style-name="ro6">
          <table:table-cell office:value-type="float" office:value="6810" calcext:value-type="float">
            <text:p>6810</text:p>
          </table:table-cell>
          <table:table-cell office:value-type="string" calcext:value-type="string">
            <text:p>-477,809.20</text:p>
          </table:table-cell>
          <table:table-cell office:value-type="float" office:value="306.89" calcext:value-type="float">
            <text:p><text:s/>306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702" calcext:value-type="float">
            <text:p>338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0-0 COMERCIAL KYWI S.A :</text:p>
          </table:table-cell>
        </table:table-row>
        <table:table-row table:style-name="ro6">
          <table:table-cell office:value-type="float" office:value="6811" calcext:value-type="float">
            <text:p>6811</text:p>
          </table:table-cell>
          <table:table-cell office:value-type="string" calcext:value-type="string">
            <text:p>-477,297.28</text:p>
          </table:table-cell>
          <table:table-cell office:value-type="float" office:value="511.92" calcext:value-type="float">
            <text:p><text:s/>51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802" calcext:value-type="float">
            <text:p>338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1-0 COMERCIALIZADORA O :</text:p>
          </table:table-cell>
        </table:table-row>
        <table:table-row table:style-name="ro6">
          <table:table-cell office:value-type="float" office:value="6812" calcext:value-type="float">
            <text:p>6812</text:p>
          </table:table-cell>
          <table:table-cell office:value-type="string" calcext:value-type="string">
            <text:p>-473,675.66</text:p>
          </table:table-cell>
          <table:table-cell office:value-type="float" office:value="3621.62" calcext:value-type="float">
            <text:p><text:s/>3,621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902" calcext:value-type="float">
            <text:p>338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2-0 ELECTROLEG SA :</text:p>
          </table:table-cell>
        </table:table-row>
        <table:table-row table:style-name="ro6">
          <table:table-cell office:value-type="float" office:value="6813" calcext:value-type="float">
            <text:p>6813</text:p>
          </table:table-cell>
          <table:table-cell office:value-type="string" calcext:value-type="string">
            <text:p>-473,302.38</text:p>
          </table:table-cell>
          <table:table-cell office:value-type="float" office:value="373.28" calcext:value-type="float">
            <text:p><text:s/>37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002" calcext:value-type="float">
            <text:p>339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3-0 EQUIPOS &amp; PRUEBAS <text:s/>:</text:p>
          </table:table-cell>
        </table:table-row>
        <table:table-row table:style-name="ro6">
          <table:table-cell office:value-type="float" office:value="6814" calcext:value-type="float">
            <text:p>6814</text:p>
          </table:table-cell>
          <table:table-cell office:value-type="string" calcext:value-type="string">
            <text:p>-470,491.43</text:p>
          </table:table-cell>
          <table:table-cell office:value-type="float" office:value="2810.95" calcext:value-type="float">
            <text:p><text:s/>2,810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102" calcext:value-type="float">
            <text:p>339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4-0 FACINSER S.A. FRAN :</text:p>
          </table:table-cell>
        </table:table-row>
        <table:table-row table:style-name="ro6">
          <table:table-cell office:value-type="float" office:value="6815" calcext:value-type="float">
            <text:p>6815</text:p>
          </table:table-cell>
          <table:table-cell office:value-type="string" calcext:value-type="string">
            <text:p>-470,465.30</text:p>
          </table:table-cell>
          <table:table-cell office:value-type="float" office:value="26.13" calcext:value-type="float">
            <text:p><text:s/>26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202" calcext:value-type="float">
            <text:p>339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5-0 GARCIA ALAÑA VICTO :</text:p>
          </table:table-cell>
        </table:table-row>
        <table:table-row table:style-name="ro6">
          <table:table-cell office:value-type="float" office:value="6816" calcext:value-type="float">
            <text:p>6816</text:p>
          </table:table-cell>
          <table:table-cell office:value-type="string" calcext:value-type="string">
            <text:p>-470,448.79</text:p>
          </table:table-cell>
          <table:table-cell office:value-type="float" office:value="16.51" calcext:value-type="float">
            <text:p><text:s/>16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302" calcext:value-type="float">
            <text:p>339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6-0 JORCHU SA :</text:p>
          </table:table-cell>
        </table:table-row>
        <table:table-row table:style-name="ro6">
          <table:table-cell office:value-type="float" office:value="6817" calcext:value-type="float">
            <text:p>6817</text:p>
          </table:table-cell>
          <table:table-cell office:value-type="string" calcext:value-type="string">
            <text:p>-459,653.83</text:p>
          </table:table-cell>
          <table:table-cell office:value-type="float" office:value="10794.96" calcext:value-type="float">
            <text:p><text:s/>10,79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402" calcext:value-type="float">
            <text:p>339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7-0 NUÑEZ CALLE JOSE A :</text:p>
          </table:table-cell>
        </table:table-row>
        <table:table-row table:style-name="ro6">
          <table:table-cell office:value-type="float" office:value="6818" calcext:value-type="float">
            <text:p>6818</text:p>
          </table:table-cell>
          <table:table-cell office:value-type="string" calcext:value-type="string">
            <text:p>-459,646.03</text:p>
          </table:table-cell>
          <table:table-cell office:value-type="float" office:value="7.8" calcext:value-type="float">
            <text:p><text:s/>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502" calcext:value-type="float">
            <text:p>339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8-0 TOPIC GRANADOS MAR :</text:p>
          </table:table-cell>
        </table:table-row>
        <table:table-row table:style-name="ro6">
          <table:table-cell office:value-type="float" office:value="6819" calcext:value-type="float">
            <text:p>6819</text:p>
          </table:table-cell>
          <table:table-cell office:value-type="string" calcext:value-type="string">
            <text:p>-451,609.47</text:p>
          </table:table-cell>
          <table:table-cell office:value-type="float" office:value="8036.56" calcext:value-type="float">
            <text:p><text:s/>8,036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602" calcext:value-type="float">
            <text:p>339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59-0 TORRES RONQUILLO F :</text:p>
          </table:table-cell>
        </table:table-row>
        <table:table-row table:style-name="ro6">
          <table:table-cell office:value-type="float" office:value="6820" calcext:value-type="float">
            <text:p>6820</text:p>
          </table:table-cell>
          <table:table-cell office:value-type="string" calcext:value-type="string">
            <text:p>-441,026.75</text:p>
          </table:table-cell>
          <table:table-cell office:value-type="float" office:value="10582.72" calcext:value-type="float">
            <text:p><text:s/>10,582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702" calcext:value-type="float">
            <text:p>339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0-0 VIADIRECTA CONSTRU :</text:p>
          </table:table-cell>
        </table:table-row>
        <table:table-row table:style-name="ro6">
          <table:table-cell office:value-type="float" office:value="6821" calcext:value-type="float">
            <text:p>6821</text:p>
          </table:table-cell>
          <table:table-cell office:value-type="string" calcext:value-type="string">
            <text:p>-439,024.81</text:p>
          </table:table-cell>
          <table:table-cell office:value-type="float" office:value="2001.94" calcext:value-type="float">
            <text:p><text:s/>2,00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802" calcext:value-type="float">
            <text:p>339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1-0 LIGORGURO FALCONES :LIGORGURO PABLO F# 34</text:p>
          </table:table-cell>
        </table:table-row>
        <table:table-row table:style-name="ro6">
          <table:table-cell office:value-type="float" office:value="6822" calcext:value-type="float">
            <text:p>6822</text:p>
          </table:table-cell>
          <table:table-cell office:value-type="string" calcext:value-type="string">
            <text:p>-438,754.68</text:p>
          </table:table-cell>
          <table:table-cell office:value-type="float" office:value="270.13" calcext:value-type="float">
            <text:p><text:s/>27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9902" calcext:value-type="float">
            <text:p>339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2-0 OPTICA LOZANO Y AS :</text:p>
          </table:table-cell>
        </table:table-row>
        <table:table-row table:style-name="ro6">
          <table:table-cell office:value-type="float" office:value="6823" calcext:value-type="float">
            <text:p>6823</text:p>
          </table:table-cell>
          <table:table-cell office:value-type="string" calcext:value-type="string">
            <text:p>-438,269.87</text:p>
          </table:table-cell>
          <table:table-cell office:value-type="float" office:value="484.81" calcext:value-type="float">
            <text:p><text:s/>484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002" calcext:value-type="float">
            <text:p>340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3-0 TORREGASI S.A. :</text:p>
          </table:table-cell>
        </table:table-row>
        <table:table-row table:style-name="ro6">
          <table:table-cell office:value-type="float" office:value="6824" calcext:value-type="float">
            <text:p>6824</text:p>
          </table:table-cell>
          <table:table-cell office:value-type="string" calcext:value-type="string">
            <text:p>-438,280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46" calcext:value-type="float">
            <text:p><text:s/>10.46 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ecx sa: Regularización de CI # 54914 aplicada por retención a la fuente</text:p>
          </table:table-cell>
        </table:table-row>
        <table:table-row table:style-name="ro6">
          <table:table-cell office:value-type="float" office:value="6825" calcext:value-type="float">
            <text:p>6825</text:p>
          </table:table-cell>
          <table:table-cell office:value-type="string" calcext:value-type="string">
            <text:p>-438,55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0.13" calcext:value-type="float">
            <text:p><text:s/>270.1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903" calcext:value-type="float">
            <text:p>301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4-001001-OPTILOZANO SA F# 2694 CONSUMO </text:p>
          </table:table-cell>
        </table:table-row>
        <table:table-row table:style-name="ro6">
          <table:table-cell office:value-type="float" office:value="6826" calcext:value-type="float">
            <text:p>6826</text:p>
          </table:table-cell>
          <table:table-cell office:value-type="string" calcext:value-type="string">
            <text:p>-438,590.7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403" calcext:value-type="float">
            <text:p>310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5-001011-TELCONET F# 427175 COMPRA 1 GA</text:p>
          </table:table-cell>
        </table:table-row>
        <table:table-row table:style-name="ro6">
          <table:table-cell office:value-type="float" office:value="6827" calcext:value-type="float">
            <text:p>6827</text:p>
          </table:table-cell>
          <table:table-cell office:value-type="string" calcext:value-type="string">
            <text:p>-445,969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78.99" calcext:value-type="float">
            <text:p><text:s/>7,378.9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803" calcext:value-type="float">
            <text:p>305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40-001001-PRIN-IT SA F# 2240 LETREROS-LE</text:p>
          </table:table-cell>
        </table:table-row>
        <table:table-row table:style-name="ro6">
          <table:table-cell office:value-type="float" office:value="6828" calcext:value-type="float">
            <text:p>6828</text:p>
          </table:table-cell>
          <table:table-cell office:value-type="string" calcext:value-type="string">
            <text:p>-453,669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99.9" calcext:value-type="float">
            <text:p><text:s/>7,699.9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703" calcext:value-type="float">
            <text:p>305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39-001001-PRIN-IT SA F# 2239 LETREROS - </text:p>
          </table:table-cell>
        </table:table-row>
        <table:table-row table:style-name="ro6">
          <table:table-cell office:value-type="float" office:value="6829" calcext:value-type="float">
            <text:p>6829</text:p>
          </table:table-cell>
          <table:table-cell office:value-type="string" calcext:value-type="string">
            <text:p>-453,976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6.89" calcext:value-type="float">
            <text:p><text:s/>306.8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903" calcext:value-type="float">
            <text:p>305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107-022901-COMERCIAL KYWI F# 2107 COMPRA </text:p>
          </table:table-cell>
        </table:table-row>
        <table:table-row table:style-name="ro6">
          <table:table-cell office:value-type="float" office:value="6830" calcext:value-type="float">
            <text:p>6830</text:p>
          </table:table-cell>
          <table:table-cell office:value-type="string" calcext:value-type="string">
            <text:p>-454,267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.38" calcext:value-type="float">
            <text:p><text:s/>291.3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003" calcext:value-type="float">
            <text:p>306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579-001004-PINTUSARIATO F# 6579 COMPRA 3 </text:p>
          </table:table-cell>
        </table:table-row>
        <table:table-row table:style-name="ro6">
          <table:table-cell office:value-type="float" office:value="6831" calcext:value-type="float">
            <text:p>6831</text:p>
          </table:table-cell>
          <table:table-cell office:value-type="string" calcext:value-type="string">
            <text:p>-455,488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20.28" calcext:value-type="float">
            <text:p><text:s/>1,220.2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203" calcext:value-type="float">
            <text:p>306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519-001201-EQUIPOS Y PRUEBAS F# 519 ENSAY</text:p>
          </table:table-cell>
        </table:table-row>
        <table:table-row table:style-name="ro6">
          <table:table-cell office:value-type="float" office:value="6832" calcext:value-type="float">
            <text:p>6832</text:p>
          </table:table-cell>
          <table:table-cell office:value-type="string" calcext:value-type="string">
            <text:p>-457,316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8.16" calcext:value-type="float">
            <text:p><text:s/>1,828.1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503" calcext:value-type="float">
            <text:p>302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844-001001-NUÑEZ CALLE JOSÉ F# 844 TRABAJ</text:p>
          </table:table-cell>
        </table:table-row>
        <table:table-row table:style-name="ro6">
          <table:table-cell office:value-type="float" office:value="6833" calcext:value-type="float">
            <text:p>6833</text:p>
          </table:table-cell>
          <table:table-cell office:value-type="string" calcext:value-type="string">
            <text:p>-457,368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.56" calcext:value-type="float">
            <text:p><text:s/>52.5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703" calcext:value-type="float">
            <text:p>302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23232-003001-SUKER F# 23232 COMPRA 20 PAPEL</text:p>
          </table:table-cell>
        </table:table-row>
        <table:table-row table:style-name="ro6">
          <table:table-cell office:value-type="float" office:value="6834" calcext:value-type="float">
            <text:p>6834</text:p>
          </table:table-cell>
          <table:table-cell office:value-type="string" calcext:value-type="string">
            <text:p>-457,676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7.15" calcext:value-type="float">
            <text:p><text:s/>307.1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803" calcext:value-type="float">
            <text:p>302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12245-001001-GURUMENDI WASHINGTON F# 12245 </text:p>
          </table:table-cell>
        </table:table-row>
        <table:table-row table:style-name="ro6">
          <table:table-cell office:value-type="float" office:value="6835" calcext:value-type="float">
            <text:p>6835</text:p>
          </table:table-cell>
          <table:table-cell office:value-type="string" calcext:value-type="string">
            <text:p>-458,151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5.2" calcext:value-type="float">
            <text:p><text:s/>475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903" calcext:value-type="float">
            <text:p>302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773-001001-VIBARCAL F# 1773 TANQUERO DE A</text:p>
          </table:table-cell>
        </table:table-row>
        <table:table-row table:style-name="ro6">
          <table:table-cell office:value-type="float" office:value="6836" calcext:value-type="float">
            <text:p>6836</text:p>
          </table:table-cell>
          <table:table-cell office:value-type="string" calcext:value-type="string">
            <text:p>-458,336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.07" calcext:value-type="float">
            <text:p><text:s/>185.0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003" calcext:value-type="float">
            <text:p>303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062-022901-COMERCIAL KYWI F# 2062 COMPRA </text:p>
          </table:table-cell>
        </table:table-row>
        <table:table-row table:style-name="ro6">
          <table:table-cell office:value-type="float" office:value="6837" calcext:value-type="float">
            <text:p>6837</text:p>
          </table:table-cell>
          <table:table-cell office:value-type="string" calcext:value-type="string">
            <text:p>-467,784.93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48.64" calcext:value-type="float">
            <text:p><text:s/>9,448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103" calcext:value-type="float">
            <text:p>303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2-001001-SUMBA ORTEGA IVAN F# 602 REPOS</text:p>
          </table:table-cell>
        </table:table-row>
        <table:table-row table:style-name="ro6">
          <table:table-cell office:value-type="float" office:value="6838" calcext:value-type="float">
            <text:p>6838</text:p>
          </table:table-cell>
          <table:table-cell office:value-type="string" calcext:value-type="string">
            <text:p>-469,176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203" calcext:value-type="float">
            <text:p>303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4-021001-UCEM F# 984 COMPRA DE 14M3 HOR</text:p>
          </table:table-cell>
        </table:table-row>
        <table:table-row table:style-name="ro6">
          <table:table-cell office:value-type="float" office:value="6839" calcext:value-type="float">
            <text:p>6839</text:p>
          </table:table-cell>
          <table:table-cell office:value-type="string" calcext:value-type="string">
            <text:p>-470,568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303" calcext:value-type="float">
            <text:p>303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3-021001-UCEM F# 983 COMPRA DE 14M3 HOR</text:p>
          </table:table-cell>
        </table:table-row>
        <table:table-row table:style-name="ro6">
          <table:table-cell office:value-type="float" office:value="6840" calcext:value-type="float">
            <text:p>6840</text:p>
          </table:table-cell>
          <table:table-cell office:value-type="string" calcext:value-type="string">
            <text:p>-472,059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1.02" calcext:value-type="float">
            <text:p><text:s/>1,491.0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403" calcext:value-type="float">
            <text:p>303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2-021001-UCEM F# 982 COMPRA DE 7,5 M3 H</text:p>
          </table:table-cell>
        </table:table-row>
        <table:table-row table:style-name="ro6">
          <table:table-cell office:value-type="float" office:value="6841" calcext:value-type="float">
            <text:p>6841</text:p>
          </table:table-cell>
          <table:table-cell office:value-type="string" calcext:value-type="string">
            <text:p>-473,050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.93" calcext:value-type="float">
            <text:p><text:s/>990.9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503" calcext:value-type="float">
            <text:p>303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1-021001-UCEM F# 981 COMPRA DE 7M3 HORM</text:p>
          </table:table-cell>
        </table:table-row>
        <table:table-row table:style-name="ro6">
          <table:table-cell office:value-type="float" office:value="6842" calcext:value-type="float">
            <text:p>6842</text:p>
          </table:table-cell>
          <table:table-cell office:value-type="string" calcext:value-type="string">
            <text:p>-474,441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603" calcext:value-type="float">
            <text:p>303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0-021001-UCEM F# 980 COMPRA DE 14M3 HOR</text:p>
          </table:table-cell>
        </table:table-row>
        <table:table-row table:style-name="ro6">
          <table:table-cell office:value-type="float" office:value="6843" calcext:value-type="float">
            <text:p>6843</text:p>
          </table:table-cell>
          <table:table-cell office:value-type="string" calcext:value-type="string">
            <text:p>-474,46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.66" calcext:value-type="float">
            <text:p><text:s/>18.6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703" calcext:value-type="float">
            <text:p>303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02-001001-GARCIA ALAÑA VICTOR F# 1002 CO</text:p>
          </table:table-cell>
        </table:table-row>
        <table:table-row table:style-name="ro6">
          <table:table-cell office:value-type="float" office:value="6844" calcext:value-type="float">
            <text:p>6844</text:p>
          </table:table-cell>
          <table:table-cell office:value-type="string" calcext:value-type="string">
            <text:p>-481,105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644.64" calcext:value-type="float">
            <text:p><text:s/>6,644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803" calcext:value-type="float">
            <text:p>303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2-001001-TORRES FRANCISCO F# 732 SERVIC</text:p>
          </table:table-cell>
        </table:table-row>
        <table:table-row table:style-name="ro6">
          <table:table-cell office:value-type="float" office:value="6845" calcext:value-type="float">
            <text:p>6845</text:p>
          </table:table-cell>
          <table:table-cell office:value-type="string" calcext:value-type="string">
            <text:p>-489,93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33.1" calcext:value-type="float">
            <text:p><text:s/>8,833.1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903" calcext:value-type="float">
            <text:p>303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5-001001-TORRES FRANCISCO F# 735 SERVIC</text:p>
          </table:table-cell>
        </table:table-row>
        <table:table-row table:style-name="ro6">
          <table:table-cell office:value-type="float" office:value="6846" calcext:value-type="float">
            <text:p>6846</text:p>
          </table:table-cell>
          <table:table-cell office:value-type="string" calcext:value-type="string">
            <text:p>-494,566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628.85" calcext:value-type="float">
            <text:p><text:s/>4,628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203" calcext:value-type="float">
            <text:p>307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27-001001-FACINSER SA F# 2127 INSTALACIO</text:p>
          </table:table-cell>
        </table:table-row>
        <table:table-row table:style-name="ro6">
          <table:table-cell office:value-type="float" office:value="6847" calcext:value-type="float">
            <text:p>6847</text:p>
          </table:table-cell>
          <table:table-cell office:value-type="string" calcext:value-type="string">
            <text:p>-498,732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65.21" calcext:value-type="float">
            <text:p><text:s/>4,165.2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303" calcext:value-type="float">
            <text:p>307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5-001001-NUÑEZ CALLE JOSÉ F# 905 TRABAJ</text:p>
          </table:table-cell>
        </table:table-row>
        <table:table-row table:style-name="ro6">
          <table:table-cell office:value-type="float" office:value="6848" calcext:value-type="float">
            <text:p>6848</text:p>
          </table:table-cell>
          <table:table-cell office:value-type="string" calcext:value-type="string">
            <text:p>-499,098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6.66" calcext:value-type="float">
            <text:p><text:s/>366.6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403" calcext:value-type="float">
            <text:p>307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21459-001001-SANIPORT SA F# 21459 ALQUILER </text:p>
          </table:table-cell>
        </table:table-row>
        <table:table-row table:style-name="ro6">
          <table:table-cell office:value-type="float" office:value="6849" calcext:value-type="float">
            <text:p>6849</text:p>
          </table:table-cell>
          <table:table-cell office:value-type="string" calcext:value-type="string">
            <text:p>-499,505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6.4" calcext:value-type="float">
            <text:p><text:s/>406.4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503" calcext:value-type="float">
            <text:p>307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8-001001-VINITALY F# 3188 ALQUILER DE M</text:p>
          </table:table-cell>
        </table:table-row>
        <table:table-row table:style-name="ro6">
          <table:table-cell office:value-type="float" office:value="6850" calcext:value-type="float">
            <text:p>6850</text:p>
          </table:table-cell>
          <table:table-cell office:value-type="string" calcext:value-type="string">
            <text:p>-499,830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5.12" calcext:value-type="float">
            <text:p><text:s/>325.1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603" calcext:value-type="float">
            <text:p>307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9-001001-VINITALY F# 3189 ALQUILER DE M</text:p>
          </table:table-cell>
        </table:table-row>
        <table:table-row table:style-name="ro6">
          <table:table-cell office:value-type="float" office:value="6851" calcext:value-type="float">
            <text:p>6851</text:p>
          </table:table-cell>
          <table:table-cell office:value-type="string" calcext:value-type="string">
            <text:p>-500,038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8.15" calcext:value-type="float">
            <text:p><text:s/>208.1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503" calcext:value-type="float">
            <text:p>301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5-001005-TORREGASI SA F# 2695 DIESEL PR</text:p>
          </table:table-cell>
        </table:table-row>
        <table:table-row table:style-name="ro6">
          <table:table-cell office:value-type="float" office:value="6852" calcext:value-type="float">
            <text:p>6852</text:p>
          </table:table-cell>
          <table:table-cell office:value-type="string" calcext:value-type="string">
            <text:p>-500,09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.85" calcext:value-type="float">
            <text:p><text:s/>52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803" calcext:value-type="float">
            <text:p>307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51-001004-PINTUSARIATO F# 6751 COMPRA 3 </text:p>
          </table:table-cell>
        </table:table-row>
        <table:table-row table:style-name="ro6">
          <table:table-cell office:value-type="float" office:value="6853" calcext:value-type="float">
            <text:p>6853</text:p>
          </table:table-cell>
          <table:table-cell office:value-type="string" calcext:value-type="string">
            <text:p>-503,269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77.72" calcext:value-type="float">
            <text:p><text:s/>3,177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703" calcext:value-type="float">
            <text:p>301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214-001001-TOPIC G. MARIA LJUBICA F# 1214</text:p>
          </table:table-cell>
        </table:table-row>
        <table:table-row table:style-name="ro6">
          <table:table-cell office:value-type="float" office:value="6854" calcext:value-type="float">
            <text:p>6854</text:p>
          </table:table-cell>
          <table:table-cell office:value-type="string" calcext:value-type="string">
            <text:p>-510,084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815.75" calcext:value-type="float">
            <text:p><text:s/>6,815.7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003" calcext:value-type="float">
            <text:p>302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3-001001-NUÑEZ CALLE JOSÉ F# 903 TRABAJ</text:p>
          </table:table-cell>
        </table:table-row>
        <table:table-row table:style-name="ro6">
          <table:table-cell office:value-type="float" office:value="6855" calcext:value-type="float">
            <text:p>6855</text:p>
          </table:table-cell>
          <table:table-cell office:value-type="string" calcext:value-type="string">
            <text:p>-510,313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.6" calcext:value-type="float">
            <text:p><text:s/>228.6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103" calcext:value-type="float">
            <text:p>302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6-001001-TORRES FRANCISCO F# 736 SERVIC</text:p>
          </table:table-cell>
        </table:table-row>
        <table:table-row table:style-name="ro6">
          <table:table-cell office:value-type="float" office:value="6856" calcext:value-type="float">
            <text:p>6856</text:p>
          </table:table-cell>
          <table:table-cell office:value-type="string" calcext:value-type="string">
            <text:p>-510,49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2.88" calcext:value-type="float">
            <text:p><text:s/>182.8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203" calcext:value-type="float">
            <text:p>302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7-001001-TORRES FRANCISCO F# 737 MANTEN</text:p>
          </table:table-cell>
        </table:table-row>
        <table:table-row table:style-name="ro6">
          <table:table-cell office:value-type="float" office:value="6857" calcext:value-type="float">
            <text:p>6857</text:p>
          </table:table-cell>
          <table:table-cell office:value-type="string" calcext:value-type="string">
            <text:p>-510,638.5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2.24" calcext:value-type="float">
            <text:p><text:s/>142.2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303" calcext:value-type="float">
            <text:p>302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8-001001-TORRES FRANCISCO F# 738 MANTEN</text:p>
          </table:table-cell>
        </table:table-row>
        <table:table-row table:style-name="ro6">
          <table:table-cell office:value-type="float" office:value="6858" calcext:value-type="float">
            <text:p>6858</text:p>
          </table:table-cell>
          <table:table-cell office:value-type="string" calcext:value-type="string">
            <text:p>-512,048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9.7" calcext:value-type="float">
            <text:p><text:s/>1,409.7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403" calcext:value-type="float">
            <text:p>302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9-001001-TORRES FRANCISCO F# 739 ALQUIL</text:p>
          </table:table-cell>
        </table:table-row>
        <table:table-row table:style-name="ro6">
          <table:table-cell office:value-type="float" office:value="6859" calcext:value-type="float">
            <text:p>6859</text:p>
          </table:table-cell>
          <table:table-cell office:value-type="string" calcext:value-type="string">
            <text:p>-513,584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35.76" calcext:value-type="float">
            <text:p><text:s/>1,535.7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003" calcext:value-type="float">
            <text:p>304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1-001101-BRENSAM BONILLA F# 141 <text:s/>SUB BA</text:p>
          </table:table-cell>
        </table:table-row>
        <table:table-row table:style-name="ro6">
          <table:table-cell office:value-type="float" office:value="6860" calcext:value-type="float">
            <text:p>6860</text:p>
          </table:table-cell>
          <table:table-cell office:value-type="string" calcext:value-type="string">
            <text:p>-513,808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.78" calcext:value-type="float">
            <text:p><text:s/>224.7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103" calcext:value-type="float">
            <text:p>304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60708-001102-CONTRUCC. MATUTE F# 60708 COMP</text:p>
          </table:table-cell>
        </table:table-row>
        <table:table-row table:style-name="ro6">
          <table:table-cell office:value-type="float" office:value="6861" calcext:value-type="float">
            <text:p>6861</text:p>
          </table:table-cell>
          <table:table-cell office:value-type="string" calcext:value-type="string">
            <text:p>-513,802.09</text:p>
          </table:table-cell>
          <table:table-cell office:value-type="float" office:value="6.72" calcext:value-type="float">
            <text:p><text:s/>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403" calcext:value-type="float">
            <text:p>305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002032232-001081-CONECEL NC APLICA F# 32207799 </text:p>
          </table:table-cell>
        </table:table-row>
        <table:table-row table:style-name="ro6">
          <table:table-cell office:value-type="float" office:value="6862" calcext:value-type="float">
            <text:p>6862</text:p>
          </table:table-cell>
          <table:table-cell office:value-type="string" calcext:value-type="string">
            <text:p>-503,569.80</text:p>
          </table:table-cell>
          <table:table-cell office:value-type="float" office:value="10232.29" calcext:value-type="float">
            <text:p><text:s/>10,232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702" calcext:value-type="float">
            <text:p>331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5-0 FACINSER S.A. FRAN :</text:p>
          </table:table-cell>
        </table:table-row>
        <table:table-row table:style-name="ro6">
          <table:table-cell office:value-type="float" office:value="6863" calcext:value-type="float">
            <text:p>6863</text:p>
          </table:table-cell>
          <table:table-cell office:value-type="string" calcext:value-type="string">
            <text:p>-491,477.57</text:p>
          </table:table-cell>
          <table:table-cell office:value-type="float" office:value="12092.23" calcext:value-type="float">
            <text:p><text:s/>12,092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902" calcext:value-type="float">
            <text:p>331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7-0 BOWEN MENDOZA JOSE :</text:p>
          </table:table-cell>
        </table:table-row>
        <table:table-row table:style-name="ro6">
          <table:table-cell office:value-type="float" office:value="6864" calcext:value-type="float">
            <text:p>6864</text:p>
          </table:table-cell>
          <table:table-cell office:value-type="string" calcext:value-type="string">
            <text:p>-490,066.37</text:p>
          </table:table-cell>
          <table:table-cell office:value-type="float" office:value="1411.2" calcext:value-type="float">
            <text:p><text:s/>1,41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002" calcext:value-type="float">
            <text:p>332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8-0 BRENSAM BONILLA S. :</text:p>
          </table:table-cell>
        </table:table-row>
        <table:table-row table:style-name="ro6">
          <table:table-cell office:value-type="float" office:value="6865" calcext:value-type="float">
            <text:p>6865</text:p>
          </table:table-cell>
          <table:table-cell office:value-type="string" calcext:value-type="string">
            <text:p>-488,349.71</text:p>
          </table:table-cell>
          <table:table-cell office:value-type="float" office:value="1716.66" calcext:value-type="float">
            <text:p><text:s/>1,716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102" calcext:value-type="float">
            <text:p>332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09-0 CARGARAUSTRAL S.A. :</text:p>
          </table:table-cell>
        </table:table-row>
        <table:table-row table:style-name="ro6">
          <table:table-cell office:value-type="float" office:value="6866" calcext:value-type="float">
            <text:p>6866</text:p>
          </table:table-cell>
          <table:table-cell office:value-type="string" calcext:value-type="string">
            <text:p>-484,628.86</text:p>
          </table:table-cell>
          <table:table-cell office:value-type="float" office:value="3720.85" calcext:value-type="float">
            <text:p><text:s/>3,72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202" calcext:value-type="float">
            <text:p>332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0-0 COMERCIALIZADORA O :</text:p>
          </table:table-cell>
        </table:table-row>
        <table:table-row table:style-name="ro6">
          <table:table-cell office:value-type="float" office:value="6867" calcext:value-type="float">
            <text:p>6867</text:p>
          </table:table-cell>
          <table:table-cell office:value-type="string" calcext:value-type="string">
            <text:p>-483,653.50</text:p>
          </table:table-cell>
          <table:table-cell office:value-type="float" office:value="975.36" calcext:value-type="float">
            <text:p><text:s/>97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302" calcext:value-type="float">
            <text:p>332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1-0 CORDOVA ARMIJOS JU :</text:p>
          </table:table-cell>
        </table:table-row>
        <table:table-row table:style-name="ro6">
          <table:table-cell office:value-type="float" office:value="6868" calcext:value-type="float">
            <text:p>6868</text:p>
          </table:table-cell>
          <table:table-cell office:value-type="string" calcext:value-type="string">
            <text:p>-483,563.50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402" calcext:value-type="float">
            <text:p>332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2-0 JORCHU SA :</text:p>
          </table:table-cell>
        </table:table-row>
        <table:table-row table:style-name="ro6">
          <table:table-cell office:value-type="float" office:value="6869" calcext:value-type="float">
            <text:p>6869</text:p>
          </table:table-cell>
          <table:table-cell office:value-type="string" calcext:value-type="string">
            <text:p>-480,432.13</text:p>
          </table:table-cell>
          <table:table-cell office:value-type="float" office:value="3131.37" calcext:value-type="float">
            <text:p><text:s/>3,131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502" calcext:value-type="float">
            <text:p>332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3-0 NUÑEZ CALLE JOSE A :</text:p>
          </table:table-cell>
        </table:table-row>
        <table:table-row table:style-name="ro6">
          <table:table-cell office:value-type="float" office:value="6870" calcext:value-type="float">
            <text:p>6870</text:p>
          </table:table-cell>
          <table:table-cell office:value-type="string" calcext:value-type="string">
            <text:p>-479,276.73</text:p>
          </table:table-cell>
          <table:table-cell office:value-type="float" office:value="1155.4" calcext:value-type="float">
            <text:p><text:s/>1,155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602" calcext:value-type="float">
            <text:p>332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4-0 SERVIDECONS SA :</text:p>
          </table:table-cell>
        </table:table-row>
        <table:table-row table:style-name="ro6">
          <table:table-cell office:value-type="float" office:value="6871" calcext:value-type="float">
            <text:p>6871</text:p>
          </table:table-cell>
          <table:table-cell office:value-type="string" calcext:value-type="string">
            <text:p>-470,687.46</text:p>
          </table:table-cell>
          <table:table-cell office:value-type="float" office:value="8589.27" calcext:value-type="float">
            <text:p><text:s/>8,589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702" calcext:value-type="float">
            <text:p>332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5-0 TORRES RONQUILLO F :</text:p>
          </table:table-cell>
        </table:table-row>
        <table:table-row table:style-name="ro6">
          <table:table-cell office:value-type="float" office:value="6872" calcext:value-type="float">
            <text:p>6872</text:p>
          </table:table-cell>
          <table:table-cell office:value-type="string" calcext:value-type="string">
            <text:p>-470,233.64</text:p>
          </table:table-cell>
          <table:table-cell office:value-type="float" office:value="453.82" calcext:value-type="float">
            <text:p><text:s/>453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2802" calcext:value-type="float">
            <text:p>332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6-0 EDISON FAUSTO COND :</text:p>
          </table:table-cell>
        </table:table-row>
        <table:table-row table:style-name="ro6">
          <table:table-cell office:value-type="float" office:value="6873" calcext:value-type="float">
            <text:p>6873</text:p>
          </table:table-cell>
          <table:table-cell office:value-type="string" calcext:value-type="string">
            <text:p>-451,217.72</text:p>
          </table:table-cell>
          <table:table-cell office:value-type="float" office:value="19015.92" calcext:value-type="float">
            <text:p><text:s/>19,015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402" calcext:value-type="float">
            <text:p>335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7-0 ELECTMB S.A. :ELECTMB SA F# 573 COMPRA UP</text:p>
          </table:table-cell>
        </table:table-row>
        <table:table-row table:style-name="ro6">
          <table:table-cell office:value-type="float" office:value="6874" calcext:value-type="float">
            <text:p>6874</text:p>
          </table:table-cell>
          <table:table-cell office:value-type="string" calcext:value-type="string">
            <text:p>-451,011.32</text:p>
          </table:table-cell>
          <table:table-cell office:value-type="float" office:value="206.4" calcext:value-type="float">
            <text:p><text:s/>20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502" calcext:value-type="float">
            <text:p>335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8-0 MENDEZ COGOLLO EDW :MENDEZ COGOLLO EDWIN </text:p>
          </table:table-cell>
        </table:table-row>
        <table:table-row table:style-name="ro6">
          <table:table-cell office:value-type="float" office:value="6875" calcext:value-type="float">
            <text:p>6875</text:p>
          </table:table-cell>
          <table:table-cell office:value-type="string" calcext:value-type="string">
            <text:p>-450,803.17</text:p>
          </table:table-cell>
          <table:table-cell office:value-type="float" office:value="208.15" calcext:value-type="float">
            <text:p><text:s/>208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602" calcext:value-type="float">
            <text:p>337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9-0 TORREGASI S.A. :TORREGASI SA F# 2695 DIES</text:p>
          </table:table-cell>
        </table:table-row>
        <table:table-row table:style-name="ro6">
          <table:table-cell office:value-type="float" office:value="6876" calcext:value-type="float">
            <text:p>6876</text:p>
          </table:table-cell>
          <table:table-cell office:value-type="string" calcext:value-type="string">
            <text:p>-450,632.91</text:p>
          </table:table-cell>
          <table:table-cell office:value-type="float" office:value="170.26" calcext:value-type="float">
            <text:p><text:s/>170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702" calcext:value-type="float">
            <text:p>337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0-0 CONECEL S.A. :CONECEL PAGO F# 32207799</text:p>
          </table:table-cell>
        </table:table-row>
        <table:table-row table:style-name="ro6">
          <table:table-cell office:value-type="float" office:value="6877" calcext:value-type="float">
            <text:p>6877</text:p>
          </table:table-cell>
          <table:table-cell office:value-type="string" calcext:value-type="string">
            <text:p>-447,694.27</text:p>
          </table:table-cell>
          <table:table-cell office:value-type="float" office:value="2938.64" calcext:value-type="float">
            <text:p><text:s/>2,938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202" calcext:value-type="float">
            <text:p>337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5-0 SUMBA ORTEGA IVAN <text:s/>:SUMBA ORTEGA IVAN F# </text:p>
          </table:table-cell>
        </table:table-row>
        <table:table-row table:style-name="ro6">
          <table:table-cell office:value-type="float" office:value="6878" calcext:value-type="float">
            <text:p>6878</text:p>
          </table:table-cell>
          <table:table-cell office:value-type="string" calcext:value-type="string">
            <text:p>-447,456.78</text:p>
          </table:table-cell>
          <table:table-cell office:value-type="float" office:value="237.49" calcext:value-type="float">
            <text:p><text:s/>237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002" calcext:value-type="float">
            <text:p>336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3-0 ALCIVAR BRICIO HUM :</text:p>
          </table:table-cell>
        </table:table-row>
        <table:table-row table:style-name="ro6">
          <table:table-cell office:value-type="float" office:value="6879" calcext:value-type="float">
            <text:p>6879</text:p>
          </table:table-cell>
          <table:table-cell office:value-type="string" calcext:value-type="string">
            <text:p>-447,280.38</text:p>
          </table:table-cell>
          <table:table-cell office:value-type="float" office:value="176.4" calcext:value-type="float">
            <text:p><text:s/>17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102" calcext:value-type="float">
            <text:p>336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4-0 BRENSAM BONILLA S. :</text:p>
          </table:table-cell>
        </table:table-row>
        <table:table-row table:style-name="ro6">
          <table:table-cell office:value-type="float" office:value="6880" calcext:value-type="float">
            <text:p>6880</text:p>
          </table:table-cell>
          <table:table-cell office:value-type="string" calcext:value-type="string">
            <text:p>-444,573.71</text:p>
          </table:table-cell>
          <table:table-cell office:value-type="float" office:value="2706.67" calcext:value-type="float">
            <text:p><text:s/>2,706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202" calcext:value-type="float">
            <text:p>336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5-0 CAJAMARCA PROTECTI :</text:p>
          </table:table-cell>
        </table:table-row>
        <table:table-row table:style-name="ro6">
          <table:table-cell office:value-type="float" office:value="6881" calcext:value-type="float">
            <text:p>6881</text:p>
          </table:table-cell>
          <table:table-cell office:value-type="string" calcext:value-type="string">
            <text:p>-443,356.01</text:p>
          </table:table-cell>
          <table:table-cell office:value-type="float" office:value="1217.7" calcext:value-type="float">
            <text:p><text:s/>1,217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302" calcext:value-type="float">
            <text:p>336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6-0 CARGARAUSTRAL S.A. :</text:p>
          </table:table-cell>
        </table:table-row>
        <table:table-row table:style-name="ro6">
          <table:table-cell office:value-type="float" office:value="6882" calcext:value-type="float">
            <text:p>6882</text:p>
          </table:table-cell>
          <table:table-cell office:value-type="string" calcext:value-type="string">
            <text:p>-443,323.04</text:p>
          </table:table-cell>
          <table:table-cell office:value-type="float" office:value="32.97" calcext:value-type="float">
            <text:p><text:s/>3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402" calcext:value-type="float">
            <text:p>336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7-0 ELECTROLEG SA :</text:p>
          </table:table-cell>
        </table:table-row>
        <table:table-row table:style-name="ro6">
          <table:table-cell office:value-type="float" office:value="6883" calcext:value-type="float">
            <text:p>6883</text:p>
          </table:table-cell>
          <table:table-cell office:value-type="string" calcext:value-type="string">
            <text:p>-439,733.13</text:p>
          </table:table-cell>
          <table:table-cell office:value-type="float" office:value="3589.91" calcext:value-type="float">
            <text:p><text:s/>3,589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502" calcext:value-type="float">
            <text:p>336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8-0 NUÑEZ CALLE JOSE A :</text:p>
          </table:table-cell>
        </table:table-row>
        <table:table-row table:style-name="ro6">
          <table:table-cell office:value-type="float" office:value="6884" calcext:value-type="float">
            <text:p>6884</text:p>
          </table:table-cell>
          <table:table-cell office:value-type="string" calcext:value-type="string">
            <text:p>-439,575.59</text:p>
          </table:table-cell>
          <table:table-cell office:value-type="float" office:value="157.54" calcext:value-type="float">
            <text:p><text:s/>157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602" calcext:value-type="float">
            <text:p>336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9-0 SUKER S.A. :</text:p>
          </table:table-cell>
        </table:table-row>
        <table:table-row table:style-name="ro6">
          <table:table-cell office:value-type="float" office:value="6885" calcext:value-type="float">
            <text:p>6885</text:p>
          </table:table-cell>
          <table:table-cell office:value-type="string" calcext:value-type="string">
            <text:p>-439,349.71</text:p>
          </table:table-cell>
          <table:table-cell office:value-type="float" office:value="225.88" calcext:value-type="float">
            <text:p><text:s/>225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702" calcext:value-type="float">
            <text:p>336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0-0 SWISSOIL DEL ECUAD :</text:p>
          </table:table-cell>
        </table:table-row>
        <table:table-row table:style-name="ro6">
          <table:table-cell office:value-type="float" office:value="6886" calcext:value-type="float">
            <text:p>6886</text:p>
          </table:table-cell>
          <table:table-cell office:value-type="string" calcext:value-type="string">
            <text:p>-434,360.72</text:p>
          </table:table-cell>
          <table:table-cell office:value-type="float" office:value="4988.99" calcext:value-type="float">
            <text:p><text:s/>4,988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802" calcext:value-type="float">
            <text:p>336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1-0 TECNOVIAS S.A. :</text:p>
          </table:table-cell>
        </table:table-row>
        <table:table-row table:style-name="ro6">
          <table:table-cell office:value-type="float" office:value="6887" calcext:value-type="float">
            <text:p>6887</text:p>
          </table:table-cell>
          <table:table-cell office:value-type="string" calcext:value-type="string">
            <text:p>-431,942.64</text:p>
          </table:table-cell>
          <table:table-cell office:value-type="float" office:value="2418.08" calcext:value-type="float">
            <text:p><text:s/>2,418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6902" calcext:value-type="float">
            <text:p>336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2-0 TORRES RONQUILLO F :</text:p>
          </table:table-cell>
        </table:table-row>
        <table:table-row table:style-name="ro6">
          <table:table-cell office:value-type="float" office:value="6888" calcext:value-type="float">
            <text:p>6888</text:p>
          </table:table-cell>
          <table:table-cell office:value-type="string" calcext:value-type="string">
            <text:p>-431,883.84</text:p>
          </table:table-cell>
          <table:table-cell office:value-type="float" office:value="58.8" calcext:value-type="float">
            <text:p><text:s/>5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002" calcext:value-type="float">
            <text:p>337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33-0 TRANSPORTE CARGA P :</text:p>
          </table:table-cell>
        </table:table-row>
        <table:table-row table:style-name="ro6">
          <table:table-cell office:value-type="float" office:value="6889" calcext:value-type="float">
            <text:p>6889</text:p>
          </table:table-cell>
          <table:table-cell office:value-type="string" calcext:value-type="string">
            <text:p>-431,909.4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65" calcext:value-type="float">
            <text:p><text:s/>25.6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203" calcext:value-type="float">
            <text:p>304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60705-001102-CONTRUCC. MATUTE JIMENEZ F# 60</text:p>
          </table:table-cell>
        </table:table-row>
        <table:table-row table:style-name="ro6">
          <table:table-cell office:value-type="float" office:value="6890" calcext:value-type="float">
            <text:p>6890</text:p>
          </table:table-cell>
          <table:table-cell office:value-type="string" calcext:value-type="string">
            <text:p>-432,503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3.93" calcext:value-type="float">
            <text:p><text:s/>593.9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303" calcext:value-type="float">
            <text:p>304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49-003006-ELECTROLEG SA F# 32449 COMPRA </text:p>
          </table:table-cell>
        </table:table-row>
        <table:table-row table:style-name="ro6">
          <table:table-cell office:value-type="float" office:value="6891" calcext:value-type="float">
            <text:p>6891</text:p>
          </table:table-cell>
          <table:table-cell office:value-type="string" calcext:value-type="string">
            <text:p>-434,289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86.03" calcext:value-type="float">
            <text:p><text:s/>1,786.0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403" calcext:value-type="float">
            <text:p>304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92-003006-ELECTROLEG SA F# 32492 COMPRA </text:p>
          </table:table-cell>
        </table:table-row>
        <table:table-row table:style-name="ro6">
          <table:table-cell office:value-type="float" office:value="6892" calcext:value-type="float">
            <text:p>6892</text:p>
          </table:table-cell>
          <table:table-cell office:value-type="string" calcext:value-type="string">
            <text:p>-435,531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41.66" calcext:value-type="float">
            <text:p><text:s/>1,241.6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503" calcext:value-type="float">
            <text:p>304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554-003006-ELECTROLEG SA F# 32554 COMPRA </text:p>
          </table:table-cell>
        </table:table-row>
        <table:table-row table:style-name="ro6">
          <table:table-cell office:value-type="float" office:value="6893" calcext:value-type="float">
            <text:p>6893</text:p>
          </table:table-cell>
          <table:table-cell office:value-type="string" calcext:value-type="string">
            <text:p>-435,701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0.64" calcext:value-type="float">
            <text:p><text:s/>170.6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603" calcext:value-type="float">
            <text:p>304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4-001101-BRENSAM BONILLA F# 144 COMPRA </text:p>
          </table:table-cell>
        </table:table-row>
        <table:table-row table:style-name="ro6">
          <table:table-cell office:value-type="float" office:value="6894" calcext:value-type="float">
            <text:p>6894</text:p>
          </table:table-cell>
          <table:table-cell office:value-type="string" calcext:value-type="string">
            <text:p>-435,718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51" calcext:value-type="float">
            <text:p><text:s/>16.5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703" calcext:value-type="float">
            <text:p>304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49328-002001-JORCHU SA F# 49328 COMPRA 1 LA</text:p>
          </table:table-cell>
        </table:table-row>
        <table:table-row table:style-name="ro6">
          <table:table-cell office:value-type="float" office:value="6895" calcext:value-type="float">
            <text:p>6895</text:p>
          </table:table-cell>
          <table:table-cell office:value-type="string" calcext:value-type="string">
            <text:p>-436,486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7.88" calcext:value-type="float">
            <text:p><text:s/>767.8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803" calcext:value-type="float">
            <text:p>304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5-001101-BRENSAM BONILLA F# 145 <text:s/>SUB BA</text:p>
          </table:table-cell>
        </table:table-row>
        <table:table-row table:style-name="ro6">
          <table:table-cell office:value-type="float" office:value="6896" calcext:value-type="float">
            <text:p>6896</text:p>
          </table:table-cell>
          <table:table-cell office:value-type="string" calcext:value-type="string">
            <text:p>-436,998.06</text:p>
          </table:table-cell>
          <table:table-cell office:value-type="float" office:value="0" calcext:value-type="float">
            <text:p><text:s/>- </text:p>
          </table:table-cell>
          <table:table-cell office:value-type="float" office:value="511.92" calcext:value-type="float">
            <text:p><text:s/>511.9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903" calcext:value-type="float">
            <text:p>304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207-001002-COMERC. ORTIZLOFFREDO F# 9207 </text:p>
          </table:table-cell>
        </table:table-row>
        <table:table-row table:style-name="ro6">
          <table:table-cell office:value-type="float" office:value="6897" calcext:value-type="float">
            <text:p>6897</text:p>
          </table:table-cell>
          <table:table-cell office:value-type="string" calcext:value-type="string">
            <text:p>-438,979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003" calcext:value-type="float">
            <text:p>305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23-021001-UCEM F# 1123 COMPRA DE 14M3 HO</text:p>
          </table:table-cell>
        </table:table-row>
        <table:table-row table:style-name="ro6">
          <table:table-cell office:value-type="float" office:value="6898" calcext:value-type="float">
            <text:p>6898</text:p>
          </table:table-cell>
          <table:table-cell office:value-type="string" calcext:value-type="string">
            <text:p>-440,371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103" calcext:value-type="float">
            <text:p>305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43-021001-UCEM F# 1043 COMPRA DE 7M3 HOR</text:p>
          </table:table-cell>
        </table:table-row>
        <table:table-row table:style-name="ro6">
          <table:table-cell office:value-type="float" office:value="6899" calcext:value-type="float">
            <text:p>6899</text:p>
          </table:table-cell>
          <table:table-cell office:value-type="string" calcext:value-type="string">
            <text:p>-441,067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203" calcext:value-type="float">
            <text:p>305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87-021001-UCEM F# 1087 COMPRA DE 7M3 HOR</text:p>
          </table:table-cell>
        </table:table-row>
        <table:table-row table:style-name="ro6">
          <table:table-cell office:value-type="float" office:value="6900" calcext:value-type="float">
            <text:p>6900</text:p>
          </table:table-cell>
          <table:table-cell office:value-type="string" calcext:value-type="string">
            <text:p>-441,812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5.51" calcext:value-type="float">
            <text:p><text:s/>745.5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303" calcext:value-type="float">
            <text:p>305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40-021001-UCEM F# 1140 COMPRA DE 14M3 HO</text:p>
          </table:table-cell>
        </table:table-row>
        <table:table-row table:style-name="ro6">
          <table:table-cell office:value-type="float" office:value="6901" calcext:value-type="float">
            <text:p>6901</text:p>
          </table:table-cell>
          <table:table-cell office:value-type="string" calcext:value-type="string">
            <text:p>-441,820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47" calcext:value-type="float">
            <text:p><text:s/>7.4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503" calcext:value-type="float">
            <text:p>305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25-001001-GARCIA ALAÑA VICTOR F# 1025 CO</text:p>
          </table:table-cell>
        </table:table-row>
        <table:table-row table:style-name="ro6">
          <table:table-cell office:value-type="float" office:value="6902" calcext:value-type="float">
            <text:p>6902</text:p>
          </table:table-cell>
          <table:table-cell office:value-type="string" calcext:value-type="string">
            <text:p>-441,877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.59" calcext:value-type="float">
            <text:p><text:s/>57.5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603" calcext:value-type="float">
            <text:p>305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092-001001-JC PORTAL DRILLING F# 92 COMPR</text:p>
          </table:table-cell>
        </table:table-row>
        <table:table-row table:style-name="ro6">
          <table:table-cell office:value-type="float" office:value="6903" calcext:value-type="float">
            <text:p>6903</text:p>
          </table:table-cell>
          <table:table-cell office:value-type="string" calcext:value-type="string">
            <text:p>-441,934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103" calcext:value-type="float">
            <text:p>309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8-001011-TELCONET F# 426888 COMPRA 1 BO</text:p>
          </table:table-cell>
        </table:table-row>
        <table:table-row table:style-name="ro6">
          <table:table-cell office:value-type="float" office:value="6904" calcext:value-type="float">
            <text:p>6904</text:p>
          </table:table-cell>
          <table:table-cell office:value-type="string" calcext:value-type="string">
            <text:p>-441,974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5" calcext:value-type="float">
            <text:p><text:s/>40.2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503" calcext:value-type="float">
            <text:p>310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74-001011-TELCONET F# 427174 COMPRA 1 GA</text:p>
          </table:table-cell>
        </table:table-row>
        <table:table-row table:style-name="ro6">
          <table:table-cell office:value-type="float" office:value="6905" calcext:value-type="float">
            <text:p>6905</text:p>
          </table:table-cell>
          <table:table-cell office:value-type="string" calcext:value-type="string">
            <text:p>-449,026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51.85" calcext:value-type="float">
            <text:p><text:s/>7,051.8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003" calcext:value-type="float">
            <text:p>307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8-001001-LIGORGURO PABLO F# 358 INSTALA</text:p>
          </table:table-cell>
        </table:table-row>
        <table:table-row table:style-name="ro6">
          <table:table-cell office:value-type="float" office:value="6906" calcext:value-type="float">
            <text:p>6906</text:p>
          </table:table-cell>
          <table:table-cell office:value-type="string" calcext:value-type="string">
            <text:p>-451,531.1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4.43" calcext:value-type="float">
            <text:p><text:s/>2,504.4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103" calcext:value-type="float">
            <text:p>307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7-001001-LIGORGURO PABLO F# 357 OC 1759</text:p>
          </table:table-cell>
        </table:table-row>
        <table:table-row table:style-name="ro6">
          <table:table-cell office:value-type="float" office:value="6907" calcext:value-type="float">
            <text:p>6907</text:p>
          </table:table-cell>
          <table:table-cell office:value-type="string" calcext:value-type="string">
            <text:p>-451,708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.98" calcext:value-type="float">
            <text:p><text:s/>176.9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603" calcext:value-type="float">
            <text:p>301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32207799-001064-CONECEL F# 32207799 CONSUMO CE</text:p>
          </table:table-cell>
        </table:table-row>
        <table:table-row table:style-name="ro6">
          <table:table-cell office:value-type="float" office:value="6908" calcext:value-type="float">
            <text:p>6908</text:p>
          </table:table-cell>
          <table:table-cell office:value-type="string" calcext:value-type="string">
            <text:p>-452,403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703" calcext:value-type="float">
            <text:p>307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35-021001-UCEM F# 1235 COMPRA DE 14M3 HO</text:p>
          </table:table-cell>
        </table:table-row>
        <table:table-row table:style-name="ro6">
          <table:table-cell office:value-type="float" office:value="6909" calcext:value-type="float">
            <text:p>6909</text:p>
          </table:table-cell>
          <table:table-cell office:value-type="string" calcext:value-type="string">
            <text:p>-452,888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4.81" calcext:value-type="float">
            <text:p><text:s/>484.8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103" calcext:value-type="float">
            <text:p>308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786-001005-TORREGASI SA F# 2786 DIESEL PR</text:p>
          </table:table-cell>
        </table:table-row>
        <table:table-row table:style-name="ro6">
          <table:table-cell office:value-type="float" office:value="6910" calcext:value-type="float">
            <text:p>6910</text:p>
          </table:table-cell>
          <table:table-cell office:value-type="string" calcext:value-type="string">
            <text:p>-452,964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18" calcext:value-type="float">
            <text:p><text:s/>76.1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203" calcext:value-type="float">
            <text:p>308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94-001004-PINTUSARIATO F# 6794 COMPRA 1 </text:p>
          </table:table-cell>
        </table:table-row>
        <table:table-row table:style-name="ro6">
          <table:table-cell office:value-type="float" office:value="6911" calcext:value-type="float">
            <text:p>6911</text:p>
          </table:table-cell>
          <table:table-cell office:value-type="string" calcext:value-type="string">
            <text:p>-453,618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3.34" calcext:value-type="float">
            <text:p><text:s/>653.3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303" calcext:value-type="float">
            <text:p>308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74-001002-COMERC. ORTIZLOFFREDO F# 9474 </text:p>
          </table:table-cell>
        </table:table-row>
        <table:table-row table:style-name="ro6">
          <table:table-cell office:value-type="float" office:value="6912" calcext:value-type="float">
            <text:p>6912</text:p>
          </table:table-cell>
          <table:table-cell office:value-type="string" calcext:value-type="string">
            <text:p>-453,761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3.1" calcext:value-type="float">
            <text:p><text:s/>143.1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403" calcext:value-type="float">
            <text:p>308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89-001002-COMERC. ORTIZLOFFREDO F# 9489 </text:p>
          </table:table-cell>
        </table:table-row>
        <table:table-row table:style-name="ro6">
          <table:table-cell office:value-type="float" office:value="6913" calcext:value-type="float">
            <text:p>6913</text:p>
          </table:table-cell>
          <table:table-cell office:value-type="string" calcext:value-type="string">
            <text:p>-477,584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823.29" calcext:value-type="float">
            <text:p><text:s/>23,823.2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503" calcext:value-type="float">
            <text:p>308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30-001001-FACINSER SA F# 2130 TRABAJOS E</text:p>
          </table:table-cell>
        </table:table-row>
        <table:table-row table:style-name="ro6">
          <table:table-cell office:value-type="float" office:value="6914" calcext:value-type="float">
            <text:p>6914</text:p>
          </table:table-cell>
          <table:table-cell office:value-type="string" calcext:value-type="string">
            <text:p>-477,96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82.96" calcext:value-type="float">
            <text:p><text:s/>382.9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6">
          <table:table-cell office:value-type="float" office:value="6915" calcext:value-type="float">
            <text:p>6915</text:p>
          </table:table-cell>
          <table:table-cell office:value-type="string" calcext:value-type="string">
            <text:p>-478,093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.77" calcext:value-type="float">
            <text:p><text:s/>125.7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903" calcext:value-type="float">
            <text:p>309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2-001011-TELCONET F# 426882 COMPRA 8 TU</text:p>
          </table:table-cell>
        </table:table-row>
        <table:table-row table:style-name="ro6">
          <table:table-cell office:value-type="float" office:value="6916" calcext:value-type="float">
            <text:p>6916</text:p>
          </table:table-cell>
          <table:table-cell office:value-type="string" calcext:value-type="string">
            <text:p>-479,485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903" calcext:value-type="float">
            <text:p>307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09-021001-UCEM F# 1209 COMPRA DE 14M3 HO</text:p>
          </table:table-cell>
        </table:table-row>
        <table:table-row table:style-name="ro6">
          <table:table-cell office:value-type="float" office:value="6917" calcext:value-type="float">
            <text:p>6917</text:p>
          </table:table-cell>
          <table:table-cell office:value-type="string" calcext:value-type="string">
            <text:p>-480,257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2.16" calcext:value-type="float">
            <text:p><text:s/>772.1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703" calcext:value-type="float">
            <text:p>308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8344-001001-MARCELO NARVAEZ F# 18344 ALQUI</text:p>
          </table:table-cell>
        </table:table-row>
        <table:table-row table:style-name="ro6">
          <table:table-cell office:value-type="float" office:value="6918" calcext:value-type="float">
            <text:p>6918</text:p>
          </table:table-cell>
          <table:table-cell office:value-type="string" calcext:value-type="string">
            <text:p>-482,065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8.38" calcext:value-type="float">
            <text:p><text:s/>1,808.38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803" calcext:value-type="float">
            <text:p>308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5-001001-SUMBA ORTEGA IVAN F# 605 REPOS</text:p>
          </table:table-cell>
        </table:table-row>
        <table:table-row table:style-name="ro6">
          <table:table-cell office:value-type="float" office:value="6919" calcext:value-type="float">
            <text:p>6919</text:p>
          </table:table-cell>
          <table:table-cell office:value-type="string" calcext:value-type="string">
            <text:p>-495,319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53.94" calcext:value-type="float">
            <text:p><text:s/>13,253.94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903" calcext:value-type="float">
            <text:p>308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64-001001-LIGORGURO PABLO F# 364 OC 2103</text:p>
          </table:table-cell>
        </table:table-row>
        <table:table-row table:style-name="ro6">
          <table:table-cell office:value-type="float" office:value="6920" calcext:value-type="float">
            <text:p>6920</text:p>
          </table:table-cell>
          <table:table-cell office:value-type="string" calcext:value-type="string">
            <text:p>-495,398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9.2" calcext:value-type="float">
            <text:p><text:s/>79.2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003" calcext:value-type="float">
            <text:p>309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477-001001-WILFRIDO ZAMBRANO F# 477 SERVI</text:p>
          </table:table-cell>
        </table:table-row>
        <table:table-row table:style-name="ro6">
          <table:table-cell office:value-type="float" office:value="6921" calcext:value-type="float">
            <text:p>6921</text:p>
          </table:table-cell>
          <table:table-cell office:value-type="string" calcext:value-type="string">
            <text:p>-495,579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0.33" calcext:value-type="float">
            <text:p><text:s/>180.33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203" calcext:value-type="float">
            <text:p>309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0-001011-TELCONET F# 426890 COMPRA 1 TU</text:p>
          </table:table-cell>
        </table:table-row>
        <table:table-row table:style-name="ro6">
          <table:table-cell office:value-type="float" office:value="6922" calcext:value-type="float">
            <text:p>6922</text:p>
          </table:table-cell>
          <table:table-cell office:value-type="string" calcext:value-type="string">
            <text:p>-495,602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15" calcext:value-type="float">
            <text:p><text:s/>23.15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303" calcext:value-type="float">
            <text:p>309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4-001011-TELCONET F# 426884 COMPRA 100 </text:p>
          </table:table-cell>
        </table:table-row>
        <table:table-row table:style-name="ro6">
          <table:table-cell office:value-type="float" office:value="6923" calcext:value-type="float">
            <text:p>6923</text:p>
          </table:table-cell>
          <table:table-cell office:value-type="string" calcext:value-type="string">
            <text:p>-495,615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.32" calcext:value-type="float">
            <text:p><text:s/>13.3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403" calcext:value-type="float">
            <text:p>309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7-001011-TELCONET F# 426887 COMPRA 1 JE</text:p>
          </table:table-cell>
        </table:table-row>
        <table:table-row table:style-name="ro6">
          <table:table-cell office:value-type="float" office:value="6924" calcext:value-type="float">
            <text:p>6924</text:p>
          </table:table-cell>
          <table:table-cell office:value-type="string" calcext:value-type="string">
            <text:p>-503,813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8198.31" calcext:value-type="float">
            <text:p><text:s/>8,198.3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503" calcext:value-type="float">
            <text:p>309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6-001011-TELCONET F# 426886 COMPRA 1 EZ</text:p>
          </table:table-cell>
        </table:table-row>
        <table:table-row table:style-name="ro6">
          <table:table-cell office:value-type="float" office:value="6925" calcext:value-type="float">
            <text:p>6925</text:p>
          </table:table-cell>
          <table:table-cell office:value-type="string" calcext:value-type="string">
            <text:p>-504,111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7.99" calcext:value-type="float">
            <text:p><text:s/>297.9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603" calcext:value-type="float">
            <text:p>309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3-001011-TELCONET F# 426883 COMPRA 3 TU</text:p>
          </table:table-cell>
        </table:table-row>
        <table:table-row table:style-name="ro6">
          <table:table-cell office:value-type="float" office:value="6926" calcext:value-type="float">
            <text:p>6926</text:p>
          </table:table-cell>
          <table:table-cell office:value-type="string" calcext:value-type="string">
            <text:p>-504,71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3.11" calcext:value-type="float">
            <text:p><text:s/>603.11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703" calcext:value-type="float">
            <text:p>309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91-001011-TELCONET F# 426891 COMPRA 1 VO</text:p>
          </table:table-cell>
        </table:table-row>
        <table:table-row table:style-name="ro6">
          <table:table-cell office:value-type="float" office:value="6927" calcext:value-type="float">
            <text:p>6927</text:p>
          </table:table-cell>
          <table:table-cell office:value-type="string" calcext:value-type="string">
            <text:p>-505,389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4.16" calcext:value-type="float">
            <text:p><text:s/>674.16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803" calcext:value-type="float">
            <text:p>309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1-001011-TELCONET F# 426881 COMPRA 100 </text:p>
          </table:table-cell>
        </table:table-row>
        <table:table-row table:style-name="ro6">
          <table:table-cell office:value-type="float" office:value="6928" calcext:value-type="float">
            <text:p>6928</text:p>
          </table:table-cell>
          <table:table-cell office:value-type="string" calcext:value-type="string">
            <text:p>-506,938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49.39" calcext:value-type="float">
            <text:p><text:s/>1,549.3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003" calcext:value-type="float">
            <text:p>310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9-001011-TELCONET F# 426889 COMPRA 3 PA</text:p>
          </table:table-cell>
        </table:table-row>
        <table:table-row table:style-name="ro6">
          <table:table-cell office:value-type="float" office:value="6929" calcext:value-type="float">
            <text:p>6929</text:p>
          </table:table-cell>
          <table:table-cell office:value-type="string" calcext:value-type="string">
            <text:p>-506,995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.72" calcext:value-type="float">
            <text:p><text:s/>56.72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103" calcext:value-type="float">
            <text:p>310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6880-001011-TELCONET F# 426880 COMPRA 1 BO</text:p>
          </table:table-cell>
        </table:table-row>
        <table:table-row table:style-name="ro6">
          <table:table-cell office:value-type="float" office:value="6930" calcext:value-type="float">
            <text:p>6930</text:p>
          </table:table-cell>
          <table:table-cell office:value-type="string" calcext:value-type="string">
            <text:p>-507,035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.27" calcext:value-type="float">
            <text:p><text:s/>40.27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203" calcext:value-type="float">
            <text:p>310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3-001011-TELCONET F# 427133 COMPRA 1 GA</text:p>
          </table:table-cell>
        </table:table-row>
        <table:table-row table:style-name="ro6">
          <table:table-cell office:value-type="float" office:value="6931" calcext:value-type="float">
            <text:p>6931</text:p>
          </table:table-cell>
          <table:table-cell office:value-type="string" calcext:value-type="string">
            <text:p>-507,080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.89" calcext:value-type="float">
            <text:p><text:s/>44.89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10303" calcext:value-type="float">
            <text:p>310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427134-001011-TELCONET F# 427134 COMPRA 1 GA</text:p>
          </table:table-cell>
        </table:table-row>
        <table:table-row table:style-name="ro6">
          <table:table-cell office:value-type="float" office:value="7003" calcext:value-type="float">
            <text:p>7003</text:p>
          </table:table-cell>
          <table:table-cell office:value-type="string" calcext:value-type="string">
            <text:p>2-1-1-03-02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CUENTAS POR  PAGAR EXTERIOR" calcext:value-type="string">
            <text:p><text:s/>CUENTAS POR <text:s/>PAGAR EXTERIOR </text:p>
          </table:table-cell>
          <table:table-cell/>
          <table:table-cell table:style-name="ce150" table:number-columns-repeated="2"/>
          <table:table-cell/>
          <table:table-cell table:style-name="Default" table:number-columns-repeated="2"/>
          <table:table-cell table:style-name="ce150"/>
        </table:table-row>
        <table:table-row table:style-name="ro7">
          <table:table-cell table:style-name="ce145" office:value-type="float" office:value="7004" calcext:value-type="float">
            <text:p>7004</text:p>
          </table:table-cell>
          <table:table-cell table:style-name="ce147" office:value-type="string" calcext:value-type="string">
            <text:p>2-1-1-03-02-001</text:p>
          </table:table-cell>
          <table:table-cell table:style-name="ce149" office:value-type="float" office:value="0" calcext:value-type="float">
            <text:p><text:s/>- </text:p>
          </table:table-cell>
          <table:table-cell table:style-name="ce149" office:value-type="string" office:string-value="Proveedores Exterior" calcext:value-type="string">
            <text:p><text:s/>Proveedores Exterior </text:p>
          </table:table-cell>
          <table:table-cell table:style-name="ce145"/>
          <table:table-cell table:style-name="ce151" table:number-columns-repeated="2"/>
          <table:table-cell table:style-name="ce145" table:number-columns-repeated="4"/>
        </table:table-row>
        <table:table-row table:style-name="ro6">
          <table:table-cell office:value-type="float" office:value="7005" calcext:value-type="float">
            <text:p>7005</text:p>
          </table:table-cell>
          <table:table-cell office:value-type="string" calcext:value-type="string">
            <text:p><text:s/>1,762.83</text:p>
          </table:table-cell>
          <table:table-cell office:value-type="float" office:value="1762.83" calcext:value-type="float">
            <text:p><text:s/>1,76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7" calcext:value-type="float">
            <text:p>16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603" calcext:value-type="float">
            <text:p>28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I 00TFVE-20-000001-DBA TECMECO - F #TFVE-20: CANC</text:p>
          </table:table-cell>
        </table:table-row>
        <table:table-row table:style-name="ro6">
          <table:table-cell office:value-type="float" office:value="7006" calcext:value-type="float">
            <text:p>700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2.83" calcext:value-type="float">
            <text:p><text:s/>1,762.83 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003" calcext:value-type="float">
            <text:p>233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I 0000TFVE20-000000-NOZZLE ANG ORF 104" <text:s/>7/16-20 </text:p>
          </table:table-cell>
        </table:table-row>
        <table:table-row table:style-name="ro6">
          <table:table-cell office:value-type="float" office:value="7007" calcext:value-type="float">
            <text:p>7007</text:p>
          </table:table-cell>
          <table:table-cell office:value-type="string" calcext:value-type="string">
            <text:p>2-1-1-05</text:p>
          </table:table-cell>
          <table:table-cell office:value-type="float" office:value="-2637.5" calcext:value-type="float">
            <text:p><text:s/>(2,637.50)</text:p>
          </table:table-cell>
          <table:table-cell office:value-type="string" office:string-value="CTA X PAGAR EMPLEADOS - ACCIONISTAS" calcext:value-type="string">
            <text:p><text:s/>CTA X PAGAR EMPLEADOS - ACCIONISTAS </text:p>
          </table:table-cell>
          <table:table-cell/>
          <table:table-cell table:style-name="ce150" table:number-columns-repeated="3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08" calcext:value-type="float">
            <text:p>7008</text:p>
          </table:table-cell>
          <table:table-cell office:value-type="string" calcext:value-type="string">
            <text:p>2-1-1-05-01</text:p>
          </table:table-cell>
          <table:table-cell office:value-type="float" office:value="-137.5" calcext:value-type="float">
            <text:p><text:s/>(137.50)</text:p>
          </table:table-cell>
          <table:table-cell office:value-type="string" office:string-value="CUENTAS POR PAGAR DEL PERSONAL" calcext:value-type="string">
            <text:p><text:s/>CUENTAS POR PAGAR DEL PERSONAL </text:p>
          </table:table-cell>
          <table:table-cell/>
          <table:table-cell table:style-name="ce150" table:number-columns-repeated="2"/>
          <table:table-cell/>
          <table:table-cell table:style-name="Default" table:number-columns-repeated="2"/>
          <table:table-cell table:style-name="ce150"/>
        </table:table-row>
        <table:table-row table:style-name="ro7">
          <table:table-cell table:style-name="ce145" office:value-type="float" office:value="7009" calcext:value-type="float">
            <text:p>7009</text:p>
          </table:table-cell>
          <table:table-cell table:style-name="ce147" office:value-type="string" calcext:value-type="string">
            <text:p>2-1-1-05-01-001</text:p>
          </table:table-cell>
          <table:table-cell table:style-name="ce149" office:value-type="float" office:value="-137.5" calcext:value-type="float">
            <text:p><text:s/>(137.50)</text:p>
          </table:table-cell>
          <table:table-cell table:style-name="ce149" office:value-type="string" office:string-value="Alimentacion por Pagar" calcext:value-type="string">
            <text:p><text:s/>Alimentacion por Pagar </text:p>
          </table:table-cell>
          <table:table-cell table:style-name="ce145"/>
          <table:table-cell table:style-name="ce151" table:number-columns-repeated="2"/>
          <table:table-cell table:style-name="ce145" table:number-columns-repeated="4"/>
        </table:table-row>
        <table:table-row table:style-name="ro6">
          <table:table-cell office:value-type="float" office:value="7010" calcext:value-type="float">
            <text:p>7010</text:p>
          </table:table-cell>
          <table:table-cell office:value-type="string" calcext:value-type="string">
            <text:p><text:s/>872.50</text:p>
          </table:table-cell>
          <table:table-cell office:value-type="float" office:value="1010" calcext:value-type="float">
            <text:p><text:s/>1,0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802" calcext:value-type="float">
            <text:p>288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83211-0 :ND:0-483211 PAGO SUELDO FIN DE MES MA</text:p>
          </table:table-cell>
        </table:table-row>
        <table:table-row table:style-name="ro6">
          <table:table-cell office:value-type="float" office:value="7011" calcext:value-type="float">
            <text:p>7011</text:p>
          </table:table-cell>
          <table:table-cell office:value-type="string" calcext:value-type="string">
            <text:p><text:s/>2,072.50</text:p>
          </table:table-cell>
          <table:table-cell office:value-type="float" office:value="1200" calcext:value-type="float">
            <text:p><text:s/>1,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702" calcext:value-type="float">
            <text:p>287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477062-0 :ND:0-477062 PAGO ALIMENTACION MES MAR</text:p>
          </table:table-cell>
        </table:table-row>
        <table:table-row table:style-name="ro6">
          <table:table-cell office:value-type="float" office:value="7012" calcext:value-type="float">
            <text:p>7012</text:p>
          </table:table-cell>
          <table:table-cell office:value-type="string" calcext:value-type="string">
            <text:p><text:s/>2,077.5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402" calcext:value-type="float">
            <text:p>301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7-0 :ND:0-579577 Eduardo Yepez Neira: Pago</text:p>
          </table:table-cell>
        </table:table-row>
        <table:table-row table:style-name="ro6">
          <table:table-cell office:value-type="float" office:value="7013" calcext:value-type="float">
            <text:p>7013</text:p>
          </table:table-cell>
          <table:table-cell office:value-type="string" calcext:value-type="string">
            <text:p><text:s/>1,067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10" calcext:value-type="float">
            <text:p><text:s/>1,010.00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8802 MACHALA: RECLASIFICACIÓN</text:p>
          </table:table-cell>
        </table:table-row>
        <table:table-row table:style-name="ro6">
          <table:table-cell office:value-type="float" office:value="7014" calcext:value-type="float">
            <text:p>7014</text:p>
          </table:table-cell>
          <table:table-cell office:value-type="string" calcext:value-type="string">
            <text:p>-132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0" calcext:value-type="float">
            <text:p><text:s/>1,200.00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7702 MACHALA: RECLASIFICACIÓN</text:p>
          </table:table-cell>
        </table:table-row>
        <table:table-row table:style-name="ro6">
          <table:table-cell office:value-type="float" office:value="7015" calcext:value-type="float">
            <text:p>7015</text:p>
          </table:table-cell>
          <table:table-cell office:value-type="string" calcext:value-type="string">
            <text:p>-137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" calcext:value-type="float">
            <text:p><text:s/>5.00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1402 MACHALA: RECLASIFICACIÓN</text:p>
          </table:table-cell>
        </table:table-row>
        <table:table-row table:style-name="ro6">
          <table:table-cell office:value-type="float" office:value="7016" calcext:value-type="float">
            <text:p>7016</text:p>
          </table:table-cell>
          <table:table-cell office:value-type="string" calcext:value-type="string">
            <text:p><text:s/>.00</text:p>
          </table:table-cell>
          <table:table-cell office:value-type="float" office:value="137.5" calcext:value-type="float">
            <text:p><text:s/>13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RECLASIFICACIÓN REGISTROS CONTABLES AÑO 2019</text:p>
          </table:table-cell>
        </table:table-row>
        <table:table-row table:style-name="ro6">
          <table:table-cell office:value-type="float" office:value="7017" calcext:value-type="float">
            <text:p>7017</text:p>
          </table:table-cell>
          <table:table-cell office:value-type="string" calcext:value-type="string">
            <text:p>2-1-1-05-02</text:p>
          </table:table-cell>
          <table:table-cell office:value-type="float" office:value="-2500" calcext:value-type="float">
            <text:p><text:s/>(2,500.00)</text:p>
          </table:table-cell>
          <table:table-cell office:value-type="string" office:string-value="CUENTA POR PAGAR ACCIONISTAS" calcext:value-type="string">
            <text:p><text:s/>CUENTA POR PAGAR ACCIONISTAS </text:p>
          </table:table-cell>
          <table:table-cell table:number-columns-repeated="3"/>
          <table:table-cell table:style-name="ce150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18" calcext:value-type="float">
            <text:p>7018</text:p>
          </table:table-cell>
          <table:table-cell office:value-type="string" calcext:value-type="string">
            <text:p>2-1-1-05-02-001</text:p>
          </table:table-cell>
          <table:table-cell office:value-type="float" office:value="-2500" calcext:value-type="float">
            <text:p><text:s/>(2,500.00)</text:p>
          </table:table-cell>
          <table:table-cell office:value-type="string" office:string-value="Tomislav Topic Granados" calcext:value-type="string">
            <text:p><text:s/>Tomislav Topic Granado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-2500" calcext:value-type="float">
            <text:p>-2,500.00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19" calcext:value-type="float">
            <text:p>7019</text:p>
          </table:table-cell>
          <table:table-cell office:value-type="string" calcext:value-type="string">
            <text:p>2-1-1-07</text:p>
          </table:table-cell>
          <table:table-cell office:value-type="float" office:value="-15783.38" calcext:value-type="float">
            <text:p><text:s/>(15,783.38)</text:p>
          </table:table-cell>
          <table:table-cell office:value-type="string" office:string-value="CUENTAS POR PAGAR DIVERSAS " calcext:value-type="string">
            <text:p><text:s/>CUENTAS POR PAGAR DIVERSAS <text:s/></text:p>
          </table:table-cell>
          <table:table-cell/>
          <table:table-cell table:style-name="ce150" table:number-columns-repeated="3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20" calcext:value-type="float">
            <text:p>7020</text:p>
          </table:table-cell>
          <table:table-cell office:value-type="string" calcext:value-type="string">
            <text:p>2-1-1-07-02</text:p>
          </table:table-cell>
          <table:table-cell office:value-type="float" office:value="-15783.38" calcext:value-type="float">
            <text:p><text:s/>(15,783.38)</text:p>
          </table:table-cell>
          <table:table-cell office:value-type="string" office:string-value="CTA X PAGAR DIVERSAS - RELACIONADAS" calcext:value-type="string">
            <text:p><text:s/>CTA X PAGAR DIVERSAS - RELACIONADAS </text:p>
          </table:table-cell>
          <table:table-cell/>
          <table:table-cell table:style-name="ce150" table:number-columns-repeated="3"/>
          <table:table-cell table:style-name="Default" table:number-columns-repeated="2"/>
          <table:table-cell table:style-name="ce150"/>
        </table:table-row>
        <table:table-row table:style-name="ro7">
          <table:table-cell table:style-name="ce145" office:value-type="float" office:value="7021" calcext:value-type="float">
            <text:p>7021</text:p>
          </table:table-cell>
          <table:table-cell table:style-name="ce147" office:value-type="string" calcext:value-type="string">
            <text:p>2-1-1-07-02-001</text:p>
          </table:table-cell>
          <table:table-cell table:style-name="ce149" office:value-type="float" office:value="-10913.38" calcext:value-type="float">
            <text:p><text:s/>(10,913.38)</text:p>
          </table:table-cell>
          <table:table-cell table:style-name="ce149" office:value-type="string" office:string-value="Telconet S.A." calcext:value-type="string">
            <text:p><text:s/>Telconet S.A. </text:p>
          </table:table-cell>
          <table:table-cell table:style-name="ce145"/>
          <table:table-cell table:style-name="ce151" table:number-columns-repeated="3"/>
          <table:table-cell table:style-name="ce145" table:number-columns-repeated="3"/>
        </table:table-row>
        <table:table-row table:style-name="ro6">
          <table:table-cell office:value-type="float" office:value="7022" calcext:value-type="float">
            <text:p>7022</text:p>
          </table:table-cell>
          <table:table-cell office:value-type="string" calcext:value-type="string">
            <text:p><text:s/>14,086.62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Aplicacion de <text:s/>credito <text:s/>a <text:s/>cuenta <text:s/>relacionada Telconet S.A.</text:p>
          </table:table-cell>
        </table:table-row>
        <table:table-row table:style-name="ro6">
          <table:table-cell office:value-type="float" office:value="7023" calcext:value-type="float">
            <text:p>7023</text:p>
          </table:table-cell>
          <table:table-cell office:value-type="string" calcext:value-type="string">
            <text:p>-220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5000" calcext:value-type="float">
            <text:p><text:s/>235,000.00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402" calcext:value-type="float">
            <text:p>292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15318361-0 :NC:0-15318361 TRANSFERENCIA DE TN P</text:p>
          </table:table-cell>
        </table:table-row>
        <table:table-row table:style-name="ro6">
          <table:table-cell office:value-type="float" office:value="7024" calcext:value-type="float">
            <text:p>7024</text:p>
          </table:table-cell>
          <table:table-cell office:value-type="string" calcext:value-type="string">
            <text:p>-23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902" calcext:value-type="float">
            <text:p>301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787816-0 :NC:0-787816 Anticipo entregado client</text:p>
          </table:table-cell>
        </table:table-row>
        <table:table-row table:style-name="ro6">
          <table:table-cell office:value-type="float" office:value="7025" calcext:value-type="float">
            <text:p>7025</text:p>
          </table:table-cell>
          <table:table-cell office:value-type="string" calcext:value-type="string">
            <text:p>-31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80000" calcext:value-type="float">
            <text:p><text:s/>80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002" calcext:value-type="float">
            <text:p>302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020592-0 :NC:0-020592 Anticipo entregado Telcon</text:p>
          </table:table-cell>
        </table:table-row>
        <table:table-row table:style-name="ro6">
          <table:table-cell office:value-type="float" office:value="7026" calcext:value-type="float">
            <text:p>7026</text:p>
          </table:table-cell>
          <table:table-cell office:value-type="string" calcext:value-type="string">
            <text:p>-37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000" calcext:value-type="float">
            <text:p><text:s/>60,000.00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802" calcext:value-type="float">
            <text:p>31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28488-0 :NC:0-828488 Anticipo entregado Telcon</text:p>
          </table:table-cell>
        </table:table-row>
        <table:table-row table:style-name="ro6">
          <table:table-cell office:value-type="float" office:value="7027" calcext:value-type="float">
            <text:p>7027</text:p>
          </table:table-cell>
          <table:table-cell office:value-type="string" calcext:value-type="string">
            <text:p>-410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00" calcext:value-type="float">
            <text:p><text:s/>35,000.00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702" calcext:value-type="float">
            <text:p>316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583657-0 :NC:0-583657 Anticipo entregado por Te</text:p>
          </table:table-cell>
        </table:table-row>
        <table:table-row table:style-name="ro6">
          <table:table-cell office:value-type="float" office:value="7028" calcext:value-type="float">
            <text:p>7028</text:p>
          </table:table-cell>
          <table:table-cell office:value-type="string" calcext:value-type="string">
            <text:p>-435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456: REVERSO DE ASIENTO CONTABLE</text:p>
          </table:table-cell>
        </table:table-row>
        <table:table-row table:style-name="ro6">
          <table:table-cell office:value-type="float" office:value="7029" calcext:value-type="float">
            <text:p>7029</text:p>
          </table:table-cell>
          <table:table-cell office:value-type="string" calcext:value-type="string">
            <text:p>-460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#229802: CRÉDITO RECIBIDO DE LA RELACIONADA</text:p>
          </table:table-cell>
        </table:table-row>
        <table:table-row table:style-name="ro6">
          <table:table-cell office:value-type="float" office:value="7030" calcext:value-type="float">
            <text:p>7030</text:p>
          </table:table-cell>
          <table:table-cell office:value-type="string" calcext:value-type="string">
            <text:p>-507,913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7000" calcext:value-type="float">
            <text:p><text:s/>47,000.00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602" calcext:value-type="float">
            <text:p>31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583647-0 :NC:0-583647 Anticipo entregado por cl</text:p>
          </table:table-cell>
        </table:table-row>
        <table:table-row table:style-name="ro6">
          <table:table-cell office:value-type="float" office:value="7031" calcext:value-type="float">
            <text:p>7031</text:p>
          </table:table-cell>
          <table:table-cell office:value-type="string" calcext:value-type="string">
            <text:p>-508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7.97" calcext:value-type="float">
            <text:p><text:s/>487.97 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27" calcext:value-type="date">
            <text:p>27/08/2020</text:p>
          </table:table-cell>
          <table:table-cell office:value-type="string" calcext:value-type="string">
            <text:p>IESS PRESTAMOS QUIROGRAFARIOS JULIO-20: PAGO MEDIANTE DÉBITO #524875 ORDENADO POR LA RELACIONADA TN</text:p>
          </table:table-cell>
        </table:table-row>
        <table:table-row table:style-name="ro6">
          <table:table-cell office:value-type="float" office:value="7032" calcext:value-type="float">
            <text:p>7032</text:p>
          </table:table-cell>
          <table:table-cell office:value-type="string" calcext:value-type="string">
            <text:p>-568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000" calcext:value-type="float">
            <text:p><text:s/>60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402" calcext:value-type="float">
            <text:p>327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656101-0 :NC:0-656101 Telconet S.A.: Anticipo d</text:p>
          </table:table-cell>
        </table:table-row>
        <table:table-row table:style-name="ro6">
          <table:table-cell office:value-type="float" office:value="7033" calcext:value-type="float">
            <text:p>7033</text:p>
          </table:table-cell>
          <table:table-cell office:value-type="string" calcext:value-type="string">
            <text:p>-608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000" calcext:value-type="float">
            <text:p><text:s/>40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302" calcext:value-type="float">
            <text:p>327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363243-0 :NC:0-363243 Telconet S.A.: Anticipo d</text:p>
          </table:table-cell>
        </table:table-row>
        <table:table-row table:style-name="ro6">
          <table:table-cell office:value-type="float" office:value="7034" calcext:value-type="float">
            <text:p>7034</text:p>
          </table:table-cell>
          <table:table-cell office:value-type="string" calcext:value-type="string">
            <text:p>-663,401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00" calcext:value-type="float">
            <text:p><text:s/>55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202" calcext:value-type="float">
            <text:p>327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235867-0 :NC:0-235867 Telconet S.A.: Anticipo d</text:p>
          </table:table-cell>
        </table:table-row>
        <table:table-row table:style-name="ro6">
          <table:table-cell office:value-type="float" office:value="7035" calcext:value-type="float">
            <text:p>7035</text:p>
          </table:table-cell>
          <table:table-cell office:value-type="string" calcext:value-type="string">
            <text:p>-664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11.6" calcext:value-type="float">
            <text:p><text:s/>611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603" calcext:value-type="float">
            <text:p>28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000732-000000-CI APLICA FACT #732 FACTURA PA</text:p>
          </table:table-cell>
        </table:table-row>
        <table:table-row table:style-name="ro6">
          <table:table-cell office:value-type="float" office:value="7036" calcext:value-type="float">
            <text:p>7036</text:p>
          </table:table-cell>
          <table:table-cell office:value-type="string" calcext:value-type="string">
            <text:p>-699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00" calcext:value-type="float">
            <text:p><text:s/>35,000.00 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502" calcext:value-type="float">
            <text:p>327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966628-0 :NC:0-966628 Telconet S.A.: Anticipo d</text:p>
          </table:table-cell>
        </table:table-row>
        <table:table-row table:style-name="ro6">
          <table:table-cell office:value-type="float" office:value="7037" calcext:value-type="float">
            <text:p>7037</text:p>
          </table:table-cell>
          <table:table-cell office:value-type="string" calcext:value-type="string">
            <text:p>-729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000" calcext:value-type="float">
            <text:p><text:s/>30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5002" calcext:value-type="float">
            <text:p>335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573779-1 :NC:-573779 Telconet S.A.: Anticipo de</text:p>
          </table:table-cell>
        </table:table-row>
        <table:table-row table:style-name="ro6">
          <table:table-cell office:value-type="float" office:value="7038" calcext:value-type="float">
            <text:p>7038</text:p>
          </table:table-cell>
          <table:table-cell office:value-type="string" calcext:value-type="string">
            <text:p>-774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000" calcext:value-type="float">
            <text:p><text:s/>45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502" calcext:value-type="float">
            <text:p>334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8737-0 :NC:0-8737 Telconet S.A.: Anticipo de Re</text:p>
          </table:table-cell>
        </table:table-row>
        <table:table-row table:style-name="ro6">
          <table:table-cell office:value-type="float" office:value="7039" calcext:value-type="float">
            <text:p>7039</text:p>
          </table:table-cell>
          <table:table-cell office:value-type="string" calcext:value-type="string">
            <text:p>-862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88000" calcext:value-type="float">
            <text:p><text:s/>88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602" calcext:value-type="float">
            <text:p>334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734153-0 :NC:0-734153 Telconet S.A.: Anticipo d</text:p>
          </table:table-cell>
        </table:table-row>
        <table:table-row table:style-name="ro6">
          <table:table-cell office:value-type="float" office:value="7040" calcext:value-type="float">
            <text:p>7040</text:p>
          </table:table-cell>
          <table:table-cell office:value-type="string" calcext:value-type="string">
            <text:p>-902,012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000" calcext:value-type="float">
            <text:p><text:s/>40,000.00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802" calcext:value-type="float">
            <text:p>33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C 517079-0 :NC:0-517079 Telconet S.A.: Anticipo d</text:p>
          </table:table-cell>
        </table:table-row>
        <table:table-row table:style-name="ro6">
          <table:table-cell office:value-type="float" office:value="7041" calcext:value-type="float">
            <text:p>7041</text:p>
          </table:table-cell>
          <table:table-cell office:value-type="string" calcext:value-type="string">
            <text:p>-911,7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01.02" calcext:value-type="float">
            <text:p><text:s/>9,701.02 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903" calcext:value-type="float">
            <text:p>30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333543-000000-LIGORGURO CI APLICA OC 2103 CK</text:p>
          </table:table-cell>
        </table:table-row>
        <table:table-row table:style-name="ro6">
          <table:table-cell office:value-type="float" office:value="7042" calcext:value-type="float">
            <text:p>7042</text:p>
          </table:table-cell>
          <table:table-cell office:value-type="string" calcext:value-type="string">
            <text:p>-956,7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5000" calcext:value-type="float">
            <text:p><text:s/>45,0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602" calcext:value-type="float">
            <text:p>342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593265-0 :NC:0-593265 Telconet S.A.: Anticipo d</text:p>
          </table:table-cell>
        </table:table-row>
        <table:table-row table:style-name="ro6">
          <table:table-cell office:value-type="float" office:value="7043" calcext:value-type="float">
            <text:p>7043</text:p>
          </table:table-cell>
          <table:table-cell office:value-type="string" calcext:value-type="string">
            <text:p>-974,2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00" calcext:value-type="float">
            <text:p><text:s/>17,5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902" calcext:value-type="float">
            <text:p>342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445713-0 :NC:0-445713 Telconet S.A.: Anticipo d</text:p>
          </table:table-cell>
        </table:table-row>
        <table:table-row table:style-name="ro6">
          <table:table-cell office:value-type="float" office:value="7044" calcext:value-type="float">
            <text:p>7044</text:p>
          </table:table-cell>
          <table:table-cell office:value-type="string" calcext:value-type="string">
            <text:p>-1,004,2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000" calcext:value-type="float">
            <text:p><text:s/>30,0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802" calcext:value-type="float">
            <text:p>342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79268-0 :NC:0-179268 Telconet S.A.: Anticipo d</text:p>
          </table:table-cell>
        </table:table-row>
        <table:table-row table:style-name="ro6">
          <table:table-cell office:value-type="float" office:value="7045" calcext:value-type="float">
            <text:p>7045</text:p>
          </table:table-cell>
          <table:table-cell office:value-type="string" calcext:value-type="string">
            <text:p>-1,029,213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702" calcext:value-type="float">
            <text:p>342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849335-0 :NC:0-849335 Telconet S.A.: Anticipo d</text:p>
          </table:table-cell>
        </table:table-row>
        <table:table-row table:style-name="ro6">
          <table:table-cell office:value-type="float" office:value="7049" calcext:value-type="float">
            <text:p>7049</text:p>
          </table:table-cell>
          <table:table-cell office:value-type="string" calcext:value-type="string">
            <text:p>2-1-1-07-02-002</text:p>
          </table:table-cell>
          <table:table-cell office:value-type="float" office:value="-4870" calcext:value-type="float">
            <text:p><text:s/>(4,870.00)</text:p>
          </table:table-cell>
          <table:table-cell office:value-type="string" office:string-value="Servicios Telcodata S.A." calcext:value-type="string">
            <text:p><text:s/>Servicios Telcodata S.A.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-4870" calcext:value-type="float">
            <text:p>-4,870.00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50" calcext:value-type="float">
            <text:p>7050</text:p>
          </table:table-cell>
          <table:table-cell office:value-type="string" calcext:value-type="string">
            <text:p>2-1-1-09</text:p>
          </table:table-cell>
          <table:table-cell office:value-type="float" office:value="-65608.05" calcext:value-type="float">
            <text:p><text:s/>(65,608.05)</text:p>
          </table:table-cell>
          <table:table-cell office:value-type="string" office:string-value="PASIVOS DIFERIDOS" calcext:value-type="string">
            <text:p><text:s/>PASIVOS DIFERIDOS </text:p>
          </table:table-cell>
          <table:table-cell table:number-columns-repeated="3"/>
          <table:table-cell table:style-name="ce150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51" calcext:value-type="float">
            <text:p>7051</text:p>
          </table:table-cell>
          <table:table-cell office:value-type="string" calcext:value-type="string">
            <text:p>2-1-1-09-01</text:p>
          </table:table-cell>
          <table:table-cell office:value-type="float" office:value="-65608.05" calcext:value-type="float">
            <text:p><text:s/>(65,608.05)</text:p>
          </table:table-cell>
          <table:table-cell office:value-type="string" office:string-value="ANTICIPOS DE CLIENTES" calcext:value-type="string">
            <text:p><text:s/>ANTICIPOS DE CLIENTES </text:p>
          </table:table-cell>
          <table:table-cell table:number-columns-repeated="3"/>
          <table:table-cell table:style-name="ce150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52" calcext:value-type="float">
            <text:p>7052</text:p>
          </table:table-cell>
          <table:table-cell office:value-type="string" calcext:value-type="string">
            <text:p>2-1-1-09-01-001</text:p>
          </table:table-cell>
          <table:table-cell office:value-type="float" office:value="-65608.05" calcext:value-type="float">
            <text:p><text:s/>(65,608.05)</text:p>
          </table:table-cell>
          <table:table-cell office:value-type="string" office:string-value="Anticipos de Clientes" calcext:value-type="string">
            <text:p><text:s/>Anticipos de Cliente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-65608.05" calcext:value-type="float">
            <text:p>-65,608.05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7053" calcext:value-type="float">
            <text:p>7053</text:p>
          </table:table-cell>
          <table:table-cell office:value-type="string" calcext:value-type="string">
            <text:p>2-2</text:p>
          </table:table-cell>
          <table:table-cell office:value-type="float" office:value="-1270412.65" calcext:value-type="float">
            <text:p><text:s/>(1,270,412.65)</text:p>
          </table:table-cell>
          <table:table-cell office:value-type="string" office:string-value="PASIVO LARGO PLAZO" calcext:value-type="string">
            <text:p><text:s/>PASIVO LARGO PLAZO </text:p>
          </table:table-cell>
          <table:table-cell table:number-columns-repeated="2"/>
          <table:table-cell table:style-name="ce150" table:number-columns-repeated="2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54" calcext:value-type="float">
            <text:p>7054</text:p>
          </table:table-cell>
          <table:table-cell office:value-type="string" calcext:value-type="string">
            <text:p>2-2-1</text:p>
          </table:table-cell>
          <table:table-cell office:value-type="float" office:value="-1270412.65" calcext:value-type="float">
            <text:p><text:s/>(1,270,412.65)</text:p>
          </table:table-cell>
          <table:table-cell office:value-type="string" office:string-value="PASIVO LARGO PLAZO" calcext:value-type="string">
            <text:p><text:s/>PASIVO LARGO PLAZO </text:p>
          </table:table-cell>
          <table:table-cell table:number-columns-repeated="2"/>
          <table:table-cell table:style-name="ce150" table:number-columns-repeated="2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55" calcext:value-type="float">
            <text:p>7055</text:p>
          </table:table-cell>
          <table:table-cell office:value-type="string" calcext:value-type="string">
            <text:p>2-2-1-03</text:p>
          </table:table-cell>
          <table:table-cell office:value-type="float" office:value="-1085.41" calcext:value-type="float">
            <text:p><text:s/>(1,085.41)</text:p>
          </table:table-cell>
          <table:table-cell office:value-type="string" office:string-value="DOCUMENTOS POR PAGAR " calcext:value-type="string">
            <text:p><text:s/>DOCUMENTOS POR PAGAR <text:s/></text:p>
          </table:table-cell>
          <table:table-cell table:number-columns-repeated="3"/>
          <table:table-cell table:style-name="ce150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56" calcext:value-type="float">
            <text:p>7056</text:p>
          </table:table-cell>
          <table:table-cell office:value-type="string" calcext:value-type="string">
            <text:p>2-2-1-03-01</text:p>
          </table:table-cell>
          <table:table-cell office:value-type="float" office:value="-1085.41" calcext:value-type="float">
            <text:p><text:s/>(1,085.41)</text:p>
          </table:table-cell>
          <table:table-cell office:value-type="string" office:string-value="DOCUMENTOS POR PAGAR LOCALES" calcext:value-type="string">
            <text:p><text:s/>DOCUMENTOS POR PAGAR LOCALES </text:p>
          </table:table-cell>
          <table:table-cell table:number-columns-repeated="3"/>
          <table:table-cell table:style-name="ce150"/>
          <table:table-cell table:style-name="Default" table:number-columns-repeated="2"/>
          <table:table-cell table:style-name="ce150"/>
        </table:table-row>
        <table:table-row table:style-name="ro6">
          <table:table-cell office:value-type="float" office:value="7057" calcext:value-type="float">
            <text:p>7057</text:p>
          </table:table-cell>
          <table:table-cell office:value-type="string" calcext:value-type="string">
            <text:p>2-2-1-03-01-002</text:p>
          </table:table-cell>
          <table:table-cell office:value-type="float" office:value="-1085.41" calcext:value-type="float">
            <text:p><text:s/>(1,085.41)</text:p>
          </table:table-cell>
          <table:table-cell office:value-type="string" office:string-value="Sobregiro Bancario" calcext:value-type="string">
            <text:p><text:s/>Sobregiro Bancario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-1085.41" calcext:value-type="float">
            <text:p>-1,085.41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float" office:value="12310110.18" calcext:value-type="float">
            <text:p>12,310,1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loext:min-decimal-places="1" number:min-integer-digits="1"/>
      <number:text>%</number:text>
    </number:percentage-style>
    <number:currency-style style:name="N13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3P2" style:volatile="true">
      <loext:text> $ </loext:text>
      <loext:fill-character> </loext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 number:decimal-places="1"/>
    </number:time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3:09:43.750585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3:30:39.562216941</dc:date>
    <meta:editing-duration>PT55M3S</meta:editing-duration>
    <meta:editing-cycles>7</meta:editing-cycles>
    <meta:document-statistic meta:table-count="2" meta:cell-count="13811" meta:object-count="0"/>
  </office:meta>
</office:document-meta>
</file>